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2_29_" style:master-page-name="Converted24">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533" fo:background-color="transparent" fo:keep-with-next="auto" style:writing-mode="lr-tb"/>
    </style:style>
    <style:style style:name="P4" style:family="paragraph" style:parent-style-name="Body_20_text_20__28_2_29_">
      <loext:graphic-properties draw:fill="none" draw:fill-color="#ffffff"/>
      <style:paragraph-properties fo:margin-left="0cm" fo:margin-right="0cm" fo:margin-top="0cm" fo:margin-bottom="0.169cm" style:contextual-spacing="false"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0cm" fo:margin-top="0cm" fo:margin-bottom="0.744cm" style:contextual-spacing="false"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2_29_">
      <loext:graphic-properties draw:fill="none" draw:fill-color="#ffffff"/>
      <style:paragraph-properties fo:margin-left="0cm" fo:margin-right="0cm" fo:margin-top="0cm" fo:margin-bottom="0.18cm" style:contextual-spacing="false"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0cm" fo:margin-top="0cm" fo:margin-bottom="0.402cm" style:contextual-spacing="false"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78cm" style:contextual-spacing="false"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208cm" style:contextual-spacing="false"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5.221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3.06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882cm" fo:margin-right="3.59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8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353cm" fo:margin-right="0cm" fo:margin-top="0cm" fo:margin-bottom="0.205cm" style:contextual-spacing="false" fo:text-align="start"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9.56cm" fo:margin-right="5.15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8.431cm" fo:margin-top="0cm" fo:margin-bottom="0.744cm" style:contextual-spacing="false"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8.502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2" style:family="paragraph" style:parent-style-name="Body_20_text_20__28_2_29_">
      <loext:graphic-properties draw:fill="none" draw:fill-color="#ffffff"/>
      <style:paragraph-properties fo:margin-left="3.175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3" style:family="paragraph" style:parent-style-name="Body_20_text_20__28_2_29_">
      <loext:graphic-properties draw:fill="none" draw:fill-color="#ffffff"/>
      <style:paragraph-properties fo:margin-left="3.175cm" fo:margin-right="0cm" fo:margin-top="0cm" fo:margin-bottom="0.383cm" style:contextual-spacing="false" fo:text-align="start" style:justify-single-word="false" fo:keep-together="auto" fo:orphans="0" fo:widows="0" fo:text-indent="0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cm" fo:margin-right="5.6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5" style:family="paragraph" style:parent-style-name="Body_20_text_20__28_2_29_">
      <loext:graphic-properties draw:fill="none" draw:fill-color="#ffffff"/>
      <style:paragraph-properties fo:margin-left="0cm" fo:margin-right="0.67cm" fo:margin-top="0cm" fo:margin-bottom="0.208cm" style:contextual-spacing="false" fo:text-align="start" style:justify-single-word="false" fo:keep-together="auto" fo:orphans="0" fo:widows="0" fo:text-indent="0cm" style:auto-text-indent="false" fo:background-color="transparent" fo:keep-with-next="auto" style:writing-mode="lr-tb"/>
    </style:style>
    <style:style style:name="P26" style:family="paragraph" style:parent-style-name="Body_20_text_20__28_2_29_">
      <loext:graphic-properties draw:fill="none" draw:fill-color="#ffffff"/>
      <style:paragraph-properties fo:margin-left="0cm" fo:margin-right="8.467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7" style:family="paragraph" style:parent-style-name="Body_20_text_20__28_2_29_">
      <loext:graphic-properties draw:fill="none" draw:fill-color="#ffffff"/>
      <style:paragraph-properties fo:margin-left="0cm" fo:margin-right="5.43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8" style:family="paragraph" style:parent-style-name="Body_20_text_20__28_2_29_">
      <loext:graphic-properties draw:fill="none" draw:fill-color="#ffffff"/>
      <style:paragraph-properties fo:margin-left="0cm" fo:margin-right="0.917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9" style:family="paragraph" style:parent-style-name="Body_20_text_20__28_2_29_">
      <loext:graphic-properties draw:fill="none" draw:fill-color="#ffffff"/>
      <style:paragraph-properties fo:margin-left="0cm" fo:margin-right="1.65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0" style:family="paragraph" style:parent-style-name="Body_20_text_20__28_2_29_">
      <loext:graphic-properties draw:fill="none" draw:fill-color="#ffffff"/>
      <style:paragraph-properties fo:margin-left="0cm" fo:margin-right="8.326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1" style:family="paragraph" style:parent-style-name="Body_20_text_20__28_2_29_">
      <loext:graphic-properties draw:fill="none" draw:fill-color="#ffffff"/>
      <style:paragraph-properties fo:margin-left="0cm" fo:margin-right="1.552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2" style:family="paragraph" style:parent-style-name="Body_20_text_20__28_2_29_" style:list-style-name="WWNum1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33"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34" style:family="paragraph" style:parent-style-name="Body_20_text_20__28_2_29_">
      <loext:graphic-properties draw:fill="none" draw:fill-color="#ffffff"/>
      <style:paragraph-properties fo:margin-left="0cm" fo:margin-right="5.362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3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1cm"/>
        </style:tab-stops>
      </style:paragraph-properties>
    </style:style>
    <style:style style:name="P36"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37" style:family="paragraph" style:parent-style-name="Body_20_text_20__28_2_29_" style:list-style-name="WWNum7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56cm"/>
          <style:tab-stop style:position="2.025cm"/>
        </style:tab-stops>
      </style:paragraph-properties>
    </style:style>
    <style:style style:name="P38" style:family="paragraph" style:parent-style-name="Body_20_text_20__28_2_29_" style:list-style-name="WWNum7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5cm"/>
          <style:tab-stop style:position="2.951cm" style:type="right"/>
        </style:tab-stops>
      </style:paragraph-properties>
    </style:style>
    <style:style style:name="P39" style:family="paragraph" style:parent-style-name="Body_20_text_20__28_2_29_">
      <loext:graphic-properties draw:fill="none" draw:fill-color="#ffffff"/>
      <style:paragraph-properties fo:margin-left="0cm" fo:margin-right="5.715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40"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1" style:family="paragraph" style:parent-style-name="Body_20_text_20__28_2_29_" style:list-style-name="WWNum105">
      <loext:graphic-properties draw:fill="none" draw:fill-color="#ffffff"/>
      <style:paragraph-properties fo:margin-left="0cm" fo:margin-right="5.362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43" style:family="paragraph" style:parent-style-name="Body_20_text_20__28_2_29_" style:list-style-name="WWNum14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44"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58cm"/>
        </style:tab-stops>
      </style:paragraph-properties>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46"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5.203cm"/>
        </style:tab-stops>
      </style:paragraph-properties>
    </style:style>
    <style:style style:name="P48"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66cm" style:type="right"/>
          <style:tab-stop style:position="2.025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4.265cm"/>
          <style:tab-stop style:position="4.692cm" style:type="center"/>
          <style:tab-stop style:position="6.352cm" style:type="center"/>
          <style:tab-stop style:position="7.066cm" style:type="center"/>
          <style:tab-stop style:position="8.64cm" style:type="center"/>
        </style:tab-stops>
      </style:paragraph-properties>
    </style:style>
    <style:style style:name="P5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3" style:family="paragraph" style:parent-style-name="Body_20_text_20__28_2_29_">
      <loext:graphic-properties draw:fill="none" draw:fill-color="#ffffff"/>
      <style:paragraph-properties fo:margin-left="0cm" fo:margin-right="0cm" fo:margin-top="0cm" fo:margin-bottom="0.10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4" style:family="paragraph" style:parent-style-name="Body_20_text_20__28_2_29_">
      <loext:graphic-properties draw:fill="none" draw:fill-color="#ffffff"/>
      <style:paragraph-properties fo:margin-left="0cm" fo:margin-right="0cm" fo:margin-top="0cm" fo:margin-bottom="0.74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5"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6"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cm" fo:margin-right="0cm" fo:margin-top="0cm" fo:margin-bottom="0.71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8" style:family="paragraph" style:parent-style-name="Body_20_text_20__28_2_29_">
      <loext:graphic-properties draw:fill="none" draw:fill-color="#ffffff"/>
      <style:paragraph-properties fo:margin-left="0cm" fo:margin-right="0.318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59" style:family="paragraph" style:parent-style-name="Body_20_text_20__28_2_29_">
      <loext:graphic-properties draw:fill="none" draw:fill-color="#ffffff"/>
      <style:paragraph-properties fo:margin-left="0cm" fo:margin-right="0.318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0" style:family="paragraph" style:parent-style-name="Body_20_text_20__28_2_29_">
      <loext:graphic-properties draw:fill="none" draw:fill-color="#ffffff"/>
      <style:paragraph-properties fo:margin-left="0.353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1"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2" style:family="paragraph" style:parent-style-name="Body_20_text_20__28_2_29_">
      <loext:graphic-properties draw:fill="none" draw:fill-color="#ffffff"/>
      <style:paragraph-properties fo:margin-left="0.318cm" fo:margin-right="0cm" fo:margin-top="0cm" fo:margin-bottom="0.314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3" style:family="paragraph" style:parent-style-name="Body_20_text_20__28_2_29_">
      <loext:graphic-properties draw:fill="none" draw:fill-color="#ffffff"/>
      <style:paragraph-properties fo:margin-left="0cm" fo:margin-right="7.938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4" style:family="paragraph" style:parent-style-name="Body_20_text_20__28_2_29_">
      <loext:graphic-properties draw:fill="none" draw:fill-color="#ffffff"/>
      <style:paragraph-properties fo:margin-left="0cm" fo:margin-right="0.282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5"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cm" fo:margin-right="0.388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8"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9"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9cm"/>
          <style:tab-stop style:position="7.04cm" style:type="right"/>
        </style:tab-stops>
      </style:paragraph-properties>
    </style:style>
    <style:style style:name="P71"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2.03cm"/>
        </style:tab-stops>
      </style:paragraph-properties>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 style:position="7.188cm" style:type="right"/>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74"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75"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 style:position="7.056cm" style:type="right"/>
        </style:tab-stops>
      </style:paragraph-properties>
    </style:style>
    <style:style style:name="P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79" style:family="paragraph" style:parent-style-name="Body_20_text_20__28_2_29_" style:list-style-name="WWNum31">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style>
    <style:style style:name="P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 style:position="5.419cm" style:type="center"/>
          <style:tab-stop style:position="6.417cm" style:type="right"/>
          <style:tab-stop style:position="7.056cm" style:type="right"/>
        </style:tab-stops>
      </style:paragraph-properties>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819cm" style:type="right"/>
          <style:tab-stop style:position="6.115cm"/>
          <style:tab-stop style:position="7.086cm" style:type="right"/>
        </style:tab-stops>
      </style:paragraph-properties>
    </style:style>
    <style:style style:name="P82"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21cm"/>
        </style:tab-stops>
      </style:paragraph-properties>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4.627cm" style:type="center"/>
          <style:tab-stop style:position="5.819cm" style:type="right"/>
          <style:tab-stop style:position="6.137cm"/>
          <style:tab-stop style:position="6.539cm" style:type="center"/>
        </style:tab-stops>
      </style:paragraph-properties>
    </style:style>
    <style:style style:name="P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733cm" style:type="center"/>
          <style:tab-stop style:position="7.086cm" style:type="right"/>
        </style:tab-stops>
      </style:paragraph-properties>
    </style:style>
    <style:style style:name="P8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1cm"/>
          <style:tab-stop style:position="2.214cm"/>
        </style:tab-stops>
      </style:paragraph-properties>
    </style:style>
    <style:style style:name="P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8cm"/>
        </style:tab-stops>
      </style:paragraph-properties>
    </style:style>
    <style:style style:name="P88" style:family="paragraph" style:parent-style-name="Body_20_text_20__28_2_29_" style:list-style-name="WWNum43">
      <loext:graphic-properties draw:fill="none" draw:fill-color="#ffffff"/>
      <style:paragraph-properties fo:margin-left="0.353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36cm"/>
          <style:tab-stop style:position="2.214cm"/>
        </style:tab-stops>
      </style:paragraph-properties>
    </style:style>
    <style:style style:name="P89" style:family="paragraph" style:parent-style-name="Body_20_text_20__28_2_29_">
      <loext:graphic-properties draw:fill="none" draw:fill-color="#ffffff"/>
      <style:paragraph-properties fo:margin-left="0.353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8cm"/>
          <style:tab-stop style:position="6.352cm" style:type="center"/>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91"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cm"/>
          <style:tab-stop style:position="7.146cm" style:type="right"/>
        </style:tab-stops>
      </style:paragraph-properties>
    </style:style>
    <style:style style:name="P93"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 style:position="2.06cm"/>
        </style:tab-stops>
      </style:paragraph-properties>
    </style:style>
    <style:style style:name="P94"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4cm"/>
          <style:tab-stop style:position="2.06cm"/>
        </style:tab-stops>
      </style:paragraph-properties>
    </style:style>
    <style:style style:name="P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cm"/>
          <style:tab-stop style:position="4.909cm" style:type="right"/>
          <style:tab-stop style:position="5.251cm"/>
          <style:tab-stop style:position="6.373cm" style:type="right"/>
          <style:tab-stop style:position="7.146cm" style:type="right"/>
        </style:tab-stops>
      </style:paragraph-properties>
    </style:style>
    <style:style style:name="P96" style:family="paragraph" style:parent-style-name="Body_20_text_20__28_2_29_" style:list-style-name="WWNum47" style:master-page-name="Converted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510" fo:background-color="transparent" fo:keep-with-next="auto" style:writing-mode="lr-tb">
        <style:tab-stops>
          <style:tab-stop style:position="0.686cm"/>
        </style:tab-stops>
      </style:paragraph-properties>
    </style:style>
    <style:style style:name="P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5.267cm" style:type="center"/>
          <style:tab-stop style:position="5.995cm"/>
          <style:tab-stop style:position="7.036cm" style:type="right"/>
        </style:tab-stops>
      </style:paragraph-properties>
    </style:style>
    <style:style style:name="P98"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86cm"/>
          <style:tab-stop style:position="3.461cm"/>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5.267cm" style:type="center"/>
          <style:tab-stop style:position="6.008cm"/>
          <style:tab-stop style:position="7.036cm" style:type="right"/>
        </style:tab-stops>
      </style:paragraph-properties>
    </style:style>
    <style:style style:name="P100"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124cm"/>
        </style:tab-stops>
      </style:paragraph-properties>
    </style:style>
    <style:style style:name="P1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7.036cm" style:type="right"/>
        </style:tab-stops>
      </style:paragraph-properties>
    </style:style>
    <style:style style:name="P10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10.481cm" style:type="right"/>
        </style:tab-stops>
      </style:paragraph-properties>
    </style:style>
    <style:style style:name="P103" style:family="paragraph" style:parent-style-name="Body_20_text_20__28_2_29_" style:list-style-name="WWNum53">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94cm"/>
          <style:tab-stop style:position="4.847cm" style:type="right"/>
        </style:tab-stops>
      </style:paragraph-properties>
    </style:style>
    <style:style style:name="P104"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9cm"/>
        </style:tab-stops>
      </style:paragraph-properties>
    </style:style>
    <style:style style:name="P105" style:family="paragraph" style:parent-style-name="Body_20_text_20__28_2_29_" style:list-style-name="WWNum53">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01cm"/>
          <style:tab-stop style:position="4.847cm" style:type="right"/>
        </style:tab-stops>
      </style:paragraph-properties>
    </style:style>
    <style:style style:name="P106"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10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2.067cm"/>
          <style:tab-stop style:position="3.411cm" style:type="center"/>
          <style:tab-stop style:position="4.523cm" style:type="right"/>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5.032cm" style:type="center"/>
          <style:tab-stop style:position="5.994cm" style:type="center"/>
          <style:tab-stop style:position="6.592cm" style:type="center"/>
        </style:tab-stops>
      </style:paragraph-properties>
    </style:style>
    <style:style style:name="P10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10"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58cm"/>
        </style:tab-stops>
      </style:paragraph-properties>
    </style:style>
    <style:style style:name="P111"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112"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893cm"/>
          <style:tab-stop style:position="5.175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893cm"/>
        </style:tab-stops>
      </style:paragraph-properties>
    </style:style>
    <style:style style:name="P115"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28cm"/>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893cm"/>
          <style:tab-stop style:position="5.729cm" style:type="center"/>
        </style:tab-stops>
      </style:paragraph-properties>
    </style:style>
    <style:style style:name="P117" style:family="paragraph" style:parent-style-name="Body_20_text_20__28_2_29_" style:list-style-name="WWNum65">
      <loext:graphic-properties draw:fill="none" draw:fill-color="#ffffff"/>
      <style:paragraph-properties fo:margin-left="0cm" fo:margin-right="0cm" fo:margin-top="0cm" fo:margin-bottom="0.10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cm"/>
        </style:tab-stops>
      </style:paragraph-properties>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4.997cm" style:type="right"/>
          <style:tab-stop style:position="5.36cm"/>
        </style:tab-stops>
      </style:paragraph-properties>
    </style:style>
    <style:style style:name="P120"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97cm"/>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4.688cm" style:type="center"/>
          <style:tab-stop style:position="7.137cm" style:type="right"/>
        </style:tab-stops>
      </style:paragraph-properties>
    </style:style>
    <style:style style:name="P12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4.692cm" style:type="center"/>
          <style:tab-stop style:position="5.715cm" style:type="center"/>
        </style:tab-stops>
      </style:paragraph-properties>
    </style:style>
    <style:style style:name="P123"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3.175cm" style:type="right"/>
        </style:tab-stops>
      </style:paragraph-properties>
    </style:style>
    <style:style style:name="P12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9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9cm"/>
          <style:tab-stop style:position="4.69cm" style:type="center"/>
        </style:tab-stops>
      </style:paragraph-properties>
    </style:style>
    <style:style style:name="P126"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4.581cm" style:type="right"/>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9cm"/>
          <style:tab-stop style:position="7.121cm" style:type="right"/>
        </style:tab-stops>
      </style:paragraph-properties>
    </style:style>
    <style:style style:name="P128"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29"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30"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2cm"/>
        </style:tab-stops>
      </style:paragraph-properties>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2cm"/>
          <style:tab-stop style:position="6.706cm"/>
        </style:tab-stops>
      </style:paragraph-properties>
    </style:style>
    <style:style style:name="P133"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71cm"/>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2cm"/>
          <style:tab-stop style:position="6.479cm" style:type="right"/>
          <style:tab-stop style:position="6.833cm"/>
        </style:tab-stops>
      </style:paragraph-properties>
    </style:style>
    <style:style style:name="P135"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2.041cm"/>
        </style:tab-stops>
      </style:paragraph-properties>
    </style:style>
    <style:style style:name="P136"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2.041cm"/>
        </style:tab-stops>
      </style:paragraph-properties>
    </style:style>
    <style:style style:name="P137"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88cm"/>
        </style:tab-stops>
      </style:paragraph-properties>
    </style:style>
    <style:style style:name="P1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139"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64cm"/>
        </style:tab-stops>
      </style:paragraph-properties>
    </style:style>
    <style:style style:name="P140"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64cm"/>
        </style:tab-stops>
      </style:paragraph-properties>
    </style:style>
    <style:style style:name="P1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 style:position="6.521cm" style:type="center"/>
        </style:tab-stops>
      </style:paragraph-properties>
    </style:style>
    <style:style style:name="P14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 style:position="5.623cm" style:type="center"/>
        </style:tab-stops>
      </style:paragraph-properties>
    </style:style>
    <style:style style:name="P14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 style:position="5.623cm" style:type="center"/>
          <style:tab-stop style:position="6.288cm" style:type="center"/>
          <style:tab-stop style:position="7.052cm" style:type="right"/>
        </style:tab-stops>
      </style:paragraph-properties>
    </style:style>
    <style:style style:name="P14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 style:position="6.572cm" style:type="center"/>
        </style:tab-stops>
      </style:paragraph-properties>
    </style:style>
    <style:style style:name="P145"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46"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85cm"/>
        </style:tab-stops>
      </style:paragraph-properties>
    </style:style>
    <style:style style:name="P1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5.191cm"/>
          <style:tab-stop style:position="7.026cm" style:type="right"/>
        </style:tab-stops>
      </style:paragraph-properties>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149"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 style:position="2.055cm"/>
        </style:tab-stops>
      </style:paragraph-properties>
    </style:style>
    <style:style style:name="P150"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 style:position="2.055cm"/>
        </style:tab-stops>
      </style:paragraph-properties>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6cm"/>
        </style:tab-stops>
      </style:paragraph-properties>
    </style:style>
    <style:style style:name="P152"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6cm" style:type="center"/>
          <style:tab-stop style:position="2.055cm"/>
        </style:tab-stops>
      </style:paragraph-properties>
    </style:style>
    <style:style style:name="P153"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 style:position="4.551cm" style:type="right"/>
        </style:tab-stops>
      </style:paragraph-properties>
    </style:style>
    <style:style style:name="P1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 style:position="4.921cm" style:type="right"/>
          <style:tab-stop style:position="5.454cm" style:type="center"/>
          <style:tab-stop style:position="6.847cm" style:type="right"/>
          <style:tab-stop style:position="7.045cm"/>
        </style:tab-stops>
      </style:paragraph-properties>
    </style:style>
    <style:style style:name="P156"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57cm" style:type="right"/>
          <style:tab-stop style:position="2.092cm"/>
        </style:tab-stops>
      </style:paragraph-properties>
    </style:style>
    <style:style style:name="P1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158"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57cm" style:type="right"/>
          <style:tab-stop style:position="2.092cm"/>
          <style:tab-stop style:position="3.422cm"/>
        </style:tab-stops>
      </style:paragraph-properties>
    </style:style>
    <style:style style:name="P159"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16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161"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46cm"/>
        </style:tab-stops>
      </style:paragraph-properties>
    </style:style>
    <style:style style:name="P16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4.436cm" style:type="right"/>
        </style:tab-stops>
      </style:paragraph-properties>
    </style:style>
    <style:style style:name="P16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7cm"/>
          <style:tab-stop style:position="6.636cm" style:type="right"/>
          <style:tab-stop style:position="7.235cm" style:type="center"/>
        </style:tab-stops>
      </style:paragraph-properties>
    </style:style>
    <style:style style:name="P1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165"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582cm" style:type="center"/>
        </style:tab-stops>
      </style:paragraph-properties>
    </style:style>
    <style:style style:name="P166"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78cm"/>
        </style:tab-stops>
      </style:paragraph-properties>
    </style:style>
    <style:style style:name="P167"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67cm" style:type="center"/>
          <style:tab-stop style:position="5.6cm" style:type="right"/>
        </style:tab-stops>
      </style:paragraph-properties>
    </style:style>
    <style:style style:name="P1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cm"/>
          <style:tab-stop style:position="7.031cm" style:type="right"/>
        </style:tab-stops>
      </style:paragraph-properties>
    </style:style>
    <style:style style:name="P169"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67cm" style:type="center"/>
          <style:tab-stop style:position="4.554cm" style:type="right"/>
        </style:tab-stops>
      </style:paragraph-properties>
    </style:style>
    <style:style style:name="P1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171" style:family="paragraph" style:parent-style-name="Body_20_text_20__28_2_29_" style:list-style-name="WWNum127" style:master-page-name="Converted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9" fo:background-color="transparent" fo:keep-with-next="auto" style:writing-mode="lr-tb">
        <style:tab-stops>
          <style:tab-stop style:position="0.677cm"/>
        </style:tab-stops>
      </style:paragraph-properties>
    </style:style>
    <style:style style:name="P1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7.221cm" style:type="right"/>
        </style:tab-stops>
      </style:paragraph-properties>
    </style:style>
    <style:style style:name="P173"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83cm" style:type="right"/>
        </style:tab-stops>
      </style:paragraph-properties>
    </style:style>
    <style:style style:name="P174"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76cm"/>
          <style:tab-stop style:position="2.062cm"/>
        </style:tab-stops>
      </style:paragraph-properties>
    </style:style>
    <style:style style:name="P175"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2cm"/>
        </style:tab-stops>
      </style:paragraph-properties>
    </style:style>
    <style:style style:name="P1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177"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6cm"/>
        </style:tab-stops>
      </style:paragraph-properties>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3cm"/>
          <style:tab-stop style:position="5.039cm" style:type="right"/>
          <style:tab-stop style:position="5.387cm"/>
        </style:tab-stops>
      </style:paragraph-properties>
    </style:style>
    <style:style style:name="P17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3cm"/>
        </style:tab-stops>
      </style:paragraph-properties>
    </style:style>
    <style:style style:name="P1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3cm"/>
          <style:tab-stop style:position="5.039cm" style:type="right"/>
          <style:tab-stop style:position="5.408cm"/>
          <style:tab-stop style:position="7.281cm" style:type="right"/>
        </style:tab-stops>
      </style:paragraph-properties>
    </style:style>
    <style:style style:name="P18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1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2cm"/>
          <style:tab-stop style:position="7.315cm" style:type="right"/>
        </style:tab-stops>
      </style:paragraph-properties>
    </style:style>
    <style:style style:name="P183"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 style:position="2.096cm"/>
        </style:tab-stops>
      </style:paragraph-properties>
    </style:style>
    <style:style style:name="P1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4.974cm" style:type="right"/>
          <style:tab-stop style:position="5.339cm"/>
        </style:tab-stops>
      </style:paragraph-properties>
    </style:style>
    <style:style style:name="P185"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36cm"/>
          <style:tab-stop style:position="2.15cm"/>
        </style:tab-stops>
      </style:paragraph-properties>
    </style:style>
    <style:style style:name="P1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6cm"/>
        </style:tab-stops>
      </style:paragraph-properties>
    </style:style>
    <style:style style:name="P187"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6cm"/>
        </style:tab-stops>
      </style:paragraph-properties>
    </style:style>
    <style:style style:name="P188" style:family="paragraph" style:parent-style-name="Body_20_text_20__28_2_29_" style:list-style-name="WWNum135">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62cm"/>
          <style:tab-stop style:position="2.15cm"/>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 style:position="4.662cm"/>
        </style:tab-stops>
      </style:paragraph-properties>
    </style:style>
    <style:style style:name="P190"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64cm"/>
        </style:tab-stops>
      </style:paragraph-properties>
    </style:style>
    <style:style style:name="P19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19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1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94"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71cm"/>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7.184cm" style:type="right"/>
        </style:tab-stops>
      </style:paragraph-properties>
    </style:style>
    <style:style style:name="P1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6.549cm" style:type="right"/>
          <style:tab-stop style:position="7.184cm" style:type="right"/>
        </style:tab-stops>
      </style:paragraph-properties>
    </style:style>
    <style:style style:name="P197"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53cm"/>
        </style:tab-stops>
      </style:paragraph-properties>
    </style:style>
    <style:style style:name="P19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 style:position="6.918cm" style:type="center"/>
        </style:tab-stops>
      </style:paragraph-properties>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200"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71cm" style:type="right"/>
          <style:tab-stop style:position="2.053cm"/>
        </style:tab-stops>
      </style:paragraph-properties>
    </style:style>
    <style:style style:name="P2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 style:position="4.662cm" style:type="center"/>
          <style:tab-stop style:position="6.563cm" style:type="right"/>
          <style:tab-stop style:position="6.923cm" style:type="center"/>
        </style:tab-stops>
      </style:paragraph-properties>
    </style:style>
    <style:style style:name="P20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cm" fo:margin-right="0cm" fo:margin-top="0cm" fo:margin-bottom="0.6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cm" fo:margin-right="0cm" fo:margin-top="0cm" fo:margin-bottom="0.781cm" style:contextual-spacing="false" fo:line-height="0.372cm" fo:text-align="start"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0cm" fo:margin-top="0cm" fo:margin-bottom="0.74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cm" fo:margin-right="0cm" fo:margin-top="0cm" fo:margin-bottom="0.392cm" style:contextual-spacing="false" fo:line-height="0.372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loext:graphic-properties draw:fill="none" draw:fill-color="#ffffff"/>
      <style:paragraph-properties fo:margin-left="0cm" fo:margin-right="0cm" fo:margin-top="0cm" fo:margin-bottom="0.183cm" style:contextual-spacing="false" fo:line-height="0.372cm" fo:text-align="start" style:justify-single-word="false" fo:keep-together="auto" fo:orphans="0" fo:widows="0" fo:text-indent="0cm" style:auto-text-indent="false" fo:background-color="transparent" fo:keep-with-next="auto" style:writing-mode="lr-tb"/>
    </style:style>
    <style:style style:name="P212" style:family="paragraph" style:parent-style-name="Body_20_text_20__28_2_29_">
      <loext:graphic-properties draw:fill="none" draw:fill-color="#ffffff"/>
      <style:paragraph-properties fo:margin-left="0cm" fo:margin-right="0cm" fo:margin-top="0cm" fo:margin-bottom="0.141cm" style:contextual-spacing="false" fo:line-height="0.372cm" fo:text-align="start" style:justify-single-word="false" fo:keep-together="auto" fo:orphans="0" fo:widows="0" fo:text-indent="0cm" style:auto-text-indent="false" fo:background-color="transparent" fo:keep-with-next="auto" style:writing-mode="lr-tb"/>
    </style:style>
    <style:style style:name="P213" style:family="paragraph" style:parent-style-name="Body_20_text_20__28_2_29_">
      <loext:graphic-properties draw:fill="none" draw:fill-color="#ffffff"/>
      <style:paragraph-properties fo:margin-left="0cm" fo:margin-right="0cm" fo:margin-top="0cm" fo:margin-bottom="0.711cm" style:contextual-spacing="false" fo:line-height="0.372cm" fo:text-align="start" style:justify-single-word="false" fo:keep-together="auto" fo:orphans="0" fo:widows="0" fo:text-indent="0cm" style:auto-text-indent="false" fo:background-color="transparent" fo:keep-with-next="auto" style:writing-mode="lr-tb"/>
    </style:style>
    <style:style style:name="P214" style:family="paragraph" style:parent-style-name="Body_20_text_20__28_2_29_">
      <loext:graphic-properties draw:fill="none" draw:fill-color="#ffffff"/>
      <style:paragraph-properties fo:margin-left="0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15" style:family="paragraph" style:parent-style-name="Body_20_text_20__28_2_29_">
      <loext:graphic-properties draw:fill="none" draw:fill-color="#ffffff"/>
      <style:paragraph-properties fo:margin-left="0cm" fo:margin-right="0.988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16" style:family="paragraph" style:parent-style-name="Body_20_text_20__28_2_29_">
      <loext:graphic-properties draw:fill="none" draw:fill-color="#ffffff"/>
      <style:paragraph-properties fo:margin-left="0cm" fo:margin-right="5.36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7" style:family="paragraph" style:parent-style-name="Body_20_text_20__28_2_29_">
      <loext:graphic-properties draw:fill="none" draw:fill-color="#ffffff"/>
      <style:paragraph-properties fo:margin-left="0cm" fo:margin-right="7.33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8"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9" style:family="paragraph" style:parent-style-name="Body_20_text_20__28_2_29_">
      <loext:graphic-properties draw:fill="none" draw:fill-color="#ffffff"/>
      <style:paragraph-properties fo:margin-left="0cm" fo:margin-right="0.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0" style:family="paragraph" style:parent-style-name="Body_20_text_20__28_2_29_">
      <loext:graphic-properties draw:fill="none" draw:fill-color="#ffffff"/>
      <style:paragraph-properties fo:margin-left="0cm" fo:margin-right="8.57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1"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2" style:family="paragraph" style:parent-style-name="Body_20_text_20__28_2_29_">
      <loext:graphic-properties draw:fill="none" draw:fill-color="#ffffff"/>
      <style:paragraph-properties fo:margin-left="0cm" fo:margin-right="8.43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3" style:family="paragraph" style:parent-style-name="Body_20_text_20__28_2_29_">
      <loext:graphic-properties draw:fill="none" draw:fill-color="#ffffff"/>
      <style:paragraph-properties fo:margin-left="0cm" fo:margin-right="8.4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4"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225"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49cm"/>
          <style:tab-stop style:position="2.106cm"/>
        </style:tab-stops>
      </style:paragraph-properties>
    </style:style>
    <style:style style:name="P226"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22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228"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229" style:family="paragraph" style:parent-style-name="Body_20_text_20__28_2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071cm"/>
        </style:tab-stops>
      </style:paragraph-properties>
    </style:style>
    <style:style style:name="P230"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044cm"/>
        </style:tab-stops>
      </style:paragraph-properties>
    </style:style>
    <style:style style:name="P231"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cm"/>
        </style:tab-stops>
      </style:paragraph-properties>
    </style:style>
    <style:style style:name="P232" style:family="paragraph" style:parent-style-name="Body_20_text_20__28_2_29_" style:list-style-name="WWNum59">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452cm"/>
        </style:tab-stops>
      </style:paragraph-properties>
    </style:style>
    <style:style style:name="P23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9cm"/>
        </style:tab-stops>
      </style:paragraph-properties>
    </style:style>
    <style:style style:name="P234"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235" style:family="paragraph" style:parent-style-name="Body_20_text_20__28_2_29_">
      <loext:graphic-properties draw:fill="none" draw:fill-color="#ffffff"/>
      <style:paragraph-properties fo:margin-left="0cm" fo:margin-right="5.50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236"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reak-before="column" fo:background-color="transparent" fo:keep-with-next="auto" style:writing-mode="lr-tb">
        <style:tab-stops>
          <style:tab-stop style:position="0.658cm"/>
        </style:tab-stops>
      </style:paragraph-properties>
    </style:style>
    <style:style style:name="P237" style:family="paragraph" style:parent-style-name="Body_20_text_20__28_2_29_">
      <loext:graphic-properties draw:fill="none" draw:fill-color="#ffffff"/>
      <style:paragraph-properties fo:margin-left="0cm" fo:margin-right="8.43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238"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39" style:family="paragraph" style:parent-style-name="Body_20_text_20__28_2_29_">
      <loext:graphic-properties draw:fill="none" draw:fill-color="#ffffff"/>
      <style:paragraph-properties fo:margin-left="0cm" fo:margin-right="2.85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240"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9cm"/>
          <style:tab-stop style:position="2.515cm"/>
        </style:tab-stops>
      </style:paragraph-properties>
    </style:style>
    <style:style style:name="P241"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242"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 style:position="2.064cm"/>
        </style:tab-stops>
      </style:paragraph-properties>
    </style:style>
    <style:style style:name="P243" style:family="paragraph" style:parent-style-name="Body_20_text_20__28_2_29_" style:list-style-name="WWNum143">
      <loext:graphic-properties draw:fill="none" draw:fill-color="#ffffff"/>
      <style:paragraph-properties fo:margin-left="0cm" fo:margin-right="5.29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44"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24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column" fo:background-color="transparent" fo:keep-with-next="auto" style:writing-mode="lr-tb"/>
    </style:style>
    <style:style style:name="P247" style:family="paragraph" style:parent-style-name="Body_20_text_20__28_2_29_" style:master-page-name="Converted2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531" fo:background-color="transparent" fo:keep-with-next="auto" style:writing-mode="lr-tb"/>
    </style:style>
    <style:style style:name="P248"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0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0"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1" style:family="paragraph" style:parent-style-name="Body_20_text_20__28_2_29_">
      <loext:graphic-properties draw:fill="none" draw:fill-color="#ffffff"/>
      <style:paragraph-properties fo:margin-left="0cm" fo:margin-right="0cm" fo:margin-top="0cm" fo:margin-bottom="0.78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2"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3" style:family="paragraph" style:parent-style-name="Body_20_text_20__28_2_29_">
      <loext:graphic-properties draw:fill="none" draw:fill-color="#ffffff"/>
      <style:paragraph-properties fo:margin-left="0cm" fo:margin-right="0cm" fo:margin-top="0cm" fo:margin-bottom="0.15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4"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5"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6"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7" style:family="paragraph" style:parent-style-name="Body_20_text_20__28_2_29_">
      <loext:graphic-properties draw:fill="none" draw:fill-color="#ffffff"/>
      <style:paragraph-properties fo:margin-left="0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8" style:family="paragraph" style:parent-style-name="Body_20_text_20__28_2_29_">
      <loext:graphic-properties draw:fill="none" draw:fill-color="#ffffff"/>
      <style:paragraph-properties fo:margin-left="0cm" fo:margin-right="0cm" fo:margin-top="0cm" fo:margin-bottom="0.15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59" style:family="paragraph" style:parent-style-name="Body_20_text_20__28_2_29_">
      <loext:graphic-properties draw:fill="none" draw:fill-color="#ffffff"/>
      <style:paragraph-properties fo:margin-left="0cm" fo:margin-right="0cm" fo:margin-top="0cm" fo:margin-bottom="1.78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0" style:family="paragraph" style:parent-style-name="Body_20_text_20__28_2_29_">
      <loext:graphic-properties draw:fill="none" draw:fill-color="#ffffff"/>
      <style:paragraph-properties fo:margin-left="0cm" fo:margin-right="0cm" fo:margin-top="0cm" fo:margin-bottom="0.3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1" style:family="paragraph" style:parent-style-name="Body_20_text_20__28_2_29_">
      <loext:graphic-properties draw:fill="none" draw:fill-color="#ffffff"/>
      <style:paragraph-properties fo:margin-left="0cm" fo:margin-right="0cm" fo:margin-top="0cm" fo:margin-bottom="0.10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2" style:family="paragraph" style:parent-style-name="Body_20_text_20__28_2_29_">
      <loext:graphic-properties draw:fill="none" draw:fill-color="#ffffff"/>
      <style:paragraph-properties fo:margin-left="0cm" fo:margin-right="0cm" fo:margin-top="0cm" fo:margin-bottom="0.0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3" style:family="paragraph" style:parent-style-name="Body_20_text_20__28_2_29_">
      <loext:graphic-properties draw:fill="none" draw:fill-color="#ffffff"/>
      <style:paragraph-properties fo:margin-left="0cm" fo:margin-right="0cm" fo:margin-top="0cm" fo:margin-bottom="1.10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4"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5" style:family="paragraph" style:parent-style-name="Body_20_text_20__28_2_29_" style:master-page-name="Converted17">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style:page-number="13" fo:background-color="transparent" fo:keep-with-next="auto" style:writing-mode="lr-tb"/>
    </style:style>
    <style:style style:name="P266"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7" style:family="paragraph" style:parent-style-name="Body_20_text_20__28_2_29_">
      <loext:graphic-properties draw:fill="none" draw:fill-color="#ffffff"/>
      <style:paragraph-properties fo:margin-left="0cm" fo:margin-right="0cm" fo:margin-top="0cm" fo:margin-bottom="0.7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8" style:family="paragraph" style:parent-style-name="Body_20_text_20__28_2_29_">
      <loext:graphic-properties draw:fill="none" draw:fill-color="#ffffff"/>
      <style:paragraph-properties fo:margin-left="0cm" fo:margin-right="0cm" fo:margin-top="0cm" fo:margin-bottom="0.6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69" style:family="paragraph" style:parent-style-name="Body_20_text_20__28_2_29_">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70" style:family="paragraph" style:parent-style-name="Body_20_text_20__28_2_29_">
      <loext:graphic-properties draw:fill="none" draw:fill-color="#ffffff"/>
      <style:paragraph-properties fo:margin-left="0.282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71"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85cm"/>
        </style:tab-stops>
      </style:paragraph-properties>
    </style:style>
    <style:style style:name="P272"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1cm"/>
          <style:tab-stop style:position="2.214cm"/>
        </style:tab-stops>
      </style:paragraph-properties>
    </style:style>
    <style:style style:name="P273"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1cm"/>
        </style:tab-stops>
      </style:paragraph-properties>
    </style:style>
    <style:style style:name="P274"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275"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4cm"/>
          <style:tab-stop style:position="2.06cm"/>
        </style:tab-stops>
      </style:paragraph-properties>
    </style:style>
    <style:style style:name="P276"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cm"/>
          <style:tab-stop style:position="4.583cm" style:type="right"/>
        </style:tab-stops>
      </style:paragraph-properties>
    </style:style>
    <style:style style:name="P27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2.067cm"/>
        </style:tab-stops>
      </style:paragraph-properties>
    </style:style>
    <style:style style:name="P278" style:family="paragraph" style:parent-style-name="Body_20_text_20__28_2_29_" style:list-style-name="WWNum57">
      <loext:graphic-properties draw:fill="none" draw:fill-color="#ffffff"/>
      <style:paragraph-properties fo:margin-left="0cm" fo:margin-right="0cm" fo:margin-top="0cm" fo:margin-bottom="0.16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27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280"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35cm"/>
        </style:tab-stops>
      </style:paragraph-properties>
    </style:style>
    <style:style style:name="P281" style:family="paragraph" style:parent-style-name="Body_20_text_20__28_2_29_" style:list-style-name="WWNum65">
      <loext:graphic-properties draw:fill="none" draw:fill-color="#ffffff"/>
      <style:paragraph-properties fo:margin-left="0cm" fo:margin-right="0cm" fo:margin-top="0cm" fo:margin-bottom="0.083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5.376cm" style:type="right"/>
        </style:tab-stops>
      </style:paragraph-properties>
    </style:style>
    <style:style style:name="P283"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84"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285"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cm"/>
          <style:tab-stop style:position="2.085cm"/>
        </style:tab-stops>
      </style:paragraph-properties>
    </style:style>
    <style:style style:name="P286"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1cm"/>
          <style:tab-stop style:position="3.014cm" style:type="right"/>
        </style:tab-stops>
      </style:paragraph-properties>
    </style:style>
    <style:style style:name="P287"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3cm"/>
        </style:tab-stops>
      </style:paragraph-properties>
    </style:style>
    <style:style style:name="P28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36cm"/>
          <style:tab-stop style:position="3.171cm" style:type="right"/>
        </style:tab-stops>
      </style:paragraph-properties>
    </style:style>
    <style:style style:name="P289"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90"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9cm"/>
        </style:tab-stops>
      </style:paragraph-properties>
    </style:style>
    <style:style style:name="P29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81cm"/>
          <style:tab-stop style:position="7.227cm" style:type="right"/>
        </style:tab-stops>
      </style:paragraph-properties>
    </style:style>
    <style:style style:name="P292"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93"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06cm"/>
          <style:tab-stop style:position="2.143cm"/>
        </style:tab-stops>
      </style:paragraph-properties>
    </style:style>
    <style:style style:name="P294" style:family="paragraph" style:parent-style-name="Body_20_text_20__28_2_29_">
      <loext:graphic-properties draw:fill="none" draw:fill-color="#ffffff"/>
      <style:paragraph-properties fo:margin-left="0.282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285cm"/>
          <style:tab-stop style:position="11.691cm"/>
        </style:tab-stops>
      </style:paragraph-properties>
    </style:style>
    <style:style style:name="P295" style:family="paragraph" style:parent-style-name="Body_20_text_20__28_2_29_" style:list-style-name="WWNum115">
      <loext:graphic-properties draw:fill="none" draw:fill-color="#ffffff"/>
      <style:paragraph-properties fo:margin-left="0.282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64cm"/>
        </style:tab-stops>
      </style:paragraph-properties>
    </style:style>
    <style:style style:name="P296" style:family="paragraph" style:parent-style-name="Body_20_text_20__28_2_29_" style:list-style-name="WWNum153">
      <loext:graphic-properties draw:fill="none" draw:fill-color="#ffffff"/>
      <style:paragraph-properties fo:margin-left="0.282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6cm"/>
          <style:tab-stop style:position="2.143cm"/>
        </style:tab-stops>
      </style:paragraph-properties>
    </style:style>
    <style:style style:name="P297"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298" style:family="paragraph" style:parent-style-name="Body_20_text_20__28_2_29_" style:master-page-name="Converted22">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16" fo:background-color="transparent" fo:keep-with-next="auto" style:writing-mode="lr-tb"/>
    </style:style>
    <style:style style:name="P299"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300" style:family="paragraph" style:parent-style-name="Body_20_text_20__28_2_29_" style:master-page-name="Converted2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537" fo:background-color="transparent" fo:keep-with-next="auto" style:writing-mode="lr-tb"/>
    </style:style>
    <style:style style:name="P301" style:family="paragraph" style:parent-style-name="Body_20_text_20__28_2_29_">
      <loext:graphic-properties draw:fill="none" draw:fill-color="#ffffff"/>
      <style:paragraph-properties fo:margin-left="0cm" fo:margin-right="0cm" fo:margin-top="0cm" fo:margin-bottom="0.247cm" style:contextual-spacing="false" fo:line-height="0.332cm" fo:text-align="start" style:justify-single-word="false" fo:keep-together="auto" fo:orphans="0" fo:widows="0" fo:text-indent="0cm" style:auto-text-indent="false" fo:background-color="transparent" fo:keep-with-next="auto" style:writing-mode="lr-tb"/>
    </style:style>
    <style:style style:name="P302"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303" style:family="paragraph" style:parent-style-name="Body_20_text_20__28_2_29_">
      <loext:graphic-properties draw:fill="none" draw:fill-color="#ffffff"/>
      <style:paragraph-properties fo:margin-left="0cm" fo:margin-right="0cm" fo:margin-top="0cm" fo:margin-bottom="0.714cm" style:contextual-spacing="false" fo:line-height="0.332cm" fo:text-align="start" style:justify-single-word="false" fo:keep-together="auto" fo:orphans="0" fo:widows="0" fo:text-indent="0cm" style:auto-text-indent="false" fo:background-color="transparent" fo:keep-with-next="auto" style:writing-mode="lr-tb"/>
    </style:style>
    <style:style style:name="P304" style:family="paragraph" style:parent-style-name="Body_20_text_20__28_2_29_">
      <loext:graphic-properties draw:fill="none" draw:fill-color="#ffffff"/>
      <style:paragraph-properties fo:margin-left="0cm" fo:margin-right="0cm" fo:margin-top="0cm" fo:margin-bottom="0.58cm" style:contextual-spacing="false" fo:line-height="0.332cm" fo:text-align="start" style:justify-single-word="false" fo:keep-together="auto" fo:orphans="0" fo:widows="0" fo:text-indent="0cm" style:auto-text-indent="false" fo:background-color="transparent" fo:keep-with-next="auto" style:writing-mode="lr-tb"/>
    </style:style>
    <style:style style:name="P305" style:family="paragraph" style:parent-style-name="Body_20_text_20__28_2_29_">
      <loext:graphic-properties draw:fill="none" draw:fill-color="#ffffff"/>
      <style:paragraph-properties fo:margin-left="0cm" fo:margin-right="0cm" fo:margin-top="0cm" fo:margin-bottom="0.785cm" style:contextual-spacing="false" fo:line-height="0.332cm" fo:text-align="start" style:justify-single-word="false" fo:keep-together="auto" fo:orphans="0" fo:widows="0" fo:text-indent="0cm" style:auto-text-indent="false" fo:background-color="transparent" fo:keep-with-next="auto" style:writing-mode="lr-tb"/>
    </style:style>
    <style:style style:name="P306" style:family="paragraph" style:parent-style-name="Body_20_text_20__28_2_29_">
      <loext:graphic-properties draw:fill="none" draw:fill-color="#ffffff"/>
      <style:paragraph-properties fo:margin-left="2.364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307" style:family="paragraph" style:parent-style-name="Body_20_text_20__28_2_29_">
      <loext:graphic-properties draw:fill="none" draw:fill-color="#ffffff"/>
      <style:paragraph-properties fo:margin-left="17.039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30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09" style:family="paragraph" style:parent-style-name="Body_20_text_20__28_2_29_" style:list-style-name="WWNum29" style:master-page-name="Converted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504" fo:background-color="transparent" fo:keep-with-next="auto" style:writing-mode="lr-tb">
        <style:tab-stops>
          <style:tab-stop style:position="0.674cm"/>
        </style:tab-stops>
      </style:paragraph-properties>
    </style:style>
    <style:style style:name="P310"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4cm"/>
          <style:tab-stop style:position="2.076cm"/>
        </style:tab-stops>
      </style:paragraph-properties>
    </style:style>
    <style:style style:name="P31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312"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31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58cm"/>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7cm"/>
          <style:tab-stop style:position="5.212cm"/>
        </style:tab-stops>
      </style:paragraph-properties>
    </style:style>
    <style:style style:name="P31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1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17" style:family="paragraph" style:parent-style-name="Body_20_text_20__28_2_29_">
      <loext:graphic-properties draw:fill="none" draw:fill-color="#ffffff"/>
      <style:paragraph-properties fo:margin-left="0cm" fo:margin-right="0cm" fo:margin-top="0cm" fo:margin-bottom="0.201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18" style:family="paragraph" style:parent-style-name="Body_20_text_20__28_2_29_">
      <loext:graphic-properties draw:fill="none" draw:fill-color="#ffffff"/>
      <style:paragraph-properties fo:margin-left="0cm" fo:margin-right="0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19" style:family="paragraph" style:parent-style-name="Body_20_text_20__28_2_29_">
      <loext:graphic-properties draw:fill="none" draw:fill-color="#ffffff"/>
      <style:paragraph-properties fo:margin-left="0cm" fo:margin-right="0cm" fo:margin-top="0cm" fo:margin-bottom="0.75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20" style:family="paragraph" style:parent-style-name="Body_20_text_20__28_2_29_">
      <loext:graphic-properties draw:fill="none" draw:fill-color="#ffffff"/>
      <style:paragraph-properties fo:margin-left="0cm" fo:margin-right="7.902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21" style:family="paragraph" style:parent-style-name="Body_20_text_20__28_2_29_">
      <loext:graphic-properties draw:fill="none" draw:fill-color="#ffffff"/>
      <style:paragraph-properties fo:margin-left="0.31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22" style:family="paragraph" style:parent-style-name="Body_20_text_20__28_2_29_">
      <loext:graphic-properties draw:fill="none" draw:fill-color="#ffffff"/>
      <style:paragraph-properties fo:margin-left="0cm" fo:margin-right="0.423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2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324"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25"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26"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49cm"/>
          <style:tab-stop style:position="2.106cm"/>
        </style:tab-stops>
      </style:paragraph-properties>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9cm"/>
          <style:tab-stop style:position="5.189cm" style:type="center"/>
          <style:tab-stop style:position="6.257cm" style:type="center"/>
        </style:tab-stops>
      </style:paragraph-properties>
    </style:style>
    <style:style style:name="P328"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1cm"/>
          <style:tab-stop style:position="7.188cm" style:type="right"/>
        </style:tab-stops>
      </style:paragraph-properties>
    </style:style>
    <style:style style:name="P33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331"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1cm"/>
          <style:tab-stop style:position="2.214cm"/>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cm"/>
        </style:tab-stops>
      </style:paragraph-properties>
    </style:style>
    <style:style style:name="P333" style:family="paragraph" style:parent-style-name="Body_20_text_20__28_2_29_" style:list-style-name="WWNum43">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36cm"/>
          <style:tab-stop style:position="2.214cm"/>
        </style:tab-stops>
      </style:paragraph-properties>
    </style:style>
    <style:style style:name="P334"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cm"/>
          <style:tab-stop style:position="6.352cm" style:type="center"/>
        </style:tab-stops>
      </style:paragraph-properties>
    </style:style>
    <style:style style:name="P33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4cm"/>
          <style:tab-stop style:position="2.06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1cm"/>
          <style:tab-stop style:position="4.909cm" style:type="right"/>
          <style:tab-stop style:position="5.281cm"/>
          <style:tab-stop style:position="6.373cm" style:type="right"/>
          <style:tab-stop style:position="7.146cm" style:type="right"/>
        </style:tab-stops>
      </style:paragraph-properties>
    </style:style>
    <style:style style:name="P337"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cm"/>
          <style:tab-stop style:position="2.014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9cm"/>
          <style:tab-stop style:position="5.115cm"/>
        </style:tab-stops>
      </style:paragraph-properties>
    </style:style>
    <style:style style:name="P339"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cm"/>
          <style:tab-stop style:position="5.749cm" style:type="right"/>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9cm"/>
          <style:tab-stop style:position="6.045cm" style:type="center"/>
        </style:tab-stops>
      </style:paragraph-properties>
    </style:style>
    <style:style style:name="P341"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 style:position="2.028cm"/>
        </style:tab-stops>
      </style:paragraph-properties>
    </style:style>
    <style:style style:name="P34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893cm"/>
          <style:tab-stop style:position="5.729cm" style:type="center"/>
          <style:tab-stop style:position="7.151cm" style:type="right"/>
        </style:tab-stops>
      </style:paragraph-properties>
    </style:style>
    <style:style style:name="P34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1cm"/>
        </style:tab-stops>
      </style:paragraph-properties>
    </style:style>
    <style:style style:name="P344"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2.071cm"/>
        </style:tab-stops>
      </style:paragraph-properties>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02cm"/>
          <style:tab-stop style:position="5.32cm" style:type="center"/>
          <style:tab-stop style:position="6.479cm" style:type="right"/>
          <style:tab-stop style:position="6.839cm"/>
        </style:tab-stops>
      </style:paragraph-properties>
    </style:style>
    <style:style style:name="P346"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 style:position="2.088cm"/>
        </style:tab-stops>
      </style:paragraph-properties>
    </style:style>
    <style:style style:name="P347"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348"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3cm"/>
          <style:tab-stop style:position="2.064cm"/>
        </style:tab-stops>
      </style:paragraph-properties>
    </style:style>
    <style:style style:name="P34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5cm"/>
          <style:tab-stop style:position="4.68cm" style:type="center"/>
          <style:tab-stop style:position="5.623cm" style:type="center"/>
          <style:tab-stop style:position="6.398cm" style:type="center"/>
          <style:tab-stop style:position="7.061cm" style:type="center"/>
        </style:tab-stops>
      </style:paragraph-properties>
    </style:style>
    <style:style style:name="P350"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 style:position="4.868cm" style:type="right"/>
        </style:tab-stops>
      </style:paragraph-properties>
    </style:style>
    <style:style style:name="P35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17cm"/>
          <style:tab-stop style:position="6.636cm" style:type="right"/>
          <style:tab-stop style:position="7.235cm" style:type="center"/>
        </style:tab-stops>
      </style:paragraph-properties>
    </style:style>
    <style:style style:name="P352"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67cm" style:type="center"/>
          <style:tab-stop style:position="4.554cm" style:type="right"/>
        </style:tab-stops>
      </style:paragraph-properties>
    </style:style>
    <style:style style:name="P35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35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9cm"/>
          <style:tab-stop style:position="2.096cm"/>
        </style:tab-stops>
      </style:paragraph-properties>
    </style:style>
    <style:style style:name="P35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9cm"/>
          <style:tab-stop style:position="2.096cm"/>
        </style:tab-stops>
      </style:paragraph-properties>
    </style:style>
    <style:style style:name="P35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6cm"/>
          <style:tab-stop style:position="7.153cm" style:type="right"/>
        </style:tab-stops>
      </style:paragraph-properties>
    </style:style>
    <style:style style:name="P357"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152cm" style:type="center"/>
          <style:tab-stop style:position="4.565cm" style:type="right"/>
          <style:tab-stop style:position="4.916cm" style:type="right"/>
        </style:tab-stops>
      </style:paragraph-properties>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16cm"/>
          <style:tab-stop style:position="5.288cm" style:type="center"/>
          <style:tab-stop style:position="6.085cm" style:type="center"/>
          <style:tab-stop style:position="6.934cm" style:type="right"/>
        </style:tab-stops>
      </style:paragraph-properties>
    </style:style>
    <style:style style:name="P359"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36cm"/>
          <style:tab-stop style:position="4.565cm" style:type="right"/>
        </style:tab-stops>
      </style:paragraph-properties>
    </style:style>
    <style:style style:name="P360"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06cm"/>
          <style:tab-stop style:position="2.143cm"/>
        </style:tab-stops>
      </style:paragraph-properties>
    </style:style>
    <style:style style:name="P361"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362"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63" style:family="paragraph" style:parent-style-name="Body_20_text_20__28_2_29_">
      <loext:graphic-properties draw:fill="none" draw:fill-color="#ffffff"/>
      <style:paragraph-properties fo:margin-left="0cm" fo:margin-right="0cm" fo:margin-top="0cm" fo:margin-bottom="0.75cm" style:contextual-spacing="false" fo:line-height="0.377cm" fo:text-align="start" style:justify-single-word="false" fo:keep-together="auto" fo:orphans="0" fo:widows="0" fo:text-indent="0cm" style:auto-text-indent="false" fo:background-color="transparent" fo:keep-with-next="auto" style:writing-mode="lr-tb"/>
    </style:style>
    <style:style style:name="P364"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365"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366"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367" style:family="paragraph" style:parent-style-name="Body_20_text_20__28_2_29_">
      <loext:graphic-properties draw:fill="none" draw:fill-color="#ffffff"/>
      <style:paragraph-properties fo:margin-left="0cm" fo:margin-right="8.643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68" style:family="paragraph" style:parent-style-name="Body_20_text_20__28_2_29_">
      <loext:graphic-properties draw:fill="none" draw:fill-color="#ffffff"/>
      <style:paragraph-properties fo:margin-left="0.353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69" style:family="paragraph" style:parent-style-name="Body_20_text_20__28_2_29_">
      <loext:graphic-properties draw:fill="none" draw:fill-color="#ffffff"/>
      <style:paragraph-properties fo:margin-left="0cm" fo:margin-right="6.13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70" style:family="paragraph" style:parent-style-name="Body_20_text_20__28_2_29_">
      <loext:graphic-properties draw:fill="none" draw:fill-color="#ffffff"/>
      <style:paragraph-properties fo:margin-left="0cm" fo:margin-right="3.951cm" fo:margin-top="0cm" fo:margin-bottom="0.39cm" style:contextual-spacing="false" fo:line-height="0.377cm" fo:text-align="start" style:justify-single-word="false" fo:keep-together="auto" fo:orphans="0" fo:widows="0" fo:text-indent="0cm" style:auto-text-indent="false" fo:break-before="column" fo:background-color="transparent" fo:keep-with-next="auto" style:writing-mode="lr-tb"/>
    </style:style>
    <style:style style:name="P371" style:family="paragraph" style:parent-style-name="Body_20_text_20__28_2_29_">
      <loext:graphic-properties draw:fill="none" draw:fill-color="#ffffff"/>
      <style:paragraph-properties fo:margin-left="0cm" fo:margin-right="5.715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72"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3.175cm"/>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374" style:family="paragraph" style:parent-style-name="Body_20_text_20__28_2_29_">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37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376" style:family="paragraph" style:parent-style-name="Body_20_text_20__28_2_29_">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377" style:family="paragraph" style:parent-style-name="Body_20_text_20__28_2_29_">
      <loext:graphic-properties draw:fill="none" draw:fill-color="#ffffff"/>
      <style:paragraph-properties fo:margin-left="0cm" fo:margin-right="0cm" fo:margin-top="0cm" fo:margin-bottom="0.744cm" style:contextual-spacing="false" fo:text-align="justify" style:justify-single-word="false" fo:keep-together="auto" fo:orphans="0" fo:widows="0" fo:text-indent="0cm" style:auto-text-indent="false" fo:background-color="transparent" fo:keep-with-next="auto" style:writing-mode="lr-tb"/>
    </style:style>
    <style:style style:name="P378" style:family="paragraph" style:parent-style-name="Body_20_text_20__28_2_29_">
      <loext:graphic-properties draw:fill="none" draw:fill-color="#ffffff"/>
      <style:paragraph-properties fo:margin-left="0cm" fo:margin-right="0cm" fo:margin-top="0cm" fo:margin-bottom="0.109cm" style:contextual-spacing="false" fo:text-align="justify" style:justify-single-word="false" fo:keep-together="auto" fo:orphans="0" fo:widows="0" fo:text-indent="0cm" style:auto-text-indent="false" fo:background-color="transparent" fo:keep-with-next="auto" style:writing-mode="lr-tb"/>
    </style:style>
    <style:style style:name="P379" style:family="paragraph" style:parent-style-name="Body_20_text_20__28_2_29_">
      <loext:graphic-properties draw:fill="none" draw:fill-color="#ffffff"/>
      <style:paragraph-properties fo:margin-left="0cm" fo:margin-right="0cm" fo:margin-top="0cm" fo:margin-bottom="0.208cm" style:contextual-spacing="false" fo:text-align="justify" style:justify-single-word="false" fo:keep-together="auto" fo:orphans="0" fo:widows="0" fo:text-indent="0cm" style:auto-text-indent="false" fo:background-color="transparent" fo:keep-with-next="auto" style:writing-mode="lr-tb"/>
    </style:style>
    <style:style style:name="P380" style:family="paragraph" style:parent-style-name="Body_20_text_20__28_2_29_">
      <loext:graphic-properties draw:fill="none" draw:fill-color="#ffffff"/>
      <style:paragraph-properties fo:margin-left="0cm" fo:margin-right="0cm" fo:margin-top="0cm" fo:margin-bottom="0.353cm" style:contextual-spacing="false" fo:text-align="justify" style:justify-single-word="false" fo:keep-together="auto" fo:orphans="0" fo:widows="0" fo:text-indent="0cm" style:auto-text-indent="false" fo:background-color="transparent" fo:keep-with-next="auto" style:writing-mode="lr-tb"/>
    </style:style>
    <style:style style:name="P381" style:family="paragraph" style:parent-style-name="Body_20_text_20__28_2_29_">
      <loext:graphic-properties draw:fill="none" draw:fill-color="#ffffff"/>
      <style:paragraph-properties fo:margin-left="0cm" fo:margin-right="0cm" fo:margin-top="0cm" fo:margin-bottom="0.78cm" style:contextual-spacing="false" fo:text-align="justify" style:justify-single-word="false" fo:keep-together="auto" fo:orphans="0" fo:widows="0" fo:text-indent="0cm" style:auto-text-indent="false" fo:background-color="transparent" fo:keep-with-next="auto" style:writing-mode="lr-tb"/>
    </style:style>
    <style:style style:name="P382" style:family="paragraph" style:parent-style-name="Body_20_text_20__28_2_29_">
      <loext:graphic-properties draw:fill="none" draw:fill-color="#ffffff"/>
      <style:paragraph-properties fo:margin-left="9.56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383" style:family="paragraph" style:parent-style-name="Body_20_text_20__28_2_29_">
      <loext:graphic-properties draw:fill="none" draw:fill-color="#ffffff"/>
      <style:paragraph-properties fo:margin-left="0cm" fo:margin-right="0.318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384" style:family="paragraph" style:parent-style-name="Body_20_text_20__28_2_29_">
      <loext:graphic-properties draw:fill="none" draw:fill-color="#ffffff"/>
      <style:paragraph-properties fo:margin-left="0cm" fo:margin-right="0.388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385" style:family="paragraph" style:parent-style-name="Body_20_text_20__28_2_29_" style:list-style-name="WWNum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386" style:family="paragraph" style:parent-style-name="Body_20_text_20__28_2_29_" style:list-style-name="WWNum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7cm"/>
          <style:tab-stop style:position="5.191cm"/>
        </style:tab-stops>
      </style:paragraph-properties>
    </style:style>
    <style:style style:name="P38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89" style:family="paragraph" style:parent-style-name="Body_20_text_20__28_2_29_" style:list-style-name="WWNum1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66cm" style:type="right"/>
          <style:tab-stop style:position="2.025cm"/>
        </style:tab-stops>
      </style:paragraph-properties>
    </style:style>
    <style:style style:name="P390" style:family="paragraph" style:parent-style-name="Body_20_text_20__28_2_29_" style:list-style-name="WWNum1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66cm" style:type="right"/>
          <style:tab-stop style:position="2.025cm"/>
        </style:tab-stops>
      </style:paragraph-properties>
    </style:style>
    <style:style style:name="P39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 style:position="4.244cm"/>
          <style:tab-stop style:position="5.417cm" style:type="center"/>
          <style:tab-stop style:position="11.257cm" style:type="right"/>
        </style:tab-stops>
      </style:paragraph-properties>
    </style:style>
    <style:style style:name="P39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393" style:family="paragraph" style:parent-style-name="Body_20_text_20__28_2_29_" style:list-style-name="WWNum17">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 style:position="5.013cm" style:type="center"/>
        </style:tab-stops>
      </style:paragraph-properties>
    </style:style>
    <style:style style:name="P39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 style:position="5.417cm" style:type="center"/>
          <style:tab-stop style:position="6.329cm" style:type="center"/>
          <style:tab-stop style:position="7.227cm" style:type="right"/>
        </style:tab-stops>
      </style:paragraph-properties>
    </style:style>
    <style:style style:name="P396" style:family="paragraph" style:parent-style-name="Body_20_text_20__28_2_29_" style:list-style-name="WWNum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 style:position="4.554cm" style:type="right"/>
        </style:tab-stops>
      </style:paragraph-properties>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398" style:family="paragraph" style:parent-style-name="Body_20_text_20__28_2_29_" style:list-style-name="WWNum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 style:position="3.057cm" style:type="right"/>
        </style:tab-stops>
      </style:paragraph-properties>
    </style:style>
    <style:style style:name="P399" style:family="paragraph" style:parent-style-name="Body_20_text_20__28_2_29_" style:list-style-name="WWNum3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2.021cm"/>
        </style:tab-stops>
      </style:paragraph-properties>
    </style:style>
    <style:style style:name="P40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 style:position="7.086cm" style:type="right"/>
        </style:tab-stops>
      </style:paragraph-properties>
    </style:style>
    <style:style style:name="P401" style:family="paragraph" style:parent-style-name="Body_20_text_20__28_2_29_" style:list-style-name="WWNum5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40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ab-stop style:position="7.041cm" style:type="right"/>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404" style:family="paragraph" style:parent-style-name="Body_20_text_20__28_2_29_" style:list-style-name="WWNum5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2.067cm"/>
          <style:tab-stop style:position="3.42cm" style:type="center"/>
          <style:tab-stop style:position="4.523cm" style:type="right"/>
        </style:tab-stops>
      </style:paragraph-properties>
    </style:style>
    <style:style style:name="P40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ab-stop style:position="5.283cm" style:type="center"/>
          <style:tab-stop style:position="6.257cm" style:type="center"/>
          <style:tab-stop style:position="7.041cm" style:type="right"/>
        </style:tab-stops>
      </style:paragraph-properties>
    </style:style>
    <style:style style:name="P406" style:family="paragraph" style:parent-style-name="Body_20_text_20__28_2_29_" style:list-style-name="WWNum61">
      <loext:graphic-properties draw:fill="none" draw:fill-color="#ffffff"/>
      <style:paragraph-properties fo:margin-left="9.56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225cm"/>
        </style:tab-stops>
      </style:paragraph-properties>
    </style:style>
    <style:style style:name="P407" style:family="paragraph" style:parent-style-name="Body_20_text_20__28_2_29_" style:list-style-name="WWNum6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08" style:family="paragraph" style:parent-style-name="Body_20_text_20__28_2_29_" style:list-style-name="WWNum9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09" style:family="paragraph" style:parent-style-name="Body_20_text_20__28_2_29_" style:list-style-name="WWNum119">
      <loext:graphic-properties draw:fill="none" draw:fill-color="#ffffff"/>
      <style:paragraph-properties fo:margin-left="0cm" fo:margin-right="8.008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10" style:family="paragraph" style:parent-style-name="Body_20_text_20__28_2_29_" style:list-style-name="WWNum6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411"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44cm"/>
        </style:tab-stops>
      </style:paragraph-properties>
    </style:style>
    <style:style style:name="P41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cm"/>
        </style:tab-stops>
      </style:paragraph-properties>
    </style:style>
    <style:style style:name="P413"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14"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15" style:family="paragraph" style:parent-style-name="Body_20_text_20__28_2_29_" style:list-style-name="WWNum12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16" style:family="paragraph" style:parent-style-name="Body_20_text_20__28_2_29_" style:list-style-name="WWNum14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17"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5.93cm" style:type="right"/>
        </style:tab-stops>
      </style:paragraph-properties>
    </style:style>
    <style:style style:name="P418"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4.568cm" style:type="right"/>
        </style:tab-stops>
      </style:paragraph-properties>
    </style:style>
    <style:style style:name="P41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 style:position="6.322cm" style:type="center"/>
        </style:tab-stops>
      </style:paragraph-properties>
    </style:style>
    <style:style style:name="P420" style:family="paragraph" style:parent-style-name="Body_20_text_20__28_2_29_" style:list-style-name="WWNum7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6cm"/>
          <style:tab-stop style:position="6.322cm" style:type="center"/>
          <style:tab-stop style:position="7.257cm" style:type="right"/>
        </style:tab-stops>
      </style:paragraph-properties>
    </style:style>
    <style:style style:name="P422" style:family="paragraph" style:parent-style-name="Body_20_text_20__28_2_29_" style:list-style-name="WWNum7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6cm"/>
          <style:tab-stop style:position="2.025cm"/>
        </style:tab-stops>
      </style:paragraph-properties>
    </style:style>
    <style:style style:name="P423" style:family="paragraph" style:parent-style-name="Body_20_text_20__28_2_29_" style:list-style-name="WWNum7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 style:position="2.951cm" style:type="right"/>
        </style:tab-stops>
      </style:paragraph-properties>
    </style:style>
    <style:style style:name="P42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 style:position="4.997cm" style:type="right"/>
          <style:tab-stop style:position="5.348cm"/>
        </style:tab-stops>
      </style:paragraph-properties>
    </style:style>
    <style:style style:name="P425" style:family="paragraph" style:parent-style-name="Body_20_text_20__28_2_29_" style:list-style-name="WWNum8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 style:position="2.057cm"/>
        </style:tab-stops>
      </style:paragraph-properties>
    </style:style>
    <style:style style:name="P42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6.611cm" style:type="right"/>
          <style:tab-stop style:position="6.98cm"/>
        </style:tab-stops>
      </style:paragraph-properties>
    </style:style>
    <style:style style:name="P42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6.611cm" style:type="right"/>
          <style:tab-stop style:position="6.95cm"/>
        </style:tab-stops>
      </style:paragraph-properties>
    </style:style>
    <style:style style:name="P42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6.235cm" style:type="right"/>
        </style:tab-stops>
      </style:paragraph-properties>
    </style:style>
    <style:style style:name="P429" style:family="paragraph" style:parent-style-name="Body_20_text_20__28_2_29_" style:list-style-name="WWNum8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430" style:family="paragraph" style:parent-style-name="Body_20_text_20__28_2_29_" style:list-style-name="WWNum143">
      <loext:graphic-properties draw:fill="none" draw:fill-color="#ffffff"/>
      <style:paragraph-properties fo:margin-left="0cm" fo:margin-right="0cm" fo:margin-top="0cm" fo:margin-bottom="0.744cm" style:contextual-spacing="false"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431" style:family="paragraph" style:parent-style-name="Body_20_text_20__28_2_29_" style:list-style-name="WWNum8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2.041cm"/>
        </style:tab-stops>
      </style:paragraph-properties>
    </style:style>
    <style:style style:name="P43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3cm"/>
          <style:tab-stop style:position="5.269cm" style:type="center"/>
          <style:tab-stop style:position="6.064cm" style:type="center"/>
          <style:tab-stop style:position="6.682cm" style:type="center"/>
        </style:tab-stops>
      </style:paragraph-properties>
    </style:style>
    <style:style style:name="P433" style:family="paragraph" style:parent-style-name="Body_20_text_20__28_2_29_" style:list-style-name="WWNum9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3cm"/>
          <style:tab-stop style:position="2.064cm"/>
        </style:tab-stops>
      </style:paragraph-properties>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25cm"/>
          <style:tab-stop style:position="5.623cm" style:type="center"/>
        </style:tab-stops>
      </style:paragraph-properties>
    </style:style>
    <style:style style:name="P435" style:family="paragraph" style:parent-style-name="Body_20_text_20__28_2_29_" style:list-style-name="WWNum5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7cm"/>
          <style:tab-stop style:position="6.17cm"/>
          <style:tab-stop style:position="7.003cm" style:type="right"/>
        </style:tab-stops>
      </style:paragraph-properties>
    </style:style>
    <style:style style:name="P437" style:family="paragraph" style:parent-style-name="Body_20_text_20__28_2_29_" style:list-style-name="WWNum10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175cm"/>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6cm"/>
          <style:tab-stop style:position="7.026cm" style:type="right"/>
        </style:tab-stops>
      </style:paragraph-properties>
    </style:style>
    <style:style style:name="P44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441"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85cm"/>
        </style:tab-stops>
      </style:paragraph-properties>
    </style:style>
    <style:style style:name="P442"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43cm" style:type="right"/>
          <style:tab-stop style:position="2.055cm"/>
        </style:tab-stops>
      </style:paragraph-properties>
    </style:style>
    <style:style style:name="P44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6cm"/>
        </style:tab-stops>
      </style:paragraph-properties>
    </style:style>
    <style:style style:name="P444" style:family="paragraph" style:parent-style-name="Body_20_text_20__28_2_29_" style:list-style-name="WWNum11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6cm" style:type="center"/>
          <style:tab-stop style:position="2.055cm"/>
        </style:tab-stops>
      </style:paragraph-properties>
    </style:style>
    <style:style style:name="P445" style:family="paragraph" style:parent-style-name="Body_20_text_20__28_2_29_" style:list-style-name="WWNum10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 style:position="3.358cm" style:type="center"/>
        </style:tab-stops>
      </style:paragraph-properties>
    </style:style>
    <style:style style:name="P44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 style:position="4.277cm"/>
          <style:tab-stop style:position="6.847cm" style:type="right"/>
        </style:tab-stops>
      </style:paragraph-properties>
    </style:style>
    <style:style style:name="P44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44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 style:position="4.286cm"/>
          <style:tab-stop style:position="6.847cm" style:type="right"/>
        </style:tab-stops>
      </style:paragraph-properties>
    </style:style>
    <style:style style:name="P449"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81cm"/>
          <style:tab-stop style:position="2.092cm"/>
        </style:tab-stops>
      </style:paragraph-properties>
    </style:style>
    <style:style style:name="P45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451" style:family="paragraph" style:parent-style-name="Body_20_text_20__28_2_29_" style:list-style-name="WWNum1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2.046cm"/>
        </style:tab-stops>
      </style:paragraph-properties>
    </style:style>
    <style:style style:name="P45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453" style:family="paragraph" style:parent-style-name="Body_20_text_20__28_2_29_" style:list-style-name="WWNum1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455" style:family="paragraph" style:parent-style-name="Body_20_text_20__28_2_29_" style:list-style-name="WWNum11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 style:position="2.036cm"/>
        </style:tab-stops>
      </style:paragraph-properties>
    </style:style>
    <style:style style:name="P456" style:family="paragraph" style:parent-style-name="Body_20_text_20__28_2_29_" style:list-style-name="WWNum12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 style:position="2.896cm" style:type="right"/>
        </style:tab-stops>
      </style:paragraph-properties>
    </style:style>
    <style:style style:name="P45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7cm"/>
          <style:tab-stop style:position="6.636cm" style:type="right"/>
          <style:tab-stop style:position="8.987cm" style:type="center"/>
        </style:tab-stops>
      </style:paragraph-properties>
    </style:style>
    <style:style style:name="P458" style:family="paragraph" style:parent-style-name="Body_20_text_20__28_2_29_" style:list-style-name="WWNum121">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tab-stops>
          <style:tab-stop style:position="0.476cm"/>
        </style:tab-stops>
      </style:paragraph-properties>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460" style:family="paragraph" style:parent-style-name="Body_20_text_20__28_2_29_" style:list-style-name="WWNum12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83cm" style:type="right"/>
        </style:tab-stops>
      </style:paragraph-properties>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 style:position="5.41cm" style:type="center"/>
          <style:tab-stop style:position="6.161cm" style:type="center"/>
          <style:tab-stop style:position="6.618cm" style:type="center"/>
        </style:tab-stops>
      </style:paragraph-properties>
    </style:style>
    <style:style style:name="P462" style:family="paragraph" style:parent-style-name="Body_20_text_20__28_2_29_" style:list-style-name="WWNum12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3.03cm" style:type="right"/>
        </style:tab-stops>
      </style:paragraph-properties>
    </style:style>
    <style:style style:name="P46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464" style:family="paragraph" style:parent-style-name="Body_20_text_20__28_2_29_" style:list-style-name="WWNum12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65" style:family="paragraph" style:parent-style-name="Body_20_text_20__28_2_29_" style:list-style-name="WWNum10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9cm"/>
          <style:tab-stop style:position="2.096cm"/>
        </style:tab-stops>
      </style:paragraph-properties>
    </style:style>
    <style:style style:name="P466" style:family="paragraph" style:parent-style-name="Body_20_text_20__28_2_29_" style:list-style-name="WWNum1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9cm"/>
          <style:tab-stop style:position="2.096cm"/>
        </style:tab-stops>
      </style:paragraph-properties>
    </style:style>
    <style:style style:name="P46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6cm"/>
          <style:tab-stop style:position="7.153cm" style:type="right"/>
        </style:tab-stops>
      </style:paragraph-properties>
    </style:style>
    <style:style style:name="P46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6cm"/>
          <style:tab-stop style:position="4.974cm" style:type="right"/>
          <style:tab-stop style:position="5.323cm"/>
        </style:tab-stops>
      </style:paragraph-properties>
    </style:style>
    <style:style style:name="P469"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9cm"/>
          <style:tab-stop style:position="2.064cm"/>
        </style:tab-stops>
      </style:paragraph-properties>
    </style:style>
    <style:style style:name="P47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7cm"/>
          <style:tab-stop style:position="4.658cm"/>
        </style:tab-stops>
      </style:paragraph-properties>
    </style:style>
    <style:style style:name="P471"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7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6.459cm" style:type="right"/>
        </style:tab-stops>
      </style:paragraph-properties>
    </style:style>
    <style:style style:name="P473" style:family="paragraph" style:parent-style-name="Body_20_text_20__28_2_29_" style:list-style-name="WWNum14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 style:position="2.071cm"/>
        </style:tab-stops>
      </style:paragraph-properties>
    </style:style>
    <style:style style:name="P47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475"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71cm" style:type="right"/>
          <style:tab-stop style:position="2.053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28cm"/>
          <style:tab-stop style:position="4.671cm" style:type="center"/>
          <style:tab-stop style:position="6.563cm" style:type="right"/>
          <style:tab-stop style:position="6.927cm" style:type="center"/>
        </style:tab-stops>
      </style:paragraph-properties>
    </style:style>
    <style:style style:name="P477" style:family="paragraph" style:parent-style-name="Body_20_text_20__28_2_29_" style:list-style-name="WWNum145" style:master-page-name="Converted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543" fo:background-color="transparent" fo:keep-with-next="auto" style:writing-mode="lr-tb">
        <style:tab-stops>
          <style:tab-stop style:position="0.69cm"/>
        </style:tab-stops>
      </style:paragraph-properties>
    </style:style>
    <style:style style:name="P47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6cm"/>
          <style:tab-stop style:position="6.934cm" style:type="right"/>
        </style:tab-stops>
      </style:paragraph-properties>
    </style:style>
    <style:style style:name="P47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48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48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reak-before="column" fo:background-color="transparent" fo:keep-with-next="auto" style:writing-mode="lr-tb"/>
    </style:style>
    <style:style style:name="P483" style:family="paragraph" style:parent-style-name="Body_20_text_20__28_2_29_">
      <loext:graphic-properties draw:fill="none" draw:fill-color="#ffffff"/>
      <style:paragraph-properties fo:margin-left="0cm" fo:margin-right="0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cm" fo:margin-top="0cm" fo:margin-bottom="0.166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5" style:family="paragraph" style:parent-style-name="Body_20_text_20__28_2_29_">
      <loext:graphic-properties draw:fill="none" draw:fill-color="#ffffff"/>
      <style:paragraph-properties fo:margin-left="0cm" fo:margin-right="0cm" fo:margin-top="0cm" fo:margin-bottom="0.741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6" style:family="paragraph" style:parent-style-name="Body_20_text_20__28_2_29_">
      <loext:graphic-properties draw:fill="none" draw:fill-color="#ffffff"/>
      <style:paragraph-properties fo:margin-left="0cm" fo:margin-right="0cm" fo:margin-top="0cm" fo:margin-bottom="0.106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7" style:family="paragraph" style:parent-style-name="Body_20_text_20__28_2_29_">
      <loext:graphic-properties draw:fill="none" draw:fill-color="#ffffff"/>
      <style:paragraph-properties fo:margin-left="0cm" fo:margin-right="0cm" fo:margin-top="0cm" fo:margin-bottom="0.102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8" style:family="paragraph" style:parent-style-name="Body_20_text_20__28_2_29_">
      <loext:graphic-properties draw:fill="none" draw:fill-color="#ffffff"/>
      <style:paragraph-properties fo:margin-left="0cm" fo:margin-right="0.282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489"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490"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9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81cm"/>
          <style:tab-stop style:position="7.892cm" style:type="right"/>
        </style:tab-stops>
      </style:paragraph-properties>
    </style:style>
    <style:style style:name="P492"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49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28cm"/>
        </style:tab-stops>
      </style:paragraph-properties>
    </style:style>
    <style:style style:name="P49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893cm"/>
        </style:tab-stops>
      </style:paragraph-properties>
    </style:style>
    <style:style style:name="P495"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96"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 style:position="4.844cm"/>
        </style:tab-stops>
      </style:paragraph-properties>
    </style:style>
    <style:style style:name="P49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49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499"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 style:position="3.909cm"/>
        </style:tab-stops>
      </style:paragraph-properties>
    </style:style>
    <style:style style:name="P500" style:family="paragraph" style:parent-style-name="Body_20_text_20__28_2_29_" style:list-style-name="WWNum69">
      <loext:graphic-properties draw:fill="none" draw:fill-color="#ffffff"/>
      <style:paragraph-properties fo:margin-left="0cm" fo:margin-right="0cm" fo:margin-top="0cm" fo:margin-bottom="0.106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501" style:family="paragraph" style:parent-style-name="Body_20_text_20__28_2_29_" style:list-style-name="WWNum69">
      <loext:graphic-properties draw:fill="none" draw:fill-color="#ffffff"/>
      <style:paragraph-properties fo:margin-left="0cm" fo:margin-right="0cm" fo:margin-top="0cm" fo:margin-bottom="0.106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 style:position="3.921cm"/>
        </style:tab-stops>
      </style:paragraph-properties>
    </style:style>
    <style:style style:name="P50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503"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055cm" style:type="center"/>
          <style:tab-stop style:position="2.041cm"/>
        </style:tab-stops>
      </style:paragraph-properties>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3cm"/>
          <style:tab-stop style:position="5.269cm" style:type="center"/>
          <style:tab-stop style:position="6.152cm" style:type="center"/>
          <style:tab-stop style:position="7.112cm" style:type="center"/>
        </style:tab-stops>
      </style:paragraph-properties>
    </style:style>
    <style:style style:name="P505"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506" style:family="paragraph" style:parent-style-name="Body_20_text_20__28_2_29_" style:list-style-name="WWNum51" style:master-page-name="Converted1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style:page-number="auto" fo:background-color="transparent" fo:keep-with-next="auto" style:writing-mode="lr-tb">
        <style:tab-stops>
          <style:tab-stop style:position="0.674cm"/>
          <style:tab-stop style:position="2.057cm"/>
        </style:tab-stops>
      </style:paragraph-properties>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7cm"/>
          <style:tab-stop style:position="4.692cm" style:type="center"/>
          <style:tab-stop style:position="5.867cm" style:type="right"/>
          <style:tab-stop style:position="6.225cm"/>
        </style:tab-stops>
      </style:paragraph-properties>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6cm"/>
          <style:tab-stop style:position="5.225cm"/>
          <style:tab-stop style:position="7.026cm" style:type="right"/>
        </style:tab-stops>
      </style:paragraph-properties>
    </style:style>
    <style:style style:name="P50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5cm"/>
          <style:tab-stop style:position="4.286cm"/>
          <style:tab-stop style:position="6.847cm" style:type="right"/>
        </style:tab-stops>
      </style:paragraph-properties>
    </style:style>
    <style:style style:name="P51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51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5cm"/>
          <style:tab-stop style:position="4.921cm" style:type="right"/>
          <style:tab-stop style:position="5.454cm" style:type="center"/>
          <style:tab-stop style:position="6.847cm" style:type="right"/>
          <style:tab-stop style:position="7.017cm"/>
        </style:tab-stops>
      </style:paragraph-properties>
    </style:style>
    <style:style style:name="P51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842cm"/>
        </style:tab-stops>
      </style:paragraph-properties>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8.786cm" style:type="center"/>
          <style:tab-stop style:position="11.539cm"/>
        </style:tab-stops>
      </style:paragraph-properties>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8.978cm" style:type="center"/>
          <style:tab-stop style:position="11.218cm" style:type="right"/>
          <style:tab-stop style:position="11.534cm"/>
          <style:tab-stop style:position="11.673cm"/>
        </style:tab-stops>
      </style:paragraph-properties>
    </style:style>
    <style:style style:name="P515"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7cm"/>
          <style:tab-stop style:position="2.085cm"/>
        </style:tab-stops>
      </style:paragraph-properties>
    </style:style>
    <style:style style:name="P516"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17" style:family="paragraph" style:parent-style-name="Body_20_text_20__28_2_29_">
      <loext:graphic-properties draw:fill="none" draw:fill-color="#ffffff"/>
      <style:paragraph-properties fo:margin-left="0cm" fo:margin-right="0cm" fo:margin-top="0cm" fo:margin-bottom="0.741cm" style:contextual-spacing="false" fo:line-height="0.363cm" fo:text-align="start" style:justify-single-word="false" fo:keep-together="auto" fo:orphans="0" fo:widows="0" fo:text-indent="0cm" style:auto-text-indent="false" fo:background-color="transparent" fo:keep-with-next="auto" style:writing-mode="lr-tb"/>
    </style:style>
    <style:style style:name="P518" style:family="paragraph" style:parent-style-name="Body_20_text_20__28_2_29_" style:master-page-name="Converted6">
      <loext:graphic-properties draw:fill="none" draw:fill-color="#ffffff"/>
      <style:paragraph-properties fo:margin-left="0cm" fo:margin-right="0cm" fo:margin-top="0cm" fo:margin-bottom="0.741cm" style:contextual-spacing="false" fo:line-height="0.363cm" fo:text-align="start" style:justify-single-word="false" fo:keep-together="auto" fo:orphans="0" fo:widows="0" fo:text-indent="0cm" style:auto-text-indent="false" style:page-number="507" fo:background-color="transparent" fo:keep-with-next="auto" style:writing-mode="lr-tb"/>
    </style:style>
    <style:style style:name="P519"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520" style:family="paragraph" style:parent-style-name="Body_20_text_20__28_2_29_">
      <loext:graphic-properties draw:fill="none" draw:fill-color="#ffffff"/>
      <style:paragraph-properties fo:margin-left="0cm" fo:margin-right="0cm" fo:margin-top="0cm" fo:margin-bottom="0.72cm" style:contextual-spacing="false" fo:line-height="0.363cm" fo:text-align="start" style:justify-single-word="false" fo:keep-together="auto" fo:orphans="0" fo:widows="0" fo:text-indent="0cm" style:auto-text-indent="false" fo:break-before="page" fo:background-color="transparent" fo:keep-with-next="auto" style:writing-mode="lr-tb"/>
    </style:style>
    <style:style style:name="P521" style:family="paragraph" style:parent-style-name="Body_20_text_20__28_2_29_">
      <loext:graphic-properties draw:fill="none" draw:fill-color="#ffffff"/>
      <style:paragraph-properties fo:margin-left="0cm" fo:margin-right="0cm" fo:margin-top="0cm" fo:margin-bottom="0.113cm" style:contextual-spacing="false" fo:line-height="0.363cm" fo:text-align="start" style:justify-single-word="false" fo:keep-together="auto" fo:orphans="0" fo:widows="0" fo:text-indent="0cm" style:auto-text-indent="false" fo:background-color="transparent" fo:keep-with-next="auto" style:writing-mode="lr-tb"/>
    </style:style>
    <style:style style:name="P522"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523" style:family="paragraph" style:parent-style-name="Body_20_text_20__28_2_29_">
      <loext:graphic-properties draw:fill="none" draw:fill-color="#ffffff"/>
      <style:paragraph-properties fo:margin-left="0cm" fo:margin-right="0cm" fo:margin-top="0cm" fo:margin-bottom="0.776cm" style:contextual-spacing="false" fo:line-height="0.363cm" fo:text-align="start" style:justify-single-word="false" fo:keep-together="auto" fo:orphans="0" fo:widows="0" fo:text-indent="0cm" style:auto-text-indent="false" fo:background-color="transparent" fo:keep-with-next="auto" style:writing-mode="lr-tb"/>
    </style:style>
    <style:style style:name="P524" style:family="paragraph" style:parent-style-name="Body_20_text_20__28_2_29_">
      <loext:graphic-properties draw:fill="none" draw:fill-color="#ffffff"/>
      <style:paragraph-properties fo:margin-left="0cm" fo:margin-right="0cm" fo:margin-top="0cm" fo:margin-bottom="0.205cm" style:contextual-spacing="false" fo:line-height="0.363cm" fo:text-align="start" style:justify-single-word="false" fo:keep-together="auto" fo:orphans="0" fo:widows="0" fo:text-indent="0cm" style:auto-text-indent="false" fo:background-color="transparent" fo:keep-with-next="auto" style:writing-mode="lr-tb"/>
    </style:style>
    <style:style style:name="P525" style:family="paragraph" style:parent-style-name="Body_20_text_20__28_2_29_">
      <loext:graphic-properties draw:fill="none" draw:fill-color="#ffffff"/>
      <style:paragraph-properties fo:margin-left="0cm" fo:margin-right="1.65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26" style:family="paragraph" style:parent-style-name="Body_20_text_20__28_2_29_">
      <loext:graphic-properties draw:fill="none" draw:fill-color="#ffffff"/>
      <style:paragraph-properties fo:margin-left="0cm" fo:margin-right="8.784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27" style:family="paragraph" style:parent-style-name="Body_20_text_20__28_2_29_">
      <loext:graphic-properties draw:fill="none" draw:fill-color="#ffffff"/>
      <style:paragraph-properties fo:margin-left="0cm" fo:margin-right="6.95cm" fo:margin-top="0cm" fo:margin-bottom="0.169cm" style:contextual-spacing="false" fo:line-height="0.363cm" fo:text-align="start" style:justify-single-word="false" fo:keep-together="auto" fo:orphans="0" fo:widows="0" fo:text-indent="0cm" style:auto-text-indent="false" fo:break-before="column" fo:background-color="transparent" fo:keep-with-next="auto" style:writing-mode="lr-tb"/>
    </style:style>
    <style:style style:name="P528" style:family="paragraph" style:parent-style-name="Body_20_text_20__28_2_29_">
      <loext:graphic-properties draw:fill="none" draw:fill-color="#ffffff"/>
      <style:paragraph-properties fo:margin-left="0cm" fo:margin-right="5.46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29" style:family="paragraph" style:parent-style-name="Body_20_text_20__28_2_29_">
      <loext:graphic-properties draw:fill="none" draw:fill-color="#ffffff"/>
      <style:paragraph-properties fo:margin-left="0cm" fo:margin-right="1.693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30" style:family="paragraph" style:parent-style-name="Body_20_text_20__28_2_29_">
      <loext:graphic-properties draw:fill="none" draw:fill-color="#ffffff"/>
      <style:paragraph-properties fo:margin-left="1.87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3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32"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53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3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1.461cm" style:type="right"/>
          <style:tab-stop style:position="2.058cm"/>
        </style:tab-stops>
      </style:paragraph-properties>
    </style:style>
    <style:style style:name="P535"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style>
    <style:style style:name="P536" style:family="paragraph" style:parent-style-name="Body_20_text_20__28_2_29_">
      <loext:graphic-properties draw:fill="none" draw:fill-color="#ffffff"/>
      <style:paragraph-properties fo:margin-left="0cm" fo:margin-right="0cm" fo:margin-top="0cm" fo:margin-bottom="0.157cm" style:contextual-spacing="false" fo:line-height="0.347cm" fo:text-align="justify" style:justify-single-word="false" fo:keep-together="auto" fo:orphans="0" fo:widows="0" fo:text-indent="0cm" style:auto-text-indent="false" fo:background-color="transparent" fo:keep-with-next="auto" style:writing-mode="lr-tb"/>
    </style:style>
    <style:style style:name="P537" style:family="paragraph" style:parent-style-name="Body_20_text_20__28_2_29_">
      <loext:graphic-properties draw:fill="none" draw:fill-color="#ffffff"/>
      <style:paragraph-properties fo:margin-left="0cm" fo:margin-right="0.353cm" fo:margin-top="0cm" fo:margin-bottom="0.776cm" style:contextual-spacing="false" fo:line-height="0.347cm" fo:text-align="justify" style:justify-single-word="false" fo:keep-together="auto" fo:orphans="0" fo:widows="0" fo:text-indent="0cm" style:auto-text-indent="false" fo:background-color="transparent" fo:keep-with-next="auto" style:writing-mode="lr-tb"/>
    </style:style>
    <style:style style:name="P538" style:family="paragraph" style:parent-style-name="Body_20_text_20__28_2_29_">
      <loext:graphic-properties draw:fill="none" draw:fill-color="#ffffff"/>
      <style:paragraph-properties fo:margin-left="0cm" fo:margin-right="0.318cm" fo:margin-top="0cm" fo:margin-bottom="0.224cm" style:contextual-spacing="false" fo:line-height="0.347cm" fo:text-align="justify" style:justify-single-word="false" fo:keep-together="auto" fo:orphans="0" fo:widows="0" fo:text-indent="0cm" style:auto-text-indent="false" fo:background-color="transparent" fo:keep-with-next="auto" style:writing-mode="lr-tb"/>
    </style:style>
    <style:style style:name="P539"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540" style:family="paragraph" style:parent-style-name="Body_20_text_20__28_2_29_">
      <loext:graphic-properties draw:fill="none" draw:fill-color="#ffffff"/>
      <style:paragraph-properties fo:margin-left="0cm" fo:margin-right="0cm" fo:margin-top="0cm" fo:margin-bottom="0.196cm" style:contextual-spacing="false" fo:line-height="0.347cm" fo:text-align="start" style:justify-single-word="false" fo:keep-together="auto" fo:orphans="0" fo:widows="0" fo:text-indent="0cm" style:auto-text-indent="false" fo:background-color="transparent" fo:keep-with-next="auto" style:writing-mode="lr-tb"/>
    </style:style>
    <style:style style:name="P541"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542" style:family="paragraph" style:parent-style-name="Body_20_text_20__28_2_29_">
      <loext:graphic-properties draw:fill="none" draw:fill-color="#ffffff"/>
      <style:paragraph-properties fo:margin-left="0cm" fo:margin-right="0cm" fo:margin-top="0cm" fo:margin-bottom="0.201cm" style:contextual-spacing="false" fo:line-height="0.36cm" fo:text-align="start" style:justify-single-word="false" fo:keep-together="auto" fo:orphans="0" fo:widows="0" fo:text-indent="0cm" style:auto-text-indent="false" fo:background-color="transparent" fo:keep-with-next="auto" style:writing-mode="lr-tb"/>
    </style:style>
    <style:style style:name="P543" style:family="paragraph" style:parent-style-name="Body_20_text_20__28_2_29_">
      <loext:graphic-properties draw:fill="none" draw:fill-color="#ffffff"/>
      <style:paragraph-properties fo:margin-left="0cm" fo:margin-right="0cm" fo:margin-top="0cm" fo:margin-bottom="0.205cm" style:contextual-spacing="false" fo:line-height="0.36cm" fo:text-align="start" style:justify-single-word="false" fo:keep-together="auto" fo:orphans="0" fo:widows="0" fo:text-indent="0cm" style:auto-text-indent="false" fo:background-color="transparent" fo:keep-with-next="auto" style:writing-mode="lr-tb"/>
    </style:style>
    <style:style style:name="P544" style:family="paragraph" style:parent-style-name="Body_20_text_20__28_2_29_">
      <loext:graphic-properties draw:fill="none" draw:fill-color="#ffffff"/>
      <style:paragraph-properties fo:margin-left="0cm" fo:margin-right="0cm" fo:margin-top="0cm" fo:margin-bottom="0.095cm" style:contextual-spacing="false" fo:line-height="0.36cm" fo:text-align="start" style:justify-single-word="false" fo:keep-together="auto" fo:orphans="0" fo:widows="0" fo:text-indent="0cm" style:auto-text-indent="false" fo:background-color="transparent" fo:keep-with-next="auto" style:writing-mode="lr-tb"/>
    </style:style>
    <style:style style:name="P545"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ackground-color="transparent" fo:keep-with-next="auto" style:writing-mode="lr-tb"/>
    </style:style>
    <style:style style:name="P546" style:family="paragraph" style:parent-style-name="Body_20_text_20__28_2_29_">
      <loext:graphic-properties draw:fill="none" draw:fill-color="#ffffff"/>
      <style:paragraph-properties fo:margin-left="0cm" fo:margin-right="0cm" fo:margin-top="0cm" fo:margin-bottom="0.773cm" style:contextual-spacing="false" fo:line-height="0.36cm" fo:text-align="start" style:justify-single-word="false" fo:keep-together="auto" fo:orphans="0" fo:widows="0" fo:text-indent="0cm" style:auto-text-indent="false" fo:background-color="transparent" fo:keep-with-next="auto" style:writing-mode="lr-tb"/>
    </style:style>
    <style:style style:name="P547" style:family="paragraph" style:parent-style-name="Body_20_text_20__28_2_29_">
      <loext:graphic-properties draw:fill="none" draw:fill-color="#ffffff"/>
      <style:paragraph-properties fo:margin-left="0cm" fo:margin-right="10.231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548"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54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550"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51"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552" style:family="paragraph" style:parent-style-name="Body_20_text_20__28_2_29_">
      <loext:graphic-properties draw:fill="none" draw:fill-color="#ffffff"/>
      <style:paragraph-properties fo:margin-left="0cm" fo:margin-right="0cm" fo:margin-top="0cm" fo:margin-bottom="0.106cm" style:contextual-spacing="false" fo:line-height="0.36cm" fo:text-align="justify" style:justify-single-word="false" fo:keep-together="auto" fo:orphans="0" fo:widows="0" fo:text-indent="0cm" style:auto-text-indent="false" fo:background-color="transparent" fo:keep-with-next="auto" style:writing-mode="lr-tb"/>
    </style:style>
    <style:style style:name="P553"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35cm"/>
        </style:tab-stops>
      </style:paragraph-properties>
    </style:style>
    <style:style style:name="P554"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555"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556" style:family="paragraph" style:parent-style-name="Body_20_text_20__28_2_29_">
      <loext:graphic-properties draw:fill="none" draw:fill-color="#ffffff"/>
      <style:paragraph-properties fo:margin-left="0cm" fo:margin-right="0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style>
    <style:style style:name="P557"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58"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59" style:family="paragraph" style:parent-style-name="Body_20_text_20__28_2_29_">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style>
    <style:style style:name="P560"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61"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562" style:family="paragraph" style:parent-style-name="Body_20_text_20__28_2_29_">
      <loext:graphic-properties draw:fill="none" draw:fill-color="#ffffff"/>
      <style:paragraph-properties fo:margin-left="0cm" fo:margin-right="0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style>
    <style:style style:name="P56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6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65" style:family="paragraph" style:parent-style-name="Body_20_text_20__28_2_29_">
      <loext:graphic-properties draw:fill="none" draw:fill-color="#ffffff"/>
      <style:paragraph-properties fo:margin-left="0cm" fo:margin-right="3.034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0cm" fo:margin-top="0cm" fo:margin-bottom="0.619cm" style:contextual-spacing="false" fo:line-height="0.321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loext:graphic-properties draw:fill="none" draw:fill-color="#ffffff"/>
      <style:paragraph-properties fo:margin-left="0cm" fo:margin-right="0cm" fo:margin-top="0cm" fo:margin-bottom="0.171cm" style:contextual-spacing="false" fo:line-height="0.321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cm" fo:margin-right="0cm" fo:margin-top="0cm" fo:margin-bottom="0.203cm" style:contextual-spacing="false" fo:line-height="0.309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cm" fo:margin-right="0cm" fo:margin-top="0cm" fo:margin-bottom="0.609cm" style:contextual-spacing="false" fo:line-height="0.309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cm" style:contextual-spacing="false" fo:line-height="0.309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cm" fo:margin-right="0cm" fo:margin-top="0cm" fo:margin-bottom="0.164cm" style:contextual-spacing="false" fo:line-height="0.309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loext:graphic-properties draw:fill="none" draw:fill-color="#ffffff"/>
      <style:paragraph-properties fo:margin-left="0cm" fo:margin-right="0cm" fo:margin-top="0cm" fo:margin-bottom="0.732cm" style:contextual-spacing="false" fo:line-height="0.309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loext:graphic-properties draw:fill="none" draw:fill-color="#ffffff"/>
      <style:paragraph-properties fo:margin-left="0cm" fo:margin-right="0cm" fo:margin-top="0cm" fo:margin-bottom="0.736cm" style:contextual-spacing="false" fo:line-height="0.314cm" fo:text-align="start"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cm" fo:margin-right="0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0cm" fo:margin-right="1.658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loext:graphic-properties draw:fill="none" draw:fill-color="#ffffff"/>
      <style:paragraph-properties fo:margin-left="0cm" fo:margin-right="0.847cm" fo:margin-top="0cm" fo:margin-bottom="0.185cm" style:contextual-spacing="false" fo:line-height="0.335cm" fo:text-align="start" style:justify-single-word="false" fo:keep-together="auto" fo:orphans="0" fo:widows="0" fo:text-indent="0cm" style:auto-text-indent="false" fo:background-color="transparent" fo:keep-with-next="auto" style:writing-mode="lr-tb"/>
    </style:style>
    <style:style style:name="P577" style:family="paragraph" style:parent-style-name="Body_20_text_20__28_2_29_" style:list-style-name="WWNum65">
      <loext:graphic-properties draw:fill="none" draw:fill-color="#ffffff"/>
      <style:paragraph-properties fo:margin-left="0cm" fo:margin-right="0cm" fo:margin-top="0cm" fo:margin-bottom="0.083cm" style:contextual-spacing="false" fo:line-height="0.335cm" fo:text-align="start" style:justify-single-word="false" fo:keep-together="auto" fo:orphans="0" fo:widows="0" fo:text-indent="0cm" style:auto-text-indent="false" fo:background-color="transparent" fo:keep-with-next="auto" style:writing-mode="lr-tb">
        <style:tab-stops>
          <style:tab-stop style:position="0.462cm"/>
        </style:tab-stops>
      </style:paragraph-properties>
    </style:style>
    <style:style style:name="P578" style:family="paragraph" style:parent-style-name="Body_20_text_20__28_2_29_">
      <loext:graphic-properties draw:fill="none" draw:fill-color="#ffffff"/>
      <style:paragraph-properties fo:margin-left="0cm" fo:margin-right="0cm" fo:margin-top="0cm" fo:margin-bottom="0cm" style:contextual-spacing="false" fo:line-height="0.335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579" style:family="paragraph" style:parent-style-name="Body_20_text_20__28_2_29_">
      <loext:graphic-properties draw:fill="none" draw:fill-color="#ffffff"/>
      <style:paragraph-properties fo:margin-left="0cm" fo:margin-right="0cm" fo:margin-top="0cm" fo:margin-bottom="0cm" style:contextual-spacing="false" fo:line-height="0.335cm" fo:text-align="justify"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0cm" fo:margin-top="0cm" fo:margin-bottom="0.213cm" style:contextual-spacing="false" fo:line-height="0.335cm" fo:text-align="justify" style:justify-single-word="false"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cm" fo:margin-right="0.318cm" fo:margin-top="0cm" fo:margin-bottom="0.185cm" style:contextual-spacing="false" fo:line-height="0.335cm" fo:text-align="justify"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0.917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cm" fo:margin-right="0cm" fo:margin-top="0cm" fo:margin-bottom="0.219cm" style:contextual-spacing="false" fo:line-height="0.381cm" fo:text-align="start"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loext:graphic-properties draw:fill="none" draw:fill-color="#ffffff"/>
      <style:paragraph-properties fo:margin-left="0cm" fo:margin-right="0cm" fo:margin-top="0cm" fo:margin-bottom="0.187cm" style:contextual-spacing="false" fo:line-height="0.381cm" fo:text-align="start" style:justify-single-word="false" fo:keep-together="auto" fo:orphans="0" fo:widows="0" fo:text-indent="0cm" style:auto-text-indent="false" fo:background-color="transparent" fo:keep-with-next="auto" style:writing-mode="lr-tb"/>
    </style:style>
    <style:style style:name="P586" style:family="paragraph" style:parent-style-name="Body_20_text_20__28_2_29_">
      <loext:graphic-properties draw:fill="none" draw:fill-color="#ffffff"/>
      <style:paragraph-properties fo:margin-left="0cm" fo:margin-right="0cm" fo:margin-top="0cm" fo:margin-bottom="0.222cm" style:contextual-spacing="false" fo:line-height="0.381cm" fo:text-align="start" style:justify-single-word="false"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cm" fo:margin-right="5.292cm" fo:margin-top="0cm" fo:margin-bottom="0.176cm" style:contextual-spacing="false" fo:line-height="0.381cm" fo:text-align="start"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318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589"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590" style:family="paragraph" style:parent-style-name="Body_20_text_20__28_2_29_">
      <loext:graphic-properties draw:fill="none" draw:fill-color="#ffffff"/>
      <style:paragraph-properties fo:margin-left="0cm" fo:margin-right="0cm" fo:margin-top="0cm" fo:margin-bottom="0.183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92" style:family="paragraph" style:parent-style-name="Body_20_text_20__28_2_29_">
      <loext:graphic-properties draw:fill="none" draw:fill-color="#ffffff"/>
      <style:paragraph-properties fo:margin-left="0.318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93"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76cm"/>
          <style:tab-stop style:position="2.014cm"/>
        </style:tab-stops>
      </style:paragraph-properties>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29cm"/>
          <style:tab-stop style:position="5.158cm"/>
          <style:tab-stop style:position="7.163cm" style:type="right"/>
        </style:tab-stops>
      </style:paragraph-properties>
    </style:style>
    <style:style style:name="P595"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29cm"/>
        </style:tab-stops>
      </style:paragraph-properties>
    </style:style>
    <style:style style:name="P59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16cm"/>
          <style:tab-stop style:position="5.288cm" style:type="center"/>
        </style:tab-stops>
      </style:paragraph-properties>
    </style:style>
    <style:style style:name="P597"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1.475cm" style:type="right"/>
          <style:tab-stop style:position="2.03cm"/>
        </style:tab-stops>
      </style:paragraph-properties>
    </style:style>
    <style:style style:name="P598" style:family="paragraph" style:parent-style-name="Body_20_text_20__28_2_29_">
      <loext:graphic-properties draw:fill="none" draw:fill-color="#ffffff"/>
      <style:paragraph-properties fo:margin-left="0cm" fo:margin-right="0cm" fo:margin-top="0cm" fo:margin-bottom="0.646cm" style:contextual-spacing="false" fo:line-height="0.356cm" fo:text-align="justify" style:justify-single-word="false" fo:keep-together="auto" fo:orphans="0" fo:widows="0" fo:text-indent="0cm" style:auto-text-indent="false" fo:background-color="transparent" fo:keep-with-next="auto" style:writing-mode="lr-tb"/>
    </style:style>
    <style:style style:name="P599" style:family="paragraph" style:parent-style-name="Body_20_text_20__28_2_29_">
      <loext:graphic-properties draw:fill="none" draw:fill-color="#ffffff"/>
      <style:paragraph-properties fo:margin-left="0cm" fo:margin-right="0cm" fo:margin-top="0cm" fo:margin-bottom="0.818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loext:graphic-properties draw:fill="none" draw:fill-color="#ffffff"/>
      <style:paragraph-properties fo:margin-left="0cm" fo:margin-right="0cm" fo:margin-top="0cm" fo:margin-bottom="0.131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0.318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03" style:family="paragraph" style:parent-style-name="Body_20_text_20__28_2_29_">
      <loext:graphic-properties draw:fill="none" draw:fill-color="#ffffff"/>
      <style:paragraph-properties fo:margin-left="0.318cm" fo:margin-right="0cm" fo:margin-top="0cm" fo:margin-bottom="0.305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3.482cm"/>
          <style:tab-stop style:position="5.36cm" style:type="center"/>
          <style:tab-stop style:position="9.356cm" style:type="center"/>
        </style:tab-stops>
      </style:paragraph-properties>
    </style:style>
    <style:style style:name="P605"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3.489cm"/>
          <style:tab-stop style:position="6.096cm" style:type="center"/>
          <style:tab-stop style:position="11.972cm" style:type="right"/>
        </style:tab-stops>
      </style:paragraph-properties>
    </style:style>
    <style:style style:name="P606" style:family="paragraph" style:parent-style-name="Body_20_text_20__28_2_29_">
      <loext:graphic-properties draw:fill="none" draw:fill-color="#ffffff"/>
      <style:paragraph-properties fo:margin-left="0.318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3.21cm"/>
        </style:tab-stops>
      </style:paragraph-properties>
    </style:style>
    <style:style style:name="P607"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608"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609"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610" style:family="paragraph" style:parent-style-name="Body_20_text_20__28_2_29_">
      <loext:graphic-properties draw:fill="none" draw:fill-color="#ffffff"/>
      <style:paragraph-properties fo:margin-left="0cm" fo:margin-right="0cm" fo:margin-top="0cm" fo:margin-bottom="0.205cm" style:contextual-spacing="false" fo:line-height="0.356cm" fo:text-align="start" style:justify-single-word="false" fo:keep-together="auto" fo:orphans="0" fo:widows="0" fo:text-indent="0cm" style:auto-text-indent="false" fo:background-color="transparent" fo:keep-with-next="auto" style:writing-mode="lr-tb"/>
    </style:style>
    <style:style style:name="P611" style:family="paragraph" style:parent-style-name="Body_20_text_20__28_2_29_" style:master-page-name="Converted20">
      <loext:graphic-properties draw:fill="none" draw:fill-color="#ffffff"/>
      <style:paragraph-properties fo:margin-left="0cm" fo:margin-right="0cm" fo:margin-top="0cm" fo:margin-bottom="0.201cm" style:contextual-spacing="false" fo:line-height="0.356cm" fo:text-align="start" style:justify-single-word="false" fo:keep-together="auto" fo:orphans="0" fo:widows="0" fo:text-indent="0cm" style:auto-text-indent="false" style:page-number="527" fo:background-color="transparent" fo:keep-with-next="auto" style:writing-mode="lr-tb"/>
    </style:style>
    <style:style style:name="P612" style:family="paragraph" style:parent-style-name="Body_20_text_20__28_2_29_">
      <loext:graphic-properties draw:fill="none" draw:fill-color="#ffffff"/>
      <style:paragraph-properties fo:margin-left="0cm" fo:margin-right="0cm" fo:margin-top="0cm" fo:margin-bottom="0.199cm" style:contextual-spacing="false" fo:line-height="0.356cm" fo:text-align="start" style:justify-single-word="false" fo:keep-together="auto" fo:orphans="0" fo:widows="0" fo:text-indent="0cm" style:auto-text-indent="false" fo:background-color="transparent" fo:keep-with-next="auto" style:writing-mode="lr-tb"/>
    </style:style>
    <style:style style:name="P613" style:family="paragraph" style:parent-style-name="Body_20_text_20__28_2_29_">
      <loext:graphic-properties draw:fill="none" draw:fill-color="#ffffff"/>
      <style:paragraph-properties fo:margin-left="0cm" fo:margin-right="5.115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614" style:family="paragraph" style:parent-style-name="Body_20_text_20__28_2_29_">
      <loext:graphic-properties draw:fill="none" draw:fill-color="#ffffff"/>
      <style:paragraph-properties fo:margin-left="0cm" fo:margin-right="0.67cm" fo:margin-top="0cm" fo:margin-bottom="0.734cm" style:contextual-spacing="false" fo:line-height="0.356cm" fo:text-align="start" style:justify-single-word="false" fo:keep-together="auto" fo:orphans="0" fo:widows="0" fo:text-indent="0cm" style:auto-text-indent="false" fo:background-color="transparent" fo:keep-with-next="auto" style:writing-mode="lr-tb"/>
    </style:style>
    <style:style style:name="P615"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616" style:family="paragraph" style:parent-style-name="Body_20_text_20__28_2_29_">
      <loext:graphic-properties draw:fill="none" draw:fill-color="#ffffff"/>
      <style:paragraph-properties fo:margin-left="0cm" fo:margin-right="0cm" fo:margin-top="0cm" fo:margin-bottom="0.182cm" style:contextual-spacing="false" fo:line-height="0.339cm" fo:text-align="start" style:justify-single-word="false" fo:keep-together="auto" fo:orphans="0" fo:widows="0" fo:text-indent="0cm" style:auto-text-indent="false" fo:background-color="transparent" fo:keep-with-next="auto" style:writing-mode="lr-tb"/>
    </style:style>
    <style:style style:name="P617" style:family="paragraph" style:parent-style-name="Body_20_text_20__28_2_29_">
      <loext:graphic-properties draw:fill="none" draw:fill-color="#ffffff"/>
      <style:paragraph-properties fo:margin-left="0cm" fo:margin-right="0.318cm" fo:margin-top="0cm" fo:margin-bottom="0.1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618" style:family="paragraph" style:parent-style-name="Body_20_text_20__28_2_29_">
      <loext:graphic-properties draw:fill="none" draw:fill-color="#ffffff"/>
      <style:paragraph-properties fo:margin-left="0cm" fo:margin-right="0cm" fo:margin-top="0cm" fo:margin-bottom="0.18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61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tab-stops>
          <style:tab-stop style:position="1.087cm" style:type="center"/>
          <style:tab-stop style:position="2.076cm"/>
        </style:tab-stops>
      </style:paragraph-properties>
    </style:style>
    <style:style style:name="P620"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621" style:family="paragraph" style:parent-style-name="Body_20_text_20__28_2_29_">
      <loext:graphic-properties draw:fill="none" draw:fill-color="#ffffff"/>
      <style:paragraph-properties fo:margin-left="0cm" fo:margin-right="0cm" fo:margin-top="0cm" fo:margin-bottom="0.228cm" style:contextual-spacing="false" fo:line-height="0.351cm" fo:text-align="start" style:justify-single-word="false" fo:keep-together="auto" fo:orphans="0" fo:widows="0" fo:text-indent="0cm" style:auto-text-indent="false" fo:background-color="transparent" fo:keep-with-next="auto" style:writing-mode="lr-tb"/>
    </style:style>
    <style:style style:name="P622" style:family="paragraph" style:parent-style-name="Body_20_text_20__28_2_29_">
      <loext:graphic-properties draw:fill="none" draw:fill-color="#ffffff"/>
      <style:paragraph-properties fo:margin-left="0cm" fo:margin-right="0cm" fo:margin-top="0cm" fo:margin-bottom="0.201cm" style:contextual-spacing="false" fo:line-height="0.351cm" fo:text-align="justify" style:justify-single-word="false" fo:keep-together="auto" fo:orphans="0" fo:widows="0" fo:text-indent="0cm" style:auto-text-indent="false" fo:background-color="transparent" fo:keep-with-next="auto" style:writing-mode="lr-tb"/>
    </style:style>
    <style:style style:name="P623"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style>
    <style:style style:name="P624" style:family="paragraph" style:parent-style-name="Body_20_text_20__28_2_29_">
      <loext:graphic-properties draw:fill="none" draw:fill-color="#ffffff"/>
      <style:paragraph-properties fo:margin-left="0cm" fo:margin-right="0.318cm" fo:margin-top="0cm" fo:margin-bottom="0.196cm" style:contextual-spacing="false" fo:line-height="0.351cm" fo:text-align="justify" style:justify-single-word="false" fo:keep-together="auto" fo:orphans="0" fo:widows="0" fo:text-indent="0cm" style:auto-text-indent="false" fo:background-color="transparent" fo:keep-with-next="auto" style:writing-mode="lr-tb"/>
    </style:style>
    <style:style style:name="P625"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626" style:family="paragraph" style:parent-style-name="Body_20_text_20__28_2_29_">
      <loext:graphic-properties draw:fill="none" draw:fill-color="#ffffff"/>
      <style:paragraph-properties fo:margin-left="0cm" fo:margin-right="0cm" fo:margin-top="0cm" fo:margin-bottom="0cm" style:contextual-spacing="false" fo:line-height="0.575cm" fo:text-align="start" style:justify-single-word="false" fo:keep-together="auto" fo:orphans="0" fo:widows="0" fo:text-indent="0cm" style:auto-text-indent="false" fo:background-color="transparent" fo:keep-with-next="auto" style:writing-mode="lr-tb"/>
    </style:style>
    <style:style style:name="P627"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575cm" fo:text-align="start" style:justify-single-word="false" fo:keep-together="auto" fo:orphans="0" fo:widows="0" fo:text-indent="0cm" style:auto-text-indent="false" fo:background-color="transparent" fo:keep-with-next="auto" style:writing-mode="lr-tb">
        <style:tab-stops>
          <style:tab-stop style:position="0.674cm"/>
          <style:tab-stop style:position="2.076cm"/>
        </style:tab-stops>
      </style:paragraph-properties>
    </style:style>
    <style:style style:name="P628" style:family="paragraph" style:parent-style-name="Body_20_text_20__28_2_29_">
      <loext:graphic-properties draw:fill="none" draw:fill-color="#ffffff"/>
      <style:paragraph-properties fo:margin-left="0cm" fo:margin-right="0cm" fo:margin-top="0cm" fo:margin-bottom="0cm" style:contextual-spacing="false" fo:line-height="0.3cm" fo:text-align="start" style:justify-single-word="false" fo:keep-together="auto" fo:orphans="0" fo:widows="0" fo:text-indent="0cm" style:auto-text-indent="false" fo:background-color="transparent" fo:keep-with-next="auto" style:writing-mode="lr-tb"/>
    </style:style>
    <style:style style:name="P629" style:family="paragraph" style:parent-style-name="Body_20_text_20__28_2_29_">
      <loext:graphic-properties draw:fill="none" draw:fill-color="#ffffff"/>
      <style:paragraph-properties fo:margin-left="0cm" fo:margin-right="0cm" fo:margin-top="0cm" fo:margin-bottom="0.799cm" style:contextual-spacing="false" fo:line-height="0.342cm" fo:text-align="start" style:justify-single-word="false" fo:keep-together="auto" fo:orphans="0" fo:widows="0" fo:text-indent="0cm" style:auto-text-indent="false" fo:background-color="transparent" fo:keep-with-next="auto" style:writing-mode="lr-tb"/>
    </style:style>
    <style:style style:name="P630"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631" style:family="paragraph" style:parent-style-name="Body_20_text_20__28_2_29_">
      <loext:graphic-properties draw:fill="none" draw:fill-color="#ffffff"/>
      <style:paragraph-properties fo:margin-left="0cm" fo:margin-right="0.353cm" fo:margin-top="0cm" fo:margin-bottom="0.22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1.09cm" style:type="center"/>
        </style:tab-stops>
      </style:paragraph-properties>
    </style:style>
    <style:style style:name="P632" style:family="paragraph" style:parent-style-name="Body_20_text_20__28_2_29_">
      <loext:graphic-properties draw:fill="none" draw:fill-color="#ffffff"/>
      <style:paragraph-properties fo:margin-left="0cm" fo:margin-right="0.282cm" fo:margin-top="0cm" fo:margin-bottom="0.261cm" style:contextual-spacing="false" fo:line-height="0.393cm" fo:text-align="justify" style:justify-single-word="false" fo:keep-together="auto" fo:orphans="0" fo:widows="0" fo:text-indent="0cm" style:auto-text-indent="false" fo:background-color="transparent" fo:keep-with-next="auto" style:writing-mode="lr-tb"/>
    </style:style>
    <style:style style:name="P633" style:family="paragraph" style:parent-style-name="Body_20_text_20__28_2_29_">
      <loext:graphic-properties draw:fill="none" draw:fill-color="#ffffff"/>
      <style:paragraph-properties fo:margin-left="0.353cm" fo:margin-right="0cm" fo:margin-top="0cm" fo:margin-bottom="0.226cm" style:contextual-spacing="false" fo:line-height="0.393cm" fo:text-align="start" style:justify-single-word="false" fo:keep-together="auto" fo:orphans="0" fo:widows="0" fo:text-indent="0cm" style:auto-text-indent="false" fo:background-color="transparent" fo:keep-with-next="auto" style:writing-mode="lr-tb"/>
    </style:style>
    <style:style style:name="P634" style:family="paragraph" style:parent-style-name="Body_20_text_20__28_2_29_">
      <loext:graphic-properties draw:fill="none" draw:fill-color="#ffffff"/>
      <style:paragraph-properties fo:margin-left="0cm" fo:margin-right="0cm" fo:margin-top="0cm" fo:margin-bottom="0.194cm" style:contextual-spacing="false" fo:line-height="0.393cm" fo:text-align="start" style:justify-single-word="false" fo:keep-together="auto" fo:orphans="0" fo:widows="0" fo:text-indent="0cm" style:auto-text-indent="false" fo:background-color="transparent" fo:keep-with-next="auto" style:writing-mode="lr-tb"/>
    </style:style>
    <style:style style:name="P635" style:family="paragraph" style:parent-style-name="Body_20_text_20__28_2_29_">
      <loext:graphic-properties draw:fill="none" draw:fill-color="#ffffff"/>
      <style:paragraph-properties fo:margin-left="0cm" fo:margin-right="0cm" fo:margin-top="0cm" fo:margin-bottom="0.226cm" style:contextual-spacing="false" fo:line-height="0.393cm" fo:text-align="start" style:justify-single-word="false" fo:keep-together="auto" fo:orphans="0" fo:widows="0" fo:text-indent="0cm" style:auto-text-indent="false" fo:background-color="transparent" fo:keep-with-next="auto" style:writing-mode="lr-tb"/>
    </style:style>
    <style:style style:name="P636" style:family="paragraph" style:parent-style-name="Body_20_text_20__28_2_29_">
      <loext:graphic-properties draw:fill="none" draw:fill-color="#ffffff"/>
      <style:paragraph-properties fo:margin-left="0cm" fo:margin-right="0cm" fo:margin-top="0cm" fo:margin-bottom="0.191cm" style:contextual-spacing="false" fo:line-height="0.393cm" fo:text-align="start" style:justify-single-word="false" fo:keep-together="auto" fo:orphans="0" fo:widows="0" fo:text-indent="0cm" style:auto-text-indent="false" fo:background-color="transparent" fo:keep-with-next="auto" style:writing-mode="lr-tb"/>
    </style:style>
    <style:style style:name="P637" style:family="paragraph" style:parent-style-name="Body_20_text_20__28_2_29_">
      <loext:graphic-properties draw:fill="none" draw:fill-color="#ffffff"/>
      <style:paragraph-properties fo:margin-left="0cm" fo:margin-right="5.433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638" style:family="paragraph" style:parent-style-name="Body_20_text_20__28_2_29_">
      <loext:graphic-properties draw:fill="none" draw:fill-color="#ffffff"/>
      <style:paragraph-properties fo:margin-left="0.282cm" fo:margin-right="0cm" fo:margin-top="0cm" fo:margin-bottom="0.194cm" style:contextual-spacing="false" fo:line-height="0.393cm" fo:text-align="start" style:justify-single-word="false" fo:keep-together="auto" fo:orphans="0" fo:widows="0" fo:text-indent="-0.282cm" style:auto-text-indent="false" fo:background-color="transparent" fo:keep-with-next="auto" style:writing-mode="lr-tb"/>
    </style:style>
    <style:style style:name="P639" style:family="paragraph" style:parent-style-name="Body_20_text_20__28_2_29_">
      <loext:graphic-properties draw:fill="none" draw:fill-color="#ffffff"/>
      <style:paragraph-properties fo:margin-left="0.282cm" fo:margin-right="0.811cm" fo:margin-top="0cm" fo:margin-bottom="0.728cm" style:contextual-spacing="false" fo:line-height="0.393cm" fo:text-align="start" style:justify-single-word="false" fo:keep-together="auto" fo:orphans="0" fo:widows="0" fo:text-indent="0cm" style:auto-text-indent="false" fo:background-color="transparent" fo:keep-with-next="auto" style:writing-mode="lr-tb"/>
    </style:style>
    <style:style style:name="P640" style:family="paragraph" style:parent-style-name="Body_20_text_20__28_2_29_">
      <loext:graphic-properties draw:fill="none" draw:fill-color="#ffffff"/>
      <style:paragraph-properties fo:margin-left="0cm" fo:margin-right="5.821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641" style:family="paragraph" style:parent-style-name="Body_20_text_20__28_2_29_">
      <loext:graphic-properties draw:fill="none" draw:fill-color="#ffffff"/>
      <style:paragraph-properties fo:margin-left="0cm" fo:margin-right="4.833cm" fo:margin-top="0cm" fo:margin-bottom="0.183cm" style:contextual-spacing="false" fo:line-height="0.385cm" fo:text-align="start" style:justify-single-word="false" fo:keep-together="auto" fo:orphans="0" fo:widows="0" fo:text-indent="0cm" style:auto-text-indent="false" fo:background-color="transparent" fo:keep-with-next="auto" style:writing-mode="lr-tb"/>
    </style:style>
    <style:style style:name="P642" style:family="paragraph" style:parent-style-name="Body_20_text_20__28_2_29_">
      <loext:graphic-properties draw:fill="none" draw:fill-color="#ffffff"/>
      <style:paragraph-properties fo:margin-left="0cm" fo:margin-right="0cm" fo:margin-top="0cm" fo:margin-bottom="0.187cm" style:contextual-spacing="false" fo:line-height="0.385cm" fo:text-align="justify" style:justify-single-word="false" fo:keep-together="auto" fo:orphans="0" fo:widows="0" fo:text-indent="0cm" style:auto-text-indent="false" fo:background-color="transparent" fo:keep-with-next="auto" style:writing-mode="lr-tb"/>
    </style:style>
    <style:style style:name="P643" style:family="paragraph" style:parent-style-name="Body_20_text_20__28_2_29_">
      <loext:graphic-properties draw:fill="none" draw:fill-color="#ffffff"/>
      <style:paragraph-properties fo:margin-left="0cm" fo:margin-right="0.282cm" fo:margin-top="0cm" fo:margin-bottom="0.755cm" style:contextual-spacing="false" fo:line-height="0.427cm" fo:text-align="justify" style:justify-single-word="false" fo:keep-together="auto" fo:orphans="0" fo:widows="0" fo:text-indent="0cm" style:auto-text-indent="false" fo:background-color="transparent" fo:keep-with-next="auto" style:writing-mode="lr-tb"/>
    </style:style>
    <style:style style:name="P644" style:family="paragraph" style:parent-style-name="Body_20_text_20__28_2_29_">
      <loext:graphic-properties draw:fill="none" draw:fill-color="#ffffff"/>
      <style:paragraph-properties fo:margin-left="0cm" fo:margin-right="0cm" fo:margin-top="0cm" fo:margin-bottom="0.76cm" style:contextual-spacing="false" fo:line-height="0.415cm" fo:text-align="justify" style:justify-single-word="false" fo:keep-together="auto" fo:orphans="0" fo:widows="0" fo:text-indent="0cm" style:auto-text-indent="false" fo:background-color="transparent" fo:keep-with-next="auto" style:writing-mode="lr-tb"/>
    </style:style>
    <style:style style:name="P645" style:family="paragraph" style:parent-style-name="Body_20_text_20__28_2_29_">
      <loext:graphic-properties draw:fill="none" draw:fill-color="#ffffff"/>
      <style:paragraph-properties fo:margin-left="0cm" fo:margin-right="0cm" fo:margin-top="0cm" fo:margin-bottom="0.236cm" style:contextual-spacing="false" fo:line-height="0.402cm" fo:text-align="start" style:justify-single-word="false" fo:keep-together="auto" fo:orphans="0" fo:widows="0" fo:text-indent="0cm" style:auto-text-indent="false" fo:background-color="transparent" fo:keep-with-next="auto" style:writing-mode="lr-tb"/>
    </style:style>
    <style:style style:name="P646" style:family="paragraph" style:parent-style-name="Body_20_text_20__28_2_29_">
      <loext:graphic-properties draw:fill="none" draw:fill-color="#ffffff"/>
      <style:paragraph-properties fo:margin-left="0.353cm" fo:margin-right="0cm" fo:margin-top="0cm" fo:margin-bottom="0.233cm" style:contextual-spacing="false" fo:line-height="0.399cm" fo:text-align="start" style:justify-single-word="false" fo:keep-together="auto" fo:orphans="0" fo:widows="0" fo:text-indent="0cm" style:auto-text-indent="false" fo:background-color="transparent" fo:keep-with-next="auto" style:writing-mode="lr-tb"/>
    </style:style>
    <style:style style:name="P647"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style>
    <style:style style:name="P648" style:family="paragraph" style:parent-style-name="Body_20_text_20__28_2_29_">
      <loext:graphic-properties draw:fill="none" draw:fill-color="#ffffff"/>
      <style:paragraph-properties fo:margin-left="0cm" fo:margin-right="0cm" fo:margin-top="0cm" fo:margin-bottom="0.767cm" style:contextual-spacing="false" fo:line-height="0.399cm" fo:text-align="start" style:justify-single-word="false" fo:keep-together="auto" fo:orphans="0" fo:widows="0" fo:text-indent="0cm" style:auto-text-indent="false" fo:background-color="transparent" fo:keep-with-next="auto" style:writing-mode="lr-tb"/>
    </style:style>
    <style:style style:name="P649" style:family="paragraph" style:parent-style-name="Body_20_text_20__28_2_29_">
      <loext:graphic-properties draw:fill="none" draw:fill-color="#ffffff"/>
      <style:paragraph-properties fo:margin-left="0cm" fo:margin-right="0cm" fo:margin-top="0cm" fo:margin-bottom="0.265cm" style:contextual-spacing="false" fo:line-height="0.399cm" fo:text-align="start" style:justify-single-word="false" fo:keep-together="auto" fo:orphans="0" fo:widows="0" fo:text-indent="0cm" style:auto-text-indent="false" fo:background-color="transparent" fo:keep-with-next="auto" style:writing-mode="lr-tb"/>
    </style:style>
    <style:style style:name="P650" style:family="paragraph" style:parent-style-name="Body_20_text_20__28_2_29_">
      <loext:graphic-properties draw:fill="none" draw:fill-color="#ffffff"/>
      <style:paragraph-properties fo:margin-left="0cm" fo:margin-right="0cm" fo:margin-top="0cm" fo:margin-bottom="0.781cm" style:contextual-spacing="false" fo:line-height="0.399cm" fo:text-align="justify" style:justify-single-word="false" fo:keep-together="auto" fo:orphans="0" fo:widows="0" fo:text-indent="0cm" style:auto-text-indent="false" fo:background-color="transparent" fo:keep-with-next="auto" style:writing-mode="lr-tb"/>
    </style:style>
    <style:style style:name="P651" style:family="paragraph" style:parent-style-name="Body_20_text_20__28_2_29_">
      <loext:graphic-properties draw:fill="none" draw:fill-color="#ffffff"/>
      <style:paragraph-properties fo:margin-left="0cm" fo:margin-right="0.388cm" fo:margin-top="0cm" fo:margin-bottom="0.198cm" style:contextual-spacing="false" fo:line-height="0.399cm" fo:text-align="justify" style:justify-single-word="false" fo:keep-together="auto" fo:orphans="0" fo:widows="0" fo:text-indent="0cm" style:auto-text-indent="false" fo:background-color="transparent" fo:keep-with-next="auto" style:writing-mode="lr-tb"/>
    </style:style>
    <style:style style:name="P652" style:family="paragraph" style:parent-style-name="Body_20_text_20__28_2_29_">
      <loext:graphic-properties draw:fill="none" draw:fill-color="#ffffff"/>
      <style:paragraph-properties fo:margin-left="0cm" fo:margin-right="0cm" fo:margin-top="0cm" fo:margin-bottom="0.175cm" style:contextual-spacing="false" fo:line-height="0.326cm" fo:text-align="start" style:justify-single-word="false" fo:keep-together="auto" fo:orphans="0" fo:widows="0" fo:text-indent="0cm" style:auto-text-indent="false" fo:background-color="transparent" fo:keep-with-next="auto" style:writing-mode="lr-tb"/>
    </style:style>
    <style:style style:name="P653" style:family="paragraph" style:parent-style-name="Body_20_text_20__28_2_29_">
      <loext:graphic-properties draw:fill="none" draw:fill-color="#ffffff"/>
      <style:paragraph-properties fo:margin-left="0cm" fo:margin-right="0cm" fo:margin-top="0cm" fo:margin-bottom="0.208cm" style:contextual-spacing="false" fo:line-height="0.326cm" fo:text-align="start" style:justify-single-word="false" fo:keep-together="auto" fo:orphans="0" fo:widows="0" fo:text-indent="0cm" style:auto-text-indent="false" fo:background-color="transparent" fo:keep-with-next="auto" style:writing-mode="lr-tb"/>
    </style:style>
    <style:style style:name="P654" style:family="paragraph" style:parent-style-name="Body_20_text_20__28_2_29_">
      <loext:graphic-properties draw:fill="none" draw:fill-color="#ffffff"/>
      <style:paragraph-properties fo:margin-left="0cm" fo:margin-right="0cm" fo:margin-top="0cm" fo:margin-bottom="0cm" style:contextual-spacing="false" fo:line-height="0.326cm" fo:text-align="start" style:justify-single-word="false" fo:keep-together="auto" fo:orphans="0" fo:widows="0" fo:text-indent="0cm" style:auto-text-indent="false" fo:background-color="transparent" fo:keep-with-next="auto" style:writing-mode="lr-tb"/>
    </style:style>
    <style:style style:name="P655" style:family="paragraph" style:parent-style-name="Body_20_text_20__28_2_29_">
      <loext:graphic-properties draw:fill="none" draw:fill-color="#ffffff"/>
      <style:paragraph-properties fo:margin-left="0.318cm" fo:margin-right="0cm" fo:margin-top="0cm" fo:margin-bottom="0.191cm" style:contextual-spacing="false" fo:line-height="0.39cm" fo:text-align="justify" style:justify-single-word="false" fo:keep-together="auto" fo:orphans="0" fo:widows="0" fo:text-indent="0cm" style:auto-text-indent="false" fo:background-color="transparent" fo:keep-with-next="auto" style:writing-mode="lr-tb"/>
    </style:style>
    <style:style style:name="P656" style:family="paragraph" style:parent-style-name="Body_20_text_20__28_2_29_">
      <loext:graphic-properties draw:fill="none" draw:fill-color="#ffffff"/>
      <style:paragraph-properties fo:margin-left="0cm" fo:margin-right="0cm" fo:margin-top="0cm" fo:margin-bottom="0.191cm" style:contextual-spacing="false" fo:line-height="0.39cm" fo:text-align="start" style:justify-single-word="false" fo:keep-together="auto" fo:orphans="0" fo:widows="0" fo:text-indent="0cm" style:auto-text-indent="false" fo:background-color="transparent" fo:keep-with-next="auto" style:writing-mode="lr-tb"/>
    </style:style>
    <style:style style:name="P657" style:family="paragraph" style:parent-style-name="Body_20_text_20__28_2_29_">
      <loext:graphic-properties draw:fill="none" draw:fill-color="#ffffff"/>
      <style:paragraph-properties fo:margin-left="0cm" fo:margin-right="0cm" fo:margin-top="0cm" fo:margin-bottom="0.178cm" style:contextual-spacing="false" fo:line-height="0.33cm" fo:text-align="justify" style:justify-single-word="false" fo:keep-together="auto" fo:orphans="0" fo:widows="0" fo:text-indent="0cm" style:auto-text-indent="false" fo:background-color="transparent" fo:keep-with-next="auto" style:writing-mode="lr-tb"/>
    </style:style>
    <style:style style:name="P658" style:family="paragraph" style:parent-style-name="Body_20_text_20__28_2_29_">
      <loext:graphic-properties draw:fill="none" draw:fill-color="#ffffff"/>
      <style:paragraph-properties fo:margin-left="0cm" fo:margin-right="0cm" fo:margin-top="0cm" fo:margin-bottom="0.182cm" style:contextual-spacing="false" fo:line-height="0.33cm" fo:text-align="justify" style:justify-single-word="false" fo:keep-together="auto" fo:orphans="0" fo:widows="0" fo:text-indent="0cm" style:auto-text-indent="false" fo:background-color="transparent" fo:keep-with-next="auto" style:writing-mode="lr-tb"/>
    </style:style>
    <style:style style:name="P659" style:family="paragraph" style:parent-style-name="Body_20_text_20__28_2_29_">
      <loext:graphic-properties draw:fill="none" draw:fill-color="#ffffff"/>
      <style:paragraph-properties fo:margin-left="0cm" fo:margin-right="0.318cm" fo:margin-top="0cm" fo:margin-bottom="0.182cm" style:contextual-spacing="false" fo:line-height="0.33cm" fo:text-align="justify" style:justify-single-word="false" fo:keep-together="auto" fo:orphans="0" fo:widows="0" fo:text-indent="0cm" style:auto-text-indent="false" fo:background-color="transparent" fo:keep-with-next="auto" style:writing-mode="lr-tb"/>
    </style:style>
    <style:style style:name="P660" style:family="paragraph" style:parent-style-name="Body_20_text_20__28_2_29_">
      <loext:graphic-properties draw:fill="none" draw:fill-color="#ffffff"/>
      <style:paragraph-properties fo:margin-left="0cm" fo:margin-right="0cm" fo:margin-top="0cm" fo:margin-bottom="0.21cm" style:contextual-spacing="false" fo:line-height="0.33cm" fo:text-align="start" style:justify-single-word="false" fo:keep-together="auto" fo:orphans="0" fo:widows="0" fo:text-indent="0cm" style:auto-text-indent="false" fo:background-color="transparent" fo:keep-with-next="auto" style:writing-mode="lr-tb"/>
    </style:style>
    <style:style style:name="P661" style:family="paragraph" style:parent-style-name="Body_20_text_20__28_2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662" style:family="paragraph" style:parent-style-name="Body_20_text_20__28_2_29_">
      <loext:graphic-properties draw:fill="none" draw:fill-color="#ffffff"/>
      <style:paragraph-properties fo:margin-left="0cm" fo:margin-right="0cm" fo:margin-top="0cm" fo:margin-bottom="0.75cm" style:contextual-spacing="false" fo:line-height="0.42cm" fo:text-align="start" style:justify-single-word="false" fo:keep-together="auto" fo:orphans="0" fo:widows="0" fo:text-indent="0cm" style:auto-text-indent="false" fo:background-color="transparent" fo:keep-with-next="auto" style:writing-mode="lr-tb"/>
    </style:style>
    <style:style style:name="P663" style:family="paragraph" style:parent-style-name="Body_20_text_20__28_2_29_">
      <loext:graphic-properties draw:fill="none" draw:fill-color="#ffffff"/>
      <style:paragraph-properties fo:margin-left="0cm" fo:margin-right="0cm" fo:margin-top="0cm" fo:margin-bottom="0cm" style:contextual-spacing="false" fo:line-height="0.42cm" fo:text-align="justify" style:justify-single-word="false" fo:keep-together="auto" fo:orphans="0" fo:widows="0" fo:text-indent="0cm" style:auto-text-indent="false" fo:background-color="transparent" fo:keep-with-next="auto" style:writing-mode="lr-tb"/>
    </style:style>
    <style:style style:name="P664" style:family="paragraph" style:parent-style-name="Body_20_text_20__28_2_29_">
      <loext:graphic-properties draw:fill="none" draw:fill-color="#ffffff"/>
      <style:paragraph-properties fo:margin-left="0cm" fo:margin-right="0cm" fo:margin-top="0cm" fo:margin-bottom="0cm" style:contextual-spacing="false" fo:line-height="0.296cm" fo:text-align="justify" style:justify-single-word="false" fo:keep-together="auto" fo:orphans="0" fo:widows="0" fo:text-indent="0cm" style:auto-text-indent="false" fo:background-color="transparent" fo:keep-with-next="auto" style:writing-mode="lr-tb"/>
    </style:style>
    <style:style style:name="P665" style:family="paragraph" style:parent-style-name="Body_20_text_20__28_2_29_">
      <loext:graphic-properties draw:fill="none" draw:fill-color="#ffffff"/>
      <style:paragraph-properties fo:margin-left="0cm" fo:margin-right="0cm" fo:margin-top="0cm" fo:margin-bottom="0.018cm" style:contextual-spacing="false" fo:line-height="0.22cm" fo:text-align="justify" style:justify-single-word="false" fo:keep-together="auto" fo:orphans="0" fo:widows="0" fo:text-indent="0cm" style:auto-text-indent="false" fo:background-color="transparent" fo:keep-with-next="auto" style:writing-mode="lr-tb"/>
    </style:style>
    <style:style style:name="P666" style:family="paragraph" style:parent-style-name="Body_20_text_20__28_2_29_">
      <loext:graphic-properties draw:fill="none" draw:fill-color="#ffffff"/>
      <style:paragraph-properties fo:margin-left="0.318cm" fo:margin-right="8.29cm" fo:margin-top="0cm" fo:margin-bottom="0cm" style:contextual-spacing="false" fo:line-height="0.547cm" fo:text-align="start" style:justify-single-word="false" fo:keep-together="auto" fo:orphans="0" fo:widows="0" fo:text-indent="0cm" style:auto-text-indent="false" fo:background-color="transparent" fo:keep-with-next="auto" style:writing-mode="lr-tb">
        <style:tab-stops>
          <style:tab-stop style:position="0.836cm"/>
        </style:tab-stops>
      </style:paragraph-properties>
    </style:style>
    <style:style style:name="P667" style:family="paragraph" style:parent-style-name="Body_20_text_20__28_2_29_" style:master-page-name="Converted13">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style:page-number="519" fo:background-color="transparent" fo:keep-with-next="auto" style:writing-mode="lr-tb"/>
    </style:style>
    <style:style style:name="P668"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65cm"/>
          <style:tab-stop style:position="2.951cm" style:type="right"/>
        </style:tab-stops>
      </style:paragraph-properties>
    </style:style>
    <style:style style:name="P669"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670"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706cm"/>
          <style:tab-stop style:position="2.143cm"/>
        </style:tab-stops>
      </style:paragraph-properties>
    </style:style>
    <style:style style:name="P671" style:family="paragraph" style:parent-style-name="Body_20_text_20__28_2_29_">
      <loext:graphic-properties draw:fill="none" draw:fill-color="#ffffff"/>
      <style:paragraph-properties fo:margin-left="0cm" fo:margin-right="0.67cm" fo:margin-top="0cm" fo:margin-bottom="0.206cm" style:contextual-spacing="false" fo:line-height="0.406cm"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2_29_">
      <loext:graphic-properties draw:fill="none" draw:fill-color="#ffffff"/>
      <style:paragraph-properties fo:margin-left="0.282cm" fo:margin-right="5.644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2_29_">
      <loext:graphic-properties draw:fill="none" draw:fill-color="#ffffff"/>
      <style:paragraph-properties fo:margin-left="0cm" fo:margin-right="0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661cm"/>
          <style:tab-stop style:position="2.912cm" style:type="center"/>
        </style:tab-stops>
      </style:paragraph-properties>
    </style:style>
    <style:style style:name="P674" style:family="paragraph" style:parent-style-name="Body_20_text_20__28_2_29_">
      <loext:graphic-properties draw:fill="none" draw:fill-color="#ffffff"/>
      <style:paragraph-properties fo:margin-left="0cm" fo:margin-right="8.149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675" style:family="paragraph" style:parent-style-name="Body_20_text_20__28_2_29_">
      <loext:graphic-properties draw:fill="none" draw:fill-color="#ffffff"/>
      <style:paragraph-properties fo:margin-left="0cm" fo:margin-right="7.514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76" style:family="paragraph" style:parent-style-name="Body_20_text_20__28_2_29_">
      <loext:graphic-properties draw:fill="none" draw:fill-color="#ffffff"/>
      <style:paragraph-properties fo:margin-left="0cm" fo:margin-right="0cm" fo:margin-top="0cm" fo:margin-bottom="0cm" style:contextual-spacing="false" fo:line-height="0.275cm" fo:text-align="justify" style:justify-single-word="false" fo:keep-together="auto" fo:orphans="0" fo:widows="0" fo:text-indent="0cm" style:auto-text-indent="false" fo:background-color="transparent" fo:keep-with-next="auto" style:writing-mode="lr-tb">
        <style:tab-stops>
          <style:tab-stop style:position="9.495cm"/>
          <style:tab-stop style:position="11.46cm"/>
        </style:tab-stops>
      </style:paragraph-properties>
    </style:style>
    <style:style style:name="P677" style:family="paragraph" style:parent-style-name="Body_20_text_20__28_2_29_">
      <loext:graphic-properties draw:fill="none" draw:fill-color="#ffffff"/>
      <style:paragraph-properties fo:margin-left="0cm" fo:margin-right="0cm" fo:margin-top="0cm" fo:margin-bottom="0.131cm" style:contextual-spacing="false" fo:line-height="0.275cm" fo:text-align="justify"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0cm" fo:margin-top="0cm" fo:margin-bottom="0cm" style:contextual-spacing="false" fo:line-height="0.448cm" fo:text-align="justify" style:justify-single-word="false" fo:keep-together="auto" fo:orphans="0" fo:widows="0" fo:text-indent="0cm" style:auto-text-indent="false" fo:background-color="transparent" fo:keep-with-next="auto" style:writing-mode="lr-tb">
        <style:tab-stops>
          <style:tab-stop style:position="4.339cm"/>
        </style:tab-stops>
      </style:paragraph-properties>
    </style:style>
    <style:style style:name="P679" style:family="paragraph" style:parent-style-name="Body_20_text_20__28_2_29_">
      <loext:graphic-properties draw:fill="none" draw:fill-color="#ffffff"/>
      <style:paragraph-properties fo:margin-left="0cm" fo:margin-right="0cm" fo:margin-top="0cm" fo:margin-bottom="0cm" style:contextual-spacing="false" fo:line-height="0.448cm" fo:text-align="justify" style:justify-single-word="false" fo:keep-together="auto" fo:orphans="0" fo:widows="0" fo:text-indent="0cm" style:auto-text-indent="false" fo:background-color="transparent" fo:keep-with-next="auto" style:writing-mode="lr-tb"/>
    </style:style>
    <style:style style:name="P680" style:family="paragraph" style:parent-style-name="Body_20_text_20__28_2_29_">
      <loext:graphic-properties draw:fill="none" draw:fill-color="#ffffff"/>
      <style:paragraph-properties fo:margin-left="0.282cm" fo:margin-right="0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style>
    <style:style style:name="P681" style:family="paragraph" style:parent-style-name="Body_20_text_20__28_3_29_">
      <loext:graphic-properties draw:fill="none" draw:fill-color="#ffffff"/>
      <style:paragraph-properties fo:margin-left="0cm" fo:margin-right="0cm" fo:margin-top="0cm" fo:margin-bottom="0.175cm" style:contextual-spacing="false" fo:text-align="start" style:justify-single-word="false" fo:keep-together="auto" fo:orphans="0" fo:widows="0" fo:text-indent="0cm" style:auto-text-indent="false" fo:background-color="transparent" fo:keep-with-next="auto" style:writing-mode="lr-tb"/>
    </style:style>
    <style:style style:name="P682" style:family="paragraph" style:parent-style-name="Body_20_text_20__28_3_29_" style:master-page-name="Converted11">
      <loext:graphic-properties draw:fill="none" draw:fill-color="#ffffff"/>
      <style:paragraph-properties fo:margin-left="0cm" fo:margin-right="0cm" fo:margin-top="0cm" fo:margin-bottom="0.21cm" style:contextual-spacing="false" fo:text-align="start" style:justify-single-word="false" fo:keep-together="auto" fo:orphans="0" fo:widows="0" fo:text-indent="0cm" style:auto-text-indent="false" style:page-number="10" fo:background-color="transparent" fo:keep-with-next="auto" style:writing-mode="lr-tb"/>
    </style:style>
    <style:style style:name="P683" style:family="paragraph" style:parent-style-name="Body_20_text_20__28_3_29_">
      <loext:graphic-properties draw:fill="none" draw:fill-color="#ffffff"/>
      <style:paragraph-properties fo:margin-left="0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style>
    <style:style style:name="P684" style:family="paragraph" style:parent-style-name="Body_20_text_20__28_3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685" style:family="paragraph" style:parent-style-name="Body_20_text_20__28_3_29_">
      <loext:graphic-properties draw:fill="none" draw:fill-color="#ffffff"/>
      <style:paragraph-properties fo:margin-left="0cm" fo:margin-right="0cm" fo:margin-top="0cm" fo:margin-bottom="0.238cm" style:contextual-spacing="false" fo:text-align="justify" style:justify-single-word="false" fo:keep-together="auto" fo:orphans="0" fo:widows="0" fo:text-indent="0cm" style:auto-text-indent="false" fo:background-color="transparent" fo:keep-with-next="auto" style:writing-mode="lr-tb"/>
    </style:style>
    <style:style style:name="P686" style:family="paragraph" style:parent-style-name="Body_20_text_20__28_3_29_" style:master-page-name="Converted29">
      <loext:graphic-properties draw:fill="none" draw:fill-color="#ffffff"/>
      <style:paragraph-properties fo:margin-left="0cm" fo:margin-right="0cm" fo:margin-top="0cm" fo:margin-bottom="0.238cm" style:contextual-spacing="false" fo:text-align="justify" style:justify-single-word="false" fo:keep-together="auto" fo:orphans="0" fo:widows="0" fo:text-indent="0cm" style:auto-text-indent="false" style:page-number="22" fo:background-color="transparent" fo:keep-with-next="auto" style:writing-mode="lr-tb"/>
    </style:style>
    <style:style style:name="P687" style:family="paragraph" style:parent-style-name="Body_20_text_20__28_3_29_">
      <loext:graphic-properties draw:fill="none" draw:fill-color="#ffffff"/>
      <style:paragraph-properties fo:margin-left="0cm" fo:margin-right="0cm" fo:margin-top="0cm" fo:margin-bottom="0.273cm" style:contextual-spacing="false" fo:text-align="justify" style:justify-single-word="false" fo:keep-together="auto" fo:orphans="0" fo:widows="0" fo:text-indent="0cm" style:auto-text-indent="false" fo:background-color="transparent" fo:keep-with-next="auto" style:writing-mode="lr-tb"/>
    </style:style>
    <style:style style:name="P688" style:family="paragraph" style:parent-style-name="Body_20_text_20__28_3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845cm"/>
        </style:tab-stops>
      </style:paragraph-properties>
    </style:style>
    <style:style style:name="P68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9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691"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s>
      </style:paragraph-properties>
    </style:style>
    <style:style style:name="P692"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93"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s>
      </style:paragraph-properties>
    </style:style>
    <style:style style:name="P694"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cm"/>
          <style:tab-stop style:position="5.189cm" style:type="center"/>
          <style:tab-stop style:position="6.313cm"/>
          <style:tab-stop style:position="7.146cm" style:type="right"/>
        </style:tab-stops>
      </style:paragraph-properties>
    </style:style>
    <style:style style:name="P695"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cm"/>
        </style:tab-stops>
      </style:paragraph-properties>
    </style:style>
    <style:style style:name="P696"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2cm"/>
        </style:tab-stops>
      </style:paragraph-properties>
    </style:style>
    <style:style style:name="P697"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style>
    <style:style style:name="P698"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699"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700"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701"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16cm"/>
        </style:tab-stops>
      </style:paragraph-properties>
    </style:style>
    <style:style style:name="P702"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1cm"/>
        </style:tab-stops>
      </style:paragraph-properties>
    </style:style>
    <style:style style:name="P703"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704"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705"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1cm"/>
        </style:tab-stops>
      </style:paragraph-properties>
    </style:style>
    <style:style style:name="P706"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cm"/>
        </style:tab-stops>
      </style:paragraph-properties>
    </style:style>
    <style:style style:name="P707"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cm"/>
          <style:tab-stop style:position="5.189cm" style:type="center"/>
          <style:tab-stop style:position="6.288cm"/>
        </style:tab-stops>
      </style:paragraph-properties>
    </style:style>
    <style:style style:name="P708"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709"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s>
      </style:paragraph-properties>
    </style:style>
    <style:style style:name="P710"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 style:position="5.32cm" style:type="center"/>
          <style:tab-stop style:position="6.479cm" style:type="right"/>
          <style:tab-stop style:position="6.833cm"/>
        </style:tab-stops>
      </style:paragraph-properties>
    </style:style>
    <style:style style:name="P711"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712"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s>
      </style:paragraph-properties>
    </style:style>
    <style:style style:name="P713"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5cm"/>
        </style:tab-stops>
      </style:paragraph-properties>
    </style:style>
    <style:style style:name="P714"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715"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7cm"/>
        </style:tab-stops>
      </style:paragraph-properties>
    </style:style>
    <style:style style:name="P716"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s>
      </style:paragraph-properties>
    </style:style>
    <style:style style:name="P717"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718"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02cm"/>
        </style:tab-stops>
      </style:paragraph-properties>
    </style:style>
    <style:style style:name="P719"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7cm"/>
        </style:tab-stops>
      </style:paragraph-properties>
    </style:style>
    <style:style style:name="P720"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721"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7cm"/>
        </style:tab-stops>
      </style:paragraph-properties>
    </style:style>
    <style:style style:name="P722"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723"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882cm" style:type="right"/>
        </style:tab-stops>
      </style:paragraph-properties>
    </style:style>
    <style:style style:name="P724"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2cm"/>
        </style:tab-stops>
      </style:paragraph-properties>
    </style:style>
    <style:style style:name="P725"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s>
      </style:paragraph-properties>
    </style:style>
    <style:style style:name="P726"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727"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5cm"/>
        </style:tab-stops>
      </style:paragraph-properties>
    </style:style>
    <style:style style:name="P728"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32cm"/>
        </style:tab-stops>
      </style:paragraph-properties>
    </style:style>
    <style:style style:name="P729"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29cm"/>
        </style:tab-stops>
      </style:paragraph-properties>
    </style:style>
    <style:style style:name="P730"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731"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7cm"/>
        </style:tab-stops>
      </style:paragraph-properties>
    </style:style>
    <style:style style:name="P732"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s>
      </style:paragraph-properties>
    </style:style>
    <style:style style:name="P733"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734"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7cm"/>
        </style:tab-stops>
      </style:paragraph-properties>
    </style:style>
    <style:style style:name="P735"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6cm"/>
        </style:tab-stops>
      </style:paragraph-properties>
    </style:style>
    <style:style style:name="P736"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2cm"/>
        </style:tab-stops>
      </style:paragraph-properties>
    </style:style>
    <style:style style:name="P737" style:family="paragraph" style:parent-style-name="Body_20_text_20__28_5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738" style:family="paragraph" style:parent-style-name="Body_20_text_20__28_5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39" style:family="paragraph" style:parent-style-name="Body_20_text_20__28_5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740" style:family="paragraph" style:parent-style-name="Body_20_text_20__28_5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25cm"/>
        </style:tab-stops>
      </style:paragraph-properties>
    </style:style>
    <style:style style:name="P741" style:family="paragraph" style:parent-style-name="Body_20_text_20__28_5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7cm"/>
        </style:tab-stops>
      </style:paragraph-properties>
    </style:style>
    <style:style style:name="P742" style:family="paragraph" style:parent-style-name="Body_20_text_20__28_5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6cm"/>
        </style:tab-stops>
      </style:paragraph-properties>
    </style:style>
    <style:style style:name="P743" style:family="paragraph" style:parent-style-name="Body_20_text_20__28_5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3cm"/>
        </style:tab-stops>
      </style:paragraph-properties>
    </style:style>
    <style:style style:name="P744" style:family="paragraph" style:parent-style-name="Body_20_text_20__28_5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56cm"/>
        </style:tab-stops>
      </style:paragraph-properties>
    </style:style>
    <style:style style:name="P745" style:family="paragraph" style:parent-style-name="Body_20_text_20__28_5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16cm"/>
        </style:tab-stops>
      </style:paragraph-properties>
    </style:style>
    <style:style style:name="P746" style:family="paragraph" style:parent-style-name="Body_20_text_20__28_6_29_">
      <loext:graphic-properties draw:fill="none" draw:fill-color="#ffffff"/>
      <style:paragraph-properties fo:margin-left="0cm" fo:margin-right="0cm" fo:margin-top="0cm" fo:margin-bottom="0.258cm" style:contextual-spacing="false" fo:text-align="start" style:justify-single-word="false" fo:keep-together="auto" fo:orphans="0" fo:widows="0" fo:text-indent="0cm" style:auto-text-indent="false" fo:background-color="transparent" fo:keep-with-next="auto" style:writing-mode="lr-tb"/>
    </style:style>
    <style:style style:name="P747" style:family="paragraph" style:parent-style-name="Body_20_text_20__28_6_29_">
      <loext:graphic-properties draw:fill="none" draw:fill-color="#ffffff"/>
      <style:paragraph-properties fo:margin-left="0cm" fo:margin-right="0cm" fo:margin-top="0cm" fo:margin-bottom="0.238cm" style:contextual-spacing="false" fo:text-align="start" style:justify-single-word="false" fo:keep-together="auto" fo:orphans="0" fo:widows="0" fo:text-indent="0cm" style:auto-text-indent="false" fo:background-color="transparent" fo:keep-with-next="auto" style:writing-mode="lr-tb"/>
    </style:style>
    <style:style style:name="P748" style:family="paragraph" style:parent-style-name="Body_20_text_20__28_6_29_">
      <loext:graphic-properties draw:fill="none" draw:fill-color="#ffffff"/>
      <style:paragraph-properties fo:margin-left="0cm" fo:margin-right="0cm" fo:margin-top="0cm" fo:margin-bottom="0.099cm" style:contextual-spacing="false" fo:text-align="start" style:justify-single-word="false" fo:keep-together="auto" fo:orphans="0" fo:widows="0" fo:text-indent="0cm" style:auto-text-indent="false" fo:background-color="transparent" fo:keep-with-next="auto" style:writing-mode="lr-tb"/>
    </style:style>
    <style:style style:name="P749" style:family="paragraph" style:parent-style-name="Body_20_text_20__28_6_29_">
      <loext:graphic-properties draw:fill="none" draw:fill-color="#ffffff"/>
      <style:paragraph-properties fo:margin-left="0cm" fo:margin-right="0cm" fo:margin-top="0cm" fo:margin-bottom="0.273cm" style:contextual-spacing="false" fo:text-align="justify" style:justify-single-word="false" fo:keep-together="auto" fo:orphans="0" fo:widows="0" fo:text-indent="0cm" style:auto-text-indent="false" fo:background-color="transparent" fo:keep-with-next="auto" style:writing-mode="lr-tb"/>
    </style:style>
    <style:style style:name="P750" style:family="paragraph" style:parent-style-name="Body_20_text_20__28_6_29_">
      <loext:graphic-properties draw:fill="none" draw:fill-color="#ffffff"/>
      <style:paragraph-properties fo:margin-left="0cm" fo:margin-right="0cm" fo:margin-top="0cm" fo:margin-bottom="0.254cm" style:contextual-spacing="false" fo:text-align="justify" style:justify-single-word="false" fo:keep-together="auto" fo:orphans="0" fo:widows="0" fo:text-indent="0cm" style:auto-text-indent="false" fo:background-color="transparent" fo:keep-with-next="auto" style:writing-mode="lr-tb"/>
    </style:style>
    <style:style style:name="P751" style:family="paragraph" style:parent-style-name="Body_20_text_20__28_6_29_">
      <loext:graphic-properties draw:fill="none" draw:fill-color="#ffffff"/>
      <style:paragraph-properties fo:margin-left="0cm" fo:margin-right="0cm" fo:margin-top="0cm" fo:margin-bottom="0.21cm" style:contextual-spacing="false" fo:text-align="justify" style:justify-single-word="false" fo:keep-together="auto" fo:orphans="0" fo:widows="0" fo:text-indent="0cm" style:auto-text-indent="false" fo:background-color="transparent" fo:keep-with-next="auto" style:writing-mode="lr-tb"/>
    </style:style>
    <style:style style:name="P752" style:family="paragraph" style:parent-style-name="Body_20_text_20__28_7_29_">
      <loext:graphic-properties draw:fill="none" draw:fill-color="#ffffff"/>
      <style:paragraph-properties fo:margin-left="0cm" fo:margin-right="0cm" fo:margin-top="0cm" fo:margin-bottom="0.175cm" style:contextual-spacing="false" fo:text-align="start" style:justify-single-word="false" fo:keep-together="auto" fo:orphans="0" fo:widows="0" fo:text-indent="0cm" style:auto-text-indent="false" fo:background-color="transparent" fo:keep-with-next="auto" style:writing-mode="lr-tb"/>
    </style:style>
    <style:style style:name="P753"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8cm"/>
        </style:tab-stops>
      </style:paragraph-properties>
    </style:style>
    <style:style style:name="P754" style:family="paragraph" style:parent-style-name="Body_20_text_20__28_8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089cm"/>
        </style:tab-stops>
      </style:paragraph-properties>
    </style:style>
    <style:style style:name="P755"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756" style:family="paragraph" style:parent-style-name="Body_20_text_20__28_8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47cm"/>
        </style:tab-stops>
      </style:paragraph-properties>
    </style:style>
    <style:style style:name="P757" style:family="paragraph" style:parent-style-name="Body_20_text_20__28_8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38cm"/>
        </style:tab-stops>
      </style:paragraph-properties>
    </style:style>
    <style:style style:name="P758" style:family="paragraph" style:parent-style-name="Body_20_text_20__28_8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62cm"/>
        </style:tab-stops>
      </style:paragraph-properties>
    </style:style>
    <style:style style:name="P759"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93cm"/>
        </style:tab-stops>
      </style:paragraph-properties>
    </style:style>
    <style:style style:name="P760"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2cm"/>
        </style:tab-stops>
      </style:paragraph-properties>
    </style:style>
    <style:style style:name="P761"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762"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5cm"/>
        </style:tab-stops>
      </style:paragraph-properties>
    </style:style>
    <style:style style:name="P763"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764"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765"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766" style:family="paragraph" style:parent-style-name="Body_20_text_20__28_8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31cm"/>
        </style:tab-stops>
      </style:paragraph-properties>
    </style:style>
    <style:style style:name="P767" style:family="paragraph" style:parent-style-name="Body_20_text_20__28_8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29cm"/>
        </style:tab-stops>
      </style:paragraph-properties>
    </style:style>
    <style:style style:name="P768" style:family="paragraph" style:parent-style-name="Body_20_text_20__28_8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893cm"/>
        </style:tab-stops>
      </style:paragraph-properties>
    </style:style>
    <style:style style:name="P769" style:family="paragraph" style:parent-style-name="Body_20_text_20__28_8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770" style:family="paragraph" style:parent-style-name="Body_20_text_20__28_8_29_">
      <loext:graphic-properties draw:fill="none" draw:fill-color="#ffffff"/>
      <style:paragraph-properties fo:margin-left="0.318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771" style:family="paragraph" style:parent-style-name="Body_20_text_20__28_8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81cm"/>
        </style:tab-stops>
      </style:paragraph-properties>
    </style:style>
    <style:style style:name="P772" style:family="paragraph" style:parent-style-name="Body_20_text_20__28_8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893cm"/>
        </style:tab-stops>
      </style:paragraph-properties>
    </style:style>
    <style:style style:name="P773" style:family="paragraph" style:parent-style-name="Body_20_text_20__28_8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6cm"/>
        </style:tab-stops>
      </style:paragraph-properties>
    </style:style>
    <style:style style:name="P774" style:family="paragraph" style:parent-style-name="Body_20_text_20__28_8_29_">
      <loext:graphic-properties draw:fill="none" draw:fill-color="#ffffff"/>
      <style:paragraph-properties fo:margin-left="0cm" fo:margin-right="8.43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75" style:family="paragraph" style:parent-style-name="Body_20_text_20__28_8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29cm"/>
        </style:tab-stops>
      </style:paragraph-properties>
    </style:style>
    <style:style style:name="P776" style:family="paragraph" style:parent-style-name="Body_20_text_20__28_8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71cm"/>
        </style:tab-stops>
      </style:paragraph-properties>
    </style:style>
    <style:style style:name="P777"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2cm"/>
        </style:tab-stops>
      </style:paragraph-properties>
    </style:style>
    <style:style style:name="P778"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779"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780"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781"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6cm"/>
        </style:tab-stops>
      </style:paragraph-properties>
    </style:style>
    <style:style style:name="P782" style:family="paragraph" style:parent-style-name="Body_20_text_20__28_8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2cm"/>
        </style:tab-stops>
      </style:paragraph-properties>
    </style:style>
    <style:style style:name="P783" style:family="paragraph" style:parent-style-name="Body_20_text_20__28_8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84" style:family="paragraph" style:parent-style-name="Body_20_text_20__28_8_29_">
      <loext:graphic-properties draw:fill="none" draw:fill-color="#ffffff"/>
      <style:paragraph-properties fo:margin-left="0.318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21cm"/>
        </style:tab-stops>
      </style:paragraph-properties>
    </style:style>
    <style:style style:name="P785" style:family="paragraph" style:parent-style-name="Body_20_text_20__28_8_29_">
      <loext:graphic-properties draw:fill="none" draw:fill-color="#ffffff"/>
      <style:paragraph-properties fo:margin-left="0cm" fo:margin-right="8.819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786" style:family="paragraph" style:parent-style-name="Body_20_text_20__28_8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56cm"/>
        </style:tab-stops>
      </style:paragraph-properties>
    </style:style>
    <style:style style:name="P787" style:family="paragraph" style:parent-style-name="Body_20_text_20__28_9_29_">
      <loext:graphic-properties draw:fill="none" draw:fill-color="#ffffff"/>
      <style:paragraph-properties fo:margin-left="0cm" fo:margin-right="0cm" fo:margin-top="0cm" fo:margin-bottom="0.25cm" style:contextual-spacing="false" fo:keep-together="auto" fo:orphans="0" fo:widows="0" fo:text-indent="0cm" style:auto-text-indent="false" fo:background-color="transparent" fo:keep-with-next="auto" style:writing-mode="lr-tb"/>
    </style:style>
    <style:style style:name="P788" style:family="paragraph" style:parent-style-name="Body_20_text_20__28_9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789" style:family="paragraph" style:parent-style-name="Body_20_text_20__28_9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790" style:family="paragraph" style:parent-style-name="Footnote_20__28_2_29_">
      <loext:graphic-properties draw:fill="none" draw:fill-color="#ffffff"/>
      <style:paragraph-properties fo:margin-left="0cm" fo:margin-right="8.67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91" style:family="paragraph" style:parent-style-name="Footnote_20__28_2_29_">
      <loext:graphic-properties draw:fill="none" draw:fill-color="#ffffff"/>
      <style:paragraph-properties fo:margin-left="0cm" fo:margin-right="8.78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92" style:family="paragraph" style:parent-style-name="Footnote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793" style:family="paragraph" style:parent-style-name="Footnote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794" style:family="paragraph" style:parent-style-name="Footnote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s>
      </style:paragraph-properties>
    </style:style>
    <style:style style:name="P795" style:family="paragraph" style:parent-style-name="Footnote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796" style:family="paragraph" style:parent-style-name="Footnote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797" style:family="paragraph" style:parent-style-name="Footnote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798" style:family="paragraph" style:parent-style-name="Footnote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3cm"/>
        </style:tab-stops>
      </style:paragraph-properties>
    </style:style>
    <style:style style:name="P799" style:family="paragraph" style:parent-style-name="Footnote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s>
      </style:paragraph-properties>
    </style:style>
    <style:style style:name="P80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0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s>
      </style:paragraph-properties>
    </style:style>
    <style:style style:name="P80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80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3cm" style:type="center"/>
          <style:tab-stop style:position="2.595cm" style:type="center"/>
          <style:tab-stop style:position="3.209cm"/>
        </style:tab-stops>
      </style:paragraph-properties>
    </style:style>
    <style:style style:name="P80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 style:position="4.83cm" style:type="center"/>
          <style:tab-stop style:position="5.987cm" style:type="center"/>
          <style:tab-stop style:position="6.41cm" style:type="center"/>
        </style:tab-stops>
      </style:paragraph-properties>
    </style:style>
    <style:style style:name="P805" style:family="paragraph" style:parent-style-name="Footnote_20__28_user_29_">
      <loext:graphic-properties draw:fill="none" draw:fill-color="#ffffff"/>
      <style:paragraph-properties fo:margin-left="0cm" fo:margin-right="0.741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06" style:family="paragraph" style:parent-style-name="Footnote_20__28_user_29_">
      <loext:graphic-properties draw:fill="none" draw:fill-color="#ffffff"/>
      <style:paragraph-properties fo:margin-left="3.175cm" fo:margin-right="7.902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07"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83cm" style:type="center"/>
          <style:tab-stop style:position="2.604cm" style:type="center"/>
        </style:tab-stops>
      </style:paragraph-properties>
    </style:style>
    <style:style style:name="P808"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78cm"/>
        </style:tab-stops>
      </style:paragraph-properties>
    </style:style>
    <style:style style:name="P809"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cm"/>
        </style:tab-stops>
      </style:paragraph-properties>
    </style:style>
    <style:style style:name="P81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81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s>
      </style:paragraph-properties>
    </style:style>
    <style:style style:name="P81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s>
      </style:paragraph-properties>
    </style:style>
    <style:style style:name="P813" style:family="paragraph" style:parent-style-name="Footnote_20__28_user_29_">
      <loext:graphic-properties draw:fill="none" draw:fill-color="#ffffff"/>
      <style:paragraph-properties fo:margin-left="0cm" fo:margin-right="0cm" fo:margin-top="0cm" fo:margin-bottom="0.106cm" style:contextual-spacing="false" fo:line-height="0.332cm" fo:keep-together="auto" fo:orphans="0" fo:widows="0" fo:text-indent="0cm" style:auto-text-indent="false" fo:background-color="transparent" fo:keep-with-next="auto" style:writing-mode="lr-tb">
        <style:tab-stops>
          <style:tab-stop style:position="0.22cm"/>
        </style:tab-stops>
      </style:paragraph-properties>
    </style:style>
    <style:style style:name="P814" style:family="paragraph" style:parent-style-name="Footnote_20__28_user_29_" style:list-style-name="WWNum1">
      <loext:graphic-properties draw:fill="none" draw:fill-color="#ffffff"/>
      <style:paragraph-properties fo:margin-left="0cm" fo:margin-right="0cm" fo:margin-top="0cm" fo:margin-bottom="0.079cm" style:contextual-spacing="false" fo:line-height="0.332cm" fo:keep-together="auto" fo:orphans="0" fo:widows="0" fo:text-indent="0cm" style:auto-text-indent="false" fo:background-color="transparent" fo:keep-with-next="auto" style:writing-mode="lr-tb">
        <style:tab-stops>
          <style:tab-stop style:position="0.681cm"/>
          <style:tab-stop style:position="2.057cm"/>
        </style:tab-stops>
      </style:paragraph-properties>
    </style:style>
    <style:style style:name="P815" style:family="paragraph" style:parent-style-name="Footnote_20__28_user_29_">
      <loext:graphic-properties draw:fill="none" draw:fill-color="#ffffff"/>
      <style:paragraph-properties fo:margin-left="0cm" fo:margin-right="8.714cm" fo:margin-top="0cm" fo:margin-bottom="0.134cm" style:contextual-spacing="false" fo:line-height="0.363cm" fo:text-align="start" style:justify-single-word="false" fo:keep-together="auto" fo:orphans="0" fo:widows="0" fo:text-indent="0cm" style:auto-text-indent="false" fo:background-color="transparent" fo:keep-with-next="auto" style:writing-mode="lr-tb"/>
    </style:style>
    <style:style style:name="P816" style:family="paragraph" style:parent-style-name="Footnote_20__28_user_29_">
      <loext:graphic-properties draw:fill="none" draw:fill-color="#ffffff"/>
      <style:paragraph-properties fo:margin-left="0cm" fo:margin-right="1.023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style>
    <style:style style:name="P817"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7cm"/>
          <style:tab-stop style:position="2.092cm"/>
        </style:tab-stops>
      </style:paragraph-properties>
    </style:style>
    <style:style style:name="P818"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819" style:family="paragraph" style:parent-style-name="Footnote_20__28_user_29_">
      <loext:graphic-properties draw:fill="none" draw:fill-color="#ffffff"/>
      <style:paragraph-properties fo:margin-left="0cm" fo:margin-right="0.388cm" fo:margin-top="0cm" fo:margin-bottom="0cm" style:contextual-spacing="false" fo:line-height="0.372cm" fo:keep-together="auto" fo:orphans="0" fo:widows="0" fo:text-indent="0cm" style:auto-text-indent="false" fo:background-color="transparent" fo:keep-with-next="auto" style:writing-mode="lr-tb"/>
    </style:style>
    <style:style style:name="P820"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6cm" style:type="center"/>
          <style:tab-stop style:position="2.6cm" style:type="center"/>
          <style:tab-stop style:position="3.214cm"/>
        </style:tab-stops>
      </style:paragraph-properties>
    </style:style>
    <style:style style:name="P821"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8cm"/>
          <style:tab-stop style:position="5.295cm" style:type="center"/>
          <style:tab-stop style:position="7.137cm" style:type="right"/>
        </style:tab-stops>
      </style:paragraph-properties>
    </style:style>
    <style:style style:name="P822"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823"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5cm"/>
        </style:tab-stops>
      </style:paragraph-properties>
    </style:style>
    <style:style style:name="P824"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2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82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55cm" style:type="right"/>
        </style:tab-stops>
      </style:paragraph-properties>
    </style:style>
    <style:style style:name="P82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43cm" style:type="right"/>
        </style:tab-stops>
      </style:paragraph-properties>
    </style:style>
    <style:style style:name="P82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18cm" style:type="right"/>
        </style:tab-stops>
      </style:paragraph-properties>
    </style:style>
    <style:style style:name="P82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81cm" style:type="right"/>
        </style:tab-stops>
      </style:paragraph-properties>
    </style:style>
    <style:style style:name="P83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P83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1cm" style:type="right"/>
        </style:tab-stops>
      </style:paragraph-properties>
    </style:style>
    <style:style style:name="P83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0.553cm" style:type="right"/>
        </style:tab-stops>
      </style:paragraph-properties>
    </style:style>
    <style:style style:name="P83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97cm" style:type="right"/>
        </style:tab-stops>
      </style:paragraph-properties>
    </style:style>
    <style:style style:name="P83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6cm" style:type="right"/>
        </style:tab-stops>
      </style:paragraph-properties>
    </style:style>
    <style:style style:name="P83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5cm" style:type="right"/>
        </style:tab-stops>
      </style:paragraph-properties>
    </style:style>
    <style:style style:name="P836" style:family="paragraph" style:parent-style-name="Heading_20__23_1">
      <loext:graphic-properties draw:fill="none" draw:fill-color="#ffffff"/>
      <style:paragraph-properties fo:margin-left="0cm" fo:margin-right="0cm" fo:margin-top="0cm" fo:margin-bottom="0cm" style:contextual-spacing="false" fo:line-height="0.568cm" fo:text-align="start" style:justify-single-word="false" fo:keep-together="always" fo:orphans="0" fo:widows="0" fo:text-indent="0cm" style:auto-text-indent="false" fo:background-color="transparent" fo:keep-with-next="always" style:writing-mode="lr-tb"/>
    </style:style>
    <style:style style:name="P837" style:family="paragraph" style:parent-style-name="Heading_20__23_1">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838" style:family="paragraph" style:parent-style-name="Heading_20__23_1">
      <loext:graphic-properties draw:fill="none" draw:fill-color="#ffffff"/>
      <style:paragraph-properties fo:margin-left="0cm" fo:margin-right="0cm" fo:margin-top="0cm" fo:margin-bottom="0cm" style:contextual-spacing="false" fo:line-height="0.392cm" fo:keep-together="always" fo:orphans="0" fo:widows="0" fo:text-indent="0cm" style:auto-text-indent="false" fo:background-color="transparent" fo:keep-with-next="always" style:writing-mode="lr-tb"/>
    </style:style>
    <style:style style:name="P839" style:family="paragraph" style:parent-style-name="Heading_20__23_1">
      <loext:graphic-properties draw:fill="none" draw:fill-color="#ffffff"/>
      <style:paragraph-properties fo:margin-left="0cm" fo:margin-right="0cm" fo:margin-top="0cm" fo:margin-bottom="0.847cm" style:contextual-spacing="false" fo:line-height="0.392cm" fo:keep-together="always" fo:orphans="0" fo:widows="0" fo:text-indent="0cm" style:auto-text-indent="false" fo:background-color="transparent" fo:keep-with-next="always" style:writing-mode="lr-tb"/>
    </style:style>
    <style:style style:name="P840" style:family="paragraph" style:parent-style-name="Heading_20__23_1">
      <loext:graphic-properties draw:fill="none" draw:fill-color="#ffffff"/>
      <style:paragraph-properties fo:margin-left="0cm" fo:margin-right="0cm" fo:margin-top="0cm" fo:margin-bottom="0.205cm" style:contextual-spacing="false" fo:line-height="0.392cm" fo:keep-together="always" fo:orphans="0" fo:widows="0" fo:text-indent="0cm" style:auto-text-indent="false" fo:background-color="transparent" fo:keep-with-next="always" style:writing-mode="lr-tb"/>
    </style:style>
    <style:style style:name="P841" style:family="paragraph" style:parent-style-name="Heading_20__23_1">
      <loext:graphic-properties draw:fill="none" draw:fill-color="#ffffff"/>
      <style:paragraph-properties fo:margin-left="0cm" fo:margin-right="0cm" fo:margin-top="0cm" fo:margin-bottom="0.185cm" style:contextual-spacing="false" fo:line-height="0.392cm" fo:keep-together="always" fo:orphans="0" fo:widows="0" fo:text-indent="0cm" style:auto-text-indent="false" fo:background-color="transparent" fo:keep-with-next="always" style:writing-mode="lr-tb"/>
    </style:style>
    <style:style style:name="P842" style:family="paragraph" style:parent-style-name="Heading_20__23_1">
      <loext:graphic-properties draw:fill="none" draw:fill-color="#ffffff"/>
      <style:paragraph-properties fo:margin-left="0cm" fo:margin-right="0cm" fo:margin-top="0cm" fo:margin-bottom="0.182cm" style:contextual-spacing="false" fo:line-height="0.392cm" fo:keep-together="always" fo:orphans="0" fo:widows="0" fo:text-indent="0cm" style:auto-text-indent="false" fo:background-color="transparent" fo:keep-with-next="always" style:writing-mode="lr-tb"/>
    </style:style>
    <style:style style:name="P843" style:family="paragraph" style:parent-style-name="Heading_20__23_1">
      <loext:graphic-properties draw:fill="none" draw:fill-color="#ffffff"/>
      <style:paragraph-properties fo:margin-left="0cm" fo:margin-right="0cm" fo:margin-top="0cm" fo:margin-bottom="0.224cm" style:contextual-spacing="false" fo:line-height="0.392cm" fo:keep-together="always" fo:orphans="0" fo:widows="0" fo:text-indent="0cm" style:auto-text-indent="false" fo:background-color="transparent" fo:keep-with-next="always" style:writing-mode="lr-tb"/>
    </style:style>
    <style:style style:name="P844" style:family="paragraph" style:parent-style-name="Heading_20__23_1">
      <loext:graphic-properties draw:fill="none" draw:fill-color="#ffffff"/>
      <style:paragraph-properties fo:margin-left="0.318cm" fo:margin-right="0cm" fo:margin-top="0cm" fo:margin-bottom="0cm" style:contextual-spacing="false" fo:line-height="0.392cm" fo:keep-together="always" fo:orphans="0" fo:widows="0" fo:text-indent="0cm" style:auto-text-indent="false" fo:background-color="transparent" fo:keep-with-next="always" style:writing-mode="lr-tb">
        <style:tab-stops>
          <style:tab-stop style:position="3.231cm"/>
        </style:tab-stops>
      </style:paragraph-properties>
    </style:style>
    <style:style style:name="P845" style:family="paragraph" style:parent-style-name="Heading_20__23_1">
      <loext:graphic-properties draw:fill="none" draw:fill-color="#ffffff"/>
      <style:paragraph-properties fo:margin-left="0cm" fo:margin-right="0cm" fo:margin-top="0cm" fo:margin-bottom="0.25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846" style:family="paragraph" style:parent-style-name="Heading_20__23_1">
      <loext:graphic-properties draw:fill="none" draw:fill-color="#ffffff"/>
      <style:paragraph-properties fo:margin-left="0cm" fo:margin-right="0cm" fo:margin-top="0cm" fo:margin-bottom="0cm" style:contextual-spacing="false" fo:line-height="0.554cm" fo:keep-together="always" fo:orphans="0" fo:widows="0" fo:text-indent="0cm" style:auto-text-indent="false" fo:background-color="transparent" fo:keep-with-next="always" style:writing-mode="lr-tb"/>
    </style:style>
    <style:style style:name="P847" style:family="paragraph" style:parent-style-name="Heading_20__23_2">
      <loext:graphic-properties draw:fill="none" draw:fill-color="#ffffff"/>
      <style:paragraph-properties fo:margin-left="0cm" fo:margin-right="0cm" fo:margin-top="0cm" fo:margin-bottom="0.21cm" style:contextual-spacing="false" fo:keep-together="always" fo:orphans="0" fo:widows="0" fo:text-indent="0cm" style:auto-text-indent="false" fo:background-color="transparent" fo:keep-with-next="always" style:writing-mode="lr-tb"/>
    </style:style>
    <style:style style:name="P848" style:family="paragraph" style:parent-style-name="Heading_20__23_2" style:master-page-name="Standard">
      <loext:graphic-properties draw:fill="none" draw:fill-color="#ffffff"/>
      <style:paragraph-properties fo:margin-left="0cm" fo:margin-right="0cm" fo:margin-top="0cm" fo:margin-bottom="0.21cm" style:contextual-spacing="false" fo:keep-together="always" fo:orphans="0" fo:widows="0" fo:text-indent="0cm" style:auto-text-indent="false" style:page-number="499" fo:background-color="transparent" fo:keep-with-next="always" style:writing-mode="lr-tb"/>
    </style:style>
    <style:style style:name="P849" style:family="paragraph" style:parent-style-name="Heading_20__23_2">
      <loext:graphic-properties draw:fill="none" draw:fill-color="#ffffff"/>
      <style:paragraph-properties fo:margin-left="0cm" fo:margin-right="0cm" fo:margin-top="0cm" fo:margin-bottom="0.238cm" style:contextual-spacing="false" fo:keep-together="always" fo:orphans="0" fo:widows="0" fo:text-indent="0cm" style:auto-text-indent="false" fo:background-color="transparent" fo:keep-with-next="always" style:writing-mode="lr-tb"/>
    </style:style>
    <style:style style:name="P850" style:family="paragraph" style:parent-style-name="Heading_20__23_2">
      <loext:graphic-properties draw:fill="none" draw:fill-color="#ffffff"/>
      <style:paragraph-properties fo:margin-left="0cm" fo:margin-right="0cm" fo:margin-top="0cm" fo:margin-bottom="0.238cm" style:contextual-spacing="false" fo:keep-together="always" fo:orphans="0" fo:widows="0" fo:text-indent="0cm" style:auto-text-indent="false" fo:break-before="column" fo:background-color="transparent" fo:keep-with-next="always" style:writing-mode="lr-tb"/>
    </style:style>
    <style:style style:name="P851" style:family="paragraph" style:parent-style-name="Heading_20__23_2">
      <loext:graphic-properties draw:fill="none" draw:fill-color="#ffffff"/>
      <style:paragraph-properties fo:margin-left="0cm" fo:margin-right="0cm" fo:margin-top="0cm" fo:margin-bottom="0.199cm" style:contextual-spacing="false" fo:keep-together="always" fo:orphans="0" fo:widows="0" fo:text-indent="0cm" style:auto-text-indent="false" fo:background-color="transparent" fo:keep-with-next="always" style:writing-mode="lr-tb"/>
    </style:style>
    <style:style style:name="P852" style:family="paragraph" style:parent-style-name="Heading_20__23_2">
      <loext:graphic-properties draw:fill="none" draw:fill-color="#ffffff"/>
      <style:paragraph-properties fo:margin-left="0cm" fo:margin-right="0cm" fo:margin-top="0cm" fo:margin-bottom="0.168cm" style:contextual-spacing="false" fo:keep-together="always" fo:orphans="0" fo:widows="0" fo:text-indent="0cm" style:auto-text-indent="false" fo:break-before="column" fo:background-color="transparent" fo:keep-with-next="always" style:writing-mode="lr-tb"/>
    </style:style>
    <style:style style:name="P853" style:family="paragraph" style:parent-style-name="Heading_20__23_2">
      <loext:graphic-properties draw:fill="none" draw:fill-color="#ffffff"/>
      <style:paragraph-properties fo:margin-left="0cm" fo:margin-right="0cm" fo:margin-top="0cm" fo:margin-bottom="0.168cm" style:contextual-spacing="false" fo:keep-together="always" fo:orphans="0" fo:widows="0" fo:text-indent="0cm" style:auto-text-indent="false" fo:background-color="transparent" fo:keep-with-next="always" style:writing-mode="lr-tb"/>
    </style:style>
    <style:style style:name="P854" style:family="paragraph" style:parent-style-name="Heading_20__23_2">
      <loext:graphic-properties draw:fill="none" draw:fill-color="#ffffff"/>
      <style:paragraph-properties fo:margin-left="0cm" fo:margin-right="0cm" fo:margin-top="0cm" fo:margin-bottom="0.166cm" style:contextual-spacing="false" fo:keep-together="always" fo:orphans="0" fo:widows="0" fo:text-indent="0cm" style:auto-text-indent="false" fo:background-color="transparent" fo:keep-with-next="always" style:writing-mode="lr-tb"/>
    </style:style>
    <style:style style:name="P855" style:family="paragraph" style:parent-style-name="Heading_20__23_2">
      <loext:graphic-properties draw:fill="none" draw:fill-color="#ffffff"/>
      <style:paragraph-properties fo:margin-left="0cm" fo:margin-right="0cm" fo:margin-top="0cm" fo:margin-bottom="0.206cm" style:contextual-spacing="false" fo:keep-together="always" fo:orphans="0" fo:widows="0" fo:text-indent="0cm" style:auto-text-indent="false" fo:background-color="transparent" fo:keep-with-next="always" style:writing-mode="lr-tb"/>
    </style:style>
    <style:style style:name="P856" style:family="paragraph" style:parent-style-name="Heading_20__23_2">
      <loext:graphic-properties draw:fill="none" draw:fill-color="#ffffff"/>
      <style:paragraph-properties fo:margin-left="0cm" fo:margin-right="0cm" fo:margin-top="0cm" fo:margin-bottom="0.175cm" style:contextual-spacing="false" fo:keep-together="always" fo:orphans="0" fo:widows="0" fo:text-indent="0cm" style:auto-text-indent="false" fo:background-color="transparent" fo:keep-with-next="always" style:writing-mode="lr-tb"/>
    </style:style>
    <style:style style:name="P857" style:family="paragraph" style:parent-style-name="Heading_20__23_2">
      <loext:graphic-properties draw:fill="none" draw:fill-color="#ffffff"/>
      <style:paragraph-properties fo:margin-left="0cm" fo:margin-right="0cm" fo:margin-top="0cm" fo:margin-bottom="0.203cm" style:contextual-spacing="false" fo:keep-together="always" fo:orphans="0" fo:widows="0" fo:text-indent="0cm" style:auto-text-indent="false" fo:background-color="transparent" fo:keep-with-next="always" style:writing-mode="lr-tb"/>
    </style:style>
    <style:style style:name="P858" style:family="paragraph" style:parent-style-name="Heading_20__23_2">
      <loext:graphic-properties draw:fill="none" draw:fill-color="#ffffff"/>
      <style:paragraph-properties fo:margin-left="0cm" fo:margin-right="0cm" fo:margin-top="0cm" fo:margin-bottom="0.171cm" style:contextual-spacing="false" fo:keep-together="always" fo:orphans="0" fo:widows="0" fo:text-indent="0cm" style:auto-text-indent="false" fo:background-color="transparent" fo:keep-with-next="always" style:writing-mode="lr-tb"/>
    </style:style>
    <style:style style:name="P859" style:family="paragraph" style:parent-style-name="Heading_20__23_2">
      <loext:graphic-properties draw:fill="none" draw:fill-color="#ffffff"/>
      <style:paragraph-properties fo:margin-left="0cm" fo:margin-right="0cm" fo:margin-top="0cm" fo:margin-bottom="0.273cm" style:contextual-spacing="false" fo:keep-together="always" fo:orphans="0" fo:widows="0" fo:text-indent="0cm" style:auto-text-indent="false" fo:background-color="transparent" fo:keep-with-next="always" style:writing-mode="lr-tb"/>
    </style:style>
    <style:style style:name="P860" style:family="paragraph" style:parent-style-name="Heading_20__23_2">
      <loext:graphic-properties draw:fill="none" draw:fill-color="#ffffff"/>
      <style:paragraph-properties fo:margin-left="0cm" fo:margin-right="0cm" fo:margin-top="0cm" fo:margin-bottom="0.249cm" style:contextual-spacing="false" fo:keep-together="always" fo:orphans="0" fo:widows="0" fo:text-indent="0cm" style:auto-text-indent="false" fo:background-color="transparent" fo:keep-with-next="always" style:writing-mode="lr-tb"/>
    </style:style>
    <style:style style:name="P861"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862" style:family="paragraph" style:parent-style-name="Heading_20__23_2">
      <loext:graphic-properties draw:fill="none" draw:fill-color="#ffffff"/>
      <style:paragraph-properties fo:margin-left="0cm" fo:margin-right="0cm" fo:margin-top="0cm" fo:margin-bottom="0.192cm" style:contextual-spacing="false" fo:keep-together="always" fo:orphans="0" fo:widows="0" fo:text-indent="0cm" style:auto-text-indent="false" fo:background-color="transparent" fo:keep-with-next="always" style:writing-mode="lr-tb"/>
    </style:style>
    <style:style style:name="P863" style:family="paragraph" style:parent-style-name="Heading_20__23_2" style:master-page-name="Converted10">
      <loext:graphic-properties draw:fill="none" draw:fill-color="#ffffff"/>
      <style:paragraph-properties fo:margin-left="9.56cm" fo:margin-right="0cm" fo:margin-top="0cm" fo:margin-bottom="0cm" style:contextual-spacing="false" fo:keep-together="always" fo:orphans="0" fo:widows="0" fo:text-indent="0cm" style:auto-text-indent="false" style:page-number="515" fo:background-color="transparent" fo:keep-with-next="always" style:writing-mode="lr-tb"/>
    </style:style>
    <style:style style:name="P864" style:family="paragraph" style:parent-style-name="Heading_20__23_2">
      <loext:graphic-properties draw:fill="none" draw:fill-color="#ffffff"/>
      <style:paragraph-properties fo:margin-left="0.282cm" fo:margin-right="0cm" fo:margin-top="0cm" fo:margin-bottom="0.206cm" style:contextual-spacing="false" fo:keep-together="always" fo:orphans="0" fo:widows="0" fo:text-indent="0cm" style:auto-text-indent="false" fo:background-color="transparent" fo:keep-with-next="always" style:writing-mode="lr-tb"/>
    </style:style>
    <style:style style:name="P865"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866" style:family="paragraph" style:parent-style-name="Heading_20__23_2">
      <loext:graphic-properties draw:fill="none" draw:fill-color="#ffffff"/>
      <style:paragraph-properties fo:margin-left="0cm" fo:margin-right="0cm" fo:margin-top="0cm" fo:margin-bottom="0.238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867" style:family="paragraph" style:parent-style-name="Heading_20__23_2">
      <loext:graphic-properties draw:fill="none" draw:fill-color="#ffffff"/>
      <style:paragraph-properties fo:margin-left="0cm" fo:margin-right="0cm" fo:margin-top="0cm" fo:margin-bottom="0.206cm" style:contextual-spacing="false" fo:text-align="start" style:justify-single-word="false" fo:keep-together="always" fo:orphans="0" fo:widows="0" fo:text-indent="0cm" style:auto-text-indent="false" fo:background-color="transparent" fo:keep-with-next="always" style:writing-mode="lr-tb"/>
    </style:style>
    <style:style style:name="P868" style:family="paragraph" style:parent-style-name="Heading_20__23_2">
      <loext:graphic-properties draw:fill="none" draw:fill-color="#ffffff"/>
      <style:paragraph-properties fo:margin-left="0cm" fo:margin-right="0cm" fo:margin-top="0cm" fo:margin-bottom="0.213cm" style:contextual-spacing="false" fo:text-align="start" style:justify-single-word="false" fo:keep-together="always" fo:orphans="0" fo:widows="0" fo:text-indent="0cm" style:auto-text-indent="false" fo:background-color="transparent" fo:keep-with-next="always" style:writing-mode="lr-tb"/>
    </style:style>
    <style:style style:name="P869" style:family="paragraph" style:parent-style-name="Heading_20__23_2">
      <loext:graphic-properties draw:fill="none" draw:fill-color="#ffffff"/>
      <style:paragraph-properties fo:margin-left="0cm" fo:margin-right="0cm" fo:margin-top="0cm" fo:margin-bottom="0.203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870" style:family="paragraph" style:parent-style-name="Heading_20__23_2">
      <loext:graphic-properties draw:fill="none" draw:fill-color="#ffffff"/>
      <style:paragraph-properties fo:margin-left="0cm" fo:margin-right="0cm" fo:margin-top="0cm" fo:margin-bottom="0cm" style:contextual-spacing="false" fo:line-height="0.563cm" fo:text-align="start" style:justify-single-word="false" fo:keep-together="always" fo:orphans="0" fo:widows="0" fo:text-indent="0cm" style:auto-text-indent="false" fo:background-color="transparent" fo:keep-with-next="always" style:writing-mode="lr-tb"/>
    </style:style>
    <style:style style:name="P871" style:family="paragraph" style:parent-style-name="Heading_20__23_2">
      <loext:graphic-properties draw:fill="none" draw:fill-color="#ffffff"/>
      <style:paragraph-properties fo:margin-left="0cm" fo:margin-right="0cm" fo:margin-top="0cm" fo:margin-bottom="0cm" style:contextual-spacing="false" fo:line-height="0.568cm" fo:text-align="start" style:justify-single-word="false" fo:keep-together="always" fo:orphans="0" fo:widows="0" fo:text-indent="0cm" style:auto-text-indent="false" fo:background-color="transparent" fo:keep-with-next="always" style:writing-mode="lr-tb"/>
    </style:style>
    <style:style style:name="P872" style:family="paragraph" style:parent-style-name="Heading_20__23_2">
      <loext:graphic-properties draw:fill="none" draw:fill-color="#ffffff"/>
      <style:paragraph-properties fo:margin-left="0cm" fo:margin-right="0cm" fo:margin-top="0cm" fo:margin-bottom="0cm" style:contextual-spacing="false" fo:line-height="0.575cm" fo:text-align="start" style:justify-single-word="false" fo:keep-together="always" fo:orphans="0" fo:widows="0" fo:text-indent="0cm" style:auto-text-indent="false" fo:background-color="transparent" fo:keep-with-next="always" style:writing-mode="lr-tb"/>
    </style:style>
    <style:style style:name="P873" style:family="paragraph" style:parent-style-name="Heading_20__23_2">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874" style:family="paragraph" style:parent-style-name="Standard">
      <style:paragraph-properties fo:orphans="0" fo:widows="0"/>
      <style:text-properties fo:font-size="1pt" style:font-size-asian="1pt" style:font-size-complex="1pt"/>
    </style:style>
    <style:style style:name="P875" style:family="paragraph" style:parent-style-name="Standard" style:master-page-name="Converted9">
      <style:paragraph-properties fo:orphans="0" fo:widows="0" style:page-number="8"/>
      <style:text-properties fo:font-size="1pt" style:font-size-asian="1pt" style:font-size-complex="1pt"/>
    </style:style>
    <style:style style:name="P876" style:family="paragraph" style:parent-style-name="Standard" style:master-page-name="Converted15">
      <style:paragraph-properties fo:orphans="0" fo:widows="0" style:page-number="auto"/>
      <style:text-properties fo:font-size="1pt" style:font-size-asian="1pt" style:font-size-complex="1pt"/>
    </style:style>
    <style:style style:name="P877" style:family="paragraph" style:parent-style-name="Standard" style:master-page-name="Converted2">
      <style:paragraph-properties fo:line-height="0.252cm" fo:orphans="0" fo:widows="0" style:page-number="501"/>
      <style:text-properties fo:font-size="6pt" style:font-size-asian="6pt" style:font-size-complex="6pt"/>
    </style:style>
    <style:style style:name="P878" style:family="paragraph" style:parent-style-name="Standard">
      <style:paragraph-properties fo:orphans="0" fo:widows="0"/>
    </style:style>
    <style:style style:name="P879" style:family="paragraph" style:parent-style-name="Standard">
      <style:paragraph-properties fo:line-height="0.303cm" fo:orphans="0" fo:widows="0"/>
      <style:text-properties fo:font-size="7pt" style:font-size-asian="7pt" style:font-size-complex="7pt"/>
    </style:style>
    <style:style style:name="P880"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cm"/>
          <style:tab-stop style:position="5.93cm" style:type="right"/>
          <style:tab-stop style:position="6.368cm"/>
          <style:tab-stop style:position="7.218cm" style:type="right"/>
        </style:tab-stops>
      </style:paragraph-properties>
    </style:style>
    <style:style style:name="P881"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cm"/>
        </style:tab-stops>
      </style:paragraph-properties>
    </style:style>
    <style:style style:name="P882" style:family="paragraph" style:parent-style-name="Table_20_of_20_contents">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883" style:family="paragraph" style:parent-style-name="Table_20_of_20_contents">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9.675cm"/>
          <style:tab-stop style:position="10.229cm"/>
          <style:tab-stop style:position="11.43cm" style:type="right"/>
          <style:tab-stop style:position="11.786cm"/>
        </style:tab-stops>
      </style:paragraph-properties>
    </style:style>
    <style:style style:name="P884" style:family="paragraph" style:parent-style-name="Table_20_of_20_contents">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9.717cm"/>
          <style:tab-stop style:position="9.874cm"/>
          <style:tab-stop style:position="10.25cm"/>
          <style:tab-stop style:position="10.732cm" style:type="center"/>
          <style:tab-stop style:position="11.689cm"/>
          <style:tab-stop style:position="12.097cm" style:type="center"/>
        </style:tab-stops>
      </style:paragraph-properties>
    </style:style>
    <style:style style:name="P885" style:family="paragraph" style:parent-style-name="Table_20_of_20_contents">
      <loext:graphic-properties draw:fill="none" draw:fill-color="#ffffff"/>
      <style:paragraph-properties fo:margin-left="0cm" fo:margin-right="0cm" fo:margin-top="0cm" fo:margin-bottom="0.166cm" style:contextual-spacing="false" fo:line-height="0.363cm" fo:keep-together="auto" fo:orphans="0" fo:widows="0" fo:text-indent="0cm" style:auto-text-indent="false" fo:background-color="transparent" fo:keep-with-next="auto" style:writing-mode="lr-tb"/>
    </style:style>
    <style:style style:name="P886" style:family="paragraph" style:parent-style-name="Table_20_of_20_contents" style:list-style-name="WWNum7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cm"/>
          <style:tab-stop style:position="4.568cm" style:type="right"/>
        </style:tab-stops>
      </style:paragraph-properties>
    </style:style>
    <style:style style:name="P887"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cm"/>
          <style:tab-stop style:position="5.93cm" style:type="right"/>
          <style:tab-stop style:position="6.394cm"/>
          <style:tab-stop style:position="7.218cm" style:type="right"/>
        </style:tab-stops>
      </style:paragraph-properties>
    </style:style>
    <style:style style:name="P888" style:family="paragraph">
      <loext:graphic-properties draw:fill="none"/>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text:dont-balance-text-columns="true" style:editable="false">
        <style:columns fo:column-count="2" fo:column-gap="3.373cm">
          <style:column style:rel-width="32767*" fo:start-indent="0cm" fo:end-indent="1.686cm"/>
          <style:column style:rel-width="32768*" fo:start-indent="1.686cm" fo:end-indent="0cm"/>
        </style:columns>
      </style:section-properties>
    </style:style>
    <style:style style:name="Sect2" style:family="section">
      <style:section-properties text:dont-balance-text-columns="true" style:editable="false">
        <style:columns fo:column-count="2" fo:column-gap="3.284cm">
          <style:column style:rel-width="32767*" fo:start-indent="0cm" fo:end-indent="1.642cm"/>
          <style:column style:rel-width="32768*" fo:start-indent="1.642cm" fo:end-indent="0cm"/>
        </style:columns>
      </style:section-properties>
    </style:style>
    <style:style style:name="Sect3" style:family="section">
      <style:section-properties text:dont-balance-text-columns="true" style:editable="false">
        <style:columns fo:column-count="2" fo:column-gap="3.394cm">
          <style:column style:rel-width="32767*" fo:start-indent="0cm" fo:end-indent="1.697cm"/>
          <style:column style:rel-width="32768*" fo:start-indent="1.697cm" fo:end-indent="0cm"/>
        </style:columns>
      </style:section-properties>
    </style:style>
    <style:style style:name="Sect4" style:family="section">
      <style:section-properties text:dont-balance-text-columns="true" style:editable="false">
        <style:columns fo:column-count="2" fo:column-gap="3.334cm">
          <style:column style:rel-width="32767*" fo:start-indent="0cm" fo:end-indent="1.667cm"/>
          <style:column style:rel-width="32768*" fo:start-indent="1.667cm" fo:end-indent="0cm"/>
        </style:columns>
      </style:section-properties>
    </style:style>
    <style:style style:name="Sect5" style:family="section">
      <style:section-properties style:editable="false">
        <style:columns fo:column-count="1" fo:column-gap="0cm"/>
      </style:section-properties>
    </style:style>
    <style:style style:name="Sect6" style:family="section">
      <style:section-properties text:dont-balance-text-columns="true" style:editable="false">
        <style:columns fo:column-count="2" fo:column-gap="3.422cm">
          <style:column style:rel-width="32767*" fo:start-indent="0cm" fo:end-indent="1.711cm"/>
          <style:column style:rel-width="32768*" fo:start-indent="1.711cm" fo:end-indent="0cm"/>
        </style:columns>
      </style:section-properties>
    </style:style>
    <style:style style:name="Sect7" style:family="section">
      <style:section-properties text:dont-balance-text-columns="true" style:editable="false">
        <style:columns fo:column-count="2" fo:column-gap="3.57cm">
          <style:column style:rel-width="32767*" fo:start-indent="0cm" fo:end-indent="1.785cm"/>
          <style:column style:rel-width="32768*" fo:start-indent="1.785cm" fo:end-indent="0cm"/>
        </style:columns>
      </style:section-properties>
    </style:style>
    <style:style style:name="Sect8" style:family="section">
      <style:section-properties text:dont-balance-text-columns="true" style:editable="false">
        <style:columns fo:column-count="2" fo:column-gap="3.436cm">
          <style:column style:rel-width="32767*" fo:start-indent="0cm" fo:end-indent="1.718cm"/>
          <style:column style:rel-width="32768*" fo:start-indent="1.718cm" fo:end-indent="0cm"/>
        </style:columns>
      </style:section-properties>
    </style:style>
    <style:style style:name="Sect9" style:family="section">
      <style:section-properties text:dont-balance-text-columns="true" style:editable="false">
        <style:columns fo:column-count="2" fo:column-gap="3.62cm">
          <style:column style:rel-width="32767*" fo:start-indent="0cm" fo:end-indent="1.81cm"/>
          <style:column style:rel-width="32768*" fo:start-indent="1.81cm" fo:end-indent="0cm"/>
        </style:columns>
      </style:section-properties>
    </style:style>
    <style:style style:name="Sect10" style:family="section">
      <style:section-properties text:dont-balance-text-columns="true" style:editable="false">
        <style:columns fo:column-count="2" fo:column-gap="3.595cm">
          <style:column style:rel-width="32767*" fo:start-indent="0cm" fo:end-indent="1.797cm"/>
          <style:column style:rel-width="32768*" fo:start-indent="1.797cm" fo:end-indent="0cm"/>
        </style:columns>
      </style:section-properties>
    </style:style>
    <style:style style:name="Sect11" style:family="section">
      <style:section-properties style:editable="false">
        <style:columns fo:column-count="2" fo:column-gap="3.595cm">
          <style:column style:rel-width="32767*" fo:start-indent="0cm" fo:end-indent="1.797cm"/>
          <style:column style:rel-width="32768*" fo:start-indent="1.797cm" fo:end-indent="0cm"/>
        </style:columns>
      </style:section-properties>
    </style:style>
    <style:style style:name="Sect12" style:family="section">
      <style:section-properties text:dont-balance-text-columns="true" style:editable="false">
        <style:columns fo:column-count="2" fo:column-gap="3.26cm">
          <style:column style:rel-width="32767*" fo:start-indent="0cm" fo:end-indent="1.63cm"/>
          <style:column style:rel-width="32768*" fo:start-indent="1.63cm" fo:end-indent="0cm"/>
        </style:columns>
      </style:section-properties>
    </style:style>
    <style:style style:name="Sect13" style:family="section">
      <style:section-properties style:editable="false">
        <style:columns fo:column-count="2" fo:column-gap="3.26cm">
          <style:column style:rel-width="32767*" fo:start-indent="0cm" fo:end-indent="1.63cm"/>
          <style:column style:rel-width="32768*" fo:start-indent="1.63cm" fo:end-indent="0cm"/>
        </style:columns>
      </style:section-properties>
    </style:style>
    <style:style style:name="Sect14" style:family="section">
      <style:section-properties style:editable="false">
        <style:columns fo:column-count="2" fo:column-gap="3.895cm">
          <style:column style:rel-width="32767*" fo:start-indent="0cm" fo:end-indent="1.947cm"/>
          <style:column style:rel-width="32768*" fo:start-indent="1.947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321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707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591cm" fo:margin-right="0.176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547cm" fo:margin-right="0.176cm" fo:margin-top="0.164cm" fo:margin-bottom="0.316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62cm" fo:margin-right="0.176cm" fo:margin-top="0cm" fo:margin-bottom="0.321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517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166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3.006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393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351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624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66cm" style:run-through="background" style:wrap="none" style:vertical-pos="from-top" style:vertical-rel="paragraph" style:horizontal-pos="from-left" style:horizontal-rel="page-content"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94cm" style:run-through="background" style:wrap="left"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8" text:outline-level="2"><text:bookmark-start text:name="bookmark0"/><text:span text:style-name="T1">PACIFIC</text:span><text:bookmark-end text:name="bookmark0"/></text:h>
      <text:p text:style-name="P14"><text:span text:style-name="T1">Built by Peny, launched 1760, 3 decks, Sin bottom, 716 tons Principal Managing Owners: 1 John Hyde, 2-4 Gilbert Slater</text:span></text:p>
      <text:list xml:id="list4065738527" text:style-name="WWNum3">
        <text:list-item>
          <text:p text:style-name="P44"><text:span text:style-name="T1">1764/5<text:tab/>Madras and Bengal</text:span></text:p>
        </text:list-item>
      </text:list>
      <text:p text:style-name="P45"><text:span text:style-name="T1">L/MAR/B/497A<text:tab/>Journal 10 Dec 1764-18 Dec 1766</text:span></text:p>
      <text:p text:style-name="P45"><text:span text:style-name="T1">L/MAM/B/497E(1)<text:tab/>Ledger</text:span></text:p>
      <text:p text:style-name="P45"><text:span text:style-name="T1">L/MAR/B/497E(2)<text:tab/>Pay Book</text:span></text:p>
      <text:p text:style-name="P245"><text:span text:style-name="T1">Capt Charles Barkeley</text:span></text:p>
      <text:p text:style-name="P4"><text:span text:style-name="T1">Portsmouth 14 Apr 1765 - 2 Oct Madras - 21 Nov Kedgeree - 29 Jan 1766 Ingeli - 28 Feb Madras - 27 Feb Madras - 27 Jul St Helena -19 Oct River Shannon - 28 Nov Falmouth -17 Dec Downs</text:span></text:p>
      <text:list xml:id="list134333298057199" text:continue-numbering="true" text:style-name="WWNum3">
        <text:list-item>
          <text:p text:style-name="P313"><text:span text:style-name="T1">1767/8<text:tab/>Madras and China</text:span></text:p>
        </text:list-item>
      </text:list>
      <text:p text:style-name="P314"><text:span text:style-name="T1">L/MAR/B/497B<text:tab/>Journal 23 Oct<text:tab/>1767-8 Jun 1769</text:span></text:p>
      <text:p text:style-name="P315"><text:span text:style-name="T1">L/MAR/B/497F(1)<text:tab/>Ledger</text:span></text:p>
      <text:p text:style-name="P315"><text:span text:style-name="T1">L/MAM/B/497F(2)<text:tab/>Pay Book</text:span></text:p>
      <text:p text:style-name="P316"><text:span text:style-name="T1">Capt Charles Barkeley</text:span></text:p>
      <text:p text:style-name="P374"><text:span text:style-name="T1">Downs 2 Jan 1768 -29 Mar Cape -16 Jun Madras -16 Aug Malacca - 24 Sep Whampoa - 2 Jan 1769 Second Bar -10 Apr St Helena - 16 Jun Downs</text:span></text:p>
      <text:list xml:id="list134333569267735" text:continue-numbering="true" text:style-name="WWNum3">
        <text:list-item>
          <text:p text:style-name="P46"><text:span text:style-name="T1">1770/1<text:tab/>Madras and China</text:span></text:p>
        </text:list-item>
      </text:list>
      <text:p text:style-name="P47"><text:span text:style-name="T1">L/MAR/B/497C<text:tab/>Journal 21 Oct<text:tab/>1770-29 Aug 1772</text:span></text:p>
      <text:p text:style-name="P45"><text:span text:style-name="T1">L/MAR/B/497G(1)<text:tab/>Ledger</text:span></text:p>
      <text:p text:style-name="P45"><text:span text:style-name="T1">L/MAR/B/497G(2)<text:tab/>Pay Book</text:span></text:p>
      <text:p text:style-name="P481"><text:span text:style-name="T1">Capt Charles Barkeley</text:span></text:p>
      <text:p text:style-name="P483"><text:span text:style-name="T1">Plymouth 18 Feb 1771 - 20 Jun Johanna - 25 Jul Madras - 25 Sep Whampoa - 6 Feb 1772 Second Bar - 5 May St Helena - 18 Jul Downs</text:span></text:p>
      <text:list xml:id="list134333379936995" text:continue-numbering="true" text:style-name="WWNum3">
        <text:list-item>
          <text:p text:style-name="P385"><text:span text:style-name="T1">1773/4<text:tab/>Madras and Bengal</text:span></text:p>
        </text:list-item>
      </text:list>
      <text:p text:style-name="P387"><text:span text:style-name="T1">L/M AR/B/497D<text:tab/>Journal 29 Nov<text:tab/>1773-18 Oct 1775, James Williamson, Chief Mate</text:span></text:p>
      <text:p text:style-name="P388"><text:span text:style-name="T1">L/MAR/B/497H(1)<text:tab/>Ledger</text:span></text:p>
      <text:p text:style-name="P388"><text:span text:style-name="T1">L/MAR/B/497H(2)<text:tab/>Pay Book</text:span></text:p>
      <text:p text:style-name="P375"><text:span text:style-name="T1">Capt Charles Barkeley</text:span></text:p>
      <text:p text:style-name="P5"><text:span text:style-name="T1">Portsmouth 10 Mar 1774 - 2 Jun Cape - 21 Aug Madras -13 Sep Culpee - 9 Jan 1775 Kedgeree - 4 Mar Barrabulla - 23 Jun St Helena - 17 Sep Downs</text:span></text:p>
      <text:h text:style-name="P849" text:outline-level="2"><text:bookmark-start text:name="bookmark1"/><text:span text:style-name="T1">PALSGRAVE</text:span><text:bookmark-end text:name="bookmark1"/></text:h>
      <text:p text:style-name="P248"><text:span text:style-name="T1">1083 tons, 36/40 guns</text:span></text:p>
      <text:list xml:id="list2141638726" text:style-name="WWNum5">
        <text:list-item>
          <text:p text:style-name="P386"><text:span text:style-name="T1">1618/9<text:tab/>Surat and Bantam</text:span></text:p>
        </text:list-item>
      </text:list>
      <text:p text:style-name="P15"><text:span text:style-name="T1">L/MAR/A/XXY ff.1-11 Journal 23 Nov 1621-5 Sep 1622, Edmund Sayers Capt Charles Clevenger</text:span></text:p>
      <text:p text:style-name="P6"><text:span text:style-name="T1">Downs Mar 1619 - 23 Jun Cape -17 Aug Moheli - 3 Oct Surat - 3 Dec Jask - 12 Jan 1620 Surat 16 Mar - 24 Apr Acheh - Batavia 4 Jun - 23 Oct Tiku - joined Anglo-Dutch Fleet of Defence based in Japan 1620-22 - Batavia 11 Feb 1623 - St Helena 5 Jun - Downs</text:span></text:p>
      <text:list xml:id="list134333952403056" text:continue-numbering="true" text:style-name="WWNum5">
        <text:list-item>
          <text:p text:style-name="P489"><text:span text:style-name="T1">1624/5<text:tab/>Surat and Bantam</text:span></text:p>
        </text:list-item>
      </text:list>
      <text:p text:style-name="P481"><text:span text:style-name="T1">Capt Richard Blyth</text:span></text:p>
      <text:p text:style-name="P484"><text:span text:style-name="T1">Downs Mar 1625 - 2 Aug St Augustine’s Bay -16 Aug Johanna -19 Nov Surat - 4 Jun 1627 Batavia - Surat -12 Jan 1628 - Oct Downs</text:span></text:p>
      <text:list xml:id="list134332832613707" text:continue-numbering="true" text:style-name="WWNum5">
        <text:list-item>
          <text:p text:style-name="P323"><text:span text:style-name="T1">1630/1<text:tab/>Bantam</text:span></text:p>
        </text:list-item>
      </text:list>
      <text:p text:style-name="P316"><text:span text:style-name="Body_20_text_20__28_2_29__20__2b__20_10.5_20_pt">Capt </text:span><text:span text:style-name="T1">John Hall</text:span></text:p>
      <text:p text:style-name="P317"><text:span text:style-name="T1">Downs Mar 1631 - Bantam 28 Dec - 4 Mar 1632 Cape -1 Apr St Helena - 30 Jun Downs</text:span></text:p>
      <text:list xml:id="list134332374719509" text:continue-numbering="true" text:style-name="WWNum5">
        <text:list-item>
          <text:p text:style-name="P534"><text:span text:style-name="T1">1632/3<text:tab/>Surat and Bantam</text:span></text:p>
        </text:list-item>
      </text:list>
      <text:p text:style-name="P535"><text:span text:style-name="Body_20_text_20__28_2_29__20__2b__20_10.5_20_pt">Capt </text:span><text:span text:style-name="T1">Richard Allnutt</text:span></text:p>
      <text:p text:style-name="P541"><text:span text:style-name="T1">Downs 10 Apr 1633 - 22 Jul St Augustine’s Bay - 12 Aug Johanna -10 Sep Jask - 21 Sep Bandar </text:span><text:span text:style-name="Body_20_text_20__28_2_29__20__2b__20_10.5_20_pt">Abbas </text:span><text:span text:style-name="T1">- 5 Nov Surat Apr 1634 - Mozambique Chanel - Surat - Jan 1635 Goa - Bantam -</text:span></text:p>
      <text:p text:style-name="P877"/>
      <text:section text:style-name="Sect1" text:name="TextSection">
        <text:p text:style-name="P874"><draw:custom-shape text:anchor-type="char" draw:z-index="24" draw:style-name="gr18" draw:text-style-name="P888" svg:width="4.269cm" svg:height="2.359cm" svg:x="32.307cm" svg:y="33.189cm"><text:p text:style-name="P681"><text:span text:style-name="Body_20_text_20__28_3_29__20_Exact">PENANG</text:span></text:p><text:p text:style-name="P2"><text:span text:style-name="Body_20_text_20__28_2_29__20_Exact">1 Arrived in England Jul 1810 L/MAWB/755A(1) Ledger L/MAM/B/755A(2) Pay Book </text:span><text:span text:style-name="Body_20_text_20__28_2_29__20__2b__20_10.5_20_pt_20_Exact">Capt </text:span><text:span text:style-name="Body_20_text_20__28_2_29__20_Exact">Henry P Tremenheere</text:span></text:p><draw:enhanced-geometry draw:type="0"/></draw:custom-shape><draw:custom-shape text:anchor-type="char" draw:z-index="25" draw:style-name="gr17" draw:text-style-name="P888" svg:width="4.134cm" svg:height="2.999cm" svg:x="9.781cm" svg:y="27.176cm"><text:h text:style-name="P836" text:outline-level="1"><text:bookmark-start text:name="bookmark2"/><text:span text:style-name="Heading_20__23_1_20_Exact"><text:span text:style-name="T4">PEARL (3)</text:span></text:span><text:bookmark-end text:name="bookmark2"/></text:h><text:p text:style-name="P556"><text:span text:style-name="Body_20_text_20__28_2_29__20_Exact">80 tons, 25 crew, 16 guns</text:span></text:p><text:list text:style-name="WWNum7"><text:list-item><text:p text:style-name="P557"><text:span text:style-name="Body_20_text_20__28_2_29__20_Exact">1685/6 Madras</text:span></text:p></text:list-item></text:list><text:p text:style-name="P297"><text:span text:style-name="Body_20_text_20__28_2_29__20_Exact">Capt James Perriman</text:span></text:p><text:p text:style-name="P297"><text:span text:style-name="Body_20_text_20__28_2_29__20_Exact">10 Feb 1686 - remained in India</text:span></text:p><draw:enhanced-geometry draw:type="0"/></draw:custom-shape></text:p>
        <text:h text:style-name="P837" text:outline-level="1"><text:bookmark-start text:name="bookmark3"/><text:span text:style-name="T1">PANTHER</text:span><text:bookmark-end text:name="bookmark3"/></text:h>
        <text:p text:style-name="P559"><text:span text:style-name="T1">Rated at 350 tons, 70 crew, 30 guns</text:span></text:p>
        <text:list xml:id="list1149134706" text:style-name="WWNum9">
          <text:list-item>
            <text:p text:style-name="P560"><text:span text:style-name="T1">1699/1700 Borneo (New Company)</text:span></text:p>
          </text:list-item>
        </text:list>
        <text:p text:style-name="P249"><text:span text:style-name="T1">24 Jan 1700 -</text:span></text:p>
        <text:list xml:id="list134332077698522" text:continue-numbering="true" text:style-name="WWNum9">
          <text:list-item>
            <text:p text:style-name="P271"><text:span text:style-name="T1">1701/2<text:tab/>Borneo (New Company)</text:span></text:p>
          </text:list-item>
        </text:list>
        <text:p text:style-name="P565"><text:span text:style-name="Body_20_text_20__28_2_29__20__2b__20_Bold">L/MAR/B/116A </text:span><text:span text:style-name="T1">Journal 27 Mar 1702-20 Mar 1703, Robert Robinson Capt Jonas Tracey/Robert Robinson</text:span></text:p>
        <text:p text:style-name="P568"><text:span text:style-name="T1">Downs - Madeira 27 Mar 1702 - 12 Jul Batavia - 9 Aug Samarang - 26 Aug Banjarmassin 20 Mar 1703 - voyage ended mid-1704</text:span></text:p>
        <text:list xml:id="list134332725063168" text:continue-numbering="true" text:style-name="WWNum9">
          <text:list-item>
            <text:p text:style-name="P515"><text:span text:style-name="T1">1704/5<text:tab/>St Helena and Borneo</text:span></text:p>
          </text:list-item>
        </text:list>
        <text:p text:style-name="P516"><text:span text:style-name="T1">L/MAR/B/116B Journal 20 Dec 1704-5 Sep 1708 Capt John Camell</text:span></text:p>
        <text:p text:style-name="P573"><text:span text:style-name="T1">Downs 5 Jan 1705 - 26 Apr St Helena - 7 Sep Batavia -12 Nov Tambomeo -18 Apr 1707 Batavia 24 Aug - 24 Oct Cape - 11 Sep 1708 Downs</text:span></text:p>
        <text:h text:style-name="P865" text:outline-level="2"><text:bookmark-start text:name="bookmark4"/><text:span text:style-name="T1">PAMMELIA</text:span><text:bookmark-end text:name="bookmark4"/></text:h>
        <text:p text:style-name="P297"><text:span text:style-name="T1">Chartered ship, 443 tons</text:span></text:p>
        <text:p text:style-name="P301"><text:span text:style-name="T1">Principal Managing Owner: Joseph Somes</text:span></text:p>
        <text:list text:style-name="WWNum11">
          <text:list-item>
            <text:p text:style-name="P308"><text:span text:style-name="T1">1826/7 Bengal and Madras</text:span></text:p>
          </text:list-item>
        </text:list>
        <text:p text:style-name="P297"><text:span text:style-name="T1">L/MAR/B/145A Deck Log 21 May 1827-22 Jul 1828</text:span></text:p>
        <text:p text:style-name="P297"><text:span text:style-name="T1">Capt John Wimble</text:span></text:p>
        <text:p text:style-name="P569"><text:span text:style-name="T1">Downs 19 Jun 1827 - 3 Dec Calcutta -18 Jan 1828 Fultah - 30 Jan Vizagapatam - 9 Feb Madras - 30 Apr St Helena - 3 Jul Downs</text:span></text:p>
        <text:h text:style-name="P870" text:outline-level="2"><text:bookmark-start text:name="bookmark5"/><text:span text:style-name="T1">PEARL (1)</text:span><text:bookmark-end text:name="bookmark5"/></text:h>
        <text:p text:style-name="P562"><text:span text:style-name="T1">Interloper</text:span></text:p>
        <text:list text:style-name="WWNum13">
          <text:list-item>
            <text:p text:style-name="P563"><text:span text:style-name="T1">1611-13 Sumatra</text:span></text:p>
          </text:list-item>
        </text:list>
        <text:p text:style-name="P539"><text:span text:style-name="Body_20_text_20__28_2_29__20__2b__20_Bold">Purchas I bk.3 </text:span><text:span text:style-name="T1">ch.15 Journal of John Totton, master Capt Samuel Castleton</text:span></text:p>
        <text:p text:style-name="P566"><text:span text:style-name="T1">Blackwall 22 Aug 1611 - at Cape Apr 1612 - left Priaman 24 Aug -Acheh - at Ceylon in Nov - left for England 3 Feb 1613, arrived in the autumn</text:span></text:p>
        <text:h text:style-name="P870" text:outline-level="2"><text:bookmark-start text:name="bookmark6"/><text:span text:style-name="T1">PEARL (2)</text:span><text:bookmark-end text:name="bookmark6"/></text:h>
        <text:p text:style-name="P562"><text:span text:style-name="T1">250 tons</text:span></text:p>
        <text:list xml:id="list2886194711" text:style-name="WWNum15">
          <text:list-item>
            <text:p text:style-name="P564"><text:span text:style-name="T1">1631/2 Bantam</text:span></text:p>
          </text:list-item>
        </text:list>
        <text:p text:style-name="P574"><text:span text:style-name="T1">Downs 21 Dec 1631 - 13 May St Helena -17 May Cape - 21 Jun St Augustine’s Bay -10 Jul Johanna - 20 Aug Armagon - Bantam - laid up at Bantam in 1637</text:span></text:p>
        <text:h text:style-name="P850" text:outline-level="2"><text:bookmark-start text:name="bookmark7"/><text:span text:style-name="T1">PELHAM (1)</text:span><text:bookmark-end text:name="bookmark7"/></text:h>
        <text:p text:style-name="P250"><text:span text:style-name="T1">Rated at 480 tons, 96 crew, 30 guns</text:span></text:p>
        <text:list xml:id="list3386025933" text:style-name="WWNum17">
          <text:list-item>
            <text:p text:style-name="P324"><text:span text:style-name="T1">1735/6 Madras and Bengal</text:span></text:p>
          </text:list-item>
        </text:list>
        <text:p text:style-name="P320"><text:span text:style-name="T1">L/MAR/B/607E(1) Imprest Book L/MAR/B/607E(2) Absence Book Capt Mead Woodford</text:span></text:p>
        <text:p text:style-name="P251"><text:span text:style-name="T1">Downs 6 Feb 1736 - not heard of since the storm in the river Hugh 30 Sep 1737</text:span></text:p>
        <text:h text:style-name="P849" text:outline-level="2"><text:bookmark-start text:name="bookmark8"/><text:span text:style-name="T1">PELHAM (2)</text:span><text:bookmark-end text:name="bookmark8"/></text:h>
        <text:p text:style-name="P252"><text:span text:style-name="T1">Rated at 499 tons, 99 crew, 30 guns</text:span></text:p>
        <text:list xml:id="list282814249" text:style-name="WWNum19">
          <text:list-item>
            <text:p text:style-name="P48"><text:span text:style-name="T1">1744/5<text:tab/>Bombay</text:span></text:p>
          </text:list-item>
        </text:list>
        <text:p text:style-name="P49"><text:span text:style-name="T1">L/MAR/B/607A<text:tab/>Journal<text:tab/>26<text:tab/>Dec 1744-20<text:tab/>Aug<text:tab/>1747,<text:tab/>George Lindsay, Chief Mate</text:span></text:p>
        <text:p text:style-name="P50"><text:span text:style-name="T1">L/MAR/B/607F(1)<text:tab/>Ledger</text:span></text:p>
        <text:p text:style-name="P50"><text:span text:style-name="T1">L/MAM/B/607F(2)<text:tab/>Pay Book</text:span></text:p>
        <text:p text:style-name="P51"><text:span text:style-name="T1">Capt William Wells</text:span></text:p>
        <text:p text:style-name="P52"><text:span text:style-name="T1">Downs 19 Apr 1745 - 22 Aug Cape 26 Sep - 3 Oct Cape - 23 Mar 1746 Bombay - 27 Sep Tellicherry - 29 Dec Cape - 22 Apr 1747 St Helena - 20 Aug ‘towards Lisbon’</text:span></text:p>
        <text:list xml:id="list134332479880528" text:continue-numbering="true" text:style-name="WWNum19">
          <text:list-item>
            <text:p text:style-name="P389"><text:span text:style-name="T1">1747/8<text:tab/>Madras and China</text:span></text:p>
          </text:list-item>
        </text:list>
        <text:p text:style-name="P391"><text:span text:style-name="T1">L/MAR/B/607B<text:tab/>Journal<text:tab/>4 Feb<text:tab/>1748-11 Jun 1750, Stephen Underdown,<text:tab/>Chief Mate</text:span></text:p>
        <text:p text:style-name="P392"><text:span text:style-name="T1">L/MAR/B/607G(1)<text:tab/>Ledger</text:span></text:p>
        <text:p text:style-name="P392"><text:span text:style-name="T1">L/MAM/B/607G(2)<text:tab/>Pay Book</text:span></text:p>
        <text:p text:style-name="P375"><text:span text:style-name="T1">Capt George Lindsay</text:span></text:p>
        <text:p text:style-name="P2"><text:span text:style-name="T1">Downs 2 May 1748 - Portsmouth 26 Jun - 10 Oct Cape - 3 Feb 1749 Fort St David - 18 Feb Trincomalee - 15 Mar Fort St David - 19 Apr Trincomalee - 29 Apr Fort St David - 20 Jun Kedah -</text:span></text:p>
        <text:list xml:id="list134332183975551" text:continue-list="list3386025933" text:style-name="WWNum17">
          <text:list-item>
            <text:p text:style-name="P393"><text:span text:style-name="T1">Sep Whampoa - 22 Nov Lintin - 8 Mar 1750 St Helena - 21 May Downs</text:span></text:p>
          </text:list-item>
          <text:list-item>
            <text:p text:style-name="P390"><text:span text:style-name="T1">1751/2<text:tab/>Bombay</text:span></text:p>
          </text:list-item>
        </text:list>
        <text:p text:style-name="P394"><text:span text:style-name="T1">L/MAM/B/607C<text:tab/>Journal 8 Jan<text:tab/>1752-7 Nov 1753</text:span></text:p>
        <text:p text:style-name="P392"><text:span text:style-name="T1">L/MAM/B/607H(1)<text:tab/>Ledger</text:span></text:p>
        <text:p text:style-name="P392"><text:span text:style-name="T1">L/MAM/B/607H(2)<text:tab/>Pay Book</text:span></text:p>
        <text:p text:style-name="P375"><text:span text:style-name="T1">Capt George Lindsay</text:span></text:p>
        <text:p text:style-name="P7"><text:span text:style-name="T1">Portsmouth 25 Mar 1752 - 22 Apr Sao Tiago - 29 Aug Madagascar - 23 Dec Bombay - 10 Mar 1753 Mangalore - 27 Mar Anjengo -13 Jul St Helena - 10 Oct Downs</text:span></text:p>
        <text:list xml:id="list134332327831004" text:continue-numbering="true" text:style-name="WWNum17">
          <text:list-item>
            <text:p text:style-name="P390"><text:span text:style-name="T1">1754/5<text:tab/>Bombay</text:span></text:p>
          </text:list-item>
        </text:list>
        <text:p text:style-name="P395"><text:span text:style-name="T1">L/MAM/B/607D<text:tab/>Journal 13 Feb<text:tab/>1755-18<text:tab/>Mar<text:tab/>1757</text:span></text:p>
        <text:p text:style-name="P392"><text:span text:style-name="T1">L/MAR/B/607-I(l)<text:tab/>Ledger</text:span></text:p>
        <text:p text:style-name="P392"><text:span text:style-name="T1">L/MAM/B/607-I(2)<text:tab/>Pay Book</text:span></text:p>
        <text:p text:style-name="P375"><text:span text:style-name="T1">Capt George Lindsay</text:span></text:p>
        <text:p text:style-name="P2"><text:span text:style-name="T1">Downs 23 Apr 1755 - 21 May Sao Tiago -17 Aug Madagascar - 7 Nov Bombay -19 Dec Surat - 30 Dec Bombay - 11 Feb 1756 Tellicheny - 24 Feb Mangalore - 29 Apr Anjengo - 31 Jul St Helena - 28 Oct River Shannon - 14 Jan 1757 Downs</text:span></text:p>
        <text:h text:style-name="P866" text:outline-level="2"><text:bookmark-start text:name="bookmark9"/><draw:custom-shape text:anchor-type="char" draw:z-index="26" draw:style-name="gr16" draw:text-style-name="P888" svg:width="2.271cm" svg:height="2.162cm" svg:x="7.729cm" svg:y="8.659cm"><text:p text:style-name="P67"><text:span text:style-name="Body_20_text_20__28_2_29__20_Exact">1<text:tab/>1609/10</text:span></text:p><text:p text:style-name="P202"><text:span text:style-name="Body_20_text_20__28_2_29__20_Exact">L/MAR/A/XI L/MAE/A/XVII L/MAM/A/IX</text:span></text:p><text:p text:style-name="P689"><text:span text:style-name="Body_20_text_20__28_4_29__20_Exact">L/MAM/A/X</text:span></text:p><draw:enhanced-geometry draw:type="0"/></draw:custom-shape><text:span text:style-name="T1">PEPPERCORN</text:span><text:bookmark-end text:name="bookmark9"/></text:h>
        <text:p text:style-name="P302"><text:span text:style-name="T1">340 tons, 88 crew</text:span></text:p>
        <text:p text:style-name="P2"><text:span text:style-name="T1">Surat and Bantam</text:span></text:p>
        <text:p text:style-name="P16"><text:span text:style-name="T1">Downton’s journal 19 Apr 1610-19 Nov 1613 Abstract of Downton’s journal 9 Feb-13 Apr 1612 Journal 1 Apr 1610-29 Jan 1611, anon</text:span></text:p>
        <text:p text:style-name="P17"><text:span text:style-name="T1">Journal kept on the </text:span><text:span text:style-name="Body_20_text_20__28_2_29__20__2b__20_Italic">Trade’s Increase</text:span><text:span text:style-name="T1"> and </text:span><text:span text:style-name="Body_20_text_20__28_2_29__20__2b__20_Italic">Peppercorn</text:span><text:span text:style-name="T1"> by Thomas Love 4 Apr 1610-4 Dec 1611, with notes on Downton’s homeward voyage 3 Feb-14 Jun 1613</text:span></text:p>
        <text:p text:style-name="P2"><text:span text:style-name="T1">Capt Nicholas Downton/Sir Henry Middleton</text:span></text:p>
        <text:p text:style-name="P7"><text:span text:style-name="T1">Downs 1 Apr 1610 - Jul Cape - 25 Oct Socotra - 7 Nov Aden - Mokha 19 Jun 1611 - 26 Sep Surat 9 Feb 1612 - blockade off Aden -19 Oct Tiku - Bantam 8 Feb 1613 -13 Nov Downs</text:span></text:p>
        <text:list xml:id="list134332539354395" text:continue-list="list2886194711" text:style-name="WWNum15">
          <text:list-item>
            <text:p text:style-name="P32"><text:span text:style-name="T1">1614/5 Surat and Bantam Capt Christopher Harris</text:span></text:p>
          </text:list-item>
        </text:list>
        <text:p text:style-name="P6"><text:span text:style-name="T1">Downs 23 Feb 1615 - 5 Jun Cape - 22 Jul Moheli - 24 Aug Socotra -18 Sep Surat 19 Feb 1616 - 25 Apr Acheh - Jul Tiku - Bantam - Starits of Sunda 28 Feb 1617 -16 May Cape - 25 Aug Plymouth</text:span></text:p>
        <text:list xml:id="list134332999677849" text:continue-numbering="true" text:style-name="WWNum15">
          <text:list-item>
            <text:p text:style-name="P531"><text:span text:style-name="T1">1617/8 Bantam Master Matthew Morton</text:span></text:p>
          </text:list-item>
        </text:list>
        <text:p text:style-name="P517"><text:span text:style-name="T1">Downs Mar 1618 -19 Nov Bantam - Jul 1619 Masulipatam - Oct 1620 Batavia - joined Anglo-Dutch Fleet of Defence based in Japan 1621-22 - laid up in Java 1623 as a careening hulk</text:span></text:p>
        <text:h text:style-name="P867" text:outline-level="2"><text:bookmark-start text:name="bookmark10"/><text:span text:style-name="T1">PERSEUS</text:span><text:bookmark-end text:name="bookmark10"/></text:h>
        <text:list text:style-name="WWNum21">
          <text:list-item>
            <text:p text:style-name="P224"><text:span text:style-name="T1">New South Wales</text:span></text:p>
          </text:list-item>
        </text:list>
        <text:p text:style-name="P202"><text:span text:style-name="T1">L/MAR/B/365A Journal 1 Nov 1801-22 Aug 1802 Capt John Davison</text:span></text:p>
        <text:p text:style-name="P203"><text:span text:style-name="T1">Portsmouth 12 Feb 1802 - 9 Apr Rio de Janeiro - 25 May Cape - 4 Aug Port Jackson</text:span></text:p>
        <text:h text:style-name="P871" text:outline-level="2"><text:bookmark-start text:name="bookmark11"/><text:span text:style-name="T1">PERSEVERANCE (1)</text:span><text:bookmark-end text:name="bookmark11"/></text:h>
        <text:list text:style-name="WWNum23">
          <text:list-item>
            <text:p text:style-name="P558"><text:span text:style-name="T1">1800/1 Bengal</text:span></text:p>
          </text:list-item>
        </text:list>
        <text:p text:style-name="P556"><text:span text:style-name="T1">L/MAM/B/255A(l)-(2) Journal 1 Dec 1800-21 Feb 1802, anon</text:span></text:p>
        <text:p text:style-name="P303"><text:span text:style-name="T1">Portsmouth 9 Jan 1801 - 24 May Calcutta - 31 Dec St Helena - 21 Feb 1802 Downs</text:span></text:p>
        <text:h text:style-name="P868" text:outline-level="2"><text:bookmark-start text:name="bookmark12"/><text:span text:style-name="T1">PERSEVERANCE (2)</text:span><text:bookmark-end text:name="bookmark12"/></text:h>
        <text:p text:style-name="P519"><text:span text:style-name="T1">Built by Pitcher, launched 1801, 3 decks, 5in bottom, length 166ft 3in, keel 134ft 5</text:span><text:span text:style-name="T2">3</text:span><text:span text:style-name="T1">/8in, breadth 42ft 2in, hold 17ft, wing transom 26ft, port cell 29ft 3in, waist 3ft llin, between decks 6ft 6in, round­house 6ft 6in, ports 14 middle &amp; 13 upper, deck range 95ft 3in, 1271 tons Principal Managing Owners: 1-6 Sir William Fraser, 7 Hemy Templer</text:span></text:p>
        <text:list xml:id="list2204154890" text:style-name="WWNum25">
          <text:list-item>
            <text:p text:style-name="P225"><text:span text:style-name="T1">1801/2<text:tab/>Madras and China</text:span></text:p>
          </text:list-item>
        </text:list>
        <text:p text:style-name="P70"><text:span text:style-name="T1">L/MAR/B/255C<text:tab/>Journal 9 Dec 1801-22 Jun<text:tab/>1803</text:span></text:p>
        <text:p text:style-name="P690"><text:span text:style-name="T1">L/MAM/B/255J(1)<text:tab/>Ledger</text:span></text:p>
        <text:p text:style-name="P690"><text:span text:style-name="T1">L/MAM/B/255J(2)<text:tab/>Pay Book</text:span></text:p>
        <text:p text:style-name="P51"><text:span text:style-name="T1">Capt James Tweedale</text:span></text:p>
        <text:p text:style-name="P4"><text:span text:style-name="T1">Portsmouth 25 Feb 1802 - 15 Jun Madras -1 Aug Penang - 24 Aug Malacca -16 Sep Whampoa - 22 Nov Second Bar - 25 Feb 1803 St Helena -19 Apr Downs</text:span></text:p>
        <text:list xml:id="list134332083319495" text:continue-numbering="true" text:style-name="WWNum25">
          <text:list-item>
            <text:p text:style-name="P326"><text:span text:style-name="T1">1803/4<text:tab/>China</text:span></text:p>
          </text:list-item>
        </text:list>
        <text:p text:style-name="P327"><text:span text:style-name="T1">L/MAM/B/255D<text:tab/>Journal 15<text:tab/>Jan 1804-25<text:tab/>Oct 1805</text:span></text:p>
        <text:p text:style-name="P691"><text:span text:style-name="T1">L/MAM/B/255K(1)<text:tab/>Ledger</text:span></text:p>
        <text:p text:style-name="P691"><text:span text:style-name="T1">L/MAR/B/255K(2)<text:tab/>Pay Book</text:span></text:p>
        <text:p text:style-name="P246"><text:span text:style-name="T1">Capt James Tweedale</text:span></text:p>
        <text:p text:style-name="P582"><text:span text:style-name="T1">Portsmouth 9 Jun 1804 - 17 Aug Rio de Janeiro - 12 Jan 1805 Whampoa -14 Feb Second Bar - 21 Mar Malacca - 30 Jun St Helena -10 Sep Downs</text:span></text:p>
        <text:list xml:id="list134332623787505" text:continue-numbering="true" text:style-name="WWNum25">
          <text:list-item>
            <text:p text:style-name="P328"><text:span text:style-name="T1">1805/6 St Helena, Benkulen and China</text:span></text:p>
          </text:list-item>
        </text:list>
        <text:p text:style-name="P329"><text:span text:style-name="T1">L/MAR/B/255E<text:tab/>Journal 13<text:tab/>Nov 1805-19 Mar 1808</text:span></text:p>
        <text:p text:style-name="P693"><text:span text:style-name="T1">L/MAM/B/255L(1)<text:tab/>Ledger</text:span></text:p>
        <text:p text:style-name="P330"><text:span text:style-name="T1">L/MAR/B/255L(2)<text:tab/>Pay Book</text:span></text:p>
        <text:p text:style-name="P245"><text:span text:style-name="T1">Capt James Tweedale</text:span></text:p>
        <text:p text:style-name="P204"><text:span text:style-name="T1">Portsmouth 4 Mar 1806 - 21 May St Helena -16 Aug Benkulen - 25 Nov Penang - 7 Feb 1807 Whampoa -13 Mar Second Bar -1 Jul Penang -19 Sep Cape -13 Oct St Helena -17 Dec Crookhaven - 2 Jan 1808 Downs</text:span></text:p>
        <text:list xml:id="list134333874560679" text:continue-numbering="true" text:style-name="WWNum25">
          <text:list-item>
            <text:p text:style-name="P71"><text:span text:style-name="T1">1808/9<text:tab/>Madras and China</text:span></text:p>
          </text:list-item>
        </text:list>
        <text:p text:style-name="P72"><text:span text:style-name="T1">L/MAR/B/255F<text:tab/>Journal 16 Nov<text:tab/>1808-2 Oct 1810</text:span></text:p>
        <text:p text:style-name="P702"><text:span text:style-name="T1">L/MAM/B/255M(1)<text:tab/>Ledger</text:span></text:p>
        <text:p text:style-name="P702"><text:span text:style-name="T1">L/MAM/B/255M(2)<text:tab/>Pay Book</text:span></text:p>
        <text:p text:style-name="P51"><text:span text:style-name="T1">Capt James Tweedale</text:span></text:p>
        <text:p text:style-name="P58"><text:span text:style-name="T1">Portsmouth 24 Feb 1809 - 8 Mar Madeira - 5 Jul Madras - 18 Aug Penang - 3 Sep Malacca - 4 Nov Whampoa - 21 Dec Second Bar - 22 May 1810 St Helena - 28 Jul Downs</text:span></text:p>
        <text:list xml:id="list134332553519601" text:continue-numbering="true" text:style-name="WWNum25">
          <text:list-item>
            <text:p text:style-name="P71"><text:span text:style-name="T1">1810/1<text:tab/>China</text:span></text:p>
          </text:list-item>
        </text:list>
        <text:p text:style-name="P72"><text:span text:style-name="T1">L/MAM/B/255G<text:tab/>Journal 10 Feb<text:tab/>1811-23 Jun 1812</text:span></text:p>
        <text:p text:style-name="P702"><text:span text:style-name="T1">L/MAM/B/255N (1)<text:tab/>Ledger</text:span></text:p>
        <text:p text:style-name="P702"><text:span text:style-name="T1">L/MAR/B/255N(2)<text:tab/>Pay Book</text:span></text:p>
        <text:p text:style-name="P51"><text:span text:style-name="T1">Capt James Tweedale</text:span></text:p>
        <text:p text:style-name="P590"><text:span text:style-name="T1">Portsmouth 8 Apr 1811 - 14 Jul Cape - 30 Aug Penang -19 Sep Malacca -21 Oct Whampoa - 14 Dec Second Bar - 21 Mar 1812 St Helena - 14 May Downs</text:span></text:p>
        <text:list xml:id="list134333573888338" text:continue-numbering="true" text:style-name="WWNum25">
          <text:list-item>
            <text:p text:style-name="P71"><text:span text:style-name="T1">1812/3<text:tab/>Bombay and China</text:span></text:p>
          </text:list-item>
        </text:list>
        <text:p text:style-name="P73"><text:span text:style-name="T1">L/MAM/B/255H<text:tab/>Journal 5 Oct 1812-11 Nov 1814</text:span></text:p>
        <text:p text:style-name="P702"><text:span text:style-name="T1">L/MAR/B/255-0(l)<text:tab/>Ledger</text:span></text:p>
        <text:p text:style-name="P702"><text:span text:style-name="T1">L/MAR/B/255-0(2)<text:tab/>Pay Book</text:span></text:p>
        <text:p text:style-name="P51"><text:span text:style-name="T1">Capt Thomas Buchanan</text:span></text:p>
        <text:p text:style-name="P318"><text:span text:style-name="T1">Portsmouth 24 Dec 1812 - 9 May 1813 Bombay -18 Jul Penang - 7 Aug Malacca - 6 Sep Whampoa - 5 Jan 1814 Second Bar - 26 May St Helena - 6 Aug Downs</text:span></text:p>
        <text:list xml:id="list134332723742113" text:continue-numbering="true" text:style-name="WWNum25">
          <text:list-item>
            <text:p text:style-name="P71"><text:span text:style-name="T1">1817/8<text:tab/>China</text:span></text:p>
          </text:list-item>
        </text:list>
        <text:p text:style-name="P72"><text:span text:style-name="T1">L/MAM/B/255-I<text:tab/>Journal 25 Feb<text:tab/>1818-24 Jun 1819</text:span></text:p>
        <text:p text:style-name="P702"><text:span text:style-name="T1">L/MAR/B/255P (1)<text:tab/>Ledger</text:span></text:p>
        <text:p text:style-name="P702"><text:span text:style-name="T1">L/MAM/B/255P(2)<text:tab/>Pay Book</text:span></text:p>
        <text:p text:style-name="P51"><text:span text:style-name="T1">Capt Henry Templer</text:span></text:p>
        <text:p text:style-name="P205"><text:span text:style-name="T1">Downs 21 Apr 1818 -1 Aug Penang - 10 Sep Malacca -11 Oct Whampoa - 12 Dec Second Bar - 21 Feb 1819 Cape - 11 Mar St Helena - 12 May Downs</text:span></text:p>
        <text:h text:style-name="P849" text:outline-level="2"><text:bookmark-start text:name="bookmark13"/><text:span text:style-name="T1">PERSIA MERCHANT (1)</text:span><text:bookmark-end text:name="bookmark13"/></text:h>
        <text:p text:style-name="P253"><text:span text:style-name="T1">250 tons, 50 crew, 24 guns, former name </text:span><text:span text:style-name="Body_20_text_20__28_2_29__20__2b__20_Italic">Gilbert</text:span></text:p>
        <text:list text:style-name="WWNum27">
          <text:list-item>
            <text:p text:style-name="P597"><text:span text:style-name="T1">1657/8<text:tab/>Madras and Bantam</text:span></text:p>
          </text:list-item>
        </text:list>
        <text:p text:style-name="P598"><text:span text:style-name="T1">Lost on the Maldives</text:span></text:p>
        <text:h text:style-name="P837" text:outline-level="1"><text:bookmark-start text:name="bookmark14"/><text:span text:style-name="T1">PERSIA MERCHANT (2)</text:span><text:bookmark-end text:name="bookmark14"/></text:h>
        <text:p text:style-name="P559"><text:span text:style-name="Body_20_text_20__28_2_29__20__2b__20_8_20_pt">Rated </text:span><text:span text:style-name="T1">at 350/400 tons, 60/74 crew, 16/32 guns</text:span></text:p>
        <text:list xml:id="list1216605775" text:style-name="WWNum29">
          <text:list-item>
            <text:p text:style-name="P561"><text:span text:style-name="T1">1675/6 Bombay and Persia</text:span></text:p>
          </text:list-item>
        </text:list>
        <text:p text:style-name="P245"><text:span text:style-name="T1">Capt John Bowers</text:span></text:p>
        <text:p text:style-name="P245"><text:span text:style-name="Body_20_text_20__28_2_29__20__2b__20_8_20_pt">Downs </text:span><text:span text:style-name="T1">21 Mar 1676 - Mar 1678</text:span></text:p>
      </text:section>
      <text:section text:style-name="Sect1" text:name="Bereich1">
        <text:list xml:id="list134332689372337" text:continue-numbering="true" text:style-name="WWNum29">
          <text:list-item>
            <text:p text:style-name="P309"><text:span text:style-name="T1">1680/1 Bantam</text:span></text:p>
          </text:list-item>
        </text:list>
        <text:p text:style-name="P575"><text:span text:style-name="T1">L/MAR/A/LXXVII Journal 4 Jan 1681-10 Feb 1682 Capt John Bowers</text:span></text:p>
        <text:p text:style-name="P297"><text:span text:style-name="T1">Downs 16 Jan 1681 -18 Jun Bantam 19 Aug -12 Nov St Helena - 11 Jan 1682 Downs</text:span></text:p>
        <text:list xml:id="list134332331367365" text:continue-numbering="true" text:style-name="WWNum29">
          <text:list-item>
            <text:p text:style-name="P532"><text:span text:style-name="T1">1681/2<text:tab/>Surat</text:span></text:p>
          </text:list-item>
        </text:list>
        <text:p text:style-name="P525"><text:span text:style-name="T1">BL: Sloane Ms 17070 Journal 15 Apr 1682-13 Dec 1683, Thomas Richards Capt John Bowers</text:span></text:p>
        <text:p text:style-name="P615"><text:span text:style-name="T1">Downs 23 Apr 1682 - St Augustine’s Bay 1 Dec - 2 Feb 1683 Tellicherry - Swally 15 Apr - 3 May Calicut - 9 Jun Mauritius 17 Aug - 11 Oct St Helena -10 Feb 1684 Downs * sketches f.22 Trinidade, f.32 Cape</text:span></text:p>
        <text:list xml:id="list134332352038728" text:continue-numbering="true" text:style-name="WWNum29">
          <text:list-item>
            <text:p text:style-name="P548"><text:span text:style-name="T1">1684/5<text:tab/>Madras and Bengal</text:span></text:p>
          </text:list-item>
        </text:list>
        <text:p text:style-name="P541"><text:span text:style-name="T1">Capt John Bowers</text:span></text:p>
        <text:p text:style-name="P541"><text:span text:style-name="T1">15 Nov 1684 - 16 May 1687</text:span></text:p>
        <text:list xml:id="list134333479094743" text:continue-numbering="true" text:style-name="WWNum29">
          <text:list-item>
            <text:p text:style-name="P226"><text:span text:style-name="T1">1687/8<text:tab/>Benkulen</text:span></text:p>
          </text:list-item>
        </text:list>
        <text:p text:style-name="P202"><text:span text:style-name="T1">L/MAR/A/LXXXV Receipt Book Capt Benjamin Brangwin</text:span></text:p>
        <text:p text:style-name="P206"><text:span text:style-name="T1">Downs 23 Apr 1688 - blown up at Madras</text:span></text:p>
        <text:h text:style-name="P865" text:outline-level="2"><text:bookmark-start text:name="bookmark15"/><text:span text:style-name="T1">PHOENIX (1)</text:span><text:bookmark-end text:name="bookmark15"/></text:h>
        <text:p text:style-name="P297"><text:span text:style-name="T1">Rated at 380/450 tons, 90 crew, 30 guns</text:span></text:p>
        <text:list xml:id="list2833670654" text:style-name="WWNum31">
          <text:list-item>
            <text:p text:style-name="P619"><text:span text:style-name="T1">1670/1<text:tab/>Surat and Bantam</text:span></text:p>
          </text:list-item>
        </text:list>
        <text:p text:style-name="P620"><text:span text:style-name="T1">Capt William Wildy</text:span></text:p>
        <text:p text:style-name="P306"><text:span text:style-name="T1">- 30 Aug 1672</text:span></text:p>
        <text:list xml:id="list134334135319303" text:continue-numbering="true" text:style-name="WWNum31">
          <text:list-item>
            <text:p text:style-name="P549"><text:span text:style-name="T1">1673/4<text:tab/>Madras and Bengal</text:span></text:p>
          </text:list-item>
        </text:list>
        <text:p text:style-name="P541"><text:span text:style-name="T1">Capt William Wildy</text:span></text:p>
        <text:p text:style-name="P541"><text:span text:style-name="T1">30 Mar 1674 - 25 Jul 1675</text:span></text:p>
        <text:list xml:id="list134332997140865" text:continue-numbering="true" text:style-name="WWNum31">
          <text:list-item>
            <text:p text:style-name="P361"><text:span text:style-name="T1">1675/6<text:tab/>Bantam</text:span></text:p>
          </text:list-item>
        </text:list>
        <text:p text:style-name="P362"><text:span text:style-name="T1">Capt William Wildy</text:span></text:p>
        <text:p text:style-name="P362"><text:span text:style-name="T1">Downs 11 Mar 1676 - 18 May 1677 Plymouth</text:span></text:p>
        <text:list xml:id="list134332105120341" text:continue-numbering="true" text:style-name="WWNum31">
          <text:list-item>
            <text:p text:style-name="P608"><text:span text:style-name="T1">1677/8<text:tab/>Bantam and China</text:span></text:p>
          </text:list-item>
        </text:list>
        <text:p text:style-name="P609"><text:span text:style-name="T1">Capt William Wildy</text:span></text:p>
        <text:p text:style-name="P304"><text:span text:style-name="T1">Downs 28 Nov 1677 - lost off Scilly 11 Jan 1680</text:span></text:p>
        <text:h text:style-name="P872" text:outline-level="2"><text:bookmark-start text:name="bookmark16"/><text:span text:style-name="T1">PHOENIX (2)</text:span><text:bookmark-end text:name="bookmark16"/></text:h>
        <text:p text:style-name="P626"><text:span text:style-name="T1">Rated at 400 tons, 80 crew, 24/30 guns</text:span></text:p>
        <text:list xml:id="list1783031780" text:style-name="WWNum33">
          <text:list-item>
            <text:p text:style-name="P627"><text:span text:style-name="T1">1700/1<text:tab/>Madras, Bengal and Persia</text:span></text:p>
          </text:list-item>
        </text:list>
        <text:p text:style-name="P628"><text:span text:style-name="T1">L/MAR/A/CLHI Journal 16 Nov 1700-16 Dec 1703, John Carswell, Chief Mate Capt Thomas Lambert</text:span></text:p>
        <text:p text:style-name="P539"><text:span text:style-name="T1">Downs 26 Jan 1701 -14 Feb Sao Tiago - 21 Jun Madras -1 Aug Balasore - 21 Oct Calcutta - 7 Feb 1702 Cox’s Island - 25 Apr Bandar Abbas -1 Jul Madras - 9 Sep Balasore - 11 Oct Calcutta - 29 Dec Vizagapatam -15 Jan 1703 Madras - 21 Jan Fort St David - 31 Jan Madras - 27 May St Helena - 16 Oct Cork -16 Dec Blackwall</text:span></text:p>
        <text:list xml:id="list134332875366083" text:continue-numbering="true" text:style-name="WWNum33">
          <text:list-item>
            <text:p text:style-name="P310"><text:span text:style-name="T1">1704/5<text:tab/>Bomo</text:span></text:p>
          </text:list-item>
        </text:list>
        <text:p text:style-name="P578"><text:span text:style-name="T1">L/MAR/B/135A<text:tab/>Journal 10 Dec 1704-17 Sep 1708</text:span></text:p>
        <text:p text:style-name="P579"><text:span text:style-name="T1">Capt John Carswell</text:span></text:p>
        <text:p text:style-name="P516"><text:span text:style-name="T1">Downs 5 Jan 1705 - 7 May Cape - 25 Jun Johanna - 29 Jul Bandar Abbas - 7 Dec Batavia -19 Jan 1706 Banjarmassin - 28 Apr Tambomeo -15 Aug Banjarmassin -1 Jan 1707 Madura - 11 Apr Batavia - 26 Oct Cape - 24 Dec St Helena -14 Apr 1708 Lisbon - 12 Sep Portsmouth</text:span></text:p>
        <text:list xml:id="list134333032202984" text:continue-numbering="true" text:style-name="WWNum33">
          <text:list-item>
            <text:p text:style-name="P490"><text:span text:style-name="T1">1709/10 Surat</text:span></text:p>
          </text:list-item>
        </text:list>
        <text:p text:style-name="P526"><text:span text:style-name="T1">L/MAR/B/135B Ledger Capt Edward Peirson</text:span></text:p>
        <text:p text:style-name="P485"><text:span text:style-name="T1">Downs 13 Apr 1710 - lost near Cape Comorin</text:span></text:p>
        <text:h text:style-name="P851" text:outline-level="2"><text:bookmark-start text:name="bookmark17"/><text:span text:style-name="T1">PHOENIX (3)</text:span><text:bookmark-end text:name="bookmark17"/></text:h>
        <text:p text:style-name="P583"><text:span text:style-name="T1">Built by Wells, launched 1785, 3 decks, 4in bottom, length 143ft 7</text:span><text:span text:style-name="T2">1</text:span><text:span text:style-name="T1">/2in, breadth 36ft, hold 14ft 9in, wing transom 23ft Sin, port cell 26ft </text:span><text:span text:style-name="Body_20_text_20__28_2_29__20__2b__20_Italic">3</text:span><text:span text:style-name="Body_20_text_20__28_2_29__20__2b__20_Italic"><text:span text:style-name="T5">l</text:span></text:span><text:span text:style-name="Body_20_text_20__28_2_29__20__2b__20_Italic">Ain,</text:span><text:span text:style-name="T1"> between decks 5ft IP/tin, ports 13 middle &amp; upper, 800 tons</text:span></text:p>
        <text:p text:style-name="P248"><text:span text:style-name="T1">Principal Managing Owner: William Moffat</text:span></text:p>
        <text:list xml:id="list3252288364" text:style-name="WWNum35">
          <text:list-item>
            <text:p text:style-name="P396"><text:span text:style-name="T1">1785/6<text:tab/>Madras and Bengal</text:span></text:p>
          </text:list-item>
        </text:list>
        <text:p text:style-name="P33"><text:span text:style-name="T1">L/MAR/B/175A Journal 22 Nov 1785-21 Jun 1787 L/MAR/B/175-0(1)<text:tab/>Ledger</text:span></text:p>
        <text:p text:style-name="P397"><text:span text:style-name="T1">L/MAR/B/175-0(2)<text:tab/>Pay Book</text:span></text:p>
        <text:p text:style-name="P375"><text:span text:style-name="T1">Capt James Rattray</text:span></text:p>
        <text:p text:style-name="P376"><text:span text:style-name="T1">Downs 16 Jan 1786 - 20 May Madras - 30 May Diamond Harbour - 13 Nov Saugor - 19 Dec Madras - 3 Mar 1787 St Helena - 18 May Downs</text:span></text:p>
        <text:list xml:id="list134333010331490" text:continue-numbering="true" text:style-name="WWNum35">
          <text:list-item>
            <text:p text:style-name="P396"><text:span text:style-name="T1">1787/8<text:tab/>Bengal and Madras</text:span></text:p>
          </text:list-item>
        </text:list>
        <text:p text:style-name="P397"><text:span text:style-name="T1">L/MAR/B/175B<text:tab/>Journal 10 Dec 1787-29 Aug 1789</text:span></text:p>
        <text:p text:style-name="P397"><text:span text:style-name="T1">L/MAR/B/175P(1)<text:tab/>Ledger</text:span></text:p>
        <text:p text:style-name="P397"><text:span text:style-name="T1">L/MAR/B/175P(2)<text:tab/>Pay Book</text:span></text:p>
        <text:p text:style-name="P375"><text:span text:style-name="T1">Capt Alexander Gray</text:span></text:p>
        <text:p text:style-name="P7"><text:span text:style-name="T1">Downs 17 Feb 1788 - 16 Mar Madeira - 19 Jul Diamond Harbour - 5 Jan 1789 Saugor - 20 Feb Madras - 5 May Cape - 10 Jun St Helena - 6 Aug Downs</text:span></text:p>
        <text:list xml:id="list134332865541974" text:continue-numbering="true" text:style-name="WWNum35">
          <text:list-item>
            <text:p text:style-name="P396"><text:span text:style-name="T1">1790/1<text:tab/>Madras and Bengal</text:span></text:p>
          </text:list-item>
        </text:list>
        <text:p text:style-name="P397"><text:span text:style-name="T1">L/MAR/B/175C<text:tab/>Journal 3 Feb 1791-30 Jun 1792</text:span></text:p>
        <text:p text:style-name="P397"><text:span text:style-name="T1">L/MAR/B/175 Q(l)<text:tab/>Ledger</text:span></text:p>
        <text:p text:style-name="P397"><text:span text:style-name="T1">L/MAR/B/175Q(2)<text:tab/>Pay Book</text:span></text:p>
        <text:p text:style-name="P375"><text:span text:style-name="T1">Capt Alexander Gray</text:span></text:p>
        <text:p text:style-name="P7"><text:span text:style-name="T1">Downs 4 Apr 1791 - 1 May Sao Tiago - 4 Aug Madras - 13 Aug Diamond Harbour - 23 Kedgeree - 8 Oct Madras - 16 Nov Diamond Harbour - 15 Dec Saugor - 13 Jan 1792 Madras - 5 Apr St Helena - 2 Jun Downs</text:span></text:p>
        <text:list xml:id="list134333823497754" text:continue-numbering="true" text:style-name="WWNum35">
          <text:list-item>
            <text:p text:style-name="P398"><text:span text:style-name="T1">1793/4<text:tab/>Madras</text:span></text:p>
          </text:list-item>
        </text:list>
        <text:p text:style-name="P397"><text:span text:style-name="T1">L/MAR/B/175D<text:tab/>Journal 11 Nov 1794-22 Aug 1795</text:span></text:p>
        <text:p text:style-name="P397"><text:span text:style-name="T1">L/MAR/B/175R(1)<text:tab/>Ledger</text:span></text:p>
        <text:p text:style-name="P397"><text:span text:style-name="T1">L/MAR/B/175R(2)<text:tab/>Pay Book</text:span></text:p>
        <text:p text:style-name="P375"><text:span text:style-name="T1">Capt Wemys Orrok</text:span></text:p>
        <text:p text:style-name="P374"><text:span text:style-name="T1">Portsmouth 2 May 1794 - 3 Sep Madras - 7 Jan 1795 St Helena - 23 Jul Downs</text:span></text:p>
        <text:list xml:id="list134333919987181" text:continue-numbering="true" text:style-name="WWNum35">
          <text:list-item>
            <text:p text:style-name="P74"><text:span text:style-name="T1">1795/6 Bengal, Penang and Madras</text:span></text:p>
          </text:list-item>
        </text:list>
        <text:p text:style-name="P77"><text:span text:style-name="T1">L/MAR/B/175E<text:tab/>Journal 9 Jun 1796-29 Mar<text:tab/>1799</text:span></text:p>
        <text:p text:style-name="P78"><text:span text:style-name="T1">L/MAR/B/175S(1)<text:tab/>Ledger</text:span></text:p>
        <text:p text:style-name="P78"><text:span text:style-name="T1">L/MAR/B/175S(2)<text:tab/>Pay Book</text:span></text:p>
        <text:p text:style-name="P51"><text:span text:style-name="T1">Capt Wemys Orrok</text:span></text:p>
        <text:p text:style-name="P202"><text:span text:style-name="T1">Portsmouth 11 Aug 1796 - 18 Nov Cape - 4 Mar 1797 Kedgeree - 4 Apr Diamond Harbour - 9 Aug Saugor - 24 Aug Penang -12 Oct returned to Penang -11 Dec Madras - 25 Jan 1798 Kedgeree -</text:span></text:p>
        <text:list xml:id="list134333013782872" text:continue-list="list134332105120341" text:style-name="WWNum31">
          <text:list-item>
            <text:p text:style-name="P79"><text:span text:style-name="T1">Apr Saugor - 14 Sep Cape - 3 Nov St Helena - 3 Feb 1799 Downs</text:span></text:p>
          </text:list-item>
          <text:list-item>
            <text:p text:style-name="P75"><text:span text:style-name="T1">1799/1800 Bengal, Bombay and Mokha</text:span></text:p>
          </text:list-item>
        </text:list>
        <text:p text:style-name="P80"><text:span text:style-name="T1">L/MAR/B/175G<text:tab/>Journal 24 Feb<text:tab/>1800-24<text:tab/>Jul<text:tab/>1802</text:span></text:p>
        <text:p text:style-name="P78"><text:span text:style-name="T1">L/MAR/B/175T(1)<text:tab/>Ledger</text:span></text:p>
        <text:p text:style-name="P78"><text:span text:style-name="T1">L/MAR/B/175T(2)<text:tab/>Pay Book</text:span></text:p>
      </text:section>
      <text:section text:style-name="Sect1" text:name="Bereich2">
        <text:p text:style-name="P518"><text:span text:style-name="T1">Torbay 27 May 1800 - 6 Sep Cape - 25 Nov Kedgeree - 7 Dec Diamond Harbour - 9 Jan 1801 Saugor - 24 Feb Trincomalec - 5 Mar Colombo - 2 Apr Bombay - 3 Aug Aden - 24 Aug Mokha - 17 Oct Bombay - 23 Nov Tellicherry - 4 Jan 1802 Anjengo - 5 Apr St Helena - 11 Jim Gravesend</text:span></text:p>
        <text:p text:style-name="P746"><text:span text:style-name="T1">FiHfOENIX (4)</text:span></text:p>
        <text:p text:style-name="P622"><text:span text:style-name="T1">Extra ship, launched 1798. 3 decks, 4in bottom, length 127ft 8in, keel 103ft </text:span><text:span text:style-name="T2">3</text:span><text:span text:style-name="T1">/xin, breadth 31ft lO'/sin, hold 12ft 4in. wing transom 19ft 8in, waist lft, between decks 6ft 2in &amp; 6ft 4</text:span><text:span text:style-name="T2">2</text:span><text:span text:style-name="T1">/4in, roundhouse 6ft 5in. ports 12 middle &amp; 4 upper, 592 tons</text:span></text:p>
        <text:list text:style-name="WWNum37">
          <text:list-item>
            <text:p text:style-name="P533"><text:span text:style-name="T1">1797/8 Madras and Bengal </text:span><text:span text:style-name="Body_20_text_20__28_2_29__20__2b__20_Bold">L/MAR/B/175F </text:span><text:span text:style-name="T1">Journal 7 Jul 1798-25 Jun 1800 Capt John Tyric</text:span></text:p>
          </text:list-item>
        </text:list>
        <text:p text:style-name="P629"><text:span text:style-name="T1">Falmouth 14 Sep 1798 - 28 Sep Lisbon - 31 Dec Cape - 13 Apr 1799 Madras - 20 May Calcutta - 22 Oct Kedgeree - 27 Jan 1800 St Helena - 21 May Downs</text:span></text:p>
        <text:p text:style-name="P752"><text:span text:style-name="T1">PHOENIX (5)</text:span></text:p>
        <text:p text:style-name="P542"><text:span text:style-name="T1">Built by Barnard, launched 1804, 3 decks, 4in bottom, length 145ft Sin, keel 118ft 2</text:span><text:span text:style-name="T2">1</text:span><text:span text:style-name="T1">/4in, breadth 36ft lin, hold 13ft 9in, wing transom 23ft 4in, port cell 26ft 7in, waist 1ft 6</text:span><text:span text:style-name="T2">1</text:span><text:span text:style-name="T1">/2in, between decks 6ft 2in &amp; 6ft 4in, ports 13 middle &amp; 11 upper, deck range 83ft 3 in, 818 tons Principal Managing Owner: Robert Williams</text:span></text:p>
        <text:list xml:id="list4128630093" text:style-name="WWNum39">
          <text:list-item>
            <text:p text:style-name="P227"><text:span text:style-name="T1">1804/5 St Helena and Bengal</text:span></text:p>
          </text:list-item>
        </text:list>
        <text:p text:style-name="P81"><text:span text:style-name="Body_20_text_20__28_2_29__20__2b__20_Bold">L/MAR/B/175H<text:tab/></text:span><text:span text:style-name="T1">Journal 8 Dec<text:tab/>1804-20<text:tab/>Jun<text:tab/>1807</text:span></text:p>
        <text:p text:style-name="P703"><text:span text:style-name="T1">L/MAR/B/175U(1)<text:tab/>Ledger</text:span></text:p>
        <text:p text:style-name="P703"><text:span text:style-name="T1">L/MAR/B/175U(2)<text:tab/>Pay Book</text:span></text:p>
        <text:p text:style-name="P51"><text:span text:style-name="T1">Capt John Ramsden</text:span></text:p>
        <text:p text:style-name="P207"><text:span text:style-name="T1">Portsmouth 8 Mar 1805 - 5 Jun St Helena - 28 Sep Diamond Harbour - 29 Oct Saugor - 20 Dec Colombo -18 Jan 1806 Bombay - 31 Mar Diamond Harbour - 14 Jul Saugor - 7 Oct Madras -18 Oct Trincomalee - 30 Dec Cape - 23 Jan 1807 St Helena - 12 Apr Downs</text:span></text:p>
        <text:list xml:id="list134332405925609" text:continue-numbering="true" text:style-name="WWNum39">
          <text:list-item>
            <text:p text:style-name="P82"><text:span text:style-name="T1">1807/8<text:tab/>St Helena and Madras</text:span></text:p>
          </text:list-item>
        </text:list>
        <text:p text:style-name="P83"><text:span text:style-name="T1">L/MAR/B/175-1<text:tab/>Journal 15<text:tab/>Oct<text:tab/>1807-6<text:tab/>Jul<text:tab/>1809</text:span></text:p>
        <text:p text:style-name="P84"><text:span text:style-name="T1">L/MAR/B/175V(1)<text:tab/>Ledger</text:span></text:p>
        <text:p text:style-name="P84"><text:span text:style-name="T1">L/MAR/B/175V(2)<text:tab/>Pay Book</text:span></text:p>
        <text:p text:style-name="P591"><text:span text:style-name="T1">Capt John Ramsden</text:span></text:p>
        <text:p text:style-name="P584"><text:span text:style-name="T1">Portsmouth 9 Feb 1808 - 17 Apr St Helena - 31 May Cape - 3 Aug Madras - 21 Aug Masulipatam - 31 Aug Coringa - 16 Sep Madras - 12 Jan 1809 Cape - 24 St Helena - 23 May Downs</text:span></text:p>
        <text:list xml:id="list134333586151443" text:continue-numbering="true" text:style-name="WWNum39">
          <text:list-item>
            <text:p text:style-name="P82"><text:span text:style-name="T1">1809/10<text:tab/>Madras and Bengal</text:span></text:p>
          </text:list-item>
        </text:list>
        <text:p text:style-name="P85"><text:span text:style-name="Body_20_text_20__28_2_29__20__2b__20_Bold">L/MAR/B/175J<text:tab/></text:span><text:span text:style-name="T1">Deck Log 5 Jan<text:tab/>1810-7 Sep<text:tab/>1812</text:span></text:p>
        <text:p text:style-name="P703"><text:span text:style-name="T1">L/MAR/B/175 W<text:tab/>Ledger</text:span></text:p>
        <text:p text:style-name="P245"><text:span text:style-name="T1">Capt John Ramsden</text:span></text:p>
        <text:p text:style-name="P543"><text:span text:style-name="T1">Portsmouth 13 Apr 1810 - 23 May Sao Tiago - 28 Aug Madras - 6 Nov Rodrigues - 29 Nov Mauritius - 9 Feb 1811 Diamond Harbour -14 May Saugor - 4 May Malacca - 5 Jul Balambangan - 4 Aug Batavia -19 Oct Diamond Harbour -15 Nov Calcutta - 23 Dec Saugor - 8 Feb 1812 Madras -11 May St Helena - 21 Jul Downs</text:span></text:p>
        <text:list xml:id="list134332682700505" text:continue-numbering="true" text:style-name="WWNum39">
          <text:list-item>
            <text:p text:style-name="P399"><text:span text:style-name="T1">1813/4<text:tab/>Bengal and Madras</text:span></text:p>
          </text:list-item>
        </text:list>
        <text:p text:style-name="P400"><text:span text:style-name="Body_20_text_20__28_2_29__20__2b__20_Bold">L/MAR/B/175K<text:tab/></text:span><text:span text:style-name="T1">Journal 5 Mar 1814-14 Oct<text:tab/>1815</text:span></text:p>
        <text:p text:style-name="P722"><text:span text:style-name="T1">L/MAR/B/1</text:span><text:span text:style-name="Body_20_text_20__28_5_29__20__2b__20_Bold">75X(1)<text:tab/></text:span><text:span text:style-name="T1">Ledger</text:span></text:p>
        <text:p text:style-name="P722"><text:span text:style-name="T1">L/MAR/B/175X(2)<text:tab/>Pay Book</text:span></text:p>
        <text:p text:style-name="P375"><text:span text:style-name="T1">Capt John Pyke</text:span></text:p>
        <text:p text:style-name="P539"><text:span text:style-name="T1">Portsmouth 8 Jun 1814 - 23 Jun Madeira - 23 Nov Saugor - 16 Feb 1815 Madras - 23 Mar </text:span><text:span text:style-name="Body_20_text_20__28_2_29__20__2b__20_8_20_pt">Colombo </text:span><text:span text:style-name="T1">- 31 May Cape - 29 Jun St Helena - 29 Aug Downs</text:span></text:p>
        <text:list xml:id="list134332918264694" text:continue-numbering="true" text:style-name="WWNum39">
          <text:list-item>
            <text:p text:style-name="P331"><text:span text:style-name="T1">1815/6<text:tab/>Madras and Bengal</text:span></text:p>
          </text:list-item>
        </text:list>
        <text:p text:style-name="P332"><text:span text:style-name="T1">L/MAR/B/175L<text:tab/>Journal 13 Feb 1816-4 Jun 1817</text:span></text:p>
        <text:p text:style-name="P367"><text:span text:style-name="Body_20_text_20__28_2_29__20__2b__20_Bold">L/MAR/B/175 Y(l) </text:span><text:span text:style-name="T1">Ledger L/MAR/B/175Y(2) Pay Book Capt John Pykc</text:span></text:p>
        <text:p text:style-name="P632"><text:span text:style-name="T1">Downs 17 Apr 1816 - 28 Jul Madras - 28 Aug Saugor - 7 Sep Kiddcrpore - 19 Oct New Anchorage - 17 Dec Saugor - 17 Feb 1817 Cape - 8 Mar St Helena - 7 May Blackwall</text:span></text:p>
        <text:list xml:id="list134333878040259" text:continue-numbering="true" text:style-name="WWNum39">
          <text:list-item>
            <text:p text:style-name="P272"><text:span text:style-name="T1">1817/8<text:tab/>Madras and Bengal</text:span></text:p>
          </text:list-item>
        </text:list>
        <text:p text:style-name="P640"><text:span text:style-name="T1">L/MAR/B/175M Journal 7 Mar 1818-1 Sep 1819 L/MAR/B/175Z(!) Ledger </text:span><text:span text:style-name="Body_20_text_20__28_2_29__20__2b__20_Bold">L/MAR/B/1</text:span><text:span text:style-name="T1">75Z(2) Pay Book Capt Thomas White</text:span></text:p>
        <text:p text:style-name="P643"><text:span text:style-name="T1">Downs 26 Apr 1818 - 18 Aug Madras - 29 Aug Diamond Harbour - 5 Dec New Anchorage - 30 May 1819 St Helena - 6 Aug Downs</text:span></text:p>
        <text:p text:style-name="P749"><text:span text:style-name="T1">PHOENIX (6)</text:span></text:p>
        <text:p text:style-name="P245"><text:span text:style-name="T1">Chartered ship, 493 tons</text:span></text:p>
        <text:p text:style-name="P254"><text:span text:style-name="T1">Principal Managing Owner: John Blackett</text:span></text:p>
        <text:list xml:id="list2165011324" text:style-name="WWNum41">
          <text:list-item>
            <text:p text:style-name="P273"><text:span text:style-name="T1">1819/20 Bengal and Madras</text:span></text:p>
          </text:list-item>
        </text:list>
        <text:p text:style-name="P245"><text:span text:style-name="T1">L/MAR/B/175N Deck Log 6 May 1820-8 Aug 1821</text:span></text:p>
        <text:p text:style-name="P245"><text:span text:style-name="T1">Capt William Gordon</text:span></text:p>
        <text:p text:style-name="P644"><text:span text:style-name="T1">Falmouth 12 Jun 1820 - 28 Jun Sao Tiago - 14 Oct Calcutta - 29 Dec Diamond Harbour - 21 Jan 1821 Kedgeree - 3 Feb Madras - 14 Jul Downs</text:span></text:p>
        <text:h text:style-name="P838" text:outline-level="1"><text:bookmark-start text:name="bookmark18"/><text:span text:style-name="T1">PIGOT (1)</text:span><text:bookmark-end text:name="bookmark18"/></text:h>
        <text:p text:style-name="P645"><text:span text:style-name="T1">Built by Wells, launched 1763, 3 decks, 3in bottom, keel llOflM'/un, breadth 36ft P/dn, 766 tons Principal Managing Owner: John Durand</text:span></text:p>
        <text:list xml:id="list2714761632" text:style-name="WWNum43">
          <text:list-item>
            <text:p text:style-name="P86"><text:span text:style-name="T1">1762/3<text:tab/>Madras and Bengal</text:span></text:p>
          </text:list-item>
        </text:list>
        <text:p text:style-name="P87"><text:span text:style-name="Body_20_text_20__28_2_29__20__2b__20_Bold">L/MAR/B/503A<text:tab/></text:span><text:span text:style-name="T1">Journal 3 Feb 1763-17 Nov 1764</text:span></text:p>
        <text:p text:style-name="P753"><text:span text:style-name="T1">L/MAR/B/503J(1)<text:tab/></text:span><text:span text:style-name="Body_20_text_20__28_8_29__20__2b__20_Not_20_Bold"><text:span text:style-name="T6">Ledger</text:span></text:span></text:p>
        <text:p text:style-name="P753"><text:span text:style-name="T1">L/MAR/B/503J(2)<text:tab/></text:span><text:span text:style-name="Body_20_text_20__28_8_29__20__2b__20_Not_20_Bold"><text:span text:style-name="T6">Pay Book</text:span></text:span></text:p>
        <text:p text:style-name="P60"><text:span text:style-name="T1">Capt George Richardson</text:span></text:p>
        <text:p text:style-name="P633"><text:span text:style-name="T1">Downs 8 Apr 1763 - 27 Jul Johanna - 29 Aug Madras - 11 Oct Culpee - 27 Nov Fulta -16 Feb 1764 Ingeli - 8 Jun Mauritius - 29 Jul St Helena -16 Oct Downs</text:span></text:p>
        <text:list xml:id="list134334036727830" text:continue-numbering="true" text:style-name="WWNum43">
          <text:list-item>
            <text:p text:style-name="P333"><text:span text:style-name="T1">1765/6<text:tab/>Madras and Bengal</text:span></text:p>
          </text:list-item>
        </text:list>
        <text:p text:style-name="P368"><text:span text:style-name="Body_20_text_20__28_2_29__20__2b__20_Bold">L/MAR/B/503B </text:span><text:span text:style-name="T1">Journal 30 Nov 1765-12 Dec 1767 Capt George Richardson</text:span></text:p>
        <text:p text:style-name="P18"><text:span text:style-name="T1">Downs 21 Feb 1766 - 7 May Tenerife - 6 Jul Johanna - 9 Aug Madras - 25 Sep Masulipatam -16 Oct Madras - 26 Nov Kedgeree - 30 Jan 1767 Ingeli -1 Mar Madras - 4 Aug St Helena - 26 Oct Downs</text:span></text:p>
        <text:list xml:id="list134332983863897" text:continue-numbering="true" text:style-name="WWNum43">
          <text:list-item>
            <text:p text:style-name="P333"><text:span text:style-name="T1">1768/9<text:tab/>Madras and China</text:span></text:p>
          </text:list-item>
        </text:list>
        <text:p text:style-name="P334"><text:span text:style-name="Body_20_text_20__28_2_29__20__2b__20_Bold">L/MAR/B/503C<text:tab/></text:span><text:span text:style-name="T1">Journal 11 Oct<text:tab/>1768-17 Jul 1770</text:span></text:p>
        <text:p text:style-name="P766"><text:span text:style-name="T1">L/MAR/B/503K(1)<text:tab/></text:span><text:span text:style-name="Body_20_text_20__28_8_29__20__2b__20_Not_20_Bold"><text:span text:style-name="T6">Ledger</text:span></text:span></text:p>
        <text:p text:style-name="P766"><text:span text:style-name="T1">L/MAR/B/503K(2)<text:tab/></text:span><text:span text:style-name="Body_20_text_20__28_8_29__20__2b__20_Not_20_Bold"><text:span text:style-name="T6">Pay Book</text:span></text:span></text:p>
        <text:p text:style-name="P269"><text:span text:style-name="T1">Capt George Richardson</text:span></text:p>
        <text:p text:style-name="P646"><text:span text:style-name="T1">Downs 2 Jan 1769 - 27 Jan Tenerife - 20 May Madras - 21 Jul Malacca - 28 Aug Whampoa - 24 Dec Second Bar - 30 Mar 1770 St Helena - 6 Jun Downs</text:span></text:p>
        <text:list xml:id="list134333964770033" text:continue-numbering="true" text:style-name="WWNum43">
          <text:list-item>
            <text:p text:style-name="P88"><text:span text:style-name="T1">1770/1<text:tab/>St Helena and Benkulen</text:span></text:p>
          </text:list-item>
        </text:list>
        <text:p text:style-name="P89"><text:span text:style-name="Body_20_text_20__28_2_29__20__2b__20_Bold">L/MAR/B/503D<text:tab/></text:span><text:span text:style-name="T1">Journal 30 Jan<text:tab/>1771-6 Sep 1773</text:span></text:p>
        <text:p text:style-name="P754"><text:span text:style-name="T1">L/MAR/B/503L(1)<text:tab/></text:span><text:span text:style-name="Body_20_text_20__28_8_29__20__2b__20_Not_20_Bold"><text:span text:style-name="T6">Ledger</text:span></text:span></text:p>
        <text:p text:style-name="P754"><text:span text:style-name="T1">L/MAR/B/503L(2)<text:tab/></text:span><text:span text:style-name="Body_20_text_20__28_8_29__20__2b__20_Not_20_Bold"><text:span text:style-name="T6">Pay Book</text:span></text:span></text:p>
        <text:p text:style-name="P520"><draw:custom-shape text:anchor-type="char" draw:z-index="27" draw:style-name="gr15" draw:text-style-name="P888" svg:width="3.051cm" svg:height="2.906cm" svg:x="0.191cm" svg:y="3.417cm"><text:p text:style-name="P67"><text:span text:style-name="Body_20_text_20__28_2_29__20_Exact">1<text:tab/>1779/80 China</text:span></text:p><text:p text:style-name="P704"><text:span text:style-name="Body_20_text_20__28_5_29__20_Exact">L/MAR/B/503E</text:span></text:p><text:p text:style-name="P704"><text:span text:style-name="Body_20_text_20__28_5_29__20_Exact">L/MAR/B/503M(1)</text:span></text:p><text:p text:style-name="P704"><text:span text:style-name="Body_20_text_20__28_5_29__20_Exact">L/MAR/B/503M(2)</text:span></text:p><text:p text:style-name="P704"><text:span text:style-name="Body_20_text_20__28_5_29__20_Exact">L/MAR/B/503M(3)</text:span></text:p><text:p text:style-name="P704"><text:span text:style-name="Body_20_text_20__28_5_29__20_Exact">L/MAR/B/503M(4)</text:span></text:p><text:p text:style-name="P51"><text:span text:style-name="Body_20_text_20__28_2_29__20_Exact">Capt Robert Morgan</text:span></text:p><draw:enhanced-geometry draw:type="0"/></draw:custom-shape><draw:custom-shape text:anchor-type="char" draw:z-index="28" draw:style-name="gr14" draw:text-style-name="P888" svg:width="2.83cm" svg:height="2.534cm" svg:x="0.072cm" svg:y="7.348cm"><text:p text:style-name="P704"><text:span text:style-name="Body_20_text_20__28_5_29__20_Exact">L/MAR/B/503F L/MAR/B/503N(1) L/MAR/B/503N (2) L/MAR/B/503N(3) L/MAR/B/503N (4) Capt Robert Morgan</text:span></text:p><draw:enhanced-geometry draw:type="0"/></draw:custom-shape><text:span text:style-name="T1">Plymouth 5 Jun 1771 - 27 Aug St Helena - 20 Jan 1772 Batavia - 22 Apr Benkulen - 16 Sep Allas - 7 Nov manna - 8 Mar 1773 Cape - 18 Apr St Helena - 17 May Ascension - 26 Jul Downs</text:span></text:p>
        <text:h text:style-name="P845" text:outline-level="1"><text:bookmark-start text:name="bookmark19"/><text:span text:style-name="T1">PIGOT (2)</text:span><text:bookmark-end text:name="bookmark19"/></text:h>
        <text:p text:style-name="P630"><text:span text:style-name="T1">Built by Perry, launched 1780, 3 decks, 4in bottom, length 137ft 2in, keel 109ft SVdn, breadth 36ft 3in, hold 15ft, wing transom 23ft 9in, port cell 26ft 7in, between decks 6ft 2in, ports 13 middle &amp; upper, 765 tons</text:span></text:p>
        <text:p text:style-name="P297"><text:span text:style-name="T1">Principal Managing Owners: 1-2 Charles Foulis, 3-5 Robert Preston and Benkulen</text:span></text:p>
        <text:p text:style-name="P202"><text:span text:style-name="T1">Journal 5 Feb 1780-5 Apr 1782</text:span></text:p>
        <text:p text:style-name="P202"><text:span text:style-name="T1">Ledger</text:span></text:p>
        <text:p text:style-name="P202"><text:span text:style-name="T1">Pay Book</text:span></text:p>
        <text:p text:style-name="P202"><text:span text:style-name="T1">Imprest Book</text:span></text:p>
        <text:p text:style-name="P208"><text:span text:style-name="T1">Absence Book</text:span></text:p>
        <text:p text:style-name="P8"><text:span text:style-name="T1">Portsmouth 3 Jun 1780 - 2 Feb 1781 Whampoa - 8 Apr Second Bar - 23 Apr Macao - 1 Aug Benkulen -19 Aug Padang - 25 Sep Benkulen -17 Dec St Helena -10 Mar 1782 Plymouth - 31 Mar Downs</text:span></text:p>
        <text:list xml:id="list134333255186405" text:continue-list="list2165011324" text:style-name="WWNum41">
          <text:list-item>
            <text:p text:style-name="P311"><text:span text:style-name="T1">1782/3 Madras and Bengal</text:span></text:p>
          </text:list-item>
        </text:list>
        <text:p text:style-name="P2"><text:span text:style-name="T1">Journal 21 Oct 1782-14 Nov 1785</text:span></text:p>
        <text:p text:style-name="P2"><text:span text:style-name="T1">Ledger</text:span></text:p>
        <text:p text:style-name="P2"><text:span text:style-name="T1">Pay Book</text:span></text:p>
        <text:p text:style-name="P2"><text:span text:style-name="T1">Imprest Book</text:span></text:p>
        <text:p text:style-name="P9"><text:span text:style-name="T1">Absence Book</text:span></text:p>
        <text:p text:style-name="P621"><text:span text:style-name="T1">Portsmouth 11 Mar 1783 - 31 Mar Sao Tiago -17 Jul Johanna - 26 Aug Madras -10 Oct Kedgeree - 15 Feb 1784 Saugor -14 Mar Vizagapatam - 3 Apr Madras - 5 Jun Coringa - 2 Oct Madras - 25 Nov Coringa - 5 Jan 1785 Masulipatam -10 Jan Madras - 8 Jun False Bay -19 Jul St Helena - 9 Oct Downs</text:span></text:p>
        <text:list xml:id="list134332758441679" text:continue-numbering="true" text:style-name="WWNum41">
          <text:list-item>
            <text:p text:style-name="P311"><text:span text:style-name="T1">1785/6 China</text:span></text:p>
          </text:list-item>
        </text:list>
        <text:p text:style-name="P516"><text:span text:style-name="Body_20_text_20__28_2_29__20__2b__20_Bold">L/MAR/B/503G </text:span><text:span text:style-name="T1">Journal 31 Jan 1786-20 Sep 1787 L/MAR/B/503-O(l) Ledger </text:span><text:span text:style-name="Body_20_text_20__28_2_29__20__2b__20_Bold">L/MAR/B/503-O(2) </text:span><text:span text:style-name="T1">Pay Book Capt George Ballantyne</text:span></text:p>
        <text:p text:style-name="P652"><text:span text:style-name="T1">Downs 26 Mar 1786 - 11 Sep Whampoa - 5 Jan 1787 Second Bar - 2 Mar North Island - 2 Jun St Helena - 12 Aug Downs</text:span></text:p>
        <text:list xml:id="list134332180232552" text:continue-numbering="true" text:style-name="WWNum41">
          <text:list-item>
            <text:p text:style-name="P228"><text:span text:style-name="T1">1788/9 Madras and Bengal</text:span></text:p>
          </text:list-item>
        </text:list>
        <text:p text:style-name="P90"><text:span text:style-name="Body_20_text_20__28_2_29__20__2b__20_Bold">L/MAR/B/503H<text:tab/></text:span><text:span text:style-name="T1">Journal 24 Dec 1788-6 Jul 1790</text:span></text:p>
        <text:p text:style-name="P705"><text:span text:style-name="T1">L/MAR/B/503P(1)<text:tab/>Ledger</text:span></text:p>
        <text:p text:style-name="P705"><text:span text:style-name="T1">L/MAM/B/503P(2)<text:tab/>Pay Book</text:span></text:p>
        <text:p text:style-name="P51"><text:span text:style-name="T1">Capt George Ballantyne</text:span></text:p>
        <text:p text:style-name="P653"><text:span text:style-name="T1">Downs 6 Mar 1789 - 28 Jun Madras - 8 Jul Diamond Harbour - 23 Dec Saugor - 2 Feb 1790 Madras - 29 Apr St Helena - 29 Jun Downs</text:span></text:p>
        <text:list xml:id="list134332193460231" text:continue-numbering="true" text:style-name="WWNum41">
          <text:list-item>
            <text:p text:style-name="P274"><text:span text:style-name="T1">1792/3 Bengal and Benkulen</text:span></text:p>
          </text:list-item>
        </text:list>
        <text:p text:style-name="P491"><text:span text:style-name="Body_20_text_20__28_2_29__20__2b__20_Bold">L/MAR/B/503-I<text:tab/></text:span><text:span text:style-name="T1">Journal 14 Mar<text:tab/>1793-7 Feb 1794, anon</text:span></text:p>
        <text:p text:style-name="P771"><text:span text:style-name="T1">L/MAR/B/503Q(1)<text:tab/></text:span><text:span text:style-name="Body_20_text_20__28_8_29__20__2b__20_Not_20_Bold"><text:span text:style-name="T6">Imprest Book</text:span></text:span></text:p>
        <text:p text:style-name="P771"><text:span text:style-name="T1">L/MAR/B/503Q(2)<text:tab/></text:span><text:span text:style-name="Body_20_text_20__28_8_29__20__2b__20_Not_20_Bold"><text:span text:style-name="T6">Absence Book</text:span></text:span></text:p>
        <text:p text:style-name="P481"><text:span text:style-name="T1">Capt George Ballantyne</text:span></text:p>
        <text:p text:style-name="P620"><text:span text:style-name="T1">Portsmouth 22 May 1793 - 24 Jun captured French brig </text:span><text:span text:style-name="Body_20_text_20__28_2_29__20__2b__20_Italic">La France</text:span><text:span text:style-name="T1"> -14 Sep Diamond Harbour - 27 Nov Saugor - 21 Dec Penang - 12 Jan 1794 Benkulen -11 Mar captured by French and taken into Mauritius, prisoners freed at Bombay Aug 1794</text:span></text:p>
        <text:p text:style-name="P527"><text:span text:style-name="T1">Rated at 600 tons, 120 crew, 30 guns Principal Managing Owner: Charles Raymond</text:span></text:p>
        <text:list xml:id="list3248628177" text:style-name="WWNum45">
          <text:list-item>
            <text:p text:style-name="P91"><text:span text:style-name="T1">1757/8 Madras and China</text:span></text:p>
          </text:list-item>
        </text:list>
        <text:p text:style-name="P92"><text:span text:style-name="T1">L/MAR/B/525A<text:tab/>Journal 27 Nov<text:tab/>1757-28 Apr 1760</text:span></text:p>
        <text:p text:style-name="P706"><text:span text:style-name="T1">L/MAR/B/525-I(l)<text:tab/>Ledger</text:span></text:p>
        <text:p text:style-name="P706"><text:span text:style-name="T1">L/MAR/B/525-I(2)<text:tab/>Pay Book</text:span></text:p>
        <text:p text:style-name="P245"><text:span text:style-name="T1">Capt William Wilson</text:span></text:p>
        <text:p text:style-name="P209"><text:span text:style-name="T1">Portsmouth 6 Mar 1758 -3 May Fernando Noronha - 21 Jul St Augustine’s Bay - 14 Sep Madras - 20 Oct Kedah - 10 Nov Malacca - 15 Dec Batavia -15 Apr 1759 Whampoa -15 May Second Bar - 6 Jun Macao - 24 Aug Batavia - 2 Sep Benkulen - 9 Dec St Helena - 23 Feb 1760 Kinsale - 8 Apr Downs * </text:span><text:span text:style-name="Body_20_text_20__28_2_29__20__2b__20_Italic">see</text:span><text:span text:style-name="T1"> ‘The voyage of the Pitt - a turning point in the East India navigation’, R P Crowhurst, </text:span><text:span text:style-name="Body_20_text_20__28_2_29__20__2b__20_Italic">Mariner’s Mirror</text:span><text:span text:style-name="T1"> 55 (1969) pp.43-56</text:span></text:p>
        <text:list xml:id="list134332629817778" text:continue-numbering="true" text:style-name="WWNum45">
          <text:list-item>
            <text:p text:style-name="P335"><text:span text:style-name="T1">1760/1<text:tab/>Madras and China</text:span></text:p>
          </text:list-item>
        </text:list>
        <text:p text:style-name="P694"><text:span text:style-name="T1">L/MAR/B/525B<text:tab/>Journal 24<text:tab/>Oct 1760-14<text:tab/>Sep<text:tab/>1762</text:span></text:p>
        <text:p text:style-name="P695"><text:span text:style-name="T1">L/MAR/B/525J(1)<text:tab/>Ledger</text:span></text:p>
        <text:p text:style-name="P695"><text:span text:style-name="T1">L/MAR/B/525J(2)<text:tab/>Pay Book</text:span></text:p>
        <text:p text:style-name="P316"><text:span text:style-name="T1">Capt Joseph Jackson</text:span></text:p>
        <text:p text:style-name="P634"><text:span text:style-name="T1">Plymouth 15 Mar 1761 - 23 Jul Madras - 24 Oct Whampoa - 30 Nov Second Bar - 22 Apr 1762 St Helena - 28 Jul Downs</text:span></text:p>
        <text:list xml:id="list134333639745645" text:continue-numbering="true" text:style-name="WWNum45">
          <text:list-item>
            <text:p text:style-name="P93"><text:span text:style-name="T1">1762/3<text:tab/>Madras and China</text:span></text:p>
          </text:list-item>
        </text:list>
        <text:p text:style-name="P707"><text:span text:style-name="T1">L/MAR/B/525C<text:tab/>Journal 15<text:tab/>Mar 1763-11<text:tab/>Dec 1765</text:span></text:p>
        <text:p text:style-name="P706"><text:span text:style-name="T1">L/MAR/B/525K(1)<text:tab/>Ledger</text:span></text:p>
        <text:p text:style-name="P706"><text:span text:style-name="T1">L/MAR/B/525K(2)<text:tab/>Pay Book</text:span></text:p>
        <text:p text:style-name="P245"><text:span text:style-name="T1">Capt Joseph Jackson</text:span></text:p>
        <text:p text:style-name="P363"><text:span text:style-name="T1">Downs 21 Mar 1763 - 25 Jul Rio de Janeiro - 7 Jan 1764 Madras -12 Mar Fort St David -19 Mar Madras - 23 May Malacca - 21 Jul Manila - 13 Sep Whampoa - 27 Dec Second Bar - 5 Mar 1765 Benkulen - 18 Jul St Helena - 7 Oct Downs</text:span></text:p>
        <text:h text:style-name="P849" text:outline-level="2"><text:bookmark-start text:name="bookmark20"/><text:span text:style-name="T1">PITT (2)</text:span><text:bookmark-end text:name="bookmark20"/></text:h>
        <text:p text:style-name="P245"><text:span text:style-name="T1">775 tons</text:span></text:p>
        <text:p text:style-name="P255"><text:span text:style-name="T1">Principal Managing Owners: 1-4 George Macartney Macauley, 5 John Wells</text:span></text:p>
        <text:list xml:id="list3190599743" text:style-name="WWNum47">
          <text:list-item>
            <text:p text:style-name="P275"><text:span text:style-name="T1">1785/6<text:tab/>China</text:span></text:p>
          </text:list-item>
        </text:list>
        <text:p text:style-name="P336"><text:span text:style-name="Body_20_text_20__28_2_29__20__2b__20_Bold">L/MAR/B/525D<text:tab/></text:span><text:span text:style-name="T1">Journal 15<text:tab/>Jan<text:tab/>1786-8<text:tab/>Sep<text:tab/>1787, Capt &amp; Frederick Thesiger, Chief Mate</text:span></text:p>
        <text:p text:style-name="P695"><text:span text:style-name="T1">L/MAR/B/525L(1)<text:tab/>Ledger</text:span></text:p>
        <text:p text:style-name="P695"><text:span text:style-name="T1">L/MAR/B/525L(2)<text:tab/>Pay Book</text:span></text:p>
        <text:p text:style-name="P316"><text:span text:style-name="T1">Capt George Cowper</text:span></text:p>
        <text:p text:style-name="P204"><text:span text:style-name="T1">Downs 28 Mar 1786 - 30 Aug Whampoa - 20 Jan 1787 Second Bar - 26 May St Helena - 6 Aug Downs</text:span></text:p>
        <text:list xml:id="list134332260216510" text:continue-numbering="true" text:style-name="WWNum47">
          <text:list-item>
            <text:p text:style-name="P94"><text:span text:style-name="T1">1788/9<text:tab/>St Helena, Benkulen and China</text:span></text:p>
          </text:list-item>
        </text:list>
        <text:p text:style-name="P95"><text:span text:style-name="T1">L/MAR/B/525E<text:tab/>Journal 16<text:tab/>Oct<text:tab/>1788-9<text:tab/>Sep<text:tab/>1790</text:span></text:p>
        <text:p text:style-name="P706"><text:span text:style-name="T1">L/MAR/B/525M(1)<text:tab/>Ledger</text:span></text:p>
        <text:p text:style-name="P706"><text:span text:style-name="T1">L/MAM/B/525M(2)<text:tab/>Pay Book</text:span></text:p>
        <text:p text:style-name="P375"><text:span text:style-name="T1">Capt Edward Manning</text:span></text:p>
        <text:p text:style-name="P6"><text:span text:style-name="Body_20_text_20__28_2_29__20__2b__20_10.5_20_pt">Downs </text:span><text:span text:style-name="T1">26 Dec 1788 - 29 Mar 1789 St Helena -14 Jul Benkulen - 30 Nov Whampoa - 19 Feb 1790 Second Bar - 11 Jun St Helena - 7 Aug Downs</text:span></text:p>
        <text:list xml:id="list134333557962323" text:continue-numbering="true" text:style-name="WWNum47">
          <text:list-item>
            <text:p text:style-name="P492"><text:span text:style-name="T1">From Bengal 1792</text:span></text:p>
          </text:list-item>
        </text:list>
        <text:p text:style-name="P528"><text:span text:style-name="T1">L/MAB/B/525F Journal 10 Nov 1792-10 Sep 1793 </text:span><text:span text:style-name="Body_20_text_20__28_2_29__20__2b__20_10.5_20_pt">Capt </text:span><text:span text:style-name="T1">Edward Manning</text:span></text:p>
        <text:p text:style-name="P516"><text:span text:style-name="Body_20_text_20__28_2_29__20__2b__20_10.5_20_pt">Diamond </text:span><text:span text:style-name="T1">Harbour 17 Dec 1792 - 21 Mar 1793 Cape -14 Apr St Helena - 29 Jun Cork - 13 Jul Portsmouth - 7 Aug Downs</text:span></text:p>
      </text:section>
      <text:section text:style-name="Sect2" text:name="Bereich3">
        <text:list xml:id="list134332714920966" text:continue-numbering="true" text:style-name="WWNum47">
          <text:list-item>
            <text:p text:style-name="P96"><text:span text:style-name="T1">1793/4 Bengal</text:span></text:p>
          </text:list-item>
        </text:list>
        <text:p text:style-name="P97"><text:span text:style-name="T1">L/MAR/B/525G<text:tab/>Journal 3 Mar<text:tab/>1794-8<text:tab/>Dec<text:tab/>1795</text:span></text:p>
        <text:p text:style-name="P708"><text:span text:style-name="T1">L/MAR/B/525N(1)<text:tab/>Ledger</text:span></text:p>
        <text:p text:style-name="P708"><text:span text:style-name="T1">L/MAR/B/525N(2)<text:tab/>Pay Book</text:span></text:p>
        <text:p text:style-name="P51"><text:span text:style-name="T1">Capt Edward Manning</text:span></text:p>
        <text:p text:style-name="P215"><text:span text:style-name="T1">Plymouth 23 Jun 1794 - 9 Sep Cape - 7 Dec Diamond Harbour - 18 Feb 1795 Saugor - 18 Jun St Helena -11 Sep River Shannon -15 Oct Downs</text:span></text:p>
        <text:list xml:id="list134333633993027" text:continue-numbering="true" text:style-name="WWNum47">
          <text:list-item>
            <text:p text:style-name="P98"><text:span text:style-name="T1">1795/6 Madras<text:tab/>and Bengal</text:span></text:p>
          </text:list-item>
        </text:list>
        <text:p text:style-name="P99"><text:span text:style-name="Body_20_text_20__28_2_29__20__2b__20_Bold">L/MAR/B/525H<text:tab/></text:span><text:span text:style-name="T1">Journal 9 Apr<text:tab/>1796-4<text:tab/>Aug<text:tab/>1798</text:span></text:p>
        <text:p text:style-name="P708"><text:span text:style-name="T1">L/MAR/B/525-0(1)<text:tab/>Ledger</text:span></text:p>
        <text:p text:style-name="P708"><text:span text:style-name="T1">L/MAR/B/525-0(2)<text:tab/>Pay Book</text:span></text:p>
        <text:p text:style-name="P51"><text:span text:style-name="T1">Capt John Gerrard</text:span></text:p>
        <text:p text:style-name="P604"><text:span text:style-name="T1">Portsmouth 11 Aug 1796<text:tab/>- 18 Nov Cape<text:tab/>- 17 Feb 1797 Madras<text:tab/>- 28 Feb Kedgeree - 20 Mar Diamond</text:span></text:p>
        <text:p text:style-name="P605"><text:span text:style-name="T1">Harbour -1 Jul Kedgeree<text:tab/>-15 Aug Madras<text:tab/>- 23 Sep Diamond Harbour - 4 Oct Calcutta<text:tab/>- 24 Dec</text:span></text:p>
        <text:p text:style-name="P599"><text:span text:style-name="T1">Saugor - 23 Apr 1798 Cape - 2 Aug Downs</text:span></text:p>
        <text:h text:style-name="P839" text:outline-level="1"><text:bookmark-start text:name="bookmark21"/><text:span text:style-name="T1">PLANTER </text:span><text:span text:style-name="Heading_20__23_1_20__2b__20_Italic"><text:span text:style-name="T4">see</text:span></text:span><text:span text:style-name="T1"> COURTEEN ASSOCIATION FLEET</text:span><text:bookmark-end text:name="bookmark21"/></text:h>
        <text:h text:style-name="P840" text:outline-level="1"><text:bookmark-start text:name="bookmark22"/><text:span text:style-name="T1">PLASSEY</text:span><text:bookmark-end text:name="bookmark22"/></text:h>
        <text:p text:style-name="P613"><text:span text:style-name="T1">Built by Wells, launched 1760, 3 decks, 3in bottom, 663 tons Principal Managing Owner: John Durand</text:span></text:p>
        <text:list xml:id="list2408360934" text:style-name="WWNum49">
          <text:list-item>
            <text:p text:style-name="P100"><text:span text:style-name="T1">1760/1<text:tab/>Madras and Bengal</text:span></text:p>
          </text:list-item>
        </text:list>
        <text:p text:style-name="P101"><text:span text:style-name="Body_20_text_20__28_2_29__20__2b__20_Bold">L/MAR/B/567A<text:tab/></text:span><text:span text:style-name="T1">Journal 11<text:tab/>Nov 1760-24 Jul 1762</text:span></text:p>
        <text:p text:style-name="P774"><text:span text:style-name="T1">L/MAR/B/567E(1) </text:span><text:span text:style-name="Body_20_text_20__28_8_29__20__2b__20_Not_20_Bold"><text:span text:style-name="T6">Ledger </text:span></text:span><text:span text:style-name="T1">L/MAR/B/567E(2) </text:span><text:span text:style-name="Body_20_text_20__28_8_29__20__2b__20_Not_20_Bold"><text:span text:style-name="T6">Pay Book</text:span></text:span></text:p>
        <text:p text:style-name="P245"><text:span text:style-name="T1">Capt James Ward</text:span></text:p>
        <text:p text:style-name="P519"><text:span text:style-name="T1">Portsmouth 30 Mar 1761 - 29 Jun Mozamibique - 6 Aug Vizagapatam - 17 Aug Ingeli - 31 Aug Culpee - 4 Dec Ingeli - 26 Mar 1762 St Helena - 4 Jun Leith - 27 Jun Downs</text:span></text:p>
        <text:list xml:id="list134333696027154" text:continue-numbering="true" text:style-name="WWNum49">
          <text:list-item>
            <text:p text:style-name="P100"><text:span text:style-name="T1">1762/3<text:tab/>Madras</text:span></text:p>
          </text:list-item>
        </text:list>
        <text:p text:style-name="P101"><text:span text:style-name="Body_20_text_20__28_2_29__20__2b__20_Bold">L/MAR/B/567B<text:tab/></text:span><text:span text:style-name="T1">Journal </text:span><text:span text:style-name="Body_20_text_20__28_2_29__20__2b__20_Bold">25<text:tab/></text:span><text:span text:style-name="T1">Sep 1762-2 Jun 1764</text:span></text:p>
        <text:p text:style-name="P755"><text:span text:style-name="T1">L/MAR/B/567F(1)<text:tab/></text:span><text:span text:style-name="Body_20_text_20__28_8_29__20__2b__20_Not_20_Bold"><text:span text:style-name="T6">Ledger</text:span></text:span></text:p>
        <text:p text:style-name="P755"><text:span text:style-name="T1">L/MAR/B/567F(2)<text:tab/></text:span><text:span text:style-name="Body_20_text_20__28_8_29__20__2b__20_Not_20_Bold"><text:span text:style-name="T6">Pay Book</text:span></text:span></text:p>
        <text:p text:style-name="P51"><text:span text:style-name="T1">Capt James Ward.</text:span></text:p>
        <text:p text:style-name="P617"><text:span text:style-name="T1">Portsmouth 2 Jan 1763 - 23 Apr Cape - 27 Jun Madras - 11 Oct Cuddalore - 1 Nov Madras - 31 Jan 1764 Cape - 26 Feb St Helena - 30 Apr Downs</text:span></text:p>
        <text:list xml:id="list134332253499285" text:continue-numbering="true" text:style-name="WWNum49">
          <text:list-item>
            <text:p text:style-name="P100"><text:span text:style-name="T1">1765/6<text:tab/>St Helena and China</text:span></text:p>
          </text:list-item>
        </text:list>
        <text:p text:style-name="P102"><text:span text:style-name="Body_20_text_20__28_2_29__20__2b__20_Bold">L/MAR/B/567C<text:tab/></text:span><text:span text:style-name="T1">Journal 16<text:tab/>Sep 1765-7 Sep 1767, John Waddell, Chief Mate</text:span></text:p>
        <text:p text:style-name="P755"><text:span text:style-name="T1">L/MAR/B/567G(1)<text:tab/></text:span><text:span text:style-name="Body_20_text_20__28_8_29__20__2b__20_Not_20_Bold"><text:span text:style-name="T6">Ledger</text:span></text:span></text:p>
        <text:p text:style-name="P755"><text:span text:style-name="T1">L/MAR/B/567G(2)<text:tab/></text:span><text:span text:style-name="Body_20_text_20__28_8_29__20__2b__20_Not_20_Bold"><text:span text:style-name="T6">Pay Book</text:span></text:span></text:p>
        <text:p text:style-name="P51"><text:span text:style-name="T1">Capt William Peters</text:span></text:p>
        <text:p text:style-name="P204"><text:span text:style-name="T1">Downs 1 Dec 1765 - 1 Mar 1766 St Helena -17 Jul Whampoa -15 Dec Second Bar - 9 Feb 1767 Benkulen -13 May St Helena -13 Jul Downs</text:span></text:p>
        <text:list xml:id="list134332363332355" text:continue-numbering="true" text:style-name="WWNum49">
          <text:list-item>
            <text:p text:style-name="P100"><text:span text:style-name="T1">1768/9<text:tab/>Madras and China</text:span></text:p>
          </text:list-item>
        </text:list>
        <text:p text:style-name="P101"><text:span text:style-name="Body_20_text_20__28_2_29__20__2b__20_Bold">L/MAR/B/567D<text:tab/></text:span><text:span text:style-name="T1">Journal 25<text:tab/>Oct 1768-2 Jun 1770</text:span></text:p>
        <text:p text:style-name="P755"><text:span text:style-name="T1">L/MAR/B/567H(1)<text:tab/></text:span><text:span text:style-name="Body_20_text_20__28_8_29__20__2b__20_Not_20_Bold"><text:span text:style-name="T6">Ledger</text:span></text:span></text:p>
        <text:p text:style-name="P755"><text:span text:style-name="T1">L/MAR/B/567H(2)<text:tab/></text:span><text:span text:style-name="Body_20_text_20__28_8_29__20__2b__20_Not_20_Bold"><text:span text:style-name="T6">Pay Book</text:span></text:span></text:p>
        <text:p text:style-name="P51"><text:span text:style-name="T1">Capt John Waddell</text:span></text:p>
        <text:p text:style-name="P602"><text:span text:style-name="T1">Downs 3 Jan 1769 - 19 Apr Johanna - 30 May Madras - 6 Aug Malacca - 25 Aug Whampoa - 4 Dec Second Bar -18 Feb 1770 St Helena -1 Mar Ascension - 20 Apr Downs</text:span></text:p>
        <text:h text:style-name="P841" text:outline-level="1"><text:bookmark-start text:name="bookmark23"/><text:span text:style-name="T1">POCOCK</text:span><text:bookmark-end text:name="bookmark23"/></text:h>
        <text:p text:style-name="P587"><text:span text:style-name="T1">Built by Wells, launched 1758, 3 decks, 3in bottom, 632 tons Principal Managing Owner: John Hallett</text:span></text:p>
        <text:list xml:id="list1585938567" text:style-name="WWNum51">
          <text:list-item>
            <text:p text:style-name="P593"><text:span text:style-name="T1">1758/9<text:tab/>Madras, Bombay and China</text:span></text:p>
          </text:list-item>
        </text:list>
        <text:p text:style-name="P594"><text:span text:style-name="Body_20_text_20__28_2_29__20__2b__20_Bold">L/MAR/B/498A<text:tab/></text:span><text:span text:style-name="T1">Journal 18 Oct<text:tab/>1758-21 Oct<text:tab/>1761</text:span></text:p>
        <text:p text:style-name="P775"><text:span text:style-name="T1">L/MAR/B/498-I(l)<text:tab/></text:span><text:span text:style-name="Body_20_text_20__28_8_29__20__2b__20_Not_20_Bold"><text:span text:style-name="T6">Ledger</text:span></text:span></text:p>
        <text:p text:style-name="P775"><text:span text:style-name="T1">L/MAR/B/498-I(2)<text:tab/></text:span><text:span text:style-name="Body_20_text_20__28_8_29__20__2b__20_Not_20_Bold"><text:span text:style-name="T6">Pay Book</text:span></text:span></text:p>
        <text:p text:style-name="P245"><text:span text:style-name="T1">Capt Thomas Debuke</text:span></text:p>
        <text:p text:style-name="P364"><text:span text:style-name="T1">Downs 20 Jan 1759 - 8 Jun Johanna - 13 Jul Trincomalee - 29 Jul Negapatam - 4 Aug off Pondicherry - 19 Aug Negapatam - 3 Sep Madras -15 Nov Anjengo - 13 Dec Bombay - 27 Feb 1760 Surat - 17 Mar Bombay - 11 Apr Anjengo - 27 Apr Fort St David - 3 May Madras - 23 Aug Whampoa 24 Dec - 6 Jun 1761 St Helena - 29 Aug Deptford</text:span></text:p>
        <text:list xml:id="list134332443932212" text:continue-numbering="true" text:style-name="WWNum51">
          <text:list-item>
            <text:p text:style-name="P337"><text:span text:style-name="T1">1762/3<text:tab/>Benkulen and China</text:span></text:p>
          </text:list-item>
        </text:list>
        <text:p text:style-name="P338"><text:span text:style-name="Body_20_text_20__28_2_29__20__2b__20_Bold">L/MAR/B/498D-E<text:tab/></text:span><text:span text:style-name="T1">Journal 4 Nov<text:tab/>1762-7 Sep 1765</text:span></text:p>
        <text:p text:style-name="P767"><text:span text:style-name="T1">L/MAR/B/498K(1)<text:tab/></text:span><text:span text:style-name="Body_20_text_20__28_8_29__20__2b__20_Not_20_Bold"><text:span text:style-name="T6">Ledger</text:span></text:span></text:p>
        <text:p text:style-name="P767"><text:span text:style-name="T1">L/MAR/B/498K(2)<text:tab/></text:span><text:span text:style-name="Body_20_text_20__28_8_29__20__2b__20_Not_20_Bold"><text:span text:style-name="T6">Pay Book</text:span></text:span></text:p>
        <text:p text:style-name="P316"><text:span text:style-name="T1">Capt Benjamin Hook</text:span></text:p>
        <text:p text:style-name="P650"><text:span text:style-name="T1">Downs 14 Feb 1763 - 17 Mar Sao Tiago - 2 Aug Benkulen - 30 Nov Batavia - 14 Apr 1764 Whampoa 30 Nov - 2 Apr 1765 St Helena - 2 Aug Deptford</text:span></text:p>
        <text:h text:style-name="P842" text:outline-level="1"><text:bookmark-start text:name="bookmark24"/><text:span text:style-name="T1">PONSBORNE (1)</text:span><text:bookmark-end text:name="bookmark24"/></text:h>
        <text:p text:style-name="P641"><text:span text:style-name="T1">Built by Dudman, launched 1765, 3 decks, 3in bottom, 676 tons Principal Managing Owner: Thomas Lane</text:span></text:p>
        <text:list xml:id="list4223287349" text:style-name="WWNum53">
          <text:list-item>
            <text:p text:style-name="P339"><text:span text:style-name="T1">1764/5<text:tab/>Madras, Bengal and Malacca</text:span></text:p>
          </text:list-item>
        </text:list>
        <text:p text:style-name="P340"><text:span text:style-name="Body_20_text_20__28_2_29__20__2b__20_Bold">L/MAR/B/462A<text:tab/></text:span><text:span text:style-name="T1">Journal 10 Dec<text:tab/>1764-9 Mar 1767</text:span></text:p>
        <text:p text:style-name="P767"><text:span text:style-name="T1">L/MAR/B/462K(1)<text:tab/></text:span><text:span text:style-name="Body_20_text_20__28_8_29__20__2b__20_Not_20_Bold"><text:span text:style-name="T6">Ledger</text:span></text:span></text:p>
        <text:p text:style-name="P767"><text:span text:style-name="T1">L/MAR/B/462K(2)<text:tab/></text:span><text:span text:style-name="Body_20_text_20__28_8_29__20__2b__20_Not_20_Bold"><text:span text:style-name="T6">Pay Book</text:span></text:span></text:p>
        <text:p text:style-name="P245"><text:span text:style-name="T1">Capt John Payne</text:span></text:p>
        <text:p text:style-name="P10"><text:span text:style-name="T1">Portsmouth 4 Apr 1765 - 27 Oct off Pondicherry - 21 Dec Culpee - 29 Mar 1766 Kedgeree - 9 Apr Ingeli - 28 May Malacca -15 Aug Princes Island - 26 Oct St Helena - 24 Jan 1767 Downs</text:span></text:p>
        <text:list xml:id="list134332644700400" text:continue-numbering="true" text:style-name="WWNum53">
          <text:list-item>
            <text:p text:style-name="P276"><text:span text:style-name="T1">1767/8<text:tab/>Madras and China</text:span></text:p>
          </text:list-item>
        </text:list>
        <text:p text:style-name="P595"><text:span text:style-name="Body_20_text_20__28_2_29__20__2b__20_Bold">L/MAR/B/462B<text:tab/></text:span><text:span text:style-name="T1">Journal 20 Jan 1768-26 May 1770, Martin Waghom, Chief Mate</text:span></text:p>
        <text:p text:style-name="P775"><text:span text:style-name="T1">L/MAR/B/462L(1)<text:tab/></text:span><text:span text:style-name="Body_20_text_20__28_8_29__20__2b__20_Not_20_Bold"><text:span text:style-name="T6">Ledger</text:span></text:span></text:p>
        <text:p text:style-name="P776"><text:span text:style-name="T1">L/MAR/B/462L(2)<text:tab/></text:span><text:span text:style-name="Body_20_text_20__28_8_29__20__2b__20_Not_20_Bold"><text:span text:style-name="T6">Pay Book</text:span></text:span></text:p>
        <text:p text:style-name="P592"><text:span text:style-name="T1">Capt John Payne</text:span></text:p>
        <text:p text:style-name="P588"><text:span text:style-name="T1">Portsmouth 21 Mar 1768 - 8 Aug Madras -15 Oct Malacca - 14 Nov Batavia - 19 Mar 1769 Whampoa - 30 Jul Second Bar - 28 Sep Batavia - 11 Dec Cape - 15 Jan 1770 St Helena - 6 Feb Ascension - 18 Apr Downs</text:span></text:p>
        <text:list xml:id="list134334040559486" text:continue-numbering="true" text:style-name="WWNum53">
          <text:list-item>
            <text:p text:style-name="P103"><text:span text:style-name="T1">1770/1<text:tab/>Madras and Bengal</text:span></text:p>
          </text:list-item>
        </text:list>
        <text:p text:style-name="P104"><text:span text:style-name="Body_20_text_20__28_2_29__20__2b__20_Bold">L/MAR/B/462C<text:tab/></text:span><text:span text:style-name="T1">Journal </text:span><text:span text:style-name="Body_20_text_20__28_2_29__20__2b__20_Bold">5 </text:span><text:span text:style-name="T1">Oct 1770-20 Jun 1772</text:span></text:p>
        <text:p text:style-name="P756"><text:span text:style-name="T1">L/M AR/B/462M(1)<text:tab/></text:span><text:span text:style-name="Body_20_text_20__28_8_29__20__2b__20_Not_20_Bold"><text:span text:style-name="T6">Ledger</text:span></text:span></text:p>
        <text:p text:style-name="P757"><text:span text:style-name="T1">L/MAR/B/462M(2)<text:tab/></text:span><text:span text:style-name="Body_20_text_20__28_8_29__20__2b__20_Not_20_Bold"><text:span text:style-name="T6">Pay Book</text:span></text:span></text:p>
        <text:p text:style-name="P61"><text:span text:style-name="T1">Capt Samuel Hough</text:span></text:p>
        <text:p text:style-name="P655"><text:span text:style-name="T1">Portsmouth 15 Jan 1771 - 15 Apr Cape - 10 Jul Madras - 21 Jul Culpee - 26 Nov Ingeli - 11 Feb 1772 Cape - 4 Mar St Helena - 17 Mar Ascension - 22 May Downs</text:span></text:p>
        <text:list xml:id="list134333809980021" text:continue-numbering="true" text:style-name="WWNum53">
          <text:list-item>
            <text:p text:style-name="P105"><text:span text:style-name="T1">1772/3<text:tab/>Madras and China</text:span></text:p>
          </text:list-item>
        </text:list>
        <text:p text:style-name="P229"><text:span text:style-name="Body_20_text_20__28_2_29__20__2b__20_Bold">L/MAR/B/462D </text:span><text:span text:style-name="T1">Journal 12 Oct 1772-17 Oct 1774, Martin Waghom, Chief Mate </text:span><text:span text:style-name="Body_20_text_20__28_2_29__20__2b__20_Bold">L/MAR/B/462N(1)<text:tab/></text:span><text:span text:style-name="T1">Ledger</text:span></text:p>
        <text:p text:style-name="P758"><text:span text:style-name="T1">L/MAR/B/462N(2)<text:tab/></text:span><text:span text:style-name="Body_20_text_20__28_8_29__20__2b__20_Not_20_Bold"><text:span text:style-name="T6">Pay Book</text:span></text:span></text:p>
      </text:section>
      <text:section text:style-name="Sect3" text:name="Bereich4">
        <text:p text:style-name="P875"><draw:custom-shape text:anchor-type="char" draw:z-index="29" draw:style-name="gr8" draw:text-style-name="P888" svg:width="2.881cm" svg:height="1.789cm" svg:x="0.55cm" svg:y="5.581cm"><text:p text:style-name="P202"><text:span text:style-name="Body_20_text_20__28_2_29__20_Exact">L/MAR/B/462-0(l)</text:span></text:p><text:p text:style-name="P202"><text:span text:style-name="Body_20_text_20__28_2_29__20_Exact">L/MAR/B/462-0(2)</text:span></text:p><text:p text:style-name="P202"><text:span text:style-name="Body_20_text_20__28_2_29__20_Exact">L/MAR/B/462-0(3)</text:span></text:p><text:p text:style-name="P202"><text:span text:style-name="Body_20_text_20__28_2_29__20_Exact">L/MAR/B/462-0(4)</text:span></text:p><draw:enhanced-geometry draw:type="0"/></draw:custom-shape><draw:custom-shape text:anchor-type="char" draw:z-index="30" draw:style-name="gr13" draw:text-style-name="P888" svg:width="3.677cm" svg:height="0.632cm" svg:x="0.533cm" svg:y="7.123cm"><text:p text:style-name="P297"><text:span text:style-name="Body_20_text_20__28_2_29__20_Exact">Capt Frederick LeMesurier</text:span></text:p><draw:enhanced-geometry draw:type="0"/></draw:custom-shape></text:p>
        <text:p text:style-name="P537"><text:span text:style-name="T1">Portsmouth 24 Dec 1772 - 6 Jan 1773 Madeira - 25 Mar Cape - 10 Jun Madras -12 Aug Malacca - 17 Sep Whampoa -27 Jan 1774 Second Bar - 27 Apr Cape - 12 Jun St Helena - 26 Aug Plymouth - 6 Oct Downs</text:span></text:p>
        <text:p text:style-name="P787"><text:span text:style-name="T1">PONSBORNE (2)</text:span></text:p>
        <text:p text:style-name="P630"><text:span text:style-name="T1">Built by Barnard, launched 1780, 3 decks, 4in bottom, length 143ft 4in, keel 115ft B'/dn, breadth 36ft 2in, hold 15ft 3in, wing transom 23ft 9in, port cell 26ft 1 lin, between decks 6ft 2in, ports 13 middle &amp; upper, 804 tons</text:span></text:p>
        <text:p text:style-name="P256"><text:span text:style-name="T1">Principal Managing Owner: Thomas Lane</text:span></text:p>
        <text:list xml:id="list1565140675" text:style-name="WWNum55">
          <text:list-item>
            <text:p text:style-name="P106"><text:span text:style-name="T1">1779/80 Madras, Bombay and China</text:span></text:p>
          </text:list-item>
        </text:list>
        <text:p text:style-name="P216"><text:span text:style-name="T1">L/MAR/B/462E Journal 23 Nov 1779-16 Dec 1782 Ledger Pay Book Imprest Book Absence Book</text:span></text:p>
        <text:p text:style-name="P543"><text:span text:style-name="T1">Torbay 3 Apr 1780 - 6 Jun Trinidale - 3 Sep Madras - 22 Sep Masulipatam -11 Oct Madras - 27 Nov Tellicherry - 4 Jan 1781 Mahe - 13 Jan Tellicheny -16 Mar Goa - 7 Apr Bombay - 5 Aug Madras - 1 Oct Whampoa -11 Jan 1782 Second Bar - 15 Jul St Helena - 24 Oct Downs</text:span></text:p>
        <text:list xml:id="list134333451556113" text:continue-numbering="true" text:style-name="WWNum55">
          <text:list-item>
            <text:p text:style-name="P401"><text:span text:style-name="T1">1783/4 Madras and China</text:span></text:p>
          </text:list-item>
        </text:list>
        <text:p text:style-name="P402"><text:span text:style-name="T1">L/MAR/B/462F<text:tab/>Journal 26 Sep 1783-6 Jul<text:tab/>1785</text:span></text:p>
        <text:p text:style-name="P403"><text:span text:style-name="T1">L/MAR/B/462P(1)<text:tab/>Ledger</text:span></text:p>
        <text:p text:style-name="P403"><text:span text:style-name="T1">L/MAR/B/462P(2)<text:tab/>Pay Book</text:span></text:p>
        <text:p text:style-name="P375"><text:span text:style-name="T1">Capt William Hammett</text:span></text:p>
        <text:p text:style-name="P540"><text:span text:style-name="T1">Downs 24 Nov 1783 - 18 Mar 1784 Cape - 3 Jun Madras - 22 Aug Malacca - 23 Sep Whampoa - 13 Dec Second Bar - 24 Mar 1785 St Helena - 3 Jun Downs</text:span></text:p>
        <text:list xml:id="list134333111619751" text:continue-numbering="true" text:style-name="WWNum55">
          <text:list-item>
            <text:p text:style-name="P404"><text:span text:style-name="T1">1785/6<text:tab/>Madras<text:tab/>and<text:tab/>China</text:span></text:p>
          </text:list-item>
        </text:list>
        <text:p text:style-name="P34"><text:span text:style-name="Body_20_text_20__28_2_29__20__2b__20_Bold">L/MAR/B/462G </text:span><text:span text:style-name="T1">Journal 17 Nov 1785-24 Oct 1787 </text:span><text:span text:style-name="Body_20_text_20__28_2_29__20__2b__20_Bold">L/MAR/B/462Q(1)<text:tab/></text:span><text:span text:style-name="T1">Ledger</text:span></text:p>
        <text:p text:style-name="P777"><text:span text:style-name="T1">L/MAR/B/462Q(2)<text:tab/></text:span><text:span text:style-name="Body_20_text_20__28_8_29__20__2b__20_Not_20_Bold"><text:span text:style-name="T6">Pay Book</text:span></text:span></text:p>
        <text:p text:style-name="P375"><text:span text:style-name="T1">Capt James Thomas</text:span></text:p>
        <text:p text:style-name="P631"><text:span text:style-name="T1">Downs 2 Feb 1786 -27 Jun Madras - 30 Aug Malacca - 3 Oct Whampoa -16 Feb 1787 Second Bar - 24<text:tab/>Jun St Helena - 24 Jun St Helena -19 Sep Downs</text:span></text:p>
        <text:list xml:id="list134332273816631" text:continue-numbering="true" text:style-name="WWNum55">
          <text:list-item>
            <text:p text:style-name="P277"><text:span text:style-name="T1">1788/9<text:tab/>Bombay</text:span></text:p>
          </text:list-item>
        </text:list>
        <text:p text:style-name="P405"><text:span text:style-name="T1">L/MAR/B/462H<text:tab/>Journal 26 Jan<text:tab/>1789-24<text:tab/>Jun<text:tab/>1790</text:span></text:p>
        <text:p text:style-name="P403"><text:span text:style-name="T1">L/MAR/B/462R(1)<text:tab/>Ledger</text:span></text:p>
        <text:p text:style-name="P777"><text:span text:style-name="T1">L/MAR/B/462R(2)<text:tab/></text:span><text:span text:style-name="Body_20_text_20__28_8_29__20__2b__20_Not_20_Bold"><text:span text:style-name="T6">Pay Book</text:span></text:span></text:p>
        <text:p text:style-name="P375"><text:span text:style-name="T1">Capt James Thomas</text:span></text:p>
        <text:p text:style-name="P657"><text:span text:style-name="T1">Portsmouth 30 Apr 1789 - 28 May Sao Tiago - 31 Aug Bombay - 28 Oct Tellicherry -10 Dec Bombay -19 Mar 1790 St Helena - 23 May Downs</text:span></text:p>
        <text:list xml:id="list134334035486761" text:continue-numbering="true" text:style-name="WWNum55">
          <text:list-item>
            <text:p text:style-name="P107"><text:span text:style-name="T1">1791/2<text:tab/>Madras<text:tab/>and<text:tab/>Bengal</text:span></text:p>
          </text:list-item>
        </text:list>
        <text:p text:style-name="P108"><text:span text:style-name="Body_20_text_20__28_2_29__20__2b__20_Bold">L/MAR/B/462-1<text:tab/></text:span><text:span text:style-name="T1">Journal 8 Feb<text:tab/>1792-1<text:tab/>Aug<text:tab/>1783</text:span></text:p>
        <text:p text:style-name="P109"><text:span text:style-name="T1">L/MAR/B/462S(1)<text:tab/>Ledger</text:span></text:p>
        <text:p text:style-name="P109"><text:span text:style-name="T1">L/MAR/B/462S(2)<text:tab/>Pay Book</text:span></text:p>
        <text:p text:style-name="P51"><text:span text:style-name="T1">Capt James Thomas</text:span></text:p>
        <text:p text:style-name="P539"><text:span text:style-name="T1">Downs 6 Apr 1792 - 1 Aug Madras -17 Aug Diamond Harbour - 3 Oct Ganjam - 13 Oct Vizagapatam - 27 Nov Diamond Harbour - 25 Dec Saugor -14 Jan 1793 Madras - 11 Apr St Helena - 5 Jul Moorings</text:span></text:p>
        <text:list xml:id="list134334227447054" text:continue-numbering="true" text:style-name="WWNum55">
          <text:list-item>
            <text:p text:style-name="P110"><text:span text:style-name="T1">1793/4 China</text:span></text:p>
          </text:list-item>
        </text:list>
        <text:p text:style-name="P113"><text:span text:style-name="T1">L/MAR/B/462J<text:tab/>Journal 17 Jan<text:tab/>1794-26 Aug 1795</text:span></text:p>
        <text:p text:style-name="P114"><text:span text:style-name="T1">L/MAR/B/462T(1)<text:tab/>Ledger</text:span></text:p>
        <text:p text:style-name="P114"><text:span text:style-name="T1">L/MAR/B/462T(2)<text:tab/>Pay Book</text:span></text:p>
        <text:p text:style-name="P51"><text:span text:style-name="T1">Capt James Thomas</text:span></text:p>
        <text:p text:style-name="P661"><text:span text:style-name="T1">Portsmouth 2 May 1794 - 14 Oct Whampoa - 27 Dec Second Bar - 13 Apr 1795 St Helena - 23 Jul Downs</text:span></text:p>
        <text:p text:style-name="P257"><text:span text:style-name="T1">The ship was lost off Grenada 26 Mar 1796</text:span></text:p>
        <text:p text:style-name="P788"><text:span text:style-name="T1">PORCHER</text:span></text:p>
        <text:list text:style-name="WWNum57">
          <text:list-item>
            <text:p text:style-name="P278"><text:span text:style-name="T1">From Bengal 1800</text:span></text:p>
          </text:list-item>
        </text:list>
        <text:p text:style-name="P637"><text:span text:style-name="T1">L/MAR/B/393A Journal 27 Dec 1799-24 Nov 1800 Capt Benjamin Blake</text:span></text:p>
        <text:p text:style-name="P257"><text:span text:style-name="T1">Calcutta 5 Feb 1800- 17 Feb Kedgeree - 31 Mar Madras - 24 Jun St Helena - 23 Sep Downs</text:span></text:p>
        <text:p text:style-name="P788"><text:span text:style-name="T1">PORTFIELD</text:span></text:p>
        <text:p text:style-name="P256"><text:span text:style-name="T1">Rated at 400 tons, 80 crew, 26 guns</text:span></text:p>
        <text:list xml:id="list4038740440" text:style-name="WWNum59">
          <text:list-item>
            <text:p text:style-name="P115"><text:span text:style-name="T1">1745/6<text:tab/>Mokha and Bombay</text:span></text:p>
          </text:list-item>
        </text:list>
        <text:p text:style-name="P116"><text:span text:style-name="Body_20_text_20__28_2_29__20__2b__20_Bold">L/MAR/B/609A<text:tab/></text:span><text:span text:style-name="T1">Journal 28 Apr<text:tab/>1746-9 Sep 1748</text:span></text:p>
        <text:p text:style-name="P759"><text:span text:style-name="T1">L/MAR/B/609E(1)<text:tab/></text:span><text:span text:style-name="Body_20_text_20__28_8_29__20__2b__20_Not_20_Bold"><text:span text:style-name="T6">Ledger</text:span></text:span></text:p>
        <text:p text:style-name="P759"><text:span text:style-name="T1">L/MAR/B/609E(2)<text:tab/></text:span><text:span text:style-name="Body_20_text_20__28_8_29__20__2b__20_Not_20_Bold"><text:span text:style-name="T6">Pay Book</text:span></text:span></text:p>
        <text:p text:style-name="P51"><text:span text:style-name="T1">Capt Francis D’Abbadie</text:span></text:p>
        <text:p text:style-name="P647"><text:span text:style-name="T1">Plymouth 12 Sep 1746 - 23 Dec Cape 23 Mar 1747 - 17 May Mokha - 5 Sep Surat - 11 Mar 1748 Bahia - 8 Jul Lisbon - 21 Aug Downs</text:span></text:p>
        <text:list xml:id="list134332860569322" text:continue-numbering="true" text:style-name="WWNum59">
          <text:list-item>
            <text:p text:style-name="P341"><text:span text:style-name="T1">1749/50<text:tab/>Madras and China</text:span></text:p>
          </text:list-item>
        </text:list>
        <text:p text:style-name="P342"><text:span text:style-name="Body_20_text_20__28_2_29__20__2b__20_Bold">L/MAR/B/609B<text:tab/></text:span><text:span text:style-name="T1">Journal 16 Sep<text:tab/>1749-26 Jun<text:tab/>1751</text:span></text:p>
        <text:p text:style-name="P768"><text:span text:style-name="T1">L/MAR/B/609F(1)<text:tab/></text:span><text:span text:style-name="Body_20_text_20__28_8_29__20__2b__20_Not_20_Bold"><text:span text:style-name="T6">Ledger</text:span></text:span></text:p>
        <text:p text:style-name="P768"><text:span text:style-name="T1">L/MAR/B/609F(2)<text:tab/></text:span><text:span text:style-name="Body_20_text_20__28_8_29__20__2b__20_Not_20_Bold"><text:span text:style-name="T6">Pay Book</text:span></text:span></text:p>
        <text:p text:style-name="P245"><text:span text:style-name="T1">Capt Carteret Le Geyt</text:span></text:p>
        <text:p text:style-name="P635"><text:span text:style-name="T1">Downs 20 Nov 1749 - 7 May 1750 Fort St David - 9 Aug Whampoa - 7 Dec Second Bar -19 Mar 1751 St Helena - 31 May Downs</text:span></text:p>
        <text:list xml:id="list134334113000149" text:continue-numbering="true" text:style-name="WWNum59">
          <text:list-item>
            <text:p text:style-name="P341"><text:span text:style-name="T1">1752/3<text:tab/>Madras and Bengal</text:span></text:p>
          </text:list-item>
        </text:list>
        <text:p text:style-name="P342"><text:span text:style-name="Body_20_text_20__28_2_29__20__2b__20_Bold">L/MAR/B/609C<text:tab/></text:span><text:span text:style-name="T1">Journal 17 Nov<text:tab/>1752-29 Jul<text:tab/>1754</text:span></text:p>
        <text:p text:style-name="P768"><text:span text:style-name="T1">L/MAR/B/609G(1)<text:tab/></text:span><text:span text:style-name="Body_20_text_20__28_8_29__20__2b__20_Not_20_Bold"><text:span text:style-name="T6">Ledger</text:span></text:span></text:p>
        <text:p text:style-name="P768"><text:span text:style-name="T1">L/MAR/B/609G(2)<text:tab/></text:span><text:span text:style-name="Body_20_text_20__28_8_29__20__2b__20_Not_20_Bold"><text:span text:style-name="T6">Pay Book</text:span></text:span></text:p>
        <text:p text:style-name="P600"><text:span text:style-name="T1">Capt Carteret Le Geyt</text:span></text:p>
        <text:p text:style-name="P610"><text:span text:style-name="T1">Downs 27 Jan 1753 - 6 Jun Johanna - 8 Jul Fort St David - 14 Jul Madras - 26 Jul Fort St David - 11 Aug Madras - 25 Aug Culpee - 20 Dec Ingeli - 4 Apr 1754 Cape - 4 May St Helena - 2 Jul Downs</text:span></text:p>
        <text:list xml:id="list134333972629137" text:continue-numbering="true" text:style-name="WWNum59">
          <text:list-item>
            <text:p text:style-name="P493"><text:span text:style-name="T1">1755/6<text:tab/>Bombay</text:span></text:p>
          </text:list-item>
        </text:list>
        <text:p text:style-name="P494"><text:span text:style-name="Body_20_text_20__28_2_29__20__2b__20_Bold">L/MAR/B/609D<text:tab/></text:span><text:span text:style-name="T1">Journal 3 Feb 1756-1 Aug 1757</text:span></text:p>
        <text:p text:style-name="P772"><text:span text:style-name="T1">L/MAR/B/609H(1)<text:tab/></text:span><text:span text:style-name="Body_20_text_20__28_8_29__20__2b__20_Not_20_Bold"><text:span text:style-name="T6">Ledger</text:span></text:span></text:p>
        <text:p text:style-name="P772"><text:span text:style-name="T1">L/MAR/B/609H(2)<text:tab/></text:span><text:span text:style-name="Body_20_text_20__28_8_29__20__2b__20_Not_20_Bold"><text:span text:style-name="T6">Pay Book</text:span></text:span></text:p>
        <text:p text:style-name="P481"><text:span text:style-name="T1">Capt Benjamin Godfrey</text:span></text:p>
        <text:p text:style-name="P488"><text:span text:style-name="T1">Portsmouth 27 Apr 1756 - 3 Sep Bombay - 17 Feb 1757 St Helena - 28 May River Shannon - 4 Jul Downs</text:span></text:p>
      </text:section>
      <text:h text:style-name="P863" text:outline-level="2"><text:bookmark-start text:name="bookmark25"/><text:span text:style-name="T1">PORTSEA</text:span><text:bookmark-end text:name="bookmark25"/></text:h>
      <text:list text:style-name="WWNum61">
        <text:list-item>
          <text:p text:style-name="P406"><draw:custom-shape text:anchor-type="char" draw:z-index="31" draw:style-name="gr12" draw:text-style-name="P888" svg:width="6.827cm" svg:height="2.453cm" svg:x="9.596cm" svg:y="8.084cm"><text:p text:style-name="P789"><text:span text:style-name="Body_20_text_20__28_9_29__20_Exact"><text:span text:style-name="T4">PORTLAND</text:span></text:span></text:p><text:p text:style-name="P258"><text:span text:style-name="Body_20_text_20__28_2_29__20_Exact">Company’s packet, 350 tons</text:span></text:p><text:p text:style-name="P550"><text:span text:style-name="Body_20_text_20__28_2_29__20_Exact">1<text:tab/>1770/1 St Helena</text:span></text:p><text:p text:style-name="P551"><text:span text:style-name="Body_20_text_20__28_2_29__20_Exact">Capt John Symonds</text:span></text:p><text:p text:style-name="P245"><text:span text:style-name="Body_20_text_20__28_2_29__20_Exact">Portsmouth 9 Jan 1771 - St Helena - 8 Jul Portsmouth</text:span></text:p><draw:enhanced-geometry draw:type="0"/></draw:custom-shape><text:span text:style-name="T1">1810/1 Bengal</text:span></text:p>
        </text:list-item>
      </text:list>
      <text:p text:style-name="P19"><text:span text:style-name="T1">L/MAM/B/208A Journal 19 Sep 1811-29 Oct 1812 Capt Burgh</text:span></text:p>
      <text:p text:style-name="P382"><text:span text:style-name="T1">Cape 15 Oct 1811 -17 Jan 1812 Kedgeree - 22 Jan Calcutta - 13 Feb Kidderpore - 20 Jun Fultah - 24 Jun Kedgeree - 18 Oct St Helena</text:span></text:p>
      <text:section text:style-name="Sect4" text:name="Bereich5">
        <text:p text:style-name="P874"><draw:custom-shape text:anchor-type="char" draw:z-index="32" draw:style-name="gr11" draw:text-style-name="P888" svg:width="12.219cm" svg:height="2.71cm" svg:x="0.422cm" svg:y="4.309cm"><text:p text:style-name="P495"><text:span text:style-name="Body_20_text_20__28_2_29__20_Exact">2<text:tab/>1743/4 St Helena and Borneo</text:span></text:p><text:p text:style-name="P496"><text:span text:style-name="Body_20_text_20__28_2_29__20__2b__20_Bold_20_Exact">L/MAR/B/615B<text:tab/></text:span><text:span text:style-name="Body_20_text_20__28_2_29__20_Exact">Journal 4 Mar<text:tab/>1744-20 Jul 1746</text:span></text:p><text:p text:style-name="P497"><text:span text:style-name="Body_20_text_20__28_2_29__20_Exact">L/MAR/B/ 615F(1)<text:tab/>Ledger</text:span></text:p><text:p text:style-name="P498"><text:span text:style-name="Body_20_text_20__28_2_29__20_Exact">L/MAR/B/615F(2)<text:tab/>Pay Book</text:span></text:p><text:p text:style-name="P481"><text:span text:style-name="Body_20_text_20__28_2_29__20_Exact">Capt Benjamin Fisher</text:span></text:p><text:p text:style-name="P664"><text:span text:style-name="Body_20_text_20__28_2_29__20_Exact">Portsmouth 29 May 1744- 23 Sep St Helena - 31 Jan 1745 Batavia - 7 Mar Banjarmassin 7 Oct - 16 Oct Batavia - 27 Feb 1746 Cape - 24 Jul Downs</text:span></text:p><draw:enhanced-geometry draw:type="0"/></draw:custom-shape><draw:custom-shape text:anchor-type="char" draw:z-index="33" draw:style-name="gr8" draw:text-style-name="P888" svg:width="4.862cm" svg:height="0.632cm" svg:x="0.328cm" svg:y="7.112cm"><text:p text:style-name="P279"><text:span text:style-name="Body_20_text_20__28_2_29__20_Exact">3<text:tab/>1746/7 Madras and Bengal</text:span></text:p><draw:enhanced-geometry draw:type="0"/></draw:custom-shape><draw:custom-shape text:anchor-type="char" draw:z-index="34" draw:style-name="gr10" draw:text-style-name="P888" svg:width="4.499cm" svg:height="2.156cm" svg:x="3.325cm" svg:y="7.569cm"><text:p text:style-name="P297"><text:span text:style-name="Body_20_text_20__28_2_29__20_Exact">Journal 31 Jan 1747-14 Nov 1749</text:span></text:p><text:p text:style-name="P583"><text:span text:style-name="Body_20_text_20__28_2_29__20_Exact">Ledger</text:span></text:p><text:p text:style-name="P583"><text:span text:style-name="Body_20_text_20__28_2_29__20_Exact">Ledger</text:span></text:p><text:p text:style-name="P583"><text:span text:style-name="Body_20_text_20__28_2_29__20_Exact">Pay Book</text:span></text:p><text:p text:style-name="P583"><text:span text:style-name="Body_20_text_20__28_2_29__20_Exact">Imprest Book</text:span></text:p><draw:enhanced-geometry draw:type="0"/></draw:custom-shape><draw:custom-shape text:anchor-type="char" draw:z-index="35" draw:style-name="gr8" draw:text-style-name="P888" svg:width="12.457cm" svg:height="1.091cm" svg:x="0.328cm" svg:y="10.093cm"><text:p text:style-name="P665"><text:span text:style-name="Body_20_text_20__28_2_29__20_Exact">20 JufFort St Da^J 9* s </text:span><text:span text:style-name="Body_20_text_20__28_2_29__20__2b__20_Small_20_Caps_20_Exact">rT</text:span><text:span text:style-name="Body_20_text_20__28_2_29__20_Exact"> ’ </text:span><text:span text:style-name="Body_20_text_20__28_2_29__20_Exact"><text:span text:style-name="T5">y Negapatam</text:span></text:span><text:span text:style-name="Body_20_text_20__28_2_29__20_Exact"> ‘ </text:span><text:span text:style-name="Body_20_text_20__28_2_29__20_Exact"><text:span text:style-name="T5">2 Jun</text:span></text:span><text:span text:style-name="Body_20_text_20__28_2_29__20_Exact"> Trincoraalee -16 Jul Negapatam - 20 Ju! Fort St David - 28 Sep Balasore -12 Oct Calcutta - 20 Dec Kedgeree -15 Jan 1749 Fort</text:span></text:p><text:p text:style-name="P245"><text:span text:style-name="Body_20_text_20__28_2_29__20_Exact">St David -17 Mar Batticaloa - 5 Jul Cape - 22 Jul St Helena - 19 Oct Downs</text:span></text:p><draw:enhanced-geometry draw:type="0"/></draw:custom-shape></text:p>
        <text:h text:style-name="P844" text:outline-level="1"><text:bookmark-start text:name="bookmark26"/><text:span text:style-name="T1">PORTOBELLO<text:tab/>(1)</text:span><text:bookmark-end text:name="bookmark26"/></text:h>
        <text:p text:style-name="P666"><text:span text:style-name="T1">Rated at 300 tons, 64 crew, 22 guns 1<text:tab/>1740/1 Bombay</text:span></text:p>
        <text:p text:style-name="P606"><text:span text:style-name="Body_20_text_20__28_2_29__20__2b__20_Bold">L/MAR/B/615A<text:tab/></text:span><text:span text:style-name="T1">Journal 26 Mar 1741-26 Aug 1743</text:span></text:p>
        <text:p text:style-name="P784"><text:span text:style-name="T1">L/MAR/B/615E(1)<text:tab/></text:span><text:span text:style-name="Body_20_text_20__28_8_29__20__2b__20_Not_20_Bold"><text:span text:style-name="T6">Ledger</text:span></text:span></text:p>
        <text:p text:style-name="P784"><text:span text:style-name="T1">L/MAR/B/615E(2)<text:tab/></text:span><text:span text:style-name="Body_20_text_20__28_8_29__20__2b__20_Not_20_Bold"><text:span text:style-name="T6">Pay Book</text:span></text:span></text:p>
        <text:p text:style-name="P603"><text:span text:style-name="T1">Capt Benjamin Fisher</text:span></text:p>
        <text:p text:style-name="P62"><text:span text:style-name="T1">MW? ‘V™</text:span><text:span text:style-name="T2">1</text:span><text:span text:style-name="T1">,</text:span><text:span text:style-name="T2">741</text:span><text:span text:style-name="T1"> ;</text:span><text:span text:style-name="T2">26</text:span><text:span text:style-name="T1"> ?</text:span><text:span text:style-name="T2">Ct Cape</text:span><text:span text:style-name="T1"> '</text:span><text:span text:style-name="T2">14 Mar 1742 An</text:span><text:span text:style-name="T1">J</text:span><text:span text:style-name="T2">en</text:span><text:span text:style-name="T1">g° - </text:span><text:span text:style-name="T2">26 Mar</text:span><text:span text:style-name="T1"> Tellicheny - 25 Apr Bombay - Yamo^Ui ' ^ </text:span><text:span text:style-name="T2">S6P BOmbay</text:span><text:span text:style-name="T1"> '</text:span><text:span text:style-name="T2">1 N</text:span><text:span text:style-name="T1">°</text:span><text:span text:style-name="T2">V Te</text:span><text:span text:style-name="T1">"</text:span><text:span text:style-name="T2">lchen</text:span><text:span text:style-name="T1">&gt;' ’ </text:span><text:span text:style-name="T2">12 Nov</text:span><text:span text:style-name="T1"> Anjengo -18 Feb 1743 Cape - 3 Aug</text:span></text:p>
        <text:p text:style-name="P770"><text:span text:style-name="T1">L/MAR/B/615D L/MAR/B/615H(1)</text:span></text:p>
        <text:p text:style-name="P769"><text:span text:style-name="T1">L/MAR/B/615-I(1)</text:span></text:p>
        <text:p text:style-name="P769"><text:span text:style-name="T1">L/MAR/B/615-1(2)</text:span></text:p>
        <text:p text:style-name="P769"><text:span text:style-name="T1">L/MAR/B/615-I(3)</text:span></text:p>
        <text:p text:style-name="P321"><text:span text:style-name="T1">Capt Benjamin Fisher</text:span></text:p>
        <text:p text:style-name="P259"><text:span text:style-name="T1">Portsmouth 16 Aug 1747 - 4 Nov Cape - 30 Jan 1748 Point de Galle - 31 Mar Fort St David - 3 May</text:span></text:p>
        <text:h text:style-name="P838" text:outline-level="1"><text:bookmark-start text:name="bookmark27"/><text:span text:style-name="T1">PORTOBELLO (2)</text:span><text:bookmark-end text:name="bookmark27"/></text:h>
        <text:p text:style-name="P260"><text:span text:style-name="T1">Sloop, 100 tons</text:span></text:p>
        <text:list xml:id="list1013967595" text:style-name="WWNum63">
          <text:list-item>
            <text:p text:style-name="P280"><text:span text:style-name="T1">From Madras 1746</text:span></text:p>
          </text:list-item>
        </text:list>
        <text:p text:style-name="P625"><text:span text:style-name="Body_20_text_20__28_2_29__20__2b__20_Bold">L/MAR/B/615C<text:tab/></text:span><text:span text:style-name="T1">Journal 22 Oct 1746-2 Jun 1747</text:span></text:p>
        <text:p text:style-name="P785"><text:span text:style-name="T1">L/MAR/B/615G(1) </text:span><text:span text:style-name="Body_20_text_20__28_8_29__20__2b__20_Not_20_Bold"><text:span text:style-name="T6">Ledger </text:span></text:span><text:span text:style-name="T1">L/MAR/B/615G(2)<text:tab/></text:span><text:span text:style-name="Body_20_text_20__28_8_29__20__2b__20_Not_20_Bold"><text:span text:style-name="T6">Pay Book</text:span></text:span></text:p>
        <text:p text:style-name="P623"><text:span text:style-name="T1">Capt Walter Hooke</text:span></text:p>
        <text:p text:style-name="P245"><text:span text:style-name="T1">Negapatam 22 Oct 1746 - 2 Jan 1747 Cape - 4 Feb St Helena - 30 May Downs</text:span></text:p>
        <text:list xml:id="list134333090067982" text:continue-numbering="true" text:style-name="WWNum63">
          <text:list-item>
            <text:p text:style-name="P553"><text:span text:style-name="T1">1747/8 ‘India’</text:span></text:p>
          </text:list-item>
        </text:list>
        <text:p text:style-name="P547"><text:span text:style-name="T1">Capt William Grierson Spithead 2 Nov 1747 -</text:span></text:p>
        <text:h text:style-name="P852" text:outline-level="2"><text:bookmark-start text:name="bookmark28"/><text:span text:style-name="T1">POTTON</text:span><text:bookmark-end text:name="bookmark28"/></text:h>
        <text:p text:style-name="P261"><text:span text:style-name="T1">Chartered ship, 396 tons</text:span></text:p>
        <text:p text:style-name="P261"><text:span text:style-name="T1">Principal Managing Owners: 1 John Barkworth, 2 Thomas Barkworth</text:span></text:p>
        <text:list xml:id="list4202384853" text:style-name="WWNum65">
          <text:list-item>
            <text:p text:style-name="P281"><text:span text:style-name="T1">1814/5<text:tab/>Bengal</text:span></text:p>
          </text:list-item>
        </text:list>
        <text:p text:style-name="P554"><text:span text:style-name="T1">L/MAR/B/26A<text:tab/>Journal 1 May 1815-23 Nov 1816, J.L. Bartho</text:span></text:p>
        <text:p text:style-name="P552"><text:span text:style-name="T1">Capt Thomas Wellbank</text:span></text:p>
        <text:p text:style-name="P544"><text:span text:style-name="T1">Downs 22 May 1815 - Calcutta 8 May 1816 -25 May Saugor -11 Aug Cape - 8 Sep St Helena - 17 Nov Downs</text:span></text:p>
        <text:list xml:id="list134333121645778" text:continue-numbering="true" text:style-name="WWNum65">
          <text:list-item>
            <text:p text:style-name="P117"><text:span text:style-name="T1">1822/3<text:tab/>Bengal</text:span></text:p>
          </text:list-item>
        </text:list>
        <text:p text:style-name="P90"><text:span text:style-name="T1">L/MAR/B/26B<text:tab/>Deck Log 3 Apr 1823-11 Sep 1824</text:span></text:p>
        <text:p text:style-name="P53"><text:span text:style-name="T1">Capt Thomas Wellbank</text:span></text:p>
        <text:p text:style-name="P54"><text:span text:style-name="T1">Downs 25 May 1823 - 25 Sep Hog River Creek, Bengal - 17 Oct Calcutta - 14 Feb 1824 Kedgeree - 27 Feb Saugor -10 May Cape - 13 Jan 1825 St Helena -16 Aug Downs</text:span></text:p>
        <text:h text:style-name="P853" text:outline-level="2"><text:bookmark-start text:name="bookmark29"/><text:span text:style-name="T1">POWDERHAM CASTLE</text:span><text:bookmark-end text:name="bookmark29"/></text:h>
        <text:p text:style-name="P262"><text:span text:style-name="T1">New Company</text:span></text:p>
        <text:list text:style-name="WWNum67">
          <text:list-item>
            <text:p text:style-name="P407"><text:span text:style-name="T1">1699/1700 Borneo</text:span></text:p>
          </text:list-item>
        </text:list>
        <text:p text:style-name="P377"><text:span text:style-name="T1">Capt Edward Harrison</text:span></text:p>
        <text:h text:style-name="P854" text:outline-level="2"><text:bookmark-start text:name="bookmark30"/><text:span text:style-name="T1">PRESIDENT</text:span><text:bookmark-end text:name="bookmark30"/></text:h>
        <text:list xml:id="list134332902042145" text:continue-list="list134333121645778" text:style-name="WWNum65">
          <text:list-item>
            <text:p text:style-name="P577"><text:span text:style-name="T1">decks, length 96fl, breadth </text:span><text:span text:style-name="Body_20_text_20__28_2_29__20__2b__20_Italic">36'Aft, 6ft</text:span><text:span text:style-name="T1"> between middle &amp; lower decks, 36 guns, 100/120 crew, 500/500 tons</text:span></text:p>
          </text:list-item>
        </text:list>
        <text:list xml:id="list2447760453" text:style-name="WWNum69">
          <text:list-item>
            <text:p text:style-name="P499"><text:span text:style-name="T1">1672/3<text:tab/>Madras and<text:tab/>Surat</text:span></text:p>
          </text:list-item>
        </text:list>
        <text:p text:style-name="P486"><text:span text:style-name="T1">Capt Jonathan Hide</text:span></text:p>
        <text:p text:style-name="P486"><text:span text:style-name="T1">captured by the Dutch Aug 1673</text:span></text:p>
        <text:list xml:id="list134332754430017" text:continue-numbering="true" text:style-name="WWNum69">
          <text:list-item>
            <text:p text:style-name="P500"><text:span text:style-name="T1">1675/6<text:tab/>Bantam</text:span></text:p>
          </text:list-item>
        </text:list>
        <text:p text:style-name="P481"><text:span text:style-name="T1">Capt Jonathan Hide</text:span></text:p>
        <text:p text:style-name="P487"><text:span text:style-name="T1">8</text:span><text:span text:style-name="Body_20_text_20__28_2_29__20__2b__20_10_20_pt"> </text:span><text:span text:style-name="T1">Jun 1676 - 13 Aug 1677</text:span></text:p>
        <text:list xml:id="list134332706963960" text:continue-numbering="true" text:style-name="WWNum69">
          <text:list-item>
            <text:p text:style-name="P410"><text:span text:style-name="T1">1677/8<text:tab/>Surat</text:span></text:p>
          </text:list-item>
        </text:list>
        <text:p text:style-name="P375"><text:span text:style-name="T1">Capt Jonathan Hide</text:span></text:p>
        <text:p text:style-name="P378"><text:span text:style-name="T1">27 Mar 1678 - 5 Jul 1679</text:span></text:p>
        <text:list xml:id="list134332299358178" text:continue-numbering="true" text:style-name="WWNum69">
          <text:list-item>
            <text:p text:style-name="P501"><text:span text:style-name="T1">1679/80<text:tab/>Madras and<text:tab/>Bengal</text:span></text:p>
          </text:list-item>
        </text:list>
        <text:p text:style-name="P502"><text:span text:style-name="T1">L/MAR/A/LXXV<text:tab/>Journal 8 Nov 1679-13 Jan 1682</text:span></text:p>
        <text:p text:style-name="P486"><text:span text:style-name="Body_20_text_20__28_2_29__20__2b__20_10.5_20_pt">Capt </text:span><text:span text:style-name="T1">Jonathan Hide jun</text:span></text:p>
        <text:p text:style-name="P521"><text:span text:style-name="Body_20_text_20__28_2_29__20__2b__20_10.5_20_pt">Downs </text:span><text:span text:style-name="T1">13 Feb 1680 </text:span><text:span text:style-name="Body_20_text_20__28_2_29__20__2b__20_10.5_20_pt">- </text:span><text:span text:style-name="T1">1 Jul Madras - 27 Jul Masulipatam - 7 Aug Bengal </text:span><text:span text:style-name="Body_20_text_20__28_2_29__20__2b__20_10.5_20_pt">- </text:span><text:span text:style-name="T1">30 Oct Balasore </text:span><text:span text:style-name="Body_20_text_20__28_2_29__20__2b__20_10.5_20_pt">- </text:span><text:span text:style-name="T1">26 Feb 1681 Masulipatam - 5 Mar Madapollam - 21 Mar Madras - 17 Jun Mauritius - 7 Nov St Helena - 13 Jan 1682 Downs</text:span></text:p>
        <text:list xml:id="list134334121449747" text:continue-numbering="true" text:style-name="WWNum69">
          <text:list-item>
            <text:p text:style-name="P607"><text:span text:style-name="T1">1681/2<text:tab/>Surat</text:span></text:p>
          </text:list-item>
        </text:list>
        <text:p text:style-name="P601"><text:span text:style-name="Body_20_text_20__28_2_29__20__2b__20_10.5_20_pt">Capt </text:span><text:span text:style-name="T1">Jonathan Hide</text:span></text:p>
        <text:p text:style-name="P654"><text:span text:style-name="T1">Plymouth 1 May 1682 - Mauritius - Dec Karwar - Mar 1683 Surat - Mauritius - wrecked 9/11 Feb 1684 Helston Rocks, Mount’s Bay, Cornwall</text:span></text:p>
      </text:section>
      <text:section text:style-name="Sect4" text:name="Bereich6">
        <text:p text:style-name="P682"><text:span text:style-name="T1">PRESTON</text:span></text:p>
        <text:p text:style-name="P11"><text:span text:style-name="T1">Built by Barnard, launched 1798, 3 decks, 4in bottom, length 138ft </text:span><text:span text:style-name="Body_20_text_20__28_2_29__20__2b__20_Italic">VAm,</text:span><text:span text:style-name="T1"> keel 112ft 3in, breadth 33ft 6!/</text:span><text:span text:style-name="T3">2</text:span><text:span text:style-name="T1">in, hold 13ft 9in, wing transom 23ft, port cell 25ft 2in, waist 1ft 3in, between decks 5ft 8in &amp; 6ft b^in, roundhouse 6ft S^in, ports 10 middle &amp; 8 upper, deck range 77ft 2</text:span><text:span text:style-name="T2">1</text:span><text:span text:style-name="T1">/</text:span><text:span text:style-name="T3">2</text:span><text:span text:style-name="T1">in, 671 tons Principal Managing Owners: 1-2 William Hamilton, 3-4 Hemy Callender, 5-6 Miss Jane Chiystie</text:span></text:p>
        <text:list xml:id="list4228032359" text:style-name="WWNum71">
          <text:list-item>
            <text:p text:style-name="P230"><text:span text:style-name="T1">1798/9<text:tab/>Madras and Bengal</text:span></text:p>
          </text:list-item>
        </text:list>
        <text:p text:style-name="P231"><text:span text:style-name="T1">L/MAR/B/307A Journal 2 Jan 1799-9 Aug 1800 L/MAR/B/307G(1)<text:tab/>Ledger</text:span></text:p>
        <text:p text:style-name="P118"><text:span text:style-name="T1">L/MAR/B/307G(2)<text:tab/>Pay Book</text:span></text:p>
        <text:p text:style-name="P51"><text:span text:style-name="T1">Capt Thomas Garland Murray</text:span></text:p>
        <text:p text:style-name="P210"><text:span text:style-name="T1">Portsmouth 2 Apr 1799 - 3 Aug Madras - 23 Aug Diamond Harbour -19 Nov Saugor - 20 Dec Madras -11 Jan 1800 Colombo - 6 Feb Point de Galle - 27 Apr St Helena - 6 Jul Downs</text:span></text:p>
        <text:list xml:id="list134332329359330" text:continue-numbering="true" text:style-name="WWNum71">
          <text:list-item>
            <text:p text:style-name="P411"><text:span text:style-name="T1">1800/1<text:tab/>Madras, Bengal and Benkulen</text:span></text:p>
          </text:list-item>
        </text:list>
        <text:p text:style-name="P412"><text:span text:style-name="T1">L/MAR/B/307B<text:tab/>Journal 17 Feb 1801-4 Oct 1802</text:span></text:p>
        <text:p text:style-name="P412"><text:span text:style-name="T1">L/MAR/B/307H(1)<text:tab/>Ledger</text:span></text:p>
        <text:p text:style-name="P412"><text:span text:style-name="T1">L/MAR/B/307H(2)<text:tab/>Pay Book</text:span></text:p>
        <text:p text:style-name="P591"><text:span text:style-name="T1">Capt Thomas Garland Murray</text:span></text:p>
        <text:p text:style-name="P585"><text:span text:style-name="T1">Portsmouth 23 Apr 1801-9 May Madeira - 3 Aug St Augustine’s Bay -16 Sep Madras -13 Oct Diamond Harbour - 15 Dec Saugor - 24 Feb 1802 Benkulen 25 Jun St Helena - 31 Aug Downs</text:span></text:p>
        <text:list xml:id="list134332878310228" text:continue-numbering="true" text:style-name="WWNum71">
          <text:list-item>
            <text:p text:style-name="P413"><text:span text:style-name="T1">1802/3 Madras, Bengal and Benkulen</text:span></text:p>
          </text:list-item>
        </text:list>
        <text:p text:style-name="P35"><text:span text:style-name="T1">L/MAR/B/307C Journal 21 Feb 1803-8 Dec 1804 L/MAR/B/307-1(1)<text:tab/>Ledger</text:span></text:p>
        <text:p text:style-name="P375"><text:span text:style-name="T1">L/MAR/B/307-I(2) Pay Book</text:span></text:p>
        <text:p text:style-name="P591"><text:span text:style-name="T1">Capt Hemy Sturrock</text:span></text:p>
        <text:p text:style-name="P585"><text:span text:style-name="T1">Downs 27 Apr 1803 - 19 Aug Madras - 26 Aug Diamond Harbour -19 Sep Kedgeree - 2 Apr 1804 Saugor - 17 May Benkulen - 14 Aug St Helena - 9 Nov Downs</text:span></text:p>
        <text:list xml:id="list134333159272052" text:continue-numbering="true" text:style-name="WWNum71">
          <text:list-item>
            <text:p text:style-name="P417"><text:span text:style-name="T1">1804/5<text:tab/>Madras, Bengal and Bombay</text:span></text:p>
          </text:list-item>
        </text:list>
        <text:table-of-content text:style-name="Sect5"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0"><text:span text:style-name="T1">L/MAR/B/307D<text:tab/>Journal 22 Jan<text:tab/>1805-13<text:tab/>May<text:tab/>1807</text:span></text:p>
            <text:p text:style-name="P881"><text:span text:style-name="T1">L/MAR/B/307J(1)<text:tab/>Ledger</text:span></text:p>
            <text:p text:style-name="P881"><text:span text:style-name="T1">L/MAR/B/307J(2)<text:tab/>Pay Book</text:span></text:p>
            <text:p text:style-name="P882"><text:span text:style-name="T1">Capt Henry Sturrock</text:span></text:p>
            <text:p text:style-name="P883"><text:span text:style-name="T1">Portsmouth 25 Apr 1805 - 23 Aug Madras -11 Sep Diamond Harbour - 31<text:tab/>Oct<text:tab/>Saugor -<text:tab/>20<text:tab/>Dec</text:span></text:p>
            <text:p text:style-name="P884"><text:span text:style-name="T1">Colombo - 3 Jan 1806 Cochin - 18 Jan Bombay - 31 Mar Diamond Harbour<text:tab/>-<text:tab/>30<text:tab/>Jul<text:tab/>Saugor<text:tab/>- 7<text:tab/>Oct</text:span></text:p>
            <text:p text:style-name="P885"><text:span text:style-name="T1">Madras - 18 Oct Trincomalee - 30 Dec Cape - 23 Jan 1807 St Helena - 12 Apr Downs</text:span></text:p>
            <text:list xml:id="list134332886524662" text:continue-numbering="true" text:style-name="WWNum71">
              <text:list-item>
                <text:p text:style-name="P886"><text:span text:style-name="T1">1807/8<text:tab/>Madras and Bengal</text:span></text:p>
              </text:list-item>
            </text:list>
            <text:p text:style-name="P887"><text:span text:style-name="T1">L/MAR/B/307E<text:tab/>Journal 14 Dec<text:tab/>1807-19<text:tab/>Jun<text:tab/>1809</text:span></text:p>
          </text:index-body>
        </text:table-of-content>
        <text:p text:style-name="P343"><text:span text:style-name="T1">L/MAR/B/307K(1)<text:tab/>Ledger</text:span></text:p>
        <text:p text:style-name="P343"><text:span text:style-name="T1">L/MAR/B/307K(1)<text:tab/>Pay Book</text:span></text:p>
        <text:p text:style-name="P316"><text:span text:style-name="T1">Capt Hemy Sturrock</text:span></text:p>
        <text:p text:style-name="P365"><text:span text:style-name="T1">Portsmouth 5 Mar 1808 - 31 May Cape - 3 Aug Madras - 12 Aug Diamond Harbour - 25 Sep Saugor - 16 Oct Madras -19 Jan 1809 Cape - 25 Feb St Helena - 23 May Downs</text:span></text:p>
        <text:list xml:id="list134332171132861" text:continue-numbering="true" text:style-name="WWNum71">
          <text:list-item>
            <text:p text:style-name="P418"><text:span text:style-name="T1">1809/10<text:tab/>Madras and Bengal</text:span></text:p>
          </text:list-item>
        </text:list>
        <text:p text:style-name="P35"><text:span text:style-name="T1">L/MAR/B/307F Journal 6 Jan 1810-25 Aug 1812 L/MAR/B/307L(1)<text:tab/>Ledger</text:span></text:p>
        <text:p text:style-name="P412"><text:span text:style-name="T1">L/MAR/B/307L(2)<text:tab/>Pay Book</text:span></text:p>
        <text:p text:style-name="P375"><text:span text:style-name="T1">Capt Hemy Sturrock</text:span></text:p>
        <text:p text:style-name="P620"><text:span text:style-name="T1">Portsmouth 13 Apr 1810 - 23 May Sao Tiago - 28 Aug Madras - 6 Nov Rodrigues - 29 Nov Mauritius - 10 Feb 1811 Diamond Harbour -15 Feb Saugor - 6 May Malacca - 8 Aug Batavia - 22 Oct Diamond Harbour -15 Nov Calcutta - 11 Jan 1812 Saugor - 19 Feb Colombo - 4 May St Helena - 21 Jul Downs</text:span></text:p>
        <text:p text:style-name="P747"><text:span text:style-name="T1">PRIAMAN</text:span></text:p>
        <text:p text:style-name="P302"><text:span text:style-name="T1">150 tons, 30 crew, 20 guns</text:span></text:p>
        <text:list text:style-name="WWNum73">
          <text:list-item>
            <text:p text:style-name="P36"><text:span text:style-name="T1">1685/6 Priaman, to remain</text:span></text:p>
          </text:list-item>
        </text:list>
        <text:p text:style-name="P20"><text:span text:style-name="T1">Capt Jonathan Unkettle 10 Jan 1686 -</text:span></text:p>
        <text:p text:style-name="P683"><text:span text:style-name="T1">PRIME</text:span></text:p>
        <text:p text:style-name="P202"><text:span text:style-name="T1">Built by Turner at Harwich, launched 1769, 3 decks, 4in bottom, length 141ft 7in, keel 112ft lO^in, breadth 38ft !/</text:span><text:span text:style-name="T3">2</text:span><text:span text:style-name="T1">in, hold 15ft wing transom 23ft Sin, between decks 6ft 4</text:span><text:span text:style-name="T2">3</text:span><text:span text:style-name="T1">/</text:span><text:span text:style-name="T3">4</text:span><text:span text:style-name="T1">in, 868 tons Principal Managing Owners: 1 James Adams, 2 Alexander Geddes, 3-4 Charles Dundas,</text:span></text:p>
        <text:list xml:id="list134333775693702" text:continue-list="list134333972629137" text:style-name="WWNum59">
          <text:list-item>
            <text:p text:style-name="P232"><text:span text:style-name="T1">Company’s own ship</text:span></text:p>
          </text:list-item>
        </text:list>
        <text:list xml:id="list3812645431" text:style-name="WWNum75">
          <text:list-item>
            <text:p text:style-name="P37"><text:soft-page-break/><text:span text:style-name="T1">1769/70<text:tab/>Madras and China</text:span></text:p>
          </text:list-item>
        </text:list>
        <text:p text:style-name="P419"><text:span text:style-name="T1">L/MAR/B/509A<text:tab/>Journal 31 Oct 1769-22<text:tab/>Jan 1772</text:span></text:p>
        <text:p text:style-name="P392"><text:span text:style-name="T1">L/MAR/B/509F(1)<text:tab/>Ledger</text:span></text:p>
        <text:p text:style-name="P392"><text:span text:style-name="T1">L/MAR/B/509F(2)<text:tab/>Pay Book</text:span></text:p>
        <text:p text:style-name="P375"><text:span text:style-name="T1">Capt Anthony Eglinton</text:span></text:p>
        <text:p text:style-name="P7"><text:span text:style-name="T1">Portsmouth 21 Feb 1770 - 24 Jun Johanna -23 Jul Madras - 21 Oct Whampoa - 30 Jan 1771 Second Bar - 6 Aug St Helena -17 Nov Downs</text:span></text:p>
        <text:list xml:id="list134333838355121" text:continue-numbering="true" text:style-name="WWNum75">
          <text:list-item>
            <text:p text:style-name="P420"><text:span text:style-name="T1">Benkulen and China</text:span></text:p>
          </text:list-item>
        </text:list>
        <text:p text:style-name="P421"><text:span text:style-name="T1">L/MAR/B/509B<text:tab/>Journal 11 Oct 1772-24<text:tab/>Aug<text:tab/>1774</text:span></text:p>
        <text:p text:style-name="P392"><text:span text:style-name="T1">L/MAR/B/509G(1)<text:tab/>Ledger</text:span></text:p>
        <text:p text:style-name="P392"><text:span text:style-name="T1">L/MAR/B/509G(2)<text:tab/>Pay Book</text:span></text:p>
        <text:p text:style-name="P375"><text:span text:style-name="T1">Capt James Dundas</text:span></text:p>
        <text:p text:style-name="P7"><text:span text:style-name="T1">Downs 1 Jan 1773 - 6 Apr Cape - 25 Jun Benkulen - 2 Sep Whampoa -12 Jan 1774 Second Bar - 7 May St Helena - 15 Jul Downs</text:span></text:p>
        <text:list xml:id="list134332769166144" text:continue-numbering="true" text:style-name="WWNum75">
          <text:list-item>
            <text:p text:style-name="P422"><text:span text:style-name="T1">1776/7<text:tab/>Madras and China</text:span></text:p>
          </text:list-item>
        </text:list>
        <text:p text:style-name="P421"><text:span text:style-name="T1">L/MAR/B/509C<text:tab/>Journal 27 Oct 1776-25<text:tab/>Aug<text:tab/>1778</text:span></text:p>
        <text:p text:style-name="P392"><text:span text:style-name="T1">L/MAR/B/509H(1)<text:tab/>Ledger</text:span></text:p>
        <text:p text:style-name="P392"><text:span text:style-name="T1">L/MAR/B/509H(2)<text:tab/>Pay Book</text:span></text:p>
        <text:p text:style-name="P375"><text:span text:style-name="T1">Capt James Dundas</text:span></text:p>
        <text:p text:style-name="P383"><text:span text:style-name="T1">Portsmouth 16 Jan 1777 - 9 May Johanna - 14 Jun Madras - 22 Sep Whampoa - 15 Dec Second Bar - 25 Mar 1778 Cape -16 Apr St Helena - 30 May Ascension - 23 Aug Downs</text:span></text:p>
        <text:list xml:id="list134334202356382" text:continue-numbering="true" text:style-name="WWNum75">
          <text:list-item>
            <text:p text:style-name="P420"><text:span text:style-name="T1">1778/9 Bombay and Madras</text:span></text:p>
          </text:list-item>
        </text:list>
        <text:p text:style-name="P737"><text:span text:style-name="T1">L/MAR/B/509D-E Journal 1 Jan 1779-22 May 1782 L/MAR/B/509-I(l) Ledger L/MAR/B/509-I(2) Pay Book L/MAR/B/509-I(3) Imprest Book L/MAR/B/509-I(4)<text:tab/>Absence Book</text:span></text:p>
        <text:p text:style-name="P375"><text:span text:style-name="T1">Capt James Dundas</text:span></text:p>
        <text:p text:style-name="P7"><text:span text:style-name="T1">Portsmouth 16 Jun 1779 - 10 Oct Cape - 2 Feb 1780 Cochin - 10 Feb Tellicherry - 19 Feb Onore - 22 Mar Bombay - 1 May Tellicherry - 12 May Madras - 24 Aug Bombay -31 Oct Goa - 14 Nov Tellicherry - 30 Nov Cochin - 8 Dec Anjengo -18 Dec Cochin - 26 Dec Tellicherry - 17 Jan 1781 Goa - 3 Feb Bombay -14 Sep St Helena -15 Mar 1782 Downs</text:span></text:p>
        <text:list xml:id="list134332393059938" text:continue-numbering="true" text:style-name="WWNum75">
          <text:list-item>
            <text:p text:style-name="P420"><text:span text:style-name="T1">1782/3 ‘India’, to remain</text:span></text:p>
          </text:list-item>
        </text:list>
        <text:p text:style-name="P392"><text:span text:style-name="T1">L/MAR/B/509J(1)<text:tab/>Imprest Book</text:span></text:p>
        <text:p text:style-name="P392"><text:span text:style-name="T1">L/MAR/B/509J(2)<text:tab/>Absence Book</text:span></text:p>
        <text:p text:style-name="P738"><text:span text:style-name="T1">Capt Philip Sharpe Portsmouth 16 Mar 1783 -</text:span></text:p>
      </text:section>
      <text:section text:style-name="Sect4" text:name="Bereich7">
        <text:p text:style-name="P667"><text:span text:style-name="T1">Rated at 495 tons, 99/111 crew, 32/36 guns</text:span></text:p>
        <text:list xml:id="list172575694" text:style-name="WWNum77">
          <text:list-item>
            <text:p text:style-name="P668"><text:span text:style-name="T1">1722/3<text:tab/>Mokha</text:span></text:p>
          </text:list-item>
        </text:list>
        <text:p text:style-name="P529"><text:span text:style-name="T1">L/MAR/B/665A Journal 1 Aug 1722-18 Apr 1725, William Wells, Second Mate Capt Thomas Ryves</text:span></text:p>
        <text:p text:style-name="P522"><text:span text:style-name="T1">Downs 25 Nov 1722 - 28 Mar 1723 Cape - 3 Jun Mokha -18 Sep Bombay -18 Nov Surat - 9 Dec Bombay - 7 Jan 1724 Mokha - 2 Aug Bombay - 24 Aug Karwar -15 Sep Tellicheny - 21 Sep Cochin -1 Dec Cape -1 Jan 1725 St Helena -17 Apr Blackwall</text:span></text:p>
        <text:list xml:id="list134333801889044" text:continue-numbering="true" text:style-name="WWNum77">
          <text:list-item>
            <text:p text:style-name="P38"><text:span text:style-name="T1">1726/7<text:tab/>China</text:span></text:p>
          </text:list-item>
        </text:list>
        <text:p text:style-name="P739"><text:span text:style-name="T1">L/MAR/B/665B Journal 5 Dec 1726-25 Jul 1728 L/MAR/B/665E(1)<text:tab/>Ledger</text:span></text:p>
        <text:p text:style-name="P722"><text:span text:style-name="T1">L/MAR/B/665E(2)<text:tab/>Pay Book</text:span></text:p>
        <text:p text:style-name="P375"><text:span text:style-name="T1">Capt Francis Gostlin</text:span></text:p>
        <text:p text:style-name="P7"><text:span text:style-name="T1">Downs 4 Dec 1726 - 22 Apr 1727 Batavia - 28 Jun Whampoa - 7 Jan 1728 Batavia - 30 May Cape - 28 Apr St Helena - 24 Jul Downs</text:span></text:p>
        <text:list xml:id="list134332321944406" text:continue-numbering="true" text:style-name="WWNum77">
          <text:list-item>
            <text:p text:style-name="P423"><text:span text:style-name="T1">1729/30<text:tab/>China</text:span></text:p>
          </text:list-item>
        </text:list>
        <text:p text:style-name="P424"><text:span text:style-name="T1">L/MAR/B/665C<text:tab/>Journal 13<text:tab/>Dec<text:tab/>1729-1 Jul 1731</text:span></text:p>
        <text:p text:style-name="P722"><text:span text:style-name="T1">L/MAR/B/665F(1)<text:tab/>Ledger</text:span></text:p>
        <text:p text:style-name="P722"><text:span text:style-name="T1">L/MAR/B/665F(2)<text:tab/>Pay Book</text:span></text:p>
        <text:p text:style-name="P375"><text:span text:style-name="T1">Capt Francis Gostlin</text:span></text:p>
        <text:p text:style-name="P11"><text:span text:style-name="T1">Downs 13 Dec 1729 - 21 Mar 1730 Cape - 24 May Batavia - 2 Aug Whampoa -10 Apr 1731 St Helena -1 Jul Downs</text:span></text:p>
        <text:list xml:id="list134333650485194" text:continue-numbering="true" text:style-name="WWNum77">
          <text:list-item>
            <text:p text:style-name="P68"><text:span text:style-name="T1">1732/3 Madras and China</text:span></text:p>
          </text:list-item>
        </text:list>
        <text:p text:style-name="P119"><text:span text:style-name="T1">L/MAR/B/665D<text:tab/>Journal 24<text:tab/>Nov<text:tab/>1732-15 Apr 1735</text:span></text:p>
        <text:p text:style-name="P703"><text:span text:style-name="T1">L/MAR/B/665G(1)<text:tab/>Ledger</text:span></text:p>
        <text:p text:style-name="P703"><text:span text:style-name="T1">L/MAR/B/665G(2)<text:tab/>Pay Book</text:span></text:p>
        <text:p text:style-name="P51"><text:span text:style-name="T1">Capt Francis Gostlin</text:span></text:p>
        <text:p text:style-name="P206"><text:span text:style-name="T1">Downs 24 Nov 1732 - 10 Feb 1733 Cape - 20 Apr Madras - 21 Jun Malacca - 23 Jul Whampoa - 13 Dec Malacca -13 Jan 1734 Madras - 7 Feb Pondicheny - 8 Feb Fort St David - 10 Feb Porto Novo - 6 Mar Fort St David - 26 Mar Madras - 4 Dec Cape -12 Jan 1735 St Helena - 14 Apr Downs</text:span></text:p>
        <text:h text:style-name="P855" text:outline-level="2"><text:bookmark-start text:name="bookmark31"/><text:span text:style-name="T1">PRINCE BLUCHER</text:span><text:bookmark-end text:name="bookmark31"/></text:h>
        <text:list text:style-name="WWNum79">
          <text:list-item>
            <text:p text:style-name="P69"><text:span text:style-name="T1">From Bengal 1817</text:span></text:p>
          </text:list-item>
        </text:list>
        <text:p text:style-name="P202"><text:span text:style-name="Body_20_text_20__28_2_29__20__2b__20_Bold">L/MAR/B/248A </text:span><text:span text:style-name="T1">Journal 1 Feb-24 Jul 1817 Capt M T Weathrall</text:span></text:p>
        <text:p text:style-name="P54"><text:span text:style-name="T1">Calcutta 1 Feb 1817 - 29 Apr Cape - 30 Jun Portsmouth</text:span></text:p>
        <text:h text:style-name="P849" text:outline-level="2"><text:bookmark-start text:name="bookmark32"/><text:span text:style-name="T1">PRINCE EDWARD</text:span><text:bookmark-end text:name="bookmark32"/></text:h>
        <text:p text:style-name="P252"><text:span text:style-name="T1">Rated at 499 tons, 99 crew, 26/30 guns</text:span></text:p>
        <text:list xml:id="list1163372569" text:style-name="WWNum81">
          <text:list-item>
            <text:p text:style-name="P120"><text:span text:style-name="T1">1745/6<text:tab/>China</text:span></text:p>
          </text:list-item>
        </text:list>
        <text:p text:style-name="P121"><text:span text:style-name="T1">L/MAR/B/573A<text:tab/>Journal 25<text:tab/>May 1746-5 Sep<text:tab/>1748</text:span></text:p>
        <text:p text:style-name="P84"><text:span text:style-name="T1">L/MAR/B/573F(1)<text:tab/>Ledger</text:span></text:p>
        <text:p text:style-name="P84"><text:span text:style-name="T1">L/MAJR/B/573F(2)<text:tab/>Pay Book</text:span></text:p>
        <text:p text:style-name="P51"><text:span text:style-name="T1">Capt Robert Haldane</text:span></text:p>
        <text:p text:style-name="P204"><text:span text:style-name="T1">Downs 4 Aug 1746 - Plymouth 20 Sep - 25 Dec St Helena -19 Apr 1747 Batavia -10 Jul Whampoa - 13 Jan 1748 Lintin - 4 Apr St Helena - 8 Jul Leith -1 Aug Erith</text:span></text:p>
        <text:list xml:id="list134333015227592" text:continue-numbering="true" text:style-name="WWNum81">
          <text:list-item>
            <text:p text:style-name="P120"><text:span text:style-name="T1">1749/50<text:tab/>Madras and China</text:span></text:p>
          </text:list-item>
        </text:list>
        <text:p text:style-name="P122"><text:span text:style-name="T1">L/MAR/B/573B<text:tab/>Journal 17<text:tab/>Oct<text:tab/>1749-19 Aug 1751</text:span></text:p>
        <text:p text:style-name="P84"><text:span text:style-name="T1">L/MAR/B/573G(1)<text:tab/>Ledger</text:span></text:p>
        <text:p text:style-name="P84"><text:span text:style-name="T1">L/MAR/B/573G(2)<text:tab/>Pay Book</text:span></text:p>
        <text:p text:style-name="P245"><text:span text:style-name="T1">Capt Robert Haldane</text:span></text:p>
        <text:p text:style-name="P204"><text:span text:style-name="T1">Downs 6 Jan 1750 - 6 Apr Cape - 14 Jun Fort St David - 17 Jun Madras - 2 Aug Malacca - 10 Sep Whampoa - 3 Jan 1751 Second Bar - 29 Apr St Helena - 8 Jul Downs</text:span></text:p>
        <text:list xml:id="list134333274406194" text:continue-numbering="true" text:style-name="WWNum81">
          <text:list-item>
            <text:p text:style-name="P123"><text:span text:style-name="T1">1752/3<text:tab/>Bombay</text:span></text:p>
          </text:list-item>
        </text:list>
        <text:p text:style-name="P233"><text:span text:style-name="T1">L/MAR/B/573C Journal 2 Mar 1753-7 Jul 1755 L/MAR/B/573H(1)<text:tab/>Ledger</text:span></text:p>
        <text:p text:style-name="P124"><text:span text:style-name="T1">L/MAR/B/573H(2)<text:tab/>Pay Book</text:span></text:p>
        <text:p text:style-name="P51"><text:span text:style-name="T1">Capt Robert Haldane</text:span></text:p>
        <text:p text:style-name="P322"><text:span text:style-name="T1">Downs 15 Apr 1753 - 5 Aug St Augustine’s Bay - 30 Sep Bombay - 2 Dec Surat - 30 Dec Bombay - 10 Feb 1754 Goa - 21 Feb Tellicheny - 8 Mar Anjengo - 22 Apr Batavia - 26 Sep Bombay - 13 Feb 1755 Cape -10 Mar St Helena - 8 Jun Downs</text:span></text:p>
        <text:list xml:id="list134332704615783" text:continue-numbering="true" text:style-name="WWNum81">
          <text:list-item>
            <text:p text:style-name="P123"><text:span text:style-name="T1">1756/7<text:tab/>Bombay</text:span></text:p>
          </text:list-item>
        </text:list>
        <text:p text:style-name="P125"><text:span text:style-name="T1">L/MAM/B/573D<text:tab/>Journal 17<text:tab/>Jan 1757-27 Apr 1759</text:span></text:p>
        <text:p text:style-name="P124"><text:span text:style-name="T1">L/MAR/B/573-I(l)<text:tab/>Ledger</text:span></text:p>
        <text:p text:style-name="P124"><text:span text:style-name="T1">L/MAR/B/573-I(2)<text:tab/>Pay Book</text:span></text:p>
        <text:p text:style-name="P51"><text:span text:style-name="T1">Capt Robert Haldane</text:span></text:p>
        <text:p text:style-name="P656"><text:span text:style-name="T1">Downs 4 May 1757 - 21 Oct Acheh - 25 Dec Colombo - 23 Jan 1758 Bombay - 1 Aug St Helena - 3 Nov River Shannon - 3 Mar 1759 Downs</text:span></text:p>
        <text:list xml:id="list134333704578047" text:continue-numbering="true" text:style-name="WWNum81">
          <text:list-item>
            <text:p text:style-name="P126"><text:span text:style-name="T1">1759/60<text:tab/>Madras and Bengal</text:span></text:p>
          </text:list-item>
        </text:list>
        <text:p text:style-name="P127"><text:span text:style-name="T1">L/MAM/B/573E<text:tab/>Journal 3 Jan<text:tab/>1760-20 May 1762</text:span></text:p>
        <text:p text:style-name="P124"><text:span text:style-name="T1">L/MAR/B/573J(1)<text:tab/>Ledger</text:span></text:p>
        <text:p text:style-name="P124"><text:span text:style-name="T1">L/MAR/B/573J(2)<text:tab/>Pay Book</text:span></text:p>
        <text:p text:style-name="P51"><text:span text:style-name="T1">Capt Robert Haldane</text:span></text:p>
        <text:p text:style-name="P363"><text:span text:style-name="T1">Downs 23 Mar 1760 - Portsmouth 23 Apr - 3 Sep Cuddalore - 8 Sep Madras -11 Oct Culpee -16 Do Ingeli - 9 Mar 1761 Madras - 21 Apr Pondicheny - 21 May returned to Pondicheny - 3 Jan 1762 St Helena - 7 Apr Plymouth - 29 Apr Downs</text:span></text:p>
        <text:h text:style-name="P849" text:outline-level="2"><text:bookmark-start text:name="bookmark33"/><text:span text:style-name="T1">PRINCE FREDERICK</text:span><text:bookmark-end text:name="bookmark33"/></text:h>
        <text:p text:style-name="P282"><text:span text:style-name="T1">Rated at 420/440 tons, 84/88 crew,<text:tab/>30 guns</text:span></text:p>
        <text:list xml:id="list3990191891" text:style-name="WWNum83">
          <text:list-item>
            <text:p text:style-name="P425"><text:span text:style-name="T1">1715/6<text:tab/>Madras and Bengal</text:span></text:p>
          </text:list-item>
        </text:list>
        <text:p text:style-name="P426"><text:span text:style-name="T1">L/MAR/B/663A<text:tab/>Journal 26 Nov 1715-15 Jun<text:tab/>1718</text:span></text:p>
        <text:p text:style-name="P723"><text:span text:style-name="T1">L/MAR/B/663F<text:tab/>Ledger</text:span></text:p>
        <text:p text:style-name="P375"><text:span text:style-name="T1">Capt Edward Martin</text:span></text:p>
        <text:p text:style-name="P7"><text:span text:style-name="T1">Downs 23 Feb 1716 - 30 Jul Madras - 21 Sep Balasore - 19 Oct Calcutta - 6 Dec -15 Dec Cox’s Island - 28 Jan 1717 Madras - 7 Mar Fort St David - 13 Mar Madras - 27 Jan 1718 Cape - 2 Mar St Helena -15 Jun Downs</text:span></text:p>
        <text:list xml:id="list134333967472116" text:continue-numbering="true" text:style-name="WWNum83">
          <text:list-item>
            <text:p text:style-name="P425"><text:span text:style-name="T1">1718/9<text:tab/>Bengal</text:span></text:p>
          </text:list-item>
        </text:list>
        <text:p text:style-name="P427"><text:span text:style-name="T1">L/MAR/B/663B<text:tab/>Journal 30 Sep 1718-18 Oct<text:tab/>1720</text:span></text:p>
        <text:p text:style-name="P723"><text:span text:style-name="T1">L/MAR/B/663G<text:tab/>Ledger</text:span></text:p>
        <text:p text:style-name="P375"><text:span text:style-name="T1">Capt Edward Martin</text:span></text:p>
        <text:p text:style-name="P7"><text:span text:style-name="T1">Downs 8 Nov 1718 - 3 May 1719 Cape - 6 Jul Balasore - 25 Jul Calcutta 23 Oct -12 Nov Cox’s Island - 20 Feb 1720 Cape - 23 Apr St Helena - 1 Sep Woolwich</text:span></text:p>
        <text:list xml:id="list134332209450631" text:continue-numbering="true" text:style-name="WWNum83">
          <text:list-item>
            <text:p text:style-name="P425"><text:span text:style-name="T1">1721/2<text:tab/>Bombay</text:span></text:p>
          </text:list-item>
        </text:list>
        <text:p text:style-name="P428"><text:span text:style-name="T1">L/MAR/B/663C<text:tab/>Journal 3 Apr-5 Dec 1722</text:span></text:p>
        <text:p text:style-name="P723"><text:span text:style-name="T1">L/MAM/B/663H(1)<text:tab/>Ledger</text:span></text:p>
        <text:p text:style-name="P21"><text:span text:style-name="T1">L/MAR/B/663H(2) Pay Book Capt Edward Martin</text:span></text:p>
        <text:p text:style-name="P375"><text:span text:style-name="Body_20_text_20__28_2_29__20__2b__20_10.5_20_pt">Downs </text:span><text:span text:style-name="T1">31 Mar 1722 - 30 Aug Mozambique - 22 Sep Bombay - 23 Oct Surat - Bandar Abbas - voyage </text:span><text:span text:style-name="Body_20_text_20__28_2_29__20__2b__20_10.5_20_pt">ended </text:span><text:span text:style-name="T1">10 Apr 1725 Downs</text:span></text:p>
      </text:section>
      <text:section text:style-name="Sect6" text:name="Bereich8">
        <text:p text:style-name="P876"><draw:custom-shape text:anchor-type="char" draw:z-index="36" draw:style-name="gr9" draw:text-style-name="P888" svg:width="1.086cm" svg:height="0.964cm" svg:x="7.209cm" svg:y="6.502cm"><text:p text:style-name="P297"><text:span text:style-name="Body_20_text_20__28_2_29__20_Exact">1727/8</text:span></text:p><draw:enhanced-geometry draw:type="0"/></draw:custom-shape><draw:custom-shape text:anchor-type="char" draw:z-index="37" draw:style-name="gr8" draw:text-style-name="P888" svg:width="7.556cm" svg:height="2.144cm" svg:x="0.018cm" svg:y="0.298cm"><text:p text:style-name="P738"><text:span text:style-name="Body_20_text_20__28_5_29__20_Exact">L/MAR/B/663D</text:span></text:p><text:p text:style-name="P783"><text:span text:style-name="Body_20_text_20__28_8_29__20_Exact"><text:span text:style-name="T4">L/MAR/B/663-I(l)</text:span></text:span></text:p><text:p text:style-name="P738"><text:span text:style-name="Body_20_text_20__28_5_29__20_Exact">L/MAR/B/663-I(2)</text:span></text:p><text:p text:style-name="P2"><text:span text:style-name="Body_20_text_20__28_2_29__20_Exact">Capt William Haynes Downs 28 Nov 1727 - 22 May Bombay - 20 Nov St Helena - 23 Mar 1730 Downs</text:span></text:p><draw:enhanced-geometry draw:type="0"/></draw:custom-shape></text:p>
        <text:p text:style-name="P245"><text:span text:style-name="T1">Mokha</text:span></text:p>
        <text:p text:style-name="P375"><text:span text:style-name="T1">Journal 21 Oct 1727-25 Mar 1730, Samuel Rodham, Chief Mate</text:span></text:p>
        <text:p text:style-name="P22"><text:span text:style-name="T1">Ledger</text:span></text:p>
        <text:p text:style-name="P23"><text:span text:style-name="T1">Pay Book</text:span></text:p>
        <text:p text:style-name="P263"><text:span text:style-name="T1">18 Mar 1728 Cape - 23 Jun Mokha -16 Oct Bombay - 2 Jan 1729 Mokha -</text:span></text:p>
        <text:p text:style-name="P684"><text:span text:style-name="T1">PRINCE GEORGE</text:span></text:p>
        <text:p text:style-name="P24"><text:span text:style-name="T1">Rated at 499 tons, 100 crew, 26 guns Principal Managing Owner: 4 Barrington Buggin</text:span></text:p>
        <text:list xml:id="list452262250" text:style-name="WWNum85">
          <text:list-item>
            <text:p text:style-name="P128"><text:span text:style-name="T1">1750/1 Bombay and China</text:span></text:p>
          </text:list-item>
        </text:list>
        <text:p text:style-name="P131"><text:span text:style-name="Body_20_text_20__28_2_29__20__2b__20_Bold">L/MAR/B/</text:span><text:span text:style-name="T1">575</text:span><text:span text:style-name="Body_20_text_20__28_2_29__20__2b__20_Bold">A<text:tab/></text:span><text:span text:style-name="T1">Journal 17 Dec 1750-8 Jul 1753, Robert Baker, Second Mate</text:span></text:p>
        <text:p text:style-name="P132"><text:span text:style-name="T1">L/MAM/B/575B<text:tab/>Deck Log 1 Jan 1751-7 Jul<text:tab/>1753</text:span></text:p>
        <text:p text:style-name="P709"><text:span text:style-name="T1">L/MAR/B/575F(1)<text:tab/>Ledger</text:span></text:p>
        <text:p text:style-name="P709"><text:span text:style-name="T1">L/MAR/B/575F(2)<text:tab/>Pay Book</text:span></text:p>
        <text:p text:style-name="P375"><text:span text:style-name="T1">Capt Philip Jodrell</text:span></text:p>
        <text:p text:style-name="P2"><text:span text:style-name="T1">Downs 20 Mar 1751 - 28 Jul Bombay - 25 Sep Surat - 22 Nov Bombay - 27 Dec Tellicheny - 20 Jan 1752 Calicut - 23 Jan Tellicheny - 23 Feb Bombay - 5 Mar Goa -19 Mar Bombay - 23 Apr Tellicheny - 2 Jul Malacca -11 Aug Whampoa - 27 Nov Second Bar -10 Mar 1753 St Helena - 4 Jun Downs</text:span></text:p>
        <text:list xml:id="list134333305241474" text:continue-numbering="true" text:style-name="WWNum85">
          <text:list-item>
            <text:p text:style-name="P344"><text:span text:style-name="T1">1754/5<text:tab/>Benkulen and China</text:span></text:p>
          </text:list-item>
        </text:list>
        <text:p text:style-name="P345"><text:span text:style-name="T1">L/MAR/B/575C<text:tab/>Journal 3 Oct<text:tab/>1754-25<text:tab/>Aug<text:tab/>1756</text:span></text:p>
        <text:p text:style-name="P696"><text:span text:style-name="T1">L/MAR/B/575G(1)<text:tab/>Ledger</text:span></text:p>
        <text:p text:style-name="P724"><text:span text:style-name="T1">L/MAWB/575G(2)<text:tab/>Pay Book</text:span></text:p>
        <text:p text:style-name="P375"><text:span text:style-name="T1">Capt Philip Jodrell</text:span></text:p>
        <text:p text:style-name="P375"><text:span text:style-name="T1">Downs 2 Jan 1755 - 21 May Benkulen - 25 Jun Batavia - 5 Aug Whampoa - 1 Jan 1756 Second Bar -</text:span></text:p>
        <text:list xml:id="list134332508744126" text:continue-numbering="true" text:style-name="WWNum85">
          <text:list-item>
            <text:p text:style-name="P429"><text:span text:style-name="T1">Apr St Helena -14 Jun Kinsale - 19 Jul Downs</text:span></text:p>
          </text:list-item>
        </text:list>
        <text:list xml:id="list134332656692497" text:continue-list="list134333090067982" text:style-name="WWNum63">
          <text:list-item>
            <text:p text:style-name="P133"><text:span text:style-name="T1">1757/8<text:tab/>Bengal</text:span></text:p>
          </text:list-item>
        </text:list>
        <text:p text:style-name="P710"><text:span text:style-name="T1">L/MAR/B/575D<text:tab/>Journal 9 Feb<text:tab/>1758-19<text:tab/>Mar<text:tab/>1760</text:span></text:p>
        <text:p text:style-name="P709"><text:span text:style-name="T1">L/MAR/B/575H(1)<text:tab/>Ledger</text:span></text:p>
        <text:p text:style-name="P709"><text:span text:style-name="T1">L/MAR/B/575H(2)<text:tab/>Pay Book</text:span></text:p>
        <text:p text:style-name="P51"><text:span text:style-name="T1">Capt Lorenzo Collins</text:span></text:p>
        <text:p text:style-name="P59"><text:span text:style-name="T1">Portsmouth 19 May 1758 - 8 Sep Cape -16 Jan 1759 Culpee -12 Mar Kedgeree - 26 Jul St Helena - 6 Nov Kinsale - 3 Jan 1760 Cork -17 Jan Crookhaven - 12 Feb Downs</text:span></text:p>
        <text:list xml:id="list134333060086593" text:continue-numbering="true" text:style-name="WWNum63">
          <text:list-item>
            <text:p text:style-name="P129"><text:span text:style-name="T1">1760/1 Benkulen and China</text:span></text:p>
          </text:list-item>
        </text:list>
        <text:p text:style-name="P134"><text:span text:style-name="T1">L/MAR/B/575E<text:tab/>Journal 22 Nov 1760-1<text:tab/>Nov<text:tab/>1762</text:span></text:p>
        <text:p text:style-name="P760"><text:span text:style-name="T1">L/MAR/B/575-I(l)<text:tab/></text:span><text:span text:style-name="Body_20_text_20__28_8_29__20__2b__20_Not_20_Bold"><text:span text:style-name="T6">Ledger</text:span></text:span></text:p>
        <text:p text:style-name="P709"><text:span text:style-name="T1">L/MAR/B/575-I(2)<text:tab/>Pay Book</text:span></text:p>
        <text:p text:style-name="P51"><text:span text:style-name="T1">Capt Andrew Ross</text:span></text:p>
        <text:p text:style-name="P206"><text:span text:style-name="T1">Plymouth 15 Mar 1761 - 20 Jul Benkulen - 7 Oct Whampoa - 22 Jan 1762 Second Bar -12 Feb Malacca - 27 May St Helena - 5 Sep Downs</text:span></text:p>
        <text:p text:style-name="P684"><text:span text:style-name="T1">PRINCE HENRY (1)</text:span></text:p>
        <text:p text:style-name="P217"><text:span text:style-name="T1">Rated at 499 tons, 99 crew, 26 guns Principal Managing Owner: 4 Thomas Hunt</text:span></text:p>
        <text:list xml:id="list1240485114" text:style-name="WWNum87">
          <text:list-item>
            <text:p text:style-name="P130"><text:span text:style-name="T1">1750/1 Persia and Bombay</text:span></text:p>
          </text:list-item>
        </text:list>
        <text:p text:style-name="P218"><text:span text:style-name="T1">L/MAR/B/325A Journal 20 Nov 1750-9 Dec 1752 L/MAR/B/325H(1) Ledger L/MAR/B/325H(2) Pay Book</text:span></text:p>
        <text:p text:style-name="P482"><text:span text:style-name="T1">Capt Thomas Best</text:span></text:p>
        <text:p text:style-name="P519"><text:span text:style-name="T1">Portsmouth 20 Mar 1751 - 16 Jul Johanna - 22 Aug Bandar Abbas - 29 Sep Bombay - 29 Feb 1752 Karwar - 9 Mar Tellicheny - 27 Apr Anjengo - 7 Aug St Helena - 30 Oct Downs</text:span></text:p>
        <text:list xml:id="list134334004557843" text:continue-numbering="true" text:style-name="WWNum87">
          <text:list-item>
            <text:p text:style-name="P135"><text:span text:style-name="T1">1753/4<text:tab/>Bombay</text:span></text:p>
          </text:list-item>
        </text:list>
        <text:p text:style-name="P78"><text:span text:style-name="T1">L/MAR/B/325B<text:tab/>Journal 21 Feb 1754-18 Nov 1755</text:span></text:p>
        <text:p text:style-name="P711"><text:span text:style-name="T1">L/MAR/B/325-I(l)<text:tab/>Ledger</text:span></text:p>
        <text:p text:style-name="P711"><text:span text:style-name="T1">L/MAR/B/325-I(2)<text:tab/>Pay Book</text:span></text:p>
        <text:p text:style-name="P51"><text:span text:style-name="T1">Capt Thomas Best</text:span></text:p>
        <text:p text:style-name="P11"><text:span text:style-name="T1">Portsmouth 28 Apr 1754 - 18 Sep Johanna - 25 Dec Bombay - 13 Mar 1755 Onore - 24 Mar Tellicheny - 2 Apr Anjengo - 17 Jul St Helena - 3 Oct Downs</text:span></text:p>
        <text:list xml:id="list134333859303655" text:continue-numbering="true" text:style-name="WWNum87">
          <text:list-item>
            <text:p text:style-name="P135"><text:span text:style-name="T1">1757/8<text:tab/>St Helena and China</text:span></text:p>
          </text:list-item>
        </text:list>
        <text:p text:style-name="P78"><text:span text:style-name="T1">L/MAR/B/325D<text:tab/>Journal 28 Sep 1757-28 Mar 1760</text:span></text:p>
        <text:p text:style-name="P711"><text:span text:style-name="T1">L/MAR/B/325K(1)<text:tab/>Ledger</text:span></text:p>
        <text:p text:style-name="P711"><text:span text:style-name="T1">L/MAR/B/325K(2)<text:tab/>Pay Book</text:span></text:p>
        <text:p text:style-name="P51"><text:span text:style-name="T1">Capt Thomas Best</text:span></text:p>
        <text:p text:style-name="P2"><text:span text:style-name="T1">Portsmouth 25 Jan 1758 - 19 Apr St Helena - 19 Jul Batavia - 20 Aug Whampoa - 2 Jan 1759 Second Bar - 5 Feb Balambangan - 24 May All Saints’ Bay, Brazil - 28 Dec Cork - 13 Jan 1760 Kinsale - 12 Feb Downs</text:span></text:p>
        <text:p text:style-name="P374"><text:span text:style-name="T1">* 4-6 May 1759 chased by three French ships off St Helena (plans &amp; diags)</text:span></text:p>
        <text:list xml:id="list134333978022163" text:continue-numbering="true" text:style-name="WWNum87">
          <text:list-item>
            <text:p text:style-name="P135"><text:span text:style-name="T1">1760/1<text:tab/>St Helena and China</text:span></text:p>
          </text:list-item>
        </text:list>
        <text:p text:style-name="P78"><text:span text:style-name="T1">L/MAM/B/325F<text:tab/>Journal 26 Oct 1760-5 Nov 1762</text:span></text:p>
        <text:p text:style-name="P711"><text:span text:style-name="T1">L/MAM/B/325M(1)<text:tab/>Ledger</text:span></text:p>
        <text:p text:style-name="P711"><text:span text:style-name="T1">L/MAR/B/325M(2)<text:tab/>Pay Book</text:span></text:p>
        <text:p text:style-name="P51"><text:span text:style-name="T1">Capt Charles Haggis</text:span></text:p>
        <text:p text:style-name="P206"><text:span text:style-name="T1">Portsmouth 17 Jan 1761 - 6 Apr St Helena - 10 Aug Whampoa - 20 Dec Second Bar - 14 Jan 1762 Malacca - 24 Apr St Helena - 5 Sep Downs</text:span></text:p>
        <text:p text:style-name="P685"><text:span text:style-name="T1">PRINCE HENRY (2)</text:span></text:p>
        <text:p text:style-name="P248"><text:span text:style-name="T1">Company’s packet, 167 tons, 26 crew, 6 guns</text:span></text:p>
        <text:list xml:id="list1408531067" text:style-name="WWNum89">
          <text:list-item>
            <text:p text:style-name="P431"><text:span text:style-name="T1">1756/7<text:tab/>Madras</text:span></text:p>
          </text:list-item>
        </text:list>
        <text:p text:style-name="P432"><text:span text:style-name="Body_20_text_20__28_2_29__20__2b__20_Bold">L/MAR/B/325C<text:tab/></text:span><text:span text:style-name="T1">Journal 20 Jul<text:tab/>1756-2<text:tab/>Aug<text:tab/>1758, Benjamin Reynolds, Chief Mate</text:span></text:p>
        <text:p text:style-name="P725"><text:span text:style-name="T1">L/MAR/B/325J(1)<text:tab/>Ledger</text:span></text:p>
        <text:p text:style-name="P725"><text:span text:style-name="T1">L/MAM/B/325J(2)<text:tab/>Pay Book</text:span></text:p>
        <text:p text:style-name="P375"><text:span text:style-name="T1">Capt John Mumford</text:span></text:p>
        <text:p text:style-name="P11"><text:span text:style-name="T1">Downs 6 Aug 1756 - 29 Oct St Helena -26 Apr 1757 Madras - 16 Feb 1758 St Helena - 15 May Kinsale - 21 Jun Plymouth - 23 Jul Downs</text:span></text:p>
        <text:list xml:id="list134333789610416" text:continue-numbering="true" text:style-name="WWNum89">
          <text:list-item>
            <text:p text:style-name="P136"><text:span text:style-name="T1">1758/9<text:tab/>Madras</text:span></text:p>
          </text:list-item>
        </text:list>
        <text:p text:style-name="P234"><text:span text:style-name="T1">L/MAR/B/325E Journal 30 Jan 1759-8 Oct 1760 L/MAM/B/325L(1)<text:tab/>Ledger</text:span></text:p>
        <text:p text:style-name="P711"><text:span text:style-name="T1">L/MAM/B/325L(2)<text:tab/>Pay Book</text:span></text:p>
        <text:p text:style-name="P51"><text:span text:style-name="T1">Capt Benjamin Reynolds</text:span></text:p>
        <text:p text:style-name="P211"><text:span text:style-name="T1">Portsmouth 14 Apr 1759 - 1 May Madeira -19 Sep Trincomalee - 26 Sep Madras - 7 Nov Masulipatam - 18 Dec Madras - 13 Jun 1760 St Helena - 22 Sep Downs</text:span></text:p>
        <text:list xml:id="list134333652043996" text:continue-numbering="true" text:style-name="WWNum89">
          <text:list-item>
            <text:p text:style-name="P503"><text:span text:style-name="T1">1760/1<text:tab/>Madagascar and Benkulen, to remain</text:span></text:p>
          </text:list-item>
        </text:list>
        <text:p text:style-name="P504"><text:span text:style-name="T1">L/MAWB/325G<text:tab/>Journal 4 Dec<text:tab/>1760-26<text:tab/>Aug<text:tab/>1762</text:span></text:p>
        <text:p text:style-name="P481"><text:span text:style-name="T1">Capt Benjamin Reynolds</text:span></text:p>
        <text:p text:style-name="P481"><text:span text:style-name="T1">Portsmouth 15 Mar 1761 - 28 Jul St Augustine’s Bay - 25 Aug Morandava - 27 Sep Manabulle - 8 Jan 1762 Madras - 15 Apr Natal - 17 May Benkulen - 14 Jul Lye Road</text:span></text:p>
      </text:section>
      <text:section text:style-name="Sect7" text:name="Bereich9">
        <text:p text:style-name="P265"><text:span text:style-name="T1">Rated at 480/490 tons, 96/98 crew, 30/32 guns</text:span></text:p>
        <text:list xml:id="list872862249" text:style-name="WWNum91">
          <text:list-item>
            <text:p text:style-name="P408"><text:span text:style-name="T1">1731/2 Madras and Bengal</text:span></text:p>
          </text:list-item>
        </text:list>
        <text:p text:style-name="P39"><text:span text:style-name="T1">L/MAM/B/636A Journal 7 Jan 1732-16 Jul 1733 L/MAR/B/636F(1)<text:tab/>Ledger</text:span></text:p>
        <text:p text:style-name="P726"><text:span text:style-name="T1">L/MAR/B/636F(2)<text:tab/>Pay Book</text:span></text:p>
        <text:p text:style-name="P375"><text:span text:style-name="T1">Capt Charles Hudson</text:span></text:p>
        <text:p text:style-name="P25"><text:span text:style-name="T1">Downs 28 Feb 1732 - 27 Jul Madras -29 Aug Rogues River -13 Jan 1733 Ingeli - 30 Mar Cape - 7 May St Helena -14 Jul Downs</text:span></text:p>
        <text:list xml:id="list134333893478715" text:continue-numbering="true" text:style-name="WWNum91">
          <text:list-item>
            <text:p text:style-name="P111"><text:span text:style-name="T1">1734/5 Madras</text:span></text:p>
          </text:list-item>
        </text:list>
        <text:p text:style-name="P235"><text:span text:style-name="Body_20_text_20__28_2_29__20__2b__20_Bold">L/MAR/B/636B </text:span><text:span text:style-name="T1">Journal 6 Feb 1735-24 Apr 1736 L/MAM/B/636G(1)<text:tab/>Ledger</text:span></text:p>
        <text:p text:style-name="P712"><text:span text:style-name="T1">L/MAR/B/636G(2)<text:tab/>Pay Book</text:span></text:p>
        <text:p text:style-name="P51"><text:span text:style-name="T1">Capt Charles Hudson</text:span></text:p>
        <text:p text:style-name="P55"><text:span text:style-name="T1">Downs 12 Feb 1735 - 6 Jul Madras - 17 Dec Cape - 22 Jan 1736 St Helena - 18 Apr Downs</text:span></text:p>
        <text:list xml:id="list134332346641720" text:continue-numbering="true" text:style-name="WWNum91">
          <text:list-item>
            <text:p text:style-name="P408"><text:span text:style-name="T1">1737/8 China</text:span></text:p>
          </text:list-item>
        </text:list>
        <text:p text:style-name="P726"><text:span text:style-name="T1">L/MAM/B/636C<text:tab/>Journal 20 Nov 1737-13 Jul 1739</text:span></text:p>
        <text:p text:style-name="P726"><text:span text:style-name="T1">L/MAR/B/636H(1)<text:tab/>Ledger</text:span></text:p>
        <text:p text:style-name="P726"><text:span text:style-name="T1">L/MAR/B/636H(2)<text:tab/>Pay Book</text:span></text:p>
        <text:p text:style-name="P375"><text:span text:style-name="T1">Capt Charles Hudson</text:span></text:p>
        <text:p text:style-name="P379"><text:span text:style-name="T1">Downs 2 Feb 1738 - 30 Jun Batavia - 12 Aug Whampoa -14 Jan 1739 Second Bar - 2 May St Helena -13 Jul Downs</text:span></text:p>
        <text:list xml:id="list134332361258798" text:continue-numbering="true" text:style-name="WWNum91">
          <text:list-item>
            <text:p text:style-name="P137"><text:span text:style-name="T1">1740/1<text:tab/>Madras and Bengal</text:span></text:p>
          </text:list-item>
        </text:list>
        <text:p text:style-name="P138"><text:span text:style-name="Body_20_text_20__28_2_29__20__2b__20_Bold">L/MAR/B/636D<text:tab/></text:span><text:span text:style-name="T1">Journal 19 Nov 1740-16 Sep 1742</text:span></text:p>
        <text:p text:style-name="P712"><text:span text:style-name="T1">L/MAR/B/636-I(l)<text:tab/>Ledger</text:span></text:p>
        <text:p text:style-name="P712"><text:span text:style-name="T1">L/MAR/B/636-I(2)<text:tab/>Pay Book</text:span></text:p>
        <text:p text:style-name="P51"><text:span text:style-name="T1">Capt Charles Hudson</text:span></text:p>
        <text:p text:style-name="P614"><text:span text:style-name="T1">Portsmouth 20 Feb 1741 - 20 Jun Madras - 9 Jul Ingeli -19 Dec Barrabulla - 8 Mar 1742 Cape - 25 Jun Bay of Bulls, Newfoundland - 5 Sep Downs</text:span></text:p>
        <text:p text:style-name="P687"><text:span text:style-name="T1">PRINCE OF ORANGE (2)</text:span></text:p>
        <text:p text:style-name="P255"><text:span text:style-name="T1">Rated at 499 tons, 99 crew, 30 guns</text:span></text:p>
        <text:list text:style-name="WWNum93">
          <text:list-item>
            <text:p text:style-name="P346"><text:span text:style-name="T1">1744/5<text:tab/>Persia and Bombay</text:span></text:p>
          </text:list-item>
        </text:list>
        <text:p text:style-name="P316"><text:span text:style-name="T1">Capt George Westcott jun</text:span></text:p>
        <text:p text:style-name="P319"><text:span text:style-name="T1">Downs 13 Apr 1745 - not heard of after the Capt’s letter dated 28 Feb 1746 Anjengo</text:span></text:p>
        <text:p text:style-name="P685"><text:span text:style-name="T1">PRINCE OF ORANGE (3)</text:span></text:p>
        <text:list text:style-name="WWNum95">
          <text:list-item>
            <text:p text:style-name="P347"><text:span text:style-name="T1">From Barbados 1790</text:span></text:p>
          </text:list-item>
        </text:list>
        <text:p text:style-name="P369"><text:span text:style-name="T1">L/MAR/B/636E Journal 26 Apr-27 Jun 1790 Capt Abraham Murrelol</text:span></text:p>
        <text:p text:style-name="P319"><text:span text:style-name="T1">Barbados 26 Apr 1790 - 21 Jun Tynemouth - 27 Jun King’s Channel</text:span></text:p>
        <text:p text:style-name="P687"><text:span text:style-name="T1">PRINCE OF WALES (1)</text:span></text:p>
        <text:p text:style-name="P256"><text:span text:style-name="T1">Galley, 200 tons, 50 crew, 14 guns</text:span></text:p>
        <text:list text:style-name="WWNum97">
          <text:list-item>
            <text:p text:style-name="P112"><text:span text:style-name="T1">1729/30 Bengal and Bombay, to remain</text:span></text:p>
          </text:list-item>
        </text:list>
        <text:p text:style-name="P216"><text:span text:style-name="T1">L/MAR/B/404A Journal 13 Dec 1729-22 Mar 1731 Capt John Flower</text:span></text:p>
        <text:p text:style-name="P219"><text:span text:style-name="T1">Downs 13 Dec 1729 - 18 Apr 1730 Cape - 6 Jun Madras - 23 Jun Rogues River - 24 Sep Ingeli - 19 Nov Rogues River - 5 Jan 1731 Anjengo - 17 Jan Tellicherry -15 Feb Bombay</text:span></text:p>
        <text:p text:style-name="P250"><text:span text:style-name="T1">Rated at 498 tons, 99 crew, 30 guns</text:span></text:p>
        <text:list xml:id="list2959974185" text:style-name="WWNum99">
          <text:list-item>
            <text:p text:style-name="P348"><text:span text:style-name="T1">1737/8<text:tab/>Borneo and China</text:span></text:p>
          </text:list-item>
        </text:list>
        <text:p text:style-name="P349"><text:span text:style-name="T1">L/MAR/B/404B<text:tab/>Journal 16<text:tab/>Aug<text:tab/>1737-16<text:tab/>Aug<text:tab/>1739</text:span></text:p>
        <text:p text:style-name="P697"><text:span text:style-name="T1">L/MAR/B/404T(1)<text:tab/>Ledger</text:span></text:p>
        <text:p text:style-name="P697"><text:span text:style-name="T1">L/MAM/B/404T(2)<text:tab/>Pay Book</text:span></text:p>
        <text:p text:style-name="P316"><text:span text:style-name="T1">Capt John Pelly</text:span></text:p>
        <text:p text:style-name="P204"><text:span text:style-name="T1">Downs 20 Oct 1737 - 8 Jan 1738 Cape - 30 Mar Balambangan - 17 Apr Tamborneo - 19 Aug Whampoa -15 Jan 1739 Second Bar - 2 May St Helena - 12 Jul Downs</text:span></text:p>
        <text:list xml:id="list134332381017292" text:continue-numbering="true" text:style-name="WWNum99">
          <text:list-item>
            <text:p text:style-name="P139"><text:span text:style-name="T1">1740/1<text:tab/>Mokha and Madras</text:span></text:p>
          </text:list-item>
        </text:list>
        <text:p text:style-name="P141"><text:span text:style-name="T1">L/MAR/B/404C<text:tab/>Journal 9 Nov 1740-9 Jul<text:tab/>1742</text:span></text:p>
        <text:p text:style-name="P713"><text:span text:style-name="T1">L/MAR/B/404U(1)<text:tab/>Ledger</text:span></text:p>
        <text:p text:style-name="P713"><text:span text:style-name="T1">L/MAR/B/404IJ(2)<text:tab/>Pay Book</text:span></text:p>
        <text:p text:style-name="P245"><text:span text:style-name="T1">Capt John Pelly jun</text:span></text:p>
        <text:p text:style-name="P651"><text:span text:style-name="T1">Downs 25 Dec 1740 - 8 Apr 1741 Johanna - 3 May Mokha -19 Aug Madras - 8 Jan 1742 Cape - 9 Jun Teignmouth - Downs</text:span></text:p>
        <text:list xml:id="list134332810285735" text:continue-numbering="true" text:style-name="WWNum99">
          <text:list-item>
            <text:p text:style-name="P139"><text:span text:style-name="T1">1743/4<text:tab/>Madras</text:span></text:p>
          </text:list-item>
        </text:list>
        <text:p text:style-name="P142"><text:span text:style-name="T1">L/MAR/B/404D<text:tab/>Journal 23<text:tab/>Sep 1743-9 Oct 1745</text:span></text:p>
        <text:p text:style-name="P713"><text:span text:style-name="T1">L/MAR/B/404Y (1)<text:tab/>Ledger</text:span></text:p>
        <text:p text:style-name="P713"><text:span text:style-name="T1">L/MAR/B/404Y(2)<text:tab/>Pay Book</text:span></text:p>
        <text:p text:style-name="P51"><text:span text:style-name="T1">Capt John Pelly jun</text:span></text:p>
        <text:p text:style-name="P671"><text:span text:style-name="T1">Downs 1 Dec 1743 - 16 Feb 1744 Cape - 29 Apr Madras - 26 Nov Cape - 18 Jul 1745 Iceland - 16 Sep Gunfleet</text:span></text:p>
        <text:list xml:id="list134332831614437" text:continue-numbering="true" text:style-name="WWNum99">
          <text:list-item>
            <text:p text:style-name="P433"><text:span text:style-name="T1">1746/7<text:tab/>China</text:span></text:p>
          </text:list-item>
        </text:list>
        <text:p text:style-name="P434"><text:span text:style-name="T1">L/MAR/B/404E<text:tab/>Journal 19<text:tab/>Oct 1746-8 Oct 1749</text:span></text:p>
        <text:p text:style-name="P727"><text:span text:style-name="T1">L/MAR/B/404W (1)<text:tab/>Ledger</text:span></text:p>
        <text:p text:style-name="P727"><text:span text:style-name="T1">L/MAR/B/404W(2)<text:tab/>Pay Book</text:span></text:p>
        <text:p text:style-name="P375"><text:span text:style-name="T1">Capt John Pelly jun</text:span></text:p>
        <text:p text:style-name="P12"><text:span text:style-name="T1">Downs 13 Jan 1747 - Plymouth 2 Apr - 7 Sep Samarang -13 Sep Batavia 29 Apr 1748 - 6 Jun Whampoa -11 Jan 1749 Second Bar - 22 Apr St Helena - 4 Jul Downs</text:span></text:p>
        <text:p text:style-name="P685"><text:span text:style-name="T1">FRINGE OF WALES (3)</text:span></text:p>
        <text:p text:style-name="P245"><text:span text:style-name="T1">Rated at 499 tons, 99 crew, 26 guns</text:span></text:p>
        <text:p text:style-name="P252"><text:span text:style-name="T1">Principal Managing Owners: 4 Henry Hinde, 5 Charles Raymond</text:span></text:p>
        <text:list xml:id="list629743006" text:style-name="WWNum101">
          <text:list-item>
            <text:p text:style-name="P140"><text:span text:style-name="T1">1751/2<text:tab/>Madras and China</text:span></text:p>
          </text:list-item>
        </text:list>
        <text:p text:style-name="P143"><text:span text:style-name="T1">L/MAR/B/404F<text:tab/>Journal 10 Oct<text:tab/>1751-19<text:tab/>Jul<text:tab/>1753</text:span></text:p>
        <text:p text:style-name="P713"><text:span text:style-name="T1">L/MAR/B/404X(1)<text:tab/>Ledger</text:span></text:p>
        <text:p text:style-name="P713"><text:span text:style-name="T1">L/MAR/B/404X(2)<text:tab/>Pay Book</text:span></text:p>
        <text:p text:style-name="P51"><text:span text:style-name="T1">Capt William Peck</text:span></text:p>
        <text:p text:style-name="P642"><text:span text:style-name="T1">Falmouth 29 Dec 1751 -19 Mar 1752 Cape - 30 May Madras - 21 Jul Malacca 29 Aug Whampoa - 22 Dec Second Bar - 27 Mar 1753 St Helena -12 Jun Downs</text:span></text:p>
        <text:list xml:id="list134333309193913" text:continue-numbering="true" text:style-name="WWNum101">
          <text:list-item>
            <text:p text:style-name="P140"><text:span text:style-name="T1">1754/5<text:tab/>Madras and China</text:span></text:p>
          </text:list-item>
        </text:list>
        <text:p text:style-name="P144"><text:span text:style-name="T1">L/MAR/B/404G<text:tab/>Journal 2 Oct 1754-18 Jul<text:tab/>1756</text:span></text:p>
        <text:p text:style-name="P713"><text:span text:style-name="T1">L/MAR/B/404Y (1)<text:tab/>Ledger</text:span></text:p>
        <text:p text:style-name="P740"><text:span text:style-name="T1">L/MAR/B/404Y(2)<text:tab/>Pay Book</text:span></text:p>
        <text:p text:style-name="P481"><text:span text:style-name="T1">Capt William Peck</text:span></text:p>
        <text:p text:style-name="P481"><text:span text:style-name="Body_20_text_20__28_2_29__20__2b__20_10.5_20_pt">Downs </text:span><text:span text:style-name="T1">19 Dec 1754 - 26 Mar 1755 Cape - 9 Jun Madras - 19 Aug Malacca - 21 Sep Whampoa -</text:span></text:p>
        <text:list xml:id="list134332643596764" text:continue-numbering="true" text:style-name="WWNum101">
          <text:list-item>
            <text:p text:style-name="P505"><text:span text:style-name="T1">Dec Second Bar - 2 Apr 1756 St Helena -15 Jun Kinsale -19 Jul Downs</text:span></text:p>
          </text:list-item>
        </text:list>
      </text:section>
      <text:section text:style-name="Sect8" text:name="Bereich10">
        <text:list xml:id="list134332929049707" text:continue-list="list134332443932212" text:style-name="WWNum51">
          <text:list-item>
            <text:p text:style-name="P506"><text:span text:style-name="T1">1757/8<text:tab/>Bombay, Madras and China</text:span></text:p>
          </text:list-item>
        </text:list>
        <text:p text:style-name="P507"><text:span text:style-name="Body_20_text_20__28_2_29__20__2b__20_Bold">L/MAR/B/404H<text:tab/></text:span><text:span text:style-name="T1">Journal 28<text:tab/>Sep<text:tab/>1757-9<text:tab/>Dec 1760</text:span></text:p>
        <text:p text:style-name="P741"><text:span text:style-name="T1">L/MAM/B/404Z(1)<text:tab/>Ledger</text:span></text:p>
        <text:p text:style-name="P741"><text:span text:style-name="T1">L/MAM/B/404Z(2)<text:tab/>Pay Book</text:span></text:p>
        <text:p text:style-name="P481"><text:span text:style-name="T1">Capt William Roberts</text:span></text:p>
        <text:p text:style-name="P545"><text:span text:style-name="T1">Downs 15 Jan 1758 - Portsmouth 6 Mar - 28 Mar Madeira - 28 Apr Sao Tiago - 8 Aug St Augustine’s Bay - 2 Nov Goa - 15 Nov Bombay - 31 Dec Anjengo -17 Feb 1759 Madras - 24 May Malacca - 20 Jun Whampoa - 30 Dec Second Bar -12 Jun 1760 St Helena - 22 Sep Downs</text:span></text:p>
        <text:list xml:id="list134332295880537" text:continue-numbering="true" text:style-name="WWNum51">
          <text:list-item>
            <text:p text:style-name="P435"><text:span text:style-name="T1">1761/2<text:tab/>Bombay and Persia</text:span></text:p>
          </text:list-item>
        </text:list>
        <text:p text:style-name="P436"><text:span text:style-name="Body_20_text_20__28_2_29__20__2b__20_Bold">L/MAR/B/404-1<text:tab/></text:span><text:span text:style-name="T1">Journal 9 Feb 1762-20<text:tab/>Jan<text:tab/>1764</text:span></text:p>
        <text:p text:style-name="P728"><text:span text:style-name="T1">L/MAR/B/404AA(1)<text:tab/>Ledger</text:span></text:p>
        <text:p text:style-name="P729"><text:span text:style-name="T1">L/MAR/B/404AA(2)<text:tab/>Pay Book</text:span></text:p>
        <text:p text:style-name="P375"><text:span text:style-name="T1">Capt Jonathan Court</text:span></text:p>
        <text:p text:style-name="P616"><text:span text:style-name="T1">Portsmouth 6 May 1762 - 9 Sep Johanna -11 Nov Bombay -15 Feb 1763 Muscat - 27 Feb Bandar Abbas - 3 Apr Bombay - 16 Aug St Helena - 28 Nov Downs</text:span></text:p>
        <text:list xml:id="list134334102867140" text:continue-numbering="true" text:style-name="WWNum51">
          <text:list-item>
            <text:p text:style-name="P283"><text:span text:style-name="T1">1763/4 Bengal, to remain</text:span></text:p>
          </text:list-item>
        </text:list>
        <text:p text:style-name="P284"><text:span text:style-name="Body_20_text_20__28_2_29__20__2b__20_Bold">L/MAR/B/</text:span><text:span text:style-name="T1">404J<text:tab/>Journal 29 Mar 1764-13 Jun 1765</text:span></text:p>
        <text:p text:style-name="P704"><text:span text:style-name="T1">L/MAR/B/404FF(1) Ledger</text:span></text:p>
        <text:p text:style-name="P704"><text:span text:style-name="T1">L/MAR/B/404FF(2) Imprest Book</text:span></text:p>
        <text:p text:style-name="P51"><text:span text:style-name="Body_20_text_20__28_2_29__20__2b__20_Bold">L/MAR/B/</text:span><text:span text:style-name="T1">404FF(3) Receipt Book</text:span></text:p>
        <text:p text:style-name="P51"><text:span text:style-name="T1">Capt Burnet Abercromby</text:span></text:p>
        <text:p text:style-name="P266"><text:span text:style-name="T1">Downs 16 May 1764 - 10 Jun Santa Cruz - 30 Nov Cape - 16 Apr 1765 Culpee - 30 Apr Calcutta</text:span></text:p>
        <text:h text:style-name="P843" text:outline-level="1"><text:bookmark-start text:name="bookmark34"/><text:span text:style-name="T1">PRINCE OF WALES (4)</text:span><text:bookmark-end text:name="bookmark34"/></text:h>
        <text:p text:style-name="P245"><text:span text:style-name="T1">Built by Perry, launched 1765, 3 decks, 3in bottom, 716 tons</text:span></text:p>
        <text:p text:style-name="P252"><text:span text:style-name="T1">Principal Managing Owners: 1-3 Sir Charles Raymond, 4 Henry Hinde Pelly</text:span></text:p>
        <text:list xml:id="list644493734" text:style-name="WWNum103">
          <text:list-item>
            <text:p text:style-name="P145"><text:span text:style-name="T1">1765/6 St Helena and China</text:span></text:p>
          </text:list-item>
        </text:list>
        <text:p text:style-name="P45"><text:span text:style-name="Body_20_text_20__28_2_29__20__2b__20_Bold">L/MAR/B/404K<text:tab/></text:span><text:span text:style-name="T1">Journal 18 Sep 1765-28 May 1767</text:span></text:p>
        <text:p text:style-name="P220"><text:span text:style-name="T1">L/MAR/B/404BB(1) Ledger L/MAR/B/404BB(2) Pay Book Capt Jonathan Court</text:span></text:p>
        <text:p text:style-name="P570"><text:span text:style-name="T1">Downs 1 Dec 1765 - 3 Mar 1766 St Helena - 21 Jul Whampoa - 15 Dec Second Bar -21 Mar 1767 St Helena - 29 May Downs </text:span><text:span text:style-name="T2"><text:note text:id="ftn1" text:note-class="footnote"><text:note-citation>2</text:note-citation><text:note-body><text:p text:style-name="P801"><text:span text:style-name="T1"><text:tab/>1768/9 Bombay, Madras and Bengal</text:span></text:p><text:p text:style-name="P802"><text:span text:style-name="Footnote_20__2b__20_Bold">L/MAR/B/404L<text:tab/></text:span><text:span text:style-name="T1">Journal 13 Dec 1768-15 Jun 1771</text:span></text:p><text:p text:style-name="P790"><text:span text:style-name="T1">L/MAR/B/404CC(1) Ledger L/MAR/B/404CC(2) Pay Book</text:span></text:p><text:p text:style-name="P800"><text:span text:style-name="T1">Capt Jonathan Court</text:span></text:p><text:p text:style-name="P805"><text:span text:style-name="T1">Portsmouth 24 Mar 1769 - 21 Apr Sao Tiago -15 Jun Rio de Janeiro - 9 Sep Johanna - 21 Nov Bombay - 23 Dec Cochin - 20 Mar 1770 Madras - 2 Apr Culpee - 3 May Calcutta -14 Oct Ingeli -</text:span></text:p></text:note-body></text:note></text:span><text:span text:style-name="T2"><text:s/></text:span><text:span text:style-name="T2"><text:note text:id="ftn10" text:note-class="footnote"><text:note-citation>3</text:note-citation><text:note-body><text:p text:style-name="P813"><text:span text:style-name="T1"><text:tab/>Feb 1771 St Helena -14 Mar Ascension - 12 May Downs</text:span></text:p><text:list text:style-name="WWNum1"><text:list-item><text:p text:style-name="P814"><text:span text:style-name="T1">1771/2<text:tab/>Bengal</text:span></text:p></text:list-item></text:list><text:p text:style-name="P798"><text:span text:style-name="T1">L/MAR/B/404M<text:tab/></text:span><text:span text:style-name="Footnote_20__28_3_29__20__2b__20_Not_20_Bold"><text:span text:style-name="T6">Journal </text:span></text:span><text:span text:style-name="T1">8 </text:span><text:span text:style-name="Footnote_20__28_3_29__20__2b__20_Not_20_Bold"><text:span text:style-name="T6">Dec </text:span></text:span><text:span text:style-name="T1">1771-19 </text:span><text:span text:style-name="Footnote_20__28_3_29__20__2b__20_Not_20_Bold"><text:span text:style-name="T6">Aug </text:span></text:span><text:span text:style-name="T1">1773</text:span></text:p><text:p text:style-name="P815"><text:span text:style-name="Footnote_20__2b__20_Bold">L/MAR/B/404DD(1) </text:span><text:span text:style-name="T1">Ledger </text:span><text:span text:style-name="Footnote_20__2b__20_Bold">L/MAR/B/404DD(2) </text:span><text:span text:style-name="T1">Pay Book Capt Jonathan Court</text:span></text:p><text:p text:style-name="P816"><text:span text:style-name="T1">Portsmouth 1 Apr 1772 - 3 Jul Cape - 27 Sep Culpee - 9 Jan 1773 Ingeli - 8 Feb Point de Galle - 29 Apr Cape - 23 May St Helena -15 Aug Downs</text:span></text:p></text:note-body></text:note></text:span><text:span text:style-name="T2"><text:s/></text:span><text:span text:style-name="T2"><text:note text:id="ftn11" text:note-class="footnote"><text:note-citation>4</text:note-citation><text:note-body><text:p text:style-name="P817"><text:span text:style-name="T1"><text:tab/>1775/6<text:tab/>Madras and Bengal</text:span></text:p><text:p text:style-name="P818"><text:span text:style-name="Footnote_20__2b__20_Bold">L/MAR/B/404N </text:span><text:span text:style-name="T1">Journal 6 Nov 1775-6 Oct 1777</text:span></text:p><text:p text:style-name="P791"><text:span text:style-name="T1">L/MAR/B/404EE(1) Ledger L/MAR/B/404EE(2) Pay Book</text:span></text:p></text:note-body></text:note></text:span></text:p>
        <text:p text:style-name="P245"><text:span text:style-name="T1">Capt Jonathan Court</text:span></text:p>
        <text:p text:style-name="P648"><text:span text:style-name="T1">Torbay 23 Mar 1776 - 165 Jun Cape - 24 Aug Madras -17 Jan 1777 Ingeli - 22 Feb Madras - 3 Jun St Helena -1 Oct Downs</text:span></text:p>
        <text:h text:style-name="P856" text:outline-level="2"><text:bookmark-start text:name="bookmark35"/><text:span text:style-name="T1">PRINCE OF WALES (5)</text:span><text:bookmark-end text:name="bookmark35"/></text:h>
        <text:list xml:id="list2957645736" text:style-name="WWNum105">
          <text:list-item>
            <text:p text:style-name="P437"><text:span text:style-name="T1">1786/7 British Columbia and China</text:span></text:p>
          </text:list-item>
        </text:list>
        <text:p text:style-name="P438"><text:span text:style-name="T1">L/MAR/B/404-O<text:tab/>Journal 15 Oct 1786-23 Jan 1789, anon</text:span></text:p>
        <text:p text:style-name="P5"><text:span text:style-name="T1">Isle of Wight 15 Oct 1786 - 14 Nov Sao Tiago - 24 Jan 1789 ‘New Year’s Island’ - 6 Jul Nootka Sound - 21 Aug Queen Charlotte’s Islands - 10 Jan 1788 Sandwich Islands - 27 Apr Montague Island -12 Sep off Morotai - 8 Nov off Taiwan - 25 Nov Whampoa</text:span></text:p>
        <text:h text:style-name="P857" text:outline-level="2"><text:bookmark-start text:name="bookmark36"/><text:span text:style-name="T1">PRINCE OF WALES (6)</text:span><text:bookmark-end text:name="bookmark36"/></text:h>
        <text:p text:style-name="P261"><text:span text:style-name="T1">Armed transport</text:span></text:p>
        <text:list xml:id="list1573164812" text:style-name="WWNum107">
          <text:list-item>
            <text:p text:style-name="P325"><text:span text:style-name="T1">1794/5 Cape, Madras, Ceylon and China</text:span></text:p>
          </text:list-item>
        </text:list>
        <text:p text:style-name="P372"><text:span text:style-name="Body_20_text_20__28_2_29__20__2b__20_Bold">L/MAR/B/404P-Q </text:span><text:span text:style-name="T1">Journal 24 Mar 1795-15 Aug 1797, Michael Coady, master </text:span><text:span text:style-name="Body_20_text_20__28_2_29__20__2b__20_Bold">L/MAR/B/404S<text:tab/></text:span><text:span text:style-name="T1">Journal 10 Jun 1796-16 Aug 1797</text:span></text:p>
        <text:p text:style-name="P316"><text:span text:style-name="T1">Capt William Charlton</text:span></text:p>
        <text:p text:style-name="P206"><text:span text:style-name="T1">Portsmouth 23 May 1795 - 6 Jul San Salvador - 5 Sep Simons Bay - 24 Sep Cape - 14 Oct Simons Bay - 30 Oct Cape - 15 Jan 1796 Madras - 25 Jan Trincomalee - 20 Feb Colombo - 13 Mar Trincomalee - 19 Mar Madras - 13 Apr Trincomalee - 29 Apr Madras - 17 Jun Penang -17 Jul Malacca - 13 Aug Whampoa -31 Dec Second Bar - 27 Jan 1797 Penang - 3 Apr Cape - 28 Apr St Helena - 24 Jul Downs</text:span></text:p>
        <text:h text:style-name="P858" text:outline-level="2"><text:bookmark-start text:name="bookmark37"/><text:span text:style-name="T1">PRINCE OF WALES (7)</text:span><text:bookmark-end text:name="bookmark37"/></text:h>
        <text:p text:style-name="P76"><text:span text:style-name="T1">1<text:tab/>1795/6 New South Wales and China</text:span></text:p>
        <text:p text:style-name="P221"><text:span text:style-name="T1">L/MAR/B/404R Journal 10 Jun 1796-18 Jul 1797 Capt William Milner</text:span></text:p>
        <text:p text:style-name="P54"><text:span text:style-name="T1">Portsmouth 26 Jun 1796 - 3 Nov Port Jackson - 7 Feb 1797 Macao -10 Apr Whampoa - 6 Jun Second Bar -</text:span></text:p>
        <text:h text:style-name="P858" text:outline-level="2"><text:bookmark-start text:name="bookmark38"/><text:span text:style-name="T1">PRINCE OF WALES (8)</text:span><text:bookmark-end text:name="bookmark38"/></text:h>
        <text:p text:style-name="P212"><text:span text:style-name="T1">Built by Mestaer, launched 1803, 3 decks, 4in bottom, length 146ft 5in, keel 119ft, breadth 36ft, hold 14ft 9in, wing transom 23ft 3</text:span><text:span text:style-name="T2">1</text:span><text:span text:style-name="T1">/2in, port cell 26ft 7in, waist 1ft lin, between decks 6ft 2in &amp; 6ft 4in, roundhouse 6ft 4in, ports 13 middle &amp; 11 upper, deck range 83ft lOin, 820 tons Principal Managing Owner: Peter E Mestaer</text:span></text:p>
        <text:p text:style-name="P76"><text:span text:style-name="T1">1<text:tab/>1802/3 Bombay and Madras</text:span></text:p>
        <text:p text:style-name="P63"><text:span text:style-name="T1">L/MAR/B/404GG(1) Imprest Book L/MAR/B/404GG(2) Absence Book Capt John Price</text:span></text:p>
        <text:p text:style-name="P245"><text:span text:style-name="T1">Downs 9 May 1803 - left Madras 15 Apr 1804 and foundered in a gale Jun 1804</text:span></text:p>
      </text:section>
      <text:section text:style-name="Sect9" text:name="Bereich11">
        <text:p text:style-name="P611"><text:span text:style-name="T1">Built by Wells, launched 1811,3 decks. 4in bottom, length 149ft 6</text:span><text:span text:style-name="T2">3</text:span><text:span text:style-name="T1">/</text:span><text:span text:style-name="T3">4</text:span><text:span text:style-name="T1">in, keel 120fl 5in, breadth 38ft Tin, hold 15ft. wing transom 24ft, port cell 26ft 1 lin, waist 1ft 3in, between decks 6fl 2in and 6ft 4in. roundhouse 6ft 4in, ports 13 middle &amp; 12 upper; deck range 86ft 5in, 953 tons Principal Managing Owners: 1-9 Henry Bonham. 10 Money Wigram. Sold to Wigrams &amp; Green 28 Sep 1830 for £6500</text:span></text:p>
        <text:list xml:id="list2934374593" text:style-name="WWNum109">
          <text:list-item>
            <text:p text:style-name="P40"><text:span text:style-name="T1">1811/2 Madras and Bengal</text:span></text:p>
          </text:list-item>
        </text:list>
        <text:p text:style-name="P439"><text:span text:style-name="T1">L/MAR/1B/25A<text:tab/>Journal 3 Dee 1811 -13 Jul<text:tab/>1813</text:span></text:p>
        <text:p text:style-name="P440"><text:span text:style-name="T1">L/MAR/iB/25K(l)<text:tab/>Ledger</text:span></text:p>
        <text:p text:style-name="P440"><text:span text:style-name="T1">L/MAR/B/25K(2)<text:tab/>Pay Book</text:span></text:p>
        <text:p text:style-name="P375"><text:span text:style-name="T1">Capt Thomas Herbert Harris</text:span></text:p>
        <text:p text:style-name="P659"><text:span text:style-name="T1">Portsmouth 10 Mar 1812-14 Jul Madras - 1 Aug Diamond Harbour - 13 Oct Saugor - 14 Feb 1813 St Helena - 14 May Downs</text:span></text:p>
        <text:list xml:id="list134333116037562" text:continue-numbering="true" text:style-name="WWNum109">
          <text:list-item>
            <text:p text:style-name="P414"><text:span text:style-name="T1">1813/4 Madras. Bengal and the Moluccas</text:span></text:p>
          </text:list-item>
        </text:list>
        <text:p text:style-name="P439"><text:span text:style-name="T1">L/MAR/B/25B<text:tab/>Journal 6 Jan 1814-14 Oct<text:tab/>1815</text:span></text:p>
        <text:p text:style-name="P440"><text:span text:style-name="T1">L/MAR/B/25L(1)<text:tab/>Ledger</text:span></text:p>
        <text:p text:style-name="P440"><text:span text:style-name="T1">L/MAR/B/25L(2)<text:tab/>Pay Book</text:span></text:p>
        <text:p text:style-name="P375"><text:span text:style-name="T1">Capt Thomas Herbert Harris</text:span></text:p>
        <text:p text:style-name="P538"><text:span text:style-name="T1">Portsmouth 10 May 1814 - 16 Sep Madras - 23 Oct Saugor - 3 Feb 1815 Amboina - 20 Feb Banda - 14 Mar Amboina - 12 Jun St Helena - 19 Aug Downs</text:span></text:p>
        <text:list xml:id="list134334189926955" text:continue-numbering="true" text:style-name="WWNum109">
          <text:list-item>
            <text:p text:style-name="P285"><text:span text:style-name="T1">1815/6<text:tab/>Madras and Bengal</text:span></text:p>
          </text:list-item>
        </text:list>
        <text:p text:style-name="P555"><text:span text:style-name="Body_20_text_20__28_2_29__20__2b__20_Bold">L/MAR/B/25C<text:tab/></text:span><text:span text:style-name="T1">Journal 13 Feb 1816-12 Jun 1817, James Mahon, Chief Mate</text:span></text:p>
        <text:p text:style-name="P744"><text:span text:style-name="T1">L/MAR/B/25M(1)<text:tab/>Ledger</text:span></text:p>
        <text:p text:style-name="P786"><text:span text:style-name="T1">L/MAR/B/25M(2)<text:tab/></text:span><text:span text:style-name="Body_20_text_20__28_8_29__20__2b__20_Not_20_Bold"><text:span text:style-name="T6">Pay Book</text:span></text:span></text:p>
        <text:p text:style-name="P551"><text:span text:style-name="T1">Capt Thomas Herbert Harris</text:span></text:p>
        <text:p text:style-name="P658"><text:span text:style-name="T1">Downs 17 Apr 1816 - 27 Jul Madras - 29 Aug New Anchorage -17 Dec Saugor - 17 Feb 1817 Cape - 8 Mar St Helena - 6 May Downs</text:span></text:p>
        <text:list xml:id="list134332896035473" text:continue-numbering="true" text:style-name="WWNum109">
          <text:list-item>
            <text:p text:style-name="P441"><text:span text:style-name="T1">1817/8<text:tab/>Madras and Bengal</text:span></text:p>
          </text:list-item>
        </text:list>
        <text:p text:style-name="P440"><text:span text:style-name="Body_20_text_20__28_2_29__20__2b__20_Bold">L/MAR/B/25D<text:tab/></text:span><text:span text:style-name="T1">Journal 24 Jan 1818-9 Jun 1819</text:span></text:p>
        <text:p text:style-name="P730"><text:span text:style-name="T1">L/MAR/B/25N(1)<text:tab/>Ledger</text:span></text:p>
        <text:p text:style-name="P778"><text:span text:style-name="T1">L/MAR/B/25N(2)<text:tab/></text:span><text:span text:style-name="Body_20_text_20__28_8_29__20__2b__20_Not_20_Bold"><text:span text:style-name="T6">Pay Book</text:span></text:span></text:p>
        <text:p text:style-name="P375"><text:span text:style-name="T1">Capt Thomas Herbert Harris</text:span></text:p>
        <text:p text:style-name="P618"><text:span text:style-name="T1">Portsmouth 31 Mar 1818 - 9 Jul Madras - 11 Aug New Anchorage - 18 Dec Eastern Channel -1 Feb 1819 Cape - 20 Feb St Helena - 4 May Downs</text:span></text:p>
        <text:list xml:id="list134332846117039" text:continue-numbering="true" text:style-name="WWNum109">
          <text:list-item>
            <text:p text:style-name="P146"><text:span text:style-name="T1">1819/20<text:tab/>Madras and China</text:span></text:p>
          </text:list-item>
        </text:list>
        <text:p text:style-name="P147"><text:span text:style-name="T1">L/MAR/B/25E<text:tab/>Journal 31 Dec<text:tab/>1819-18 Jul<text:tab/>1821</text:span></text:p>
        <text:p text:style-name="P714"><text:span text:style-name="T1">L/MAR/B/25-0(l)<text:tab/>Ledger</text:span></text:p>
        <text:p text:style-name="P761"><text:span text:style-name="T1">L/MAR/B/25-0(2)<text:tab/></text:span><text:span text:style-name="Body_20_text_20__28_8_29__20__2b__20_Not_20_Bold"><text:span text:style-name="T6">Pay Book</text:span></text:span></text:p>
        <text:p text:style-name="P51"><text:span text:style-name="T1">Capt John limes</text:span></text:p>
        <text:p text:style-name="P542"><text:span text:style-name="T1">Portsmouth 9 Mar 1820 - 29 Jun Madras -14 Aug Penang - 31 Aug Malacca - 25 Sep Whampoa - 14 Jan 1821 Second Bar - 24 Mar Cape -15 Apr St Helena -10 Jun Downs</text:span></text:p>
        <text:list xml:id="list134333826711792" text:continue-numbering="true" text:style-name="WWNum109">
          <text:list-item>
            <text:p text:style-name="P146"><text:span text:style-name="T1">1821/2<text:tab/>Madras and Bengal</text:span></text:p>
          </text:list-item>
        </text:list>
        <text:p text:style-name="P148"><text:span text:style-name="Body_20_text_20__28_2_29__20__2b__20_Bold">L/MAR/B/25F<text:tab/></text:span><text:span text:style-name="T1">Journal 26 Mar 1822-24 Jun 1823</text:span></text:p>
        <text:p text:style-name="P714"><text:span text:style-name="T1">L/MAR/B/25P(1)<text:tab/>Ledger</text:span></text:p>
        <text:p text:style-name="P714"><text:span text:style-name="T1">L/MAR/B/25P(2)<text:tab/>Pay Book</text:span></text:p>
        <text:p text:style-name="P245"><text:span text:style-name="T1">Capt John Innes</text:span></text:p>
        <text:p text:style-name="P580"><text:span text:style-name="T1">Downs 14 May 1822 - 26 Aug Madras - 11 Sep New Anchorage - 27 Dec Saugor - 27 Feb 1823 Cape -14 Mar St Helena - 11 May Downs</text:span></text:p>
        <text:list xml:id="list134332323418112" text:continue-numbering="true" text:style-name="WWNum109">
          <text:list-item>
            <text:p text:style-name="P285"><text:span text:style-name="T1">1823/4<text:tab/>Bengal</text:span></text:p>
          </text:list-item>
        </text:list>
        <text:p text:style-name="P508"><text:span text:style-name="T1">L/MAR/B/25G<text:tab/>Journal 29 Apr<text:tab/>1824-20 Jul<text:tab/>1825</text:span></text:p>
        <text:p text:style-name="P742"><text:span text:style-name="T1">L/MAR/B/25Q(1)<text:tab/>Ledger</text:span></text:p>
        <text:p text:style-name="P773"><text:span text:style-name="T1">L/MAR/B/25Q(2)<text:tab/></text:span><text:span text:style-name="Body_20_text_20__28_8_29__20__2b__20_Not_20_Bold"><text:span text:style-name="T6">Pay Book</text:span></text:span></text:p>
        <text:p text:style-name="P245"><text:span text:style-name="T1">Capt Henry Hosmcr</text:span></text:p>
        <text:p text:style-name="P256"><text:span text:style-name="T1">Downs 23 Jun 1824 - 9 Oct Diamond Harbour - 9 Jan 1825 Saugor - 30 Apr St Helena - 7 Jun Downs</text:span></text:p>
        <text:list xml:id="list134332409961393" text:continue-numbering="true" text:style-name="WWNum109">
          <text:list-item>
            <text:p text:style-name="P149"><text:span text:style-name="T1">1825/6<text:tab/>Madras and Bengal</text:span></text:p>
          </text:list-item>
        </text:list>
        <text:p text:style-name="P151"><text:span text:style-name="T1">L/MAR/B/25H<text:tab/>Journal 23 Mar 1826-24 May 1827</text:span></text:p>
        <text:p text:style-name="P151"><text:span text:style-name="T1">L/M AR/B/25R( 1)<text:tab/>Ledger</text:span></text:p>
        <text:p text:style-name="P151"><text:span text:style-name="T1">L/MAR/B/25R(2)<text:tab/>Pay Book</text:span></text:p>
        <text:p text:style-name="P51"><text:span text:style-name="T1">Capt Henry Hosmcr</text:span></text:p>
        <text:p text:style-name="P207"><text:span text:style-name="T1">Downs 17 May 1826 - 30 Aug Madras - 24 Sep Diamond Harbour - 2 Dec Saugor - 6 Apr 1827 St Helena - 22 May Downs</text:span></text:p>
        <text:list xml:id="list134332664862174" text:continue-numbering="true" text:style-name="WWNum109">
          <text:list-item>
            <text:p text:style-name="P149"><text:span text:style-name="T1">1827/8<text:tab/>Madras and Bengal</text:span></text:p>
          </text:list-item>
        </text:list>
        <text:p text:style-name="P151"><text:span text:style-name="Body_20_text_20__28_2_29__20__2b__20_Bold">L/MAR/B/25-I<text:tab/></text:span><text:span text:style-name="T1">Journal 15 Mar 1828-21 Jul 1829</text:span></text:p>
        <text:p text:style-name="P151"><text:span text:style-name="T1">L/MAR/B/25S(1)<text:tab/>Ledger</text:span></text:p>
        <text:p text:style-name="P151"><text:span text:style-name="T1">L/MAR/B/25S(2)<text:tab/>Pay Book</text:span></text:p>
        <text:p text:style-name="P51"><text:span text:style-name="T1">Capt Henry Hosmer</text:span></text:p>
        <text:p text:style-name="P586"><text:span text:style-name="T1">Downs 13 May 1828 - 9 Sep Madras - 6 Oct Diamond Harbour - 16 Jan 1829 Saugor - 28 Apr St Helena - 17 Jun Downs</text:span></text:p>
        <text:list xml:id="list134334151113926" text:continue-numbering="true" text:style-name="WWNum109">
          <text:list-item>
            <text:p text:style-name="P442"><text:span text:style-name="T1">1832/3<text:tab/>China</text:span></text:p>
          </text:list-item>
        </text:list>
        <text:p text:style-name="P443"><text:span text:style-name="T1">L/MAR/B/25J<text:tab/>Journal 4 Mar 1833-18 Jun 1834</text:span></text:p>
        <text:p text:style-name="P443"><text:span text:style-name="T1">L/MAR/B/25T(!)<text:tab/>Ledger</text:span></text:p>
        <text:p text:style-name="P443"><text:span text:style-name="T1">L/MAR/B/25T(2)<text:tab/>Pay Book</text:span></text:p>
        <text:p text:style-name="P375"><text:span text:style-name="T1">Capt Richard Aplin</text:span></text:p>
        <text:p text:style-name="P5"><text:span text:style-name="T1">Downs 14 Apr 1833 - 31 Aug Penang - 26 Sep Whampoa -17 Jan 1834 Second Bar - 29 Mar St Helena -17 May Downs</text:span></text:p>
        <text:h text:style-name="P859" text:outline-level="2"><text:bookmark-start text:name="bookmark39"/><text:span text:style-name="T1">PRINCESS AMELIA (1)</text:span><text:bookmark-end text:name="bookmark39"/></text:h>
        <text:p text:style-name="P256"><text:span text:style-name="T1">Rated at 340/350 tons, 63/70 crew, 24 guns</text:span></text:p>
        <text:list xml:id="list1203249414" text:style-name="WWNum111">
          <text:list-item>
            <text:p text:style-name="P152"><text:span text:style-name="T1">1715/6<text:tab/>Bombay</text:span></text:p>
          </text:list-item>
        </text:list>
        <text:p text:style-name="P151"><text:span text:style-name="T1">L/MAR/B/36A<text:tab/>Journal 2 Apr 1716-21 Jul 1717</text:span></text:p>
        <text:p text:style-name="P151"><text:span text:style-name="T1">L/MAR/B/36V<text:tab/>Ledger</text:span></text:p>
        <text:p text:style-name="P51"><text:span text:style-name="T1">Capt John Misenor</text:span></text:p>
        <text:p text:style-name="P207"><text:span text:style-name="T1">Downs 5 Apr 1716 - 20 Jul Cape - 8 Nov Anjengo - 22 Nov Cochin - 28 Nov Calicut - 9 Dec Tellicherry - 13 Dec Mangalore - 18 Dec Karwar - 2 Jan 1717 Bombay -15 Feb Tellicherry - 19 Feb Calicut - 7 Oct Downs</text:span></text:p>
        <text:list xml:id="list134332793074757" text:continue-numbering="true" text:style-name="WWNum111">
          <text:list-item>
            <text:p text:style-name="P150"><text:span text:style-name="T1">1717/8<text:tab/>St Helena and Benkulen</text:span></text:p>
          </text:list-item>
        </text:list>
        <text:p text:style-name="P151"><text:span text:style-name="T1">L/MAR/B/36W (1)<text:tab/>Ledger</text:span></text:p>
        <text:p text:style-name="P151"><text:span text:style-name="T1">L/MAR/B/36W(2)<text:tab/>Pay Book</text:span></text:p>
        <text:p text:style-name="P51"><text:span text:style-name="T1">Capt John Misenor</text:span></text:p>
        <text:p text:style-name="P264"><text:span text:style-name="T1">Falmouth 22 Apr 1718 - 31 Aug 1720 Downs</text:span></text:p>
        <text:list xml:id="list134332785654438" text:continue-numbering="true" text:style-name="WWNum111">
          <text:list-item>
            <text:p text:style-name="P444"><text:span text:style-name="T1">1721/2<text:tab/>China</text:span></text:p>
          </text:list-item>
        </text:list>
        <text:p text:style-name="P443"><text:span text:style-name="T1">L/MAR/B/36B<text:tab/>Journal 1 Jan 1722-3 Jun 1723</text:span></text:p>
        <text:p text:style-name="P443"><text:span text:style-name="T1">L/MAR/B/36X(1)<text:tab/>Ledger</text:span></text:p>
        <text:p text:style-name="P443"><text:span text:style-name="T1">L/MAR/B/36X(2)<text:tab/>Pay Book</text:span></text:p>
        <text:p text:style-name="P375"><text:span text:style-name="T1">Capt John Misenor</text:span></text:p>
        <text:p text:style-name="P13"><text:span text:style-name="T1">Downs 2 Jan 1722 - 2 Apr Cape -19 Jun Batavia - 29 Jul Whampoa -15 Jan 1723 Mew Island - 1 Apr St Helena - 3 Jun Downs</text:span></text:p>
        <text:list xml:id="list134334402081867" text:continue-numbering="true" text:style-name="WWNum111">
          <text:list-item>
            <text:p text:style-name="P152"><text:span text:style-name="T1">1724/5<text:tab/>Borneo, China and Mokha</text:span></text:p>
          </text:list-item>
        </text:list>
        <text:p text:style-name="P151"><text:span text:style-name="T1">L/MAR/B/36C<text:tab/>Journal 15 Sep 1724-2 Jul 1727</text:span></text:p>
        <text:p text:style-name="P151"><text:span text:style-name="T1">L/MAWB/36Y (1)<text:tab/>Ledger</text:span></text:p>
        <text:p text:style-name="P151"><text:span text:style-name="T1">L/MAR/B/36 Y(2)<text:tab/>Pay Book</text:span></text:p>
      </text:section>
      <text:section text:style-name="Sect10" text:name="Bereich12">
        <text:p text:style-name="P298"><text:span text:style-name="T1">Capl John Miscnor</text:span></text:p>
        <text:p text:style-name="P523"><text:span text:style-name="T1">Downs 6 Oct 1724 - 1 Mar 1725 Batavia - 11 Apr Banjarmassin - 18 Jun Batavia - 5 Aug Amoy - 2 Oct Whampoa - 19 Jan 1726 Malacca - 3 Mar Tcllichcrry - 21 Apr Mokha - 27 Aug Bombav - 22 Sep Tellicherry - 24 Dec Cape - 6 Feb 1727 St Helena -3 Apr Barbados - 2 Jul Deptford</text:span></text:p>
        <text:p text:style-name="P748"><text:span text:style-name="T1">PRINCESS AMELIA (2)</text:span></text:p>
        <text:p text:style-name="P673"><text:span text:style-name="T1">Rated at 498 tons, 99 crew, 30 guns !<text:tab/>1739/40<text:tab/>China</text:span></text:p>
        <text:p text:style-name="P509"><text:span text:style-name="Body_20_text_20__28_2_29__20__2b__20_Bold">L/MAR/B/36D<text:tab/></text:span><text:span text:style-name="T1">Journal<text:tab/>8 Dec<text:tab/>1739-3 Aug 1741</text:span></text:p>
        <text:p text:style-name="P510"><text:span text:style-name="T1">L/MAR/B/36Z(1)<text:tab/>Ledger</text:span></text:p>
        <text:p text:style-name="P516"><text:span text:style-name="T1">L/MAR/B/36Z(2) Pay Book Capt Samuel Marlin</text:span></text:p>
        <text:p text:style-name="P264"><text:span text:style-name="T1">Downs 16 Mar 1740 - 2 Aug Whampoa - 19 Dec First Bar - 10 Apr 1741 St Helena - 4 Aug Leith</text:span></text:p>
        <text:list xml:id="list134333100323749" text:continue-list="list1573164812" text:style-name="WWNum107">
          <text:list-item>
            <text:p text:style-name="P445"><text:span text:style-name="T1">1742/3<text:tab/>Madras and Bengal</text:span></text:p>
          </text:list-item>
        </text:list>
        <text:p text:style-name="P446"><text:span text:style-name="T1">L/MAR/B/36E<text:tab/>Journal<text:tab/>2 Dec<text:tab/>1742-1 Sep 1744</text:span></text:p>
        <text:p text:style-name="P447"><text:span text:style-name="T1">L/MAR/B/36AA(1)<text:tab/>Ledger</text:span></text:p>
        <text:p text:style-name="P779"><text:span text:style-name="T1">L/MAR/B/36AA(2) </text:span><text:span text:style-name="Body_20_text_20__28_8_29__20__2b__20_Not_20_Bold"><text:span text:style-name="T6">Pay Book</text:span></text:span></text:p>
        <text:p text:style-name="P375"><text:span text:style-name="T1">Capt Samuel Martin</text:span></text:p>
        <text:p text:style-name="P571"><text:span text:style-name="T1">Downs 12 Feb 1743 - 20 Jun Madras - 25 Jul Rogues River - 1 Feb 1744 Ingcli - 14 Jun St Helena - 28 Aug Downs</text:span></text:p>
        <text:list xml:id="list134332440362145" text:continue-numbering="true" text:style-name="WWNum107">
          <text:list-item>
            <text:p text:style-name="P445"><text:span text:style-name="T1">1745/6<text:tab/>Madras and Bengal</text:span></text:p>
          </text:list-item>
        </text:list>
        <text:p text:style-name="P448"><text:span text:style-name="T1">L/MAR/B/36F<text:tab/>Journal<text:tab/>9 Apr<text:tab/>1746-17 Feb 1747</text:span></text:p>
        <text:p text:style-name="P447"><text:span text:style-name="T1">L/MAR/B/36BB(1)<text:tab/>Imprest Book</text:span></text:p>
        <text:p text:style-name="P447"><text:span text:style-name="T1">L/MAR/B/36BB(2)<text:tab/>Receipt Book</text:span></text:p>
        <text:p text:style-name="P375"><text:span text:style-name="T1">Capt Thomas Best</text:span></text:p>
        <text:p text:style-name="P572"><text:span text:style-name="T1">Downs 9 Jun 1746 - Portsmouth 13 Jul - 16 Feb 1747 Madras, decoyed and captured there bv the French 17 Feb</text:span></text:p>
        <text:p text:style-name="P750"><text:span text:style-name="T1">PRINCESS AM ELIA (3)</text:span></text:p>
        <text:p text:style-name="P612"><text:span text:style-name="T1">Built by Barnard, launched 1786, 3 decks, 4in bottom, length 143ft 8'Ain. keel 116ft 2'Ain, breadth 36ft 3in. hold 14ft 1 lin. wing transom 23ft 4</text:span><text:span text:style-name="T2">1</text:span><text:span text:style-name="T1">/</text:span><text:span text:style-name="T3">2</text:span><text:span text:style-name="T1">in. port cell 26ft 6in, waist 1ft lin. between decks 6ft lin &amp; 6ft lin &amp; 6ft 2</text:span><text:span text:style-name="T2">,</text:span><text:span text:style-name="T1">/2in. ports 13 middle &amp; upper, deck range 81ft. 808 tons Principal Managing Owner: Robert Williams</text:span></text:p>
        <text:list xml:id="list916645660" text:style-name="WWNum113">
          <text:list-item>
            <text:p text:style-name="P153"><text:span text:style-name="T1">1786/7<text:tab/>Madras and Bengal</text:span></text:p>
          </text:list-item>
        </text:list>
        <text:p text:style-name="P154"><text:span text:style-name="T1">L/MAR/B/36G<text:tab/>Journal 6 Dec 1786-4 Oct 1788</text:span></text:p>
        <text:p text:style-name="P154"><text:span text:style-name="T1">L/MAR/B/36CC(1)<text:tab/>Ledger</text:span></text:p>
        <text:p text:style-name="P762"><text:span text:style-name="T1">L/MAR/B/36CC(2)<text:tab/></text:span><text:span text:style-name="Body_20_text_20__28_8_29__20__2b__20_Not_20_Bold"><text:span text:style-name="T6">Pay Book</text:span></text:span></text:p>
        <text:p text:style-name="P245"><text:span text:style-name="T1">Capl Stephen Williams</text:span></text:p>
        <text:p text:style-name="P660"><text:span text:style-name="T1">Downs 19 Feb 1787 - 13 Mar Madeira - 8 Jul Madras - 21 Jul Diamond Harbour - 7 Mar 1788 Saugor - 26 Mar Madras - 1 Jul St Helena - 31 Aug Downs</text:span></text:p>
        <text:list xml:id="list134333492099681" text:continue-numbering="true" text:style-name="WWNum113">
          <text:list-item>
            <text:p text:style-name="P286"><text:span text:style-name="T1">1789/90<text:tab/>Bengal</text:span></text:p>
          </text:list-item>
        </text:list>
        <text:p text:style-name="P511"><text:span text:style-name="T1">L/MAR/B/36H<text:tab/>Journal 25<text:tab/>Jan<text:tab/>1790-23<text:tab/>May<text:tab/>1791</text:span></text:p>
        <text:p text:style-name="P510"><text:span text:style-name="T1">L/MAR/B/36DD(1)<text:tab/>Ledger</text:span></text:p>
        <text:p text:style-name="P510"><text:span text:style-name="T1">L/MAR/B/36BD(2)<text:tab/>Pay Book</text:span></text:p>
        <text:p text:style-name="P481"><text:span text:style-name="T1">Capt George Millctt</text:span></text:p>
        <text:p text:style-name="P567"><text:span text:style-name="T1">Downs 25 Mar 1790 - 2 Aug Diamond Harbour - 3 Dec Saugor - 26 Jan 1791 Cape - 14 Feb St Helena - 20 Apr Downs</text:span></text:p>
        <text:list xml:id="list134332694747558" text:continue-numbering="true" text:style-name="WWNum113">
          <text:list-item>
            <text:p text:style-name="P153"><text:span text:style-name="T1">1792/3<text:tab/>Madras and Bengal</text:span></text:p>
          </text:list-item>
        </text:list>
        <text:p text:style-name="P155"><text:span text:style-name="T1">L/MAR/B/36-!<text:tab/>Journal 24<text:tab/>Dec<text:tab/>1793-29<text:tab/>May<text:tab/>1794</text:span></text:p>
        <text:p text:style-name="P154"><text:span text:style-name="T1">L/MAR/B/36EE(1)<text:tab/>Ledger</text:span></text:p>
        <text:p text:style-name="P762"><text:span text:style-name="T1">L/MAR/B/36EE(2)<text:tab/></text:span><text:span text:style-name="Body_20_text_20__28_8_29__20__2b__20_Not_20_Bold"><text:span text:style-name="T6">Pay Book</text:span></text:span></text:p>
        <text:p text:style-name="P481"><text:span text:style-name="T1">Capt George Millet!</text:span></text:p>
        <text:p text:style-name="P522"><text:span text:style-name="T1">Portsmouth 5 Apr 1793 - 14 Aug Madras - 7 Sep Diamond Harbour - 9 Nov Saugor - 11 Feb 1794 St Helena - 30 Apr Downs</text:span></text:p>
        <text:list xml:id="list134333542766449" text:continue-numbering="true" text:style-name="WWNum113">
          <text:list-item>
            <text:p text:style-name="P449"><text:span text:style-name="T1">1794/5<text:tab/>Bombay</text:span></text:p>
          </text:list-item>
        </text:list>
        <text:p text:style-name="P450"><text:span text:style-name="T1">L/MAM/B/36J<text:tab/>Journal 23 Feb 1795-10 Sep 1796</text:span></text:p>
        <text:p text:style-name="P450"><text:span text:style-name="T1">L/MAR/B/36FF(1)<text:tab/>Ledger</text:span></text:p>
        <text:p text:style-name="P450"><text:span text:style-name="T1">L/MAR/B/36FF(2)<text:tab/>Pay Book</text:span></text:p>
        <text:p text:style-name="P375"><text:span text:style-name="T1">Capt George Millctt</text:span></text:p>
        <text:p text:style-name="P376"><text:span text:style-name="T1">Portsmouth 24 May 1795 - 3 Sep Bombay - 22 Mar 1796 St Helena - 3 Aug Downs</text:span></text:p>
        <text:list xml:id="list134333337623572" text:continue-numbering="true" text:style-name="WWNum113">
          <text:list-item>
            <text:p text:style-name="P449"><text:span text:style-name="T1">1796/7<text:tab/>Bombay</text:span></text:p>
          </text:list-item>
        </text:list>
        <text:p text:style-name="P450"><text:span text:style-name="T1">L/MAR/B/36GG(1)<text:tab/>Imprest Book</text:span></text:p>
        <text:p text:style-name="P450"><text:span text:style-name="T1">L/MAM/B/36GG(2)<text:tab/>Receipt Book</text:span></text:p>
        <text:p text:style-name="P375"><text:span text:style-name="T1">Capt John Ramsdcn</text:span></text:p>
        <text:p text:style-name="P377"><text:span text:style-name="T1">Portsmouth 6 Apr 1797 - burnt off Pigeon Island 5 Apr 1798</text:span></text:p>
        <text:p text:style-name="P751"><text:span text:style-name="T1">PRINCESS AMELIA (4)</text:span></text:p>
        <text:p text:style-name="P11"><text:span text:style-name="T1">Built by Barnard, launched 1808, 3 decks, 4in bottom, length 166ft 5 Ain, keel 134ft 6</text:span><text:span text:style-name="T2">1</text:span><text:span text:style-name="T1">/</text:span><text:span text:style-name="T3">2</text:span><text:span text:style-name="T1">in, breadth 42ft 2in, hold 17ft lin. wing transom 26ft 4in. port cell 29ft 7Ain. waist 3ft l lin, between decks 6ft 6in, roundhouse 6ft 6in. ports 14 middle &amp; 13 upper, deck range 95ft, 1275 tons Principal Managing Owner; Robert Williams</text:span></text:p>
        <text:list xml:id="list4247718817" text:style-name="WWNum115">
          <text:list-item>
            <text:p text:style-name="P156"><text:span text:style-name="T1">1808/9<text:tab/>China</text:span></text:p>
          </text:list-item>
        </text:list>
        <text:p text:style-name="P157"><text:span text:style-name="T1">L/MAR/B/36K<text:tab/>Journal 2 Jan 1809-13 Oct 1810</text:span></text:p>
        <text:p text:style-name="P222"><text:span text:style-name="T1">L/MAR/B/36HH(1) Ledger L/MAR/B/36HH(2) Pay Book Capl Edward Balston</text:span></text:p>
        <text:p text:style-name="P204"><text:span text:style-name="T1">Portsmouth 5 Apr 1809 - 23 Jul Penang - 6 Nov Whampoa - 22 Dec Second Bar - 21 May 1810 St Helena - 28 Jul Downs</text:span></text:p>
        <text:list xml:id="list134333314049469" text:continue-numbering="true" text:style-name="WWNum115">
          <text:list-item>
            <text:p text:style-name="P158"><text:span text:style-name="T1">1810/1<text:tab/>Madras<text:tab/>and China</text:span></text:p>
          </text:list-item>
        </text:list>
        <text:p text:style-name="P157"><text:span text:style-name="T1">L/MAR/B/36L<text:tab/>Journal 26 Nov 1810-1 Oct 1812</text:span></text:p>
        <text:p text:style-name="P157"><text:span text:style-name="T1">L/MAR/B/36-II(l)<text:tab/>Ledger</text:span></text:p>
        <text:p text:style-name="P157"><text:span text:style-name="T1">L/MAR/B/36-M(2)<text:tab/>Pay Book</text:span></text:p>
        <text:p text:style-name="P51"><text:span text:style-name="T1">Capt Edward Balston</text:span></text:p>
        <text:p text:style-name="P374"><text:span text:style-name="T1">Portsmouth 12 Mar 1811 - 27 Jul Madras - 18 Sep Penang - 28 Oct Malacca - 3 Jan 1812 Whampoa - 10 Feb Second Bar - 23 May St Helena - 23 Jul Downs</text:span></text:p>
        <text:list xml:id="list134334197071989" text:continue-numbering="true" text:style-name="WWNum115">
          <text:list-item>
            <text:p text:style-name="P156"><text:span text:style-name="T1">1812/3<text:tab/>China</text:span></text:p>
          </text:list-item>
        </text:list>
        <text:p text:style-name="P157"><text:span text:style-name="T1">L/MAR/B/36M<text:tab/>Journal 4 Nov 1812-16 Sep 1814</text:span></text:p>
        <text:p text:style-name="P157"><text:span text:style-name="T1">L/MAR/B/36JJ(1)<text:tab/>Ledger</text:span></text:p>
        <text:p text:style-name="P157"><text:span text:style-name="T1">L/MAR/B/36JJ(2)<text:tab/>Pay Book</text:span></text:p>
        <text:p text:style-name="P51"><text:span text:style-name="T1">Capl Edward Balston</text:span></text:p>
        <text:p text:style-name="P204"><text:span text:style-name="T1">Portsmouth 29 Jan 1813 - 7 May Cape - 11 Jul Penang - 9 Sep Malacca - 25 Oct Whampoa - 23 Dec Second Bar - 21 Feb 1814 Macao - 26 May St Helena - 10 Aug Downs</text:span></text:p>
        <text:list xml:id="list134332993398761" text:continue-numbering="true" text:style-name="WWNum115">
          <text:list-item>
            <text:p text:style-name="P156"><text:span text:style-name="T1">1814/5<text:tab/>China</text:span></text:p>
          </text:list-item>
        </text:list>
        <text:p text:style-name="P157"><text:span text:style-name="Body_20_text_20__28_2_29__20__2b__20_8_20_pt_2c_Bold">L/MAR/B/36N<text:tab/></text:span><text:span text:style-name="T1">Journal 25 Jan 1815-8 Jun 1816</text:span></text:p>
        <text:p text:style-name="P1"><text:span text:style-name="T1">L/MAR/B/36KK(1)<text:tab/></text:span><text:span text:style-name="Body_20_text_20__28_10_29__20__2b__20_8.5_20_pt_2c_Not_20_Bold"><text:span text:style-name="T6">Ledger</text:span></text:span></text:p>
        <text:p text:style-name="P1"><text:span text:style-name="T1">L/MAR/B/36KK(2)<text:tab/></text:span><text:span text:style-name="Body_20_text_20__28_10_29__20__2b__20_8.5_20_pt_2c_Not_20_Bold"><text:span text:style-name="T6">Pay Book</text:span></text:span></text:p>
        <text:p text:style-name="P51"><text:span text:style-name="T1">Capt Edward Balston</text:span></text:p>
        <text:p text:style-name="P56"><text:span text:style-name="T1">Portsmouth 7 Apr 1815-11 Sep Whampoa - 14 Second Bar - 3 Mar 1816 St Helena - 2 May Downs</text:span></text:p>
        <text:list xml:id="list134332871282068" text:continue-numbering="true" text:style-name="WWNum115">
          <text:list-item>
            <text:p text:style-name="P156"><text:span text:style-name="T1">1815/6<text:tab/>China</text:span></text:p>
          </text:list-item>
        </text:list>
        <text:p text:style-name="P1"><text:span text:style-name="T1">L/MAR/B/36-0<text:tab/>Journal 13 Jun 1816-20 Aug 1817</text:span></text:p>
        <text:p text:style-name="P1"><text:span text:style-name="T1">L/MAR/B/36LL(1)<text:tab/>Ledger</text:span></text:p>
        <text:p text:style-name="P1"><text:span text:style-name="T1">UMAR/B/36LL(2)<text:tab/>Pay Book</text:span></text:p>
      </text:section>
      <text:section text:style-name="Sect10" text:name="Bereich13">
        <text:p text:style-name="P247"><draw:custom-shape text:anchor-type="char" draw:z-index="38" draw:style-name="gr7" draw:text-style-name="P888" svg:width="4.693cm" svg:height="1.417cm" svg:x="6.279cm" svg:y="12.46cm"><text:p text:style-name="P202"><text:span text:style-name="Body_20_text_20__28_2_29__20_Exact">Journal 28 Feb 1824-29 Jun 1825 Deck Log 28 Feb 1824-29 Jun 1825 Ledger Pay Book</text:span></text:p><draw:enhanced-geometry draw:type="0"/></draw:custom-shape><text:span text:style-name="T1">Capt Edward Balston</text:span></text:p>
        <text:p text:style-name="P248"><text:span text:style-name="T1">Downs 20 Jul 1816 - 5 Feb 1817 Whampoa - 25 Feb Second Bar - 5 Jun St Helena - 26 Jul Downs</text:span></text:p>
        <text:list xml:id="list134333401713599" text:continue-numbering="true" text:style-name="WWNum115">
          <text:list-item>
            <text:p text:style-name="P451"><text:span text:style-name="T1">1817/8<text:tab/>Madras and China</text:span></text:p>
          </text:list-item>
        </text:list>
        <text:p text:style-name="P452"><text:span text:style-name="T1">L/MAR/B/36P<text:tab/>Journal 9 Dec 1817-1 Jun 1819</text:span></text:p>
        <text:p text:style-name="P26"><text:span text:style-name="T1">L/MAR/B/36MM(1) Ledger L/MAR/B/36MM(2) Pay Book</text:span></text:p>
        <text:p text:style-name="P375"><text:span text:style-name="T1">Capt Edward Balston</text:span></text:p>
        <text:p text:style-name="P384"><text:span text:style-name="T1">Downs 9 Feb 1818-3 Jun Madras - 2 Aug Penang - 1 Oct Whampoa - 25 Nov Second Bar - 3 Mar 1819 St Helena - 4 May Long Reach</text:span></text:p>
        <text:list xml:id="list134332318609485" text:continue-numbering="true" text:style-name="WWNum115">
          <text:list-item>
            <text:p text:style-name="P451"><text:span text:style-name="T1">1819/20<text:tab/>China</text:span></text:p>
          </text:list-item>
        </text:list>
        <text:p text:style-name="P452"><text:span text:style-name="T1">L/MAR/B/36Q<text:tab/>Journal 29 Feb 1820-12 Jun 1821</text:span></text:p>
        <text:p text:style-name="P26"><text:span text:style-name="T1">L/MAR/B/36NN(1) Ledger L/MAR/B/36NN(2) Pay Book Capt Nathaniel Turner</text:span></text:p>
        <text:p text:style-name="P11"><text:span text:style-name="T1">Downs 25 Apr 1820 - 29 Aug Whampoa - 11 Dec Second Bar - 14 Mar 1821 St Helena - 8 May Downs</text:span></text:p>
        <text:list xml:id="list134333546004045" text:continue-numbering="true" text:style-name="WWNum115">
          <text:list-item>
            <text:p text:style-name="P159"><text:span text:style-name="T1">1821/2 China</text:span></text:p>
          </text:list-item>
        </text:list>
        <text:p text:style-name="P160"><text:span text:style-name="T1">L/MAR/B/36R<text:tab/>Journal 16 Mar 1822-26 May 1823</text:span></text:p>
        <text:p text:style-name="P223"><text:span text:style-name="T1">L/MAR/B/36-00(l) Ledger L/MAR/B/36-00(2) Pay Book Capt Thomas Williams</text:span></text:p>
        <text:p text:style-name="P56"><text:span text:style-name="T1">Downs 1 May 1822 - 13 Sep Whampoa - 31 Oct Second Bar -16 Feb 1823 St Helena - 17 Apr Downs</text:span></text:p>
        <text:list xml:id="list134333492094127" text:continue-numbering="true" text:style-name="WWNum115">
          <text:list-item>
            <text:p text:style-name="P159"><text:span text:style-name="T1">1823/4 China</text:span></text:p>
          </text:list-item>
        </text:list>
        <text:p text:style-name="P202"><text:span text:style-name="T1">L/MAR/B/36S L/MAR/B/36T L/MAR/B/36PP(1)</text:span></text:p>
        <text:p text:style-name="P51"><text:span text:style-name="T1">L/MAR/B/36PP(2)</text:span></text:p>
        <text:p text:style-name="P51"><text:span text:style-name="T1">Capt Thomas Williams</text:span></text:p>
        <text:p text:style-name="P52"><text:span text:style-name="T1">Downs 24 Apr 1824 - 9 Sep Whampoa -16 Jan 1825 Tiger Island - 5 Apr St Helena - 25 May Downs</text:span></text:p>
        <text:list xml:id="list134334319140943" text:continue-numbering="true" text:style-name="WWNum115">
          <text:list-item>
            <text:p text:style-name="P453"><text:span text:style-name="T1">1825/6 China</text:span></text:p>
          </text:list-item>
        </text:list>
        <text:p text:style-name="P452"><text:span text:style-name="T1">L/MAR/B/36U<text:tab/>Deck Log 10 Jun 1826-2 Jul 1827</text:span></text:p>
        <text:p text:style-name="P375"><text:span text:style-name="T1">Capt James Kellaway</text:span></text:p>
        <text:p text:style-name="P5"><text:span text:style-name="T1">Downs 16 Jul 1826 - 10 Dec Whampoa - 25 Jan 1827 Second Bar - 12 Apr St Helena - 24 May Downs</text:span></text:p>
        <text:h text:style-name="P849" text:outline-level="2"><text:bookmark-start text:name="bookmark40"/><text:span text:style-name="T1">PRINCESS ANNE</text:span><text:bookmark-end text:name="bookmark40"/></text:h>
        <text:p text:style-name="P252"><text:span text:style-name="T1">Rated at 350/380 tons, 70/76 crew, 28/30 guns</text:span></text:p>
        <text:list xml:id="list3919826355" text:style-name="WWNum117">
          <text:list-item>
            <text:p text:style-name="P161"><text:span text:style-name="T1">1716/7<text:tab/>Mokha and Bombay</text:span></text:p>
          </text:list-item>
        </text:list>
        <text:p text:style-name="P160"><text:span text:style-name="T1">L/MAR/B/707A<text:tab/>Journal 20 Sep 1716-4 Feb 1719</text:span></text:p>
        <text:p text:style-name="P160"><text:span text:style-name="T1">L/MAR/B/707C<text:tab/>Ledger</text:span></text:p>
        <text:p text:style-name="P51"><text:span text:style-name="T1">Capt Nicholas Luhome</text:span></text:p>
        <text:p text:style-name="P204"><text:span text:style-name="T1">Downs 5 Nov 1716 - 22 Nov Cadiz -16 Apr 1717 Mozambique - 21 May Mokha - 15 Sep Calicut - 21 Sep Tellicherry - 28 Oct Bombay - 8 Jan 1718 Karwar - 29 Jan Tellicherry - 29 Mar Mokha - 16 Jul Madras - 7 Oct Reunion -1 Dec Cape - 29 Dec St Helena - 7 Mar 1719 Downs</text:span></text:p>
        <text:list xml:id="list134333936786474" text:continue-numbering="true" text:style-name="WWNum117">
          <text:list-item>
            <text:p text:style-name="P161"><text:span text:style-name="T1">1719/20<text:tab/>Mokha</text:span></text:p>
          </text:list-item>
        </text:list>
        <text:p text:style-name="P160"><text:span text:style-name="T1">L/MAR/B/707D(1)<text:tab/>Ledger</text:span></text:p>
        <text:p text:style-name="P160"><text:span text:style-name="T1">L/MAR/B/707D(2)<text:tab/>Pay Book</text:span></text:p>
        <text:p text:style-name="P51"><text:span text:style-name="T1">Capt Nicholas Luhome</text:span></text:p>
        <text:list xml:id="list134334238447739" text:continue-list="list2957645736" text:style-name="WWNum105">
          <text:list-item>
            <text:p text:style-name="P287"><text:span text:style-name="T1">Dec 1719 -18 Mar 1729</text:span></text:p>
          </text:list-item>
          <text:list-item>
            <text:p text:style-name="P236"><text:span text:style-name="T1">1722/3 China</text:span></text:p>
          </text:list-item>
        </text:list>
        <text:p text:style-name="P237"><text:span text:style-name="T1">L/MAR/B/707E(1) Ledger L/MAR/B/707E(2)<text:tab/>Pay Book</text:span></text:p>
        <text:p text:style-name="P202"><text:span text:style-name="T1">Capt Nicholas Luhome</text:span></text:p>
        <text:p text:style-name="P210"><text:span text:style-name="T1">27 Dec 1722 - 27 Aug 1724</text:span></text:p>
        <text:list xml:id="list134333068745352" text:continue-numbering="true" text:style-name="WWNum105">
          <text:list-item>
            <text:p text:style-name="P41"><text:span text:style-name="T1">1726/7 St Helena and Benkulen L/MAR/B/707B Journal 28 Nov 1726-25 Jul 1729 L/M AR/B/707F(1) Ledger</text:span></text:p>
          </text:list-item>
        </text:list>
        <text:p text:style-name="P454"><text:span text:style-name="T1">L/MAR/B/707F(2)<text:tab/>Pay Book</text:span></text:p>
        <text:p text:style-name="P375"><text:span text:style-name="T1">Capt Charles Gough</text:span></text:p>
        <text:p text:style-name="P12"><text:span text:style-name="T1">Downs 4 Dec 1726 - 20 Feb 1727 St Helena - 14 Apr Cape - 4 Jul Benkulen - 23 Sep Moco Moco - 31 Oct Ipoh -11 Nov Benkulen -11 Apr 1728 Bantal - 17 Jun Benkulen - 8 Sep Batavia - 5 Jan 1729 Cape - 11 Feb St Helena - 22 May Kinsale - 25 Jul Woolwich</text:span></text:p>
        <text:h text:style-name="P849" text:outline-level="2"><text:bookmark-start text:name="bookmark41"/><text:span text:style-name="T1">PRINCESS ANNE OF DENMARK</text:span><text:bookmark-end text:name="bookmark41"/></text:h>
        <text:p text:style-name="P248"><text:span text:style-name="T1">670 tons, 3 decks, 133 crew, 40 guns</text:span></text:p>
        <text:list xml:id="list1324373298" text:style-name="WWNum119">
          <text:list-item>
            <text:p text:style-name="P455"><text:span text:style-name="T1">1687/8<text:tab/>Madras</text:span></text:p>
          </text:list-item>
        </text:list>
        <text:p text:style-name="P2"><text:span text:style-name="T1">L/MAR/A/LXXX ff.57-75 Journal 30 May 1689-3 Mar 1690 Capt Joseph Haddock</text:span></text:p>
        <text:p text:style-name="P7"><text:span text:style-name="T1">Downs 20 Dec 1687 - Madras 30 May 1689 - 8 Jul Malacca - 25 Aug Amoy 7 Jan 1690 - 25 Jan Malacca -17 Feb Acheh - Madras -16 Sep 1691 Downs</text:span></text:p>
        <text:list xml:id="list134333053259711" text:continue-numbering="true" text:style-name="WWNum119">
          <text:list-item>
            <text:p text:style-name="P409"><text:span text:style-name="T1">1692/3 Madras and Bengal </text:span><text:span text:style-name="Body_20_text_20__28_2_29__20__2b__20_Bold">L/MAR/A/XCin </text:span><text:span text:style-name="T1">Receipt Book Capt John Blewitt</text:span></text:p>
          </text:list-item>
        </text:list>
        <text:p text:style-name="P267"><text:span text:style-name="T1">Downs 30 Apr 1693 - taken by the French</text:span></text:p>
        <text:h text:style-name="P847" text:outline-level="2"><text:bookmark-start text:name="bookmark42"/><text:span text:style-name="T1">PRINCESS AUGUSTA</text:span><text:bookmark-end text:name="bookmark42"/></text:h>
        <text:p text:style-name="P7"><text:span text:style-name="T1">Rated at 499 tons, 99 crew, 30 guns Principal Managing Owner: 4 Charles Raymond</text:span></text:p>
        <text:list xml:id="list2370914819" text:style-name="WWNum121">
          <text:list-item>
            <text:p text:style-name="P456"><text:span text:style-name="T1">1753/4<text:tab/>China</text:span></text:p>
          </text:list-item>
        </text:list>
        <text:p text:style-name="P457"><text:span text:style-name="Body_20_text_20__28_2_29__20__2b__20_Bold">L/MAR/B/590A<text:tab/></text:span><text:span text:style-name="T1">Journal 10 Oct<text:tab/>1753-14 Aug<text:tab/>1755, Thomas Baddison, Chief Mate</text:span></text:p>
        <text:p text:style-name="P731"><text:span text:style-name="T1">L/MAR/B/590E(1)<text:tab/>Ledger</text:span></text:p>
        <text:p text:style-name="P731"><text:span text:style-name="T1">L/MAR/B/590E(2)<text:tab/>Pay Book</text:span></text:p>
        <text:p text:style-name="P375"><text:span text:style-name="T1">Capt Thomas Parker</text:span></text:p>
        <text:p text:style-name="P4"><text:span text:style-name="T1">Downs 6 Dec 1753 - 18 May 1754 Batavia - 1 Jul Whampoa -31 Dec Second Bar - 10 May 1755 St Helena - 24 Jun Downs</text:span></text:p>
        <text:list xml:id="list134332999469002" text:continue-numbering="true" text:style-name="WWNum121">
          <text:list-item>
            <text:p text:style-name="P350"><text:span text:style-name="T1">1756/7<text:tab/>Madras and Benkulen</text:span></text:p>
          </text:list-item>
        </text:list>
        <text:p text:style-name="P351"><text:span text:style-name="T1">L/MAR/B/590B<text:tab/>Journal 24 Oct<text:tab/>1756-14 Mar<text:tab/>1759</text:span></text:p>
        <text:p text:style-name="P698"><text:span text:style-name="T1">L/MAR/B/590F(1)<text:tab/>Ledger</text:span></text:p>
        <text:p text:style-name="P698"><text:span text:style-name="T1">L/MAR/B/590F(2)<text:tab/>Pay Book</text:span></text:p>
        <text:p text:style-name="P375"><text:span text:style-name="T1">Capt Thomas Baddison</text:span></text:p>
        <text:p text:style-name="P2"><text:span text:style-name="T1">Torbay 17 Mar 1757 - 16 Jul Madagascar - 29 Aug Point de Galle - 7 Sep Madras - 28 Dec Moco Moco - 3 Jan 1758 Benkulen - 11 May St Helena - 3 Aug Fernando Noronha - 25 Oct Crookhaven -</text:span></text:p>
        <text:list xml:id="list134332389206606" text:continue-numbering="true" text:style-name="WWNum121">
          <text:list-item>
            <text:p text:style-name="P458"><text:span text:style-name="T1">Feb 1759 Cork - 10 Feb Downs</text:span></text:p>
          </text:list-item>
        </text:list>
        <text:list xml:id="list134333300711796" text:continue-list="list134333053259711" text:style-name="WWNum119">
          <text:list-item>
            <text:p text:style-name="P162"><text:span text:style-name="T1">1759/60<text:tab/>Madras and China</text:span></text:p>
          </text:list-item>
        </text:list>
        <text:p text:style-name="P163"><text:span text:style-name="T1">L/MAR/B/590C<text:tab/>Journal 21 Nov<text:tab/>1759-21 Sep<text:tab/>1762</text:span></text:p>
        <text:p text:style-name="P715"><text:span text:style-name="T1">L/MAR/B/590G(1)<text:tab/>Ledger</text:span></text:p>
        <text:p text:style-name="P715"><text:span text:style-name="T1">L/MAR/B/590G(2)<text:tab/>Pay Book</text:span></text:p>
      </text:section>
      <text:section text:style-name="Sect10" text:name="Bereich14">
        <text:p text:style-name="P3"><text:span text:style-name="T1">Capt Thomas Baddison</text:span></text:p>
        <text:p text:style-name="P13"><text:span text:style-name="T1">Portsmouth 7 Mar 1760 - 20 Jul Anjengo - 31 Jul Cuddalore -10 Aug Madras -15 Nov Balambangan - 24 Jan 1761 ‘Straits of New Guinea’ - 28 Mar Macao - 7 Apr Whampoa - 28 Jun Second Bar - 8 Jul Macao - 13 Oct returned to Macao (storms) - 23 Oct Pearl River - 23 Dec Macao - 14 Jan 1762 Malacca - 24 Apr St Helena -16 Jul Falmouth - 8 Aug Downs</text:span></text:p>
        <text:list xml:id="list134333109500289" text:continue-numbering="true" text:style-name="WWNum119">
          <text:list-item>
            <text:p text:style-name="P238"><text:span text:style-name="T1">1763/4 St Helena, Benkulen and China</text:span></text:p>
          </text:list-item>
        </text:list>
        <text:p text:style-name="P164"><text:span text:style-name="T1">L/MAR/B/590D<text:tab/>Journal 22 Sep 1763-29 Mar 1766</text:span></text:p>
        <text:p text:style-name="P716"><text:span text:style-name="T1">L/MAR/B/590H(1)<text:tab/>Ledger</text:span></text:p>
        <text:p text:style-name="P716"><text:span text:style-name="T1">L/MAR/B/590H(2)<text:tab/>Pay Book</text:span></text:p>
        <text:p text:style-name="P51"><text:span text:style-name="T1">Capt Thomas Baddison</text:span></text:p>
        <text:p text:style-name="P206"><text:span text:style-name="T1">Plymouth 20 Feb 1764 - 23 May St Helena - 21 Aug Benkulen - 27 Sep Batavia - 12 Jan 1765 Whampoa - 26 Mar Second Bar - 2 Nov St Helena - 6 Feb 1766 Plymouth - 21 Feb Downs</text:span></text:p>
        <text:h text:style-name="P859" text:outline-level="2"><text:bookmark-start text:name="bookmark43"/><text:span text:style-name="T1">PRINCESS CAROLINE</text:span><text:bookmark-end text:name="bookmark43"/></text:h>
        <text:p text:style-name="P264"><text:span text:style-name="T1">Galley, 195 tons, 45 crew, 14 guns</text:span></text:p>
        <text:list xml:id="list123904046" text:style-name="WWNum123">
          <text:list-item>
            <text:p text:style-name="P415"><text:span text:style-name="T1">1728/9 Madras, Bengal and Bombay, to remain</text:span></text:p>
          </text:list-item>
        </text:list>
        <text:p text:style-name="P780"><text:span text:style-name="T1">L/MAR/B/723A<text:tab/></text:span><text:span text:style-name="Body_20_text_20__28_8_29__20__2b__20_Not_20_Bold"><text:span text:style-name="T6">Receipt Book</text:span></text:span></text:p>
        <text:p text:style-name="P780"><text:span text:style-name="T1">L/MAR/B/724A<text:tab/></text:span><text:span text:style-name="Body_20_text_20__28_8_29__20__2b__20_Not_20_Bold"><text:span text:style-name="T6">Imprest Book</text:span></text:span></text:p>
        <text:p text:style-name="P5"><text:span text:style-name="T1">Capt John Flower 27 Nov 1728 -</text:span></text:p>
        <text:h text:style-name="P860" text:outline-level="2"><text:bookmark-start text:name="bookmark44"/><text:span text:style-name="T1">PRINCESS CHARLOTTE (1)</text:span><text:bookmark-end text:name="bookmark44"/></text:h>
        <text:p text:style-name="P524"><text:span text:style-name="T1">Extra ship, built by Mestaer, measured 1796, 3 decks, length 127ft lin, keel 102ft, breadth 33ft </text:span><text:span text:style-name="Body_20_text_20__28_2_29__20__2b__20_Italic">6'Ain, </text:span><text:span text:style-name="T1">hold 12ft 6in, wing transom 19ft llin, port cell 21ft lOin, waist 9in, between decks 5ft &amp; 6ft lin, roundhouse 6ft 7in, ports 12 middle &amp; upper, deck range 87ft 3 in, 610 tons Principal Managing Owners: 1-3 Peter Everitt Mestaer, 4 James Loughnan</text:span></text:p>
        <text:list xml:id="list1035864289" text:style-name="WWNum125">
          <text:list-item>
            <text:p text:style-name="P165"><text:span text:style-name="T1">1795/6<text:tab/>Madras</text:span></text:p>
          </text:list-item>
        </text:list>
        <text:p text:style-name="P716"><text:span text:style-name="T1">L/MAR/B/245A<text:tab/>Journal 2 Mar 1796-16 Nov 1797</text:span></text:p>
        <text:p text:style-name="P716"><text:span text:style-name="T1">L/MAR/B/245E(1)<text:tab/>Ledger</text:span></text:p>
        <text:p text:style-name="P716"><text:span text:style-name="T1">L/MAR/B/245E(2)<text:tab/>Pay Book</text:span></text:p>
        <text:p text:style-name="P51"><text:span text:style-name="T1">Capt Charles Elton Prescott</text:span></text:p>
        <text:p text:style-name="P51"><text:span text:style-name="T1">Portsmouth 27 Jun 1796 - 20 Sep Cape - 9 Jan 1797 Madras -11 Apr Trincomalee - 6 Jul Cape -</text:span></text:p>
        <text:list xml:id="list134333092432938" text:continue-numbering="true" text:style-name="WWNum125">
          <text:list-item>
            <text:p text:style-name="P166"><text:span text:style-name="T1">Aug St Helena - 24 Oct Downs</text:span></text:p>
          </text:list-item>
        </text:list>
        <text:p text:style-name="P516"><text:span text:style-name="Body_20_text_20__28_2_29__20__2b__20_Bold">L/MAR/B/245H(2) </text:span><text:span text:style-name="T1">Absence Book Capt John Logan</text:span></text:p>
        <text:p text:style-name="P485"><text:span text:style-name="T1">Portsmouth 20 Mar 1804 - captured by a French frigate in Vizagapatam Roads 18 Sep 1804</text:span></text:p>
        <text:h text:style-name="P861" text:outline-level="2"><text:bookmark-start text:name="bookmark45"/><text:span text:style-name="T1">PRINCESS CHARLOTTE (2)</text:span><text:bookmark-end text:name="bookmark45"/></text:h>
        <text:p text:style-name="P245"><text:span text:style-name="T1">Chartered ship, 400 tons</text:span></text:p>
        <text:p text:style-name="P245"><text:span text:style-name="T1">Principal Managing Owner: John W Buckle</text:span></text:p>
        <text:p text:style-name="P459"><text:span text:style-name="T1">1<text:tab/>1818/9 Bengal</text:span></text:p>
        <text:p text:style-name="P27"><text:span text:style-name="T1">L/MAM/B/245D Deck Log 14 Jun 1819-2 Sep 1820 Capt William Vaughan</text:span></text:p>
        <text:p text:style-name="P377"><text:span text:style-name="T1">Downs 12 Jul 1819 - 22 Aug Sao Tiago - 18 Nov Calcutta -20 Mar 1820 Culpee - 8 Jun Cape - 25 Jun St Helena - 14 Aug Downs</text:span></text:p>
        <text:h text:style-name="P861" text:outline-level="2"><text:bookmark-start text:name="bookmark46"/><text:span text:style-name="T1">PRINCESS CHARLOTTE OF WALES</text:span><text:bookmark-end text:name="bookmark46"/></text:h>
        <text:p text:style-name="P2"><text:span text:style-name="T1">Built by Dudman, launched 1812, 3 decks, 4in bottom, length 150ft 4</text:span><text:span text:style-name="T2"><text:note text:id="ftn12" text:note-class="footnote"><text:note-citation>5</text:note-citation><text:note-body><text:p text:style-name="P803"><text:span text:style-name="T1"><text:tab/>1797/8<text:tab/>Madras,<text:tab/>Bengal, Bombay and Mokha</text:span></text:p><text:p text:style-name="P804"><text:span text:style-name="T1">L/MAR/B/245B<text:tab/>Journal 6 Jan<text:tab/>1798-5<text:tab/>Nov<text:tab/>1800</text:span></text:p><text:p text:style-name="P796"><text:span text:style-name="T1">L/MAM/B/245F(1)<text:tab/>Ledger</text:span></text:p><text:p text:style-name="P796"><text:span text:style-name="T1">L/MAR/B/245F(2)<text:tab/>Pay Book</text:span></text:p><text:p text:style-name="P800"><text:span text:style-name="T1">Capt Charles Elton Prescott</text:span></text:p><text:p text:style-name="P824"><text:span text:style-name="T1">Portsmouth 24 Mar 1798 - 30 May Cape -18 Aug Madras - 26 Sep Calcutta -14 Dec Saugor - 31 Jan 1799 Goa -19 Feb Bombay -1 May Mokha - 7 May Bab el Mandel - 2 Jun Mokha -16 Jun Bab el Mandel - 31 Jul Mokha -18 Sep Bombay - 25 Nov Diamond Harbour - 5 Jan 1800 Saugor - 25 Apr Cape - 7 Jun St Helena - 23 Sep Downs</text:span></text:p></text:note-body></text:note></text:span><text:span text:style-name="T2"> </text:span><text:span text:style-name="T2"><text:note text:id="ftn13" text:note-class="footnote"><text:note-citation>6</text:note-citation><text:note-body><text:p text:style-name="P820"><text:span text:style-name="Footnote_20__2b__20_Bold"><text:tab/></text:span><text:span text:style-name="T1">1800/1<text:tab/>Madras<text:tab/>and the Moluccas</text:span></text:p><text:p text:style-name="P821"><text:span text:style-name="T1">L/MAR/B/245C<text:tab/>Journal 23 Jan<text:tab/>1801-10 Feb<text:tab/>1803</text:span></text:p><text:p text:style-name="P792"><text:span text:style-name="T1">L/MAR/B/245G(l)<text:tab/>Ledger</text:span></text:p><text:p text:style-name="P793"><text:span text:style-name="T1">L/MAR/B/245G(2)<text:tab/>Pay Book</text:span></text:p><text:p text:style-name="P818"><text:span text:style-name="T1">Capt Benjamin Richardson</text:span></text:p><text:p text:style-name="P819"><text:span text:style-name="T1">Portsmouth 23 Apr 1801 -11 Aug Madras - 8 Dec Penang -17 Jan 1802 Amboina - 20 Jun Timor - 29 Aug St Helena -17 Nov River Shannon -1 Jan 1803 Downs</text:span></text:p></text:note-body></text:note></text:span><text:span text:style-name="T2"><text:s/></text:span><text:span text:style-name="T2"><text:note text:id="ftn14" text:note-class="footnote"><text:note-citation>7</text:note-citation><text:note-body><text:p text:style-name="P807"><text:span text:style-name="T1"><text:tab/>1803/4<text:tab/>Madras</text:span></text:p><text:p text:style-name="P799"><text:span text:style-name="T1">L/MAR/B/245H(1)<text:tab/></text:span><text:span text:style-name="Footnote_20__28_3_29__20__2b__20_Not_20_Bold"><text:span text:style-name="T6">Imprest Book</text:span></text:span></text:p></text:note-body></text:note></text:span><text:span text:style-name="T1">/4in, keel 121ft, breadth 39ft, hold 15ft, wing transom 24ft, port cell 27ft V^in, waist 1ft 5 in, between decks 6ft 2</text:span><text:span text:style-name="T2">1</text:span><text:span text:style-name="T1">/2in &amp; 6ft 4</text:span><text:span text:style-name="T2">1</text:span><text:span text:style-name="T1">/2in, roundhouse 6ft 4!/2in, ports 13 middle &amp; 12 upper, deck range 86ft 6in, 978 tons Principal Managing Owners: 1-2 Charles Christie, 3 Milliken Craig, 4-9 Charles Besly Gribble. Sold to J Childers 20 Apr 1831 for £3000</text:span></text:p>
        <text:list xml:id="list3748497644" text:style-name="WWNum127">
          <text:list-item>
            <text:p text:style-name="P167"><text:span text:style-name="T1">1811/2<text:tab/>Ceylon, Batavia and Bengal</text:span></text:p>
          </text:list-item>
        </text:list>
        <text:p text:style-name="P168"><text:span text:style-name="T1">L/MAR/B/53A<text:tab/>Journal 24 Feb 1812-4 Oct<text:tab/>1814</text:span></text:p>
        <text:p text:style-name="P717"><text:span text:style-name="T1">L/MAR/B/53J(1)<text:tab/>Ledger</text:span></text:p>
        <text:p text:style-name="P717"><text:span text:style-name="T1">L/MAR/B/53J(2)<text:tab/>Pay Book</text:span></text:p>
        <text:p text:style-name="P51"><text:span text:style-name="T1">Capt John Craig</text:span></text:p>
        <text:p text:style-name="P2"><text:span text:style-name="T1">Falmouth 15 May 1812 - 3 Jun Madeira - 2 Oct Colombo - 22 Dec Saugor -1 Apr 1813 Malacca - 28 Apr Batavia - 24 May Samarang - 28 Jul Malacca -10 Aug Penang - 24 Sep Saugor - 26 Oct Calcutta - 4 Dec Saugor -10 Jan 1814 Madras - 4 Feb Point de Galle -10 Apr St Helena - 6 Aug Downs</text:span></text:p>
        <text:list xml:id="list134332778895234" text:continue-numbering="true" text:style-name="WWNum127">
          <text:list-item>
            <text:p text:style-name="P352"><text:span text:style-name="T1">1814/5<text:tab/>Madras and Bengal</text:span></text:p>
          </text:list-item>
        </text:list>
        <text:p text:style-name="P353"><text:span text:style-name="T1">L/MAR/B/53B<text:tab/>Journal 26 Dec 1814-23 Oct 1816</text:span></text:p>
        <text:p text:style-name="P699"><text:span text:style-name="T1">L/MAR/B/53K(1)<text:tab/>Ledger</text:span></text:p>
        <text:p text:style-name="P699"><text:span text:style-name="T1">L/MAR/B/53K(2)<text:tab/>Pay Book</text:span></text:p>
        <text:p text:style-name="P245"><text:span text:style-name="T1">Capt John Craig</text:span></text:p>
        <text:p text:style-name="P202"><text:span text:style-name="T1">Downs 3 Apr 1815 - 27 Jul Madras -19 Aug Diamond Harbour - 11 Nov Saugor - 25 Dec Madras - 1 Feb 1816 Bombay - 5 Apr Madras - 20 Jul St Helena -12 Sep Downs</text:span></text:p>
        <text:list xml:id="list134334221380721" text:continue-numbering="true" text:style-name="WWNum127">
          <text:list-item>
            <text:p text:style-name="P352"><text:span text:style-name="T1">1816/7<text:tab/>Madras and Bengal</text:span></text:p>
          </text:list-item>
        </text:list>
        <text:p text:style-name="P353"><text:span text:style-name="T1">L/MAR/B/53C<text:tab/>Journal 23 Jan 1817-8 Jul 1818</text:span></text:p>
        <text:p text:style-name="P699"><text:span text:style-name="T1">L/MAR/B/53L(1)<text:tab/>Ledger</text:span></text:p>
        <text:p text:style-name="P699"><text:span text:style-name="T1">L/MAR/B/53L(2)<text:tab/>Pay Book</text:span></text:p>
        <text:p text:style-name="P245"><text:span text:style-name="T1">Capt Charles Besly Gribble</text:span></text:p>
        <text:p text:style-name="P202"><text:span text:style-name="T1">Downs 14 Mar 1817 - 9 Jul Madras -12 Aug Hugh river - 25 Dec Eastern Channel - 4 Jan 1818 Madras - 27 Jan Colombo - 31 Mar St Helena - 3 Jun Downs</text:span></text:p>
        <text:list xml:id="list134334332077847" text:continue-numbering="true" text:style-name="WWNum127">
          <text:list-item>
            <text:p text:style-name="P169"><text:span text:style-name="T1">1818/9<text:tab/>Bengal and Madras</text:span></text:p>
          </text:list-item>
        </text:list>
        <text:p text:style-name="P170"><text:span text:style-name="T1">L/MAR/B/53D<text:tab/>Journal 25 Mar 1819-27 Jun 1820</text:span></text:p>
        <text:p text:style-name="P717"><text:span text:style-name="T1">L/MAR/B/53M(1)<text:tab/>Ledger</text:span></text:p>
        <text:p text:style-name="P717"><text:span text:style-name="T1">L/MAR/B/53M(2)<text:tab/>Pay Book</text:span></text:p>
        <text:p text:style-name="P481"><text:span text:style-name="T1">Capt Charles Besly Gribble</text:span></text:p>
        <text:p text:style-name="P516"><text:span text:style-name="T1">Downs 23 May 1819 - 4 Sep New Anchorage - 4 Jan 1820 Madras -1 Feb Colombo - 29 Mar St Helena - 15 May Downs</text:span></text:p>
      </text:section>
      <text:section text:style-name="Sect11" text:name="Bereich15">
        <text:list xml:id="list134332766972315" text:continue-numbering="true" text:style-name="WWNum127">
          <text:list-item>
            <text:p text:style-name="P171"><draw:custom-shape text:anchor-type="char" draw:z-index="40" draw:style-name="gr5" draw:text-style-name="P888" svg:width="9.503cm" svg:height="2.162cm" svg:x="21.618cm" svg:y="12.164cm"><text:p text:style-name="P202"><text:span text:style-name="Body_20_text_20__28_2_29__20_Exact">Journal 22 Dec 1742-12 Sep 1743, Robert Osborne, Chief Mate, &amp; Thomas</text:span></text:p><text:p text:style-name="P202"><text:span text:style-name="Body_20_text_20__28_2_29__20_Exact">Parker, Second Mate</text:span></text:p><text:p text:style-name="P202"><text:span text:style-name="Body_20_text_20__28_2_29__20_Exact">Journal 20 Apr-7 May 1743, Parker</text:span></text:p><text:p text:style-name="P202"><text:span text:style-name="Body_20_text_20__28_2_29__20_Exact">Ledger</text:span></text:p><text:p text:style-name="P202"><text:span text:style-name="Body_20_text_20__28_2_29__20_Exact">Pay Book</text:span></text:p><draw:enhanced-geometry draw:type="0"/></draw:custom-shape><text:span text:style-name="T1">1820/1 Bengal</text:span></text:p>
          </text:list-item>
        </text:list>
        <text:p text:style-name="P172"><text:span text:style-name="Body_20_text_20__28_2_29__20__2b__20_Bold">L/MAR/B/53E<text:tab/></text:span><text:span text:style-name="T1">Journal 18 May 1821-5 Aug<text:tab/>1822</text:span></text:p>
        <text:p text:style-name="P703"><text:span text:style-name="T1">L/MAR/B/53N(1)<text:tab/>Ledger</text:span></text:p>
        <text:p text:style-name="P703"><text:span text:style-name="T1">L/MAWB/53N(2)<text:tab/>Pay Book</text:span></text:p>
        <text:p text:style-name="P51"><text:span text:style-name="T1">Capt Christopher Biden</text:span></text:p>
        <text:p text:style-name="P256"><text:span text:style-name="T1">Downs 7 Jul 1821 - 4 Nov New Anchorage - 22 Feb 1822 Saugor - 29 Apr St Helena - 30 Jun Downs</text:span></text:p>
        <text:list xml:id="list134334070632273" text:continue-numbering="true" text:style-name="WWNum127">
          <text:list-item>
            <text:p text:style-name="P173"><text:span text:style-name="T1">1822/3<text:tab/>Madras and Bengal</text:span></text:p>
          </text:list-item>
        </text:list>
        <text:p text:style-name="P703"><text:span text:style-name="T1">L/MAM/B/53F<text:tab/>Journal 12 Mar 1823-28 May 1824</text:span></text:p>
        <text:p text:style-name="P763"><text:span text:style-name="T1">L/MAR/B/53-0(l)<text:tab/></text:span><text:span text:style-name="Body_20_text_20__28_8_29__20__2b__20_Not_20_Bold"><text:span text:style-name="T6">Ledger</text:span></text:span></text:p>
        <text:p text:style-name="P703"><text:span text:style-name="T1">L/MAR/B/53-0(2)<text:tab/>Pay Book</text:span></text:p>
        <text:p text:style-name="P51"><text:span text:style-name="T1">Capt Charles Besly Gribble</text:span></text:p>
        <text:p text:style-name="P576"><text:span text:style-name="T1">Plymouth 28 May 1823 - 3 Sep Madras - 3 Oct New Anchorage - 28 Dec Madras -1 Mar 1824 St Helena - 23 Apr Downs</text:span></text:p>
        <text:list xml:id="list134333964966471" text:continue-numbering="true" text:style-name="WWNum127">
          <text:list-item>
            <text:p text:style-name="P460"><text:span text:style-name="T1">1824/5<text:tab/>Madras and Bengal</text:span></text:p>
          </text:list-item>
        </text:list>
        <text:p text:style-name="P461"><text:span text:style-name="T1">L/MAR/B/53G<text:tab/>Journal 17 Feb<text:tab/>1825-3<text:tab/>Jul<text:tab/>1826</text:span></text:p>
        <text:p text:style-name="P722"><text:span text:style-name="T1">L/MAR/B/53P(1)<text:tab/>Ledger</text:span></text:p>
        <text:p text:style-name="P722"><text:span text:style-name="T1">L/MAR/B/53P(2)<text:tab/>Pay Book</text:span></text:p>
        <text:p text:style-name="P375"><text:span text:style-name="T1">Capt Christopher Biden</text:span></text:p>
        <text:p text:style-name="P624"><text:span text:style-name="T1">Plymouth 25 Apr 1825 -10 Apr Trincomalee -14 Aug Madras -12 Sep Diamond Harbour - 22 Dec Saugor - 1 Apr 1826 St Helena - 11 Apr Ascension - 29 May Downs</text:span></text:p>
        <text:list xml:id="list134332376658905" text:continue-numbering="true" text:style-name="WWNum127">
          <text:list-item>
            <text:p text:style-name="P173"><text:span text:style-name="T1">1826/7<text:tab/>Bengal and Madras</text:span></text:p>
          </text:list-item>
        </text:list>
        <text:p text:style-name="P84"><text:span text:style-name="T1">L/MAR/B/53H<text:tab/>Journal 17 Mar 1827-12 Jul 1828</text:span></text:p>
        <text:p text:style-name="P703"><text:span text:style-name="T1">L/MAR/B/53Q(1)<text:tab/>Ledger</text:span></text:p>
        <text:p text:style-name="P743"><text:span text:style-name="T1">L/MAR/B/53Q(2)<text:tab/>Pay Book</text:span></text:p>
        <text:p text:style-name="P481"><text:span text:style-name="T1">Capt Christopher Biden</text:span></text:p>
        <text:p text:style-name="P581"><text:span text:style-name="T1">Portsmouth 3 Jun 1827 - 31 Oct Diamond Harbour - 30 Dec Saugor - 11 Feb 1828 Madras - 14 Apr St Helena - 6 Jun Downs</text:span></text:p>
        <text:list xml:id="list134333945112432" text:continue-numbering="true" text:style-name="WWNum127">
          <text:list-item>
            <text:p text:style-name="P462"><text:span text:style-name="T1">1828/9<text:tab/>Bengal</text:span></text:p>
          </text:list-item>
        </text:list>
        <text:p text:style-name="P463"><text:span text:style-name="Body_20_text_20__28_2_29__20__2b__20_Bold">L/MAR/B/53-I<text:tab/></text:span><text:span text:style-name="T1">Journal 19 Apr 1829-31 Aug 1830</text:span></text:p>
        <text:p text:style-name="P722"><text:span text:style-name="T1">L/MAR/B/53R(1)<text:tab/>Ledger</text:span></text:p>
        <text:p text:style-name="P722"><text:span text:style-name="T1">L/MAR/B/53R(2)<text:tab/>Pay Book</text:span></text:p>
        <text:p text:style-name="P375"><text:span text:style-name="T1">Capt Christopher Biden</text:span></text:p>
        <text:p text:style-name="P245"><text:span text:style-name="T1">Downs 8 Jun 1829 - 22 Sep Kedgeree - 6 Feb 1830 Saugor -10 Jun St Helena - 2 Aug Downs</text:span></text:p>
        <text:list xml:id="list134334366433395" text:continue-list="list134333092432938" text:style-name="WWNum125">
          <text:list-item>
            <text:p text:style-name="P174"><text:span text:style-name="T1">1739/40<text:tab/>Madras, Bengal and Bombay</text:span></text:p>
          </text:list-item>
        </text:list>
        <text:p text:style-name="P176"><text:span text:style-name="T1">L/MAR/B/639C<text:tab/>Journal 22 Dec 1739-8 Nov 1741</text:span></text:p>
        <text:p text:style-name="P176"><text:span text:style-name="T1">L/MAR/B/639F(1)<text:tab/>Ledger</text:span></text:p>
        <text:p text:style-name="P176"><text:span text:style-name="T1">L/MAR/B/639F(2)<text:tab/>Pay Book</text:span></text:p>
        <text:p text:style-name="P51"><text:span text:style-name="T1">Capt John Pinson</text:span></text:p>
        <text:p text:style-name="P64"><text:span text:style-name="T1">Yarmouth 10 Apr 1740 - 13 Aug Madras - 2 Sep Calcutta - 3 Nov Ingeli -12 Dec Tellicheny - 7 Jan 1741 Bombay - 5 Feb Tellicheny -10 May St Helena - 29 Sep Downs</text:span></text:p>
        <text:list xml:id="list134332908820957" text:continue-numbering="true" text:style-name="WWNum125">
          <text:list-item>
            <text:p text:style-name="P175"><text:span text:style-name="T1">1742/3<text:tab/>Persia and Bombay</text:span></text:p>
          </text:list-item>
        </text:list>
        <text:p text:style-name="P176"><text:span text:style-name="T1">L/MAR/B/639G(1)<text:tab/>Imprest Book</text:span></text:p>
        <text:p text:style-name="P764"><text:span text:style-name="T1">L/MAR/B/639G(2)<text:tab/></text:span><text:span text:style-name="Body_20_text_20__28_8_29__20__2b__20_Not_20_Bold"><text:span text:style-name="T6">Receipt Book</text:span></text:span></text:p>
        <text:p text:style-name="P51"><text:span text:style-name="T1">Capt John Pinson</text:span></text:p>
        <text:p text:style-name="P268"><text:span text:style-name="T1">Downs 4 Mar 1743 - lost 18 Apr on a reef off Maio, Cape Verde Islands</text:span></text:p>
        <text:h text:style-name="P873" text:outline-level="2"><text:bookmark-start text:name="bookmark47"/><text:span text:style-name="T1">PRINCESS MARY (1)</text:span><text:bookmark-end text:name="bookmark47"/></text:h>
        <text:p text:style-name="P674"><text:span text:style-name="T1">Rated at 498 tons, 99 crew, 30 guns 1<text:tab/>1737/8 Madras and Bengal</text:span></text:p>
        <text:p text:style-name="P239"><text:span text:style-name="Body_20_text_20__28_2_29__20__2b__20_Bold">L/MAR/B/381A </text:span><text:span text:style-name="T1">Journal 11 Oct 1737-27 Nov 1739, Christopher Fry jun L/MAR/B/381 G(l)<text:tab/>Ledger</text:span></text:p>
        <text:p text:style-name="P176"><text:span text:style-name="T1">L/MAR/B/381 G(2)<text:tab/>Pay Book</text:span></text:p>
        <text:p text:style-name="P51"><text:span text:style-name="T1">Capt George Martin</text:span></text:p>
        <text:p text:style-name="P52"><text:span text:style-name="T1">Downs 11 Oct 1737 - 6 Jan 1738 Cape - 7 Apr Madras - 25 May Calcutta -10 Nov Kedgeree - 27 Dec Madras -10 Jan 1739 Fort St David -17 May St Helena - 28 Aug Kinsale -19 Oct returned to Kinsale - 20 Nov Downs</text:span></text:p>
        <text:list xml:id="list134333582051915" text:continue-list="list123904046" text:style-name="WWNum123">
          <text:list-item>
            <text:p text:style-name="P464"><text:span text:style-name="T1">1740/1 China</text:span></text:p>
          </text:list-item>
        </text:list>
        <text:p text:style-name="P380"><text:span text:style-name="T1">L/MAR/B/38 IB</text:span></text:p>
        <text:p text:style-name="P375"><text:span text:style-name="T1">L/MAR/B/616B</text:span></text:p>
        <text:p text:style-name="P779"><text:span text:style-name="T1">L/MAR/B/381H(1)</text:span></text:p>
        <text:p text:style-name="P375"><text:span text:style-name="T1">L/MAR/B/381H(2)</text:span></text:p>
        <text:p text:style-name="P375"><text:span text:style-name="T1">Capt George Martin</text:span></text:p>
        <text:p text:style-name="P28"><text:span text:style-name="T1">Downs 7 Jan 1741 - China 22 Dec 1742 - Cape 20 Apr 1743 - 7 May St Helena 11 Aug - 7 Sep Downs</text:span></text:p>
      </text:section>
      <text:section text:style-name="Sect5" text:name="Bereich16">
        <text:p text:style-name="P307"><text:span text:style-name="T1">1744/5 Madras and Bengal</text:span></text:p>
      </text:section>
      <text:section text:style-name="Sect12" text:name="Bereich17">
        <text:p text:style-name="P874"><draw:custom-shape text:anchor-type="char" draw:z-index="41" draw:style-name="gr4" draw:text-style-name="P888" svg:width="2.779cm" svg:height="2.906cm" svg:x="16.277cm" svg:y="0.004cm"><text:p text:style-name="P51"><text:span text:style-name="Body_20_text_20__28_2_29__20_Exact">L/MAR/B/381-I(1) L/MAR/B/381-1(2) L/MAR/B/381-1(3) L/MAR/B/381-1(4) Capt Robert Osborne Downs 13 Apr 1745 -</text:span></text:p><draw:enhanced-geometry draw:type="0"/></draw:custom-shape></text:p>
        <text:h text:style-name="P849" text:outline-level="2"><text:bookmark-start text:name="bookmark48"/><text:span text:style-name="T1">PRINCESS LOUISA</text:span><text:bookmark-end text:name="bookmark48"/></text:h>
        <text:p text:style-name="P252"><text:span text:style-name="T1">Rated at 499 tons, 99 crew, 30 guns</text:span></text:p>
        <text:list xml:id="list694958765" text:style-name="WWNum129">
          <text:list-item>
            <text:p text:style-name="P177"><text:span text:style-name="T1">1733/4<text:tab/>Mokha and Bombay</text:span></text:p>
          </text:list-item>
        </text:list>
        <text:p text:style-name="P178"><text:span text:style-name="T1">L/MAR/B/639A<text:tab/>Journal 29<text:tab/>Aug<text:tab/>1733-26 May 1735</text:span></text:p>
        <text:p text:style-name="P179"><text:span text:style-name="T1">L/MAR/B/639D(1)<text:tab/>Ledger</text:span></text:p>
        <text:p text:style-name="P179"><text:span text:style-name="T1">L/MAR/B/639D(2)<text:tab/>Pay Book</text:span></text:p>
        <text:p text:style-name="P51"><text:span text:style-name="T1">Capt Richard Pinnell jun</text:span></text:p>
        <text:p text:style-name="P536"><text:span text:style-name="T1">Downs 4 Nov 1733 - 15 Feb 1734 Cape - 9 May Mokha - 9 Aug Bombay - 22 Sep Cochin - 11 Dec Cape -12 Jan 1735 St Helena -14 Apr Downs</text:span></text:p>
        <text:list xml:id="list134333175222431" text:continue-numbering="true" text:style-name="WWNum129">
          <text:list-item>
            <text:p text:style-name="P177"><text:span text:style-name="T1">1736/7<text:tab/>Madras and Bengal</text:span></text:p>
          </text:list-item>
        </text:list>
        <text:p text:style-name="P180"><text:span text:style-name="T1">L/MAR/B/639B<text:tab/>Journal 27<text:tab/>Aug<text:tab/>1736-26 Sep<text:tab/>1738</text:span></text:p>
        <text:p text:style-name="P179"><text:span text:style-name="T1">L/MAR/B/639E(1)<text:tab/>Ledger</text:span></text:p>
        <text:p text:style-name="P179"><text:span text:style-name="T1">L/MAR/B/639E(2)<text:tab/>Pay Book</text:span></text:p>
        <text:p text:style-name="P245"><text:span text:style-name="T1">Capt Richard Pinnell jun</text:span></text:p>
        <text:p text:style-name="P551"><text:span text:style-name="T1">Downs 26 Nov 1736 - Plymouth 5 Jan 1737 - 23 Mar Cape - 24 Jun Madras - 15 Jul Rogues River - 19 Oct Calcutta - 8 Jan 1738 Ingeli - 7 May St Helena - 8 Aug Downs</text:span></text:p>
        <text:p text:style-name="P370"><text:span text:style-name="T1">Ledger Pay Book Absence Book Imprest Book</text:span></text:p>
        <text:p text:style-name="P305"><text:span text:style-name="T1">captured at Madras by the French 10 Sep 1746</text:span></text:p>
        <text:h text:style-name="P868" text:outline-level="2"><text:bookmark-start text:name="bookmark49"/><text:span text:style-name="T1">PRINCESS MARY (2)</text:span><text:bookmark-end text:name="bookmark49"/></text:h>
        <text:p text:style-name="P519"><text:span text:style-name="T1">Extra ship, repaired by Mestaer 1799, 3 decks, 3in bottom, length 116ff ^in, breadth 30ft 7in, hold 12ft, wing transom 19ft LAin, port cell 21ft 9 Ain, waist 1ft lin, between decks 4ft 9 Ain &amp; 6ft 2 Ain, roundhouse 6ft 4in, ports 10 middle &amp; 14 upper, 462 tons Principal Managing Owners: 1-3 Matthew White, 4 Joseph Smith</text:span></text:p>
        <text:p text:style-name="P181"><text:span text:style-name="T1">1<text:tab/>1795/96 Bengal and Madras</text:span></text:p>
        <text:p text:style-name="P182"><text:span text:style-name="T1">L/MAR/B/381C<text:tab/>Journal 13<text:tab/>Aug 1796-21 Mar 1799</text:span></text:p>
        <text:p text:style-name="P718"><text:span text:style-name="T1">L/MAR/B/381J(1)<text:tab/>Ledger</text:span></text:p>
        <text:p text:style-name="P765"><text:span text:style-name="T1">L/MAR/B/381J </text:span><text:span text:style-name="Body_20_text_20__28_8_29__20__2b__20_Not_20_Bold"><text:span text:style-name="T6">(2)<text:tab/>Pay Book</text:span></text:span></text:p>
      </text:section>
      <text:section text:style-name="Sect12" text:name="Bereich18">
        <text:p text:style-name="P300"><text:span text:style-name="T1">Capt James Nash</text:span></text:p>
        <text:p text:style-name="P11"><text:span text:style-name="T1">Portsmouth 26 Oct 1796 - 23 Dec Cape - 20 Apr 1797 Calcutta -14 Jul Diamond Harbour - 3 Aug Kedgeree -1 Sep Penang -13 Oct returned to Penang -11 Dec Madras - 8 Jan 1798 Colombo - 28 Feb Calcutta - 3 May Saugor - 21 Aug Cape -17 Nov St Helena - 3 Feb 1799 Downs</text:span></text:p>
        <text:list xml:id="list134334501528463" text:continue-list="list644493734" text:style-name="WWNum103">
          <text:list-item>
            <text:p text:style-name="P240"><text:span text:style-name="T1">1799/1800<text:tab/>St Helena and Bengal</text:span></text:p>
          </text:list-item>
        </text:list>
        <text:p text:style-name="P241"><text:span text:style-name="T1">L/MAR/B/381D Journal 3 Aug 1799-5 May 1801 L/MAR/B/381K(1)<text:tab/>Ledger</text:span></text:p>
        <text:p text:style-name="P714"><text:span text:style-name="T1">L/MAR/B/381K(2)<text:tab/>Pay Book</text:span></text:p>
        <text:p text:style-name="P51"><text:span text:style-name="T1">Capt James Nash</text:span></text:p>
        <text:p text:style-name="P209"><text:span text:style-name="T1">Portsmouth 18 Nov 1799 - 29 Jan 1800 St Helena - 27 May Calcutta - 30 Jul Culpee - 27 Aug Kedgeree - 8 Jan 1801 Cape - 28 Jan St Helena -10 Apr Downs</text:span></text:p>
        <text:list xml:id="list134334311262303" text:continue-numbering="true" text:style-name="WWNum103">
          <text:list-item>
            <text:p text:style-name="P354"><text:span text:style-name="T1">1801/2<text:tab/>St Helena and Bengal</text:span></text:p>
          </text:list-item>
        </text:list>
        <text:p text:style-name="P356"><text:span text:style-name="T1">L/MAR/B/381E<text:tab/>Journal 26 Jun 1801-15 Dec<text:tab/>1802</text:span></text:p>
        <text:p text:style-name="P700"><text:span text:style-name="T1">L/MAR/B/3 81 L(l)<text:tab/>Ledger</text:span></text:p>
        <text:p text:style-name="P730"><text:span text:style-name="T1">L/MAR/B/381L(2)<text:tab/>Pay Book</text:span></text:p>
        <text:p text:style-name="P375"><text:span text:style-name="T1">Capt Andrew Grieve</text:span></text:p>
        <text:p text:style-name="P7"><text:span text:style-name="T1">Portsmouth 10 Sep 1801 - 2 Dec St Helena - 21 Mar 1802 Calcutta - 11 May Diamond Harbour - 25 May Kedgeree - 16 Sep St Helena - 22 Nov Downs</text:span></text:p>
        <text:list xml:id="list134333591113281" text:continue-numbering="true" text:style-name="WWNum103">
          <text:list-item>
            <text:p text:style-name="P465"><text:span text:style-name="T1">1802/3<text:tab/>Bengal</text:span></text:p>
          </text:list-item>
        </text:list>
        <text:p text:style-name="P467"><text:span text:style-name="T1">L/MAR/B/38 IF<text:tab/>Journal 5 Mar 1803-18 Feb<text:tab/>1805</text:span></text:p>
        <text:p text:style-name="P730"><text:span text:style-name="T1">L/MAR/B/381M(1)<text:tab/>Ledger</text:span></text:p>
        <text:p text:style-name="P730"><text:span text:style-name="T1">L/MAR/B/381M(2)<text:tab/>Pay Book</text:span></text:p>
        <text:p text:style-name="P375"><text:span text:style-name="T1">Capt Andrew Grieve</text:span></text:p>
        <text:p text:style-name="P5"><text:span text:style-name="T1">Portsmouth 30 Jun 1803 - 16 Sep Rio de Janeiro -14 Feb 1804 Calcutta - 30 Apr Diamond Harbour - 30 Jun Saugor - 18 Oct St Helena - 12 Jan 1805 Downs</text:span></text:p>
        <text:h text:style-name="P849" text:outline-level="2"><text:bookmark-start text:name="bookmark50"/><text:span text:style-name="T1">PRINCESS OF WALES (1)</text:span><text:bookmark-end text:name="bookmark50"/></text:h>
        <text:p text:style-name="P248"><text:span text:style-name="T1">Rated at 460/480 tons, 92/109 crew, 30 guns</text:span></text:p>
        <text:list xml:id="list3591041923" text:style-name="WWNum131">
          <text:list-item>
            <text:p text:style-name="P466"><text:span text:style-name="T1">1726/7<text:tab/>Madras and Bengal</text:span></text:p>
          </text:list-item>
        </text:list>
        <text:p text:style-name="P375"><text:span text:style-name="T1">Capt William Macket</text:span></text:p>
        <text:p text:style-name="P374"><text:span text:style-name="T1">18 Jan 1727 - 22 Mar 1728</text:span></text:p>
        <text:list xml:id="list134332497794346" text:continue-numbering="true" text:style-name="WWNum131">
          <text:list-item>
            <text:p text:style-name="P183"><text:span text:style-name="T1">1729/30<text:tab/>China</text:span></text:p>
          </text:list-item>
        </text:list>
        <text:p text:style-name="P184"><text:span text:style-name="T1">L/MAR/B/510A<text:tab/>Journal 13<text:tab/>Dec<text:tab/>1729-29 Jul 1731</text:span></text:p>
        <text:p text:style-name="P714"><text:span text:style-name="T1">L/MAR/B/510K(1)<text:tab/>Ledger</text:span></text:p>
        <text:p text:style-name="P714"><text:span text:style-name="T1">L/MAR/B/510K(2)<text:tab/>Pay Book</text:span></text:p>
        <text:p text:style-name="P51"><text:span text:style-name="T1">Capt Thomas Gilbert</text:span></text:p>
        <text:p text:style-name="P210"><text:span text:style-name="T1">Downs 13 Dec 1729 - 24 Jan 1730 Sao Tiago -10 Jun Batavia -13 Jul Macao - 31 Jul Whampoa - 5 Jan 1731 Mew Bay - 23 May St Helena - 29 Jul Westcott Bay</text:span></text:p>
        <text:list xml:id="list134332958838219" text:continue-numbering="true" text:style-name="WWNum131">
          <text:list-item>
            <text:p text:style-name="P466"><text:span text:style-name="T1">1732/3<text:tab/>Bombay</text:span></text:p>
          </text:list-item>
        </text:list>
        <text:p text:style-name="P468"><text:span text:style-name="T1">L/MAR/B/510B<text:tab/>Journal 10<text:tab/>Mar<text:tab/>1733-29 Aug 1734</text:span></text:p>
        <text:p text:style-name="P730"><text:span text:style-name="T1">L/MAR/B/510L(1)<text:tab/>Ledger</text:span></text:p>
        <text:p text:style-name="P730"><text:span text:style-name="T1">L/MAR/B/510L(2)<text:tab/>Pay Book</text:span></text:p>
        <text:p text:style-name="P375"><text:span text:style-name="T1">Capt Robert Mead</text:span></text:p>
        <text:p text:style-name="P4"><text:span text:style-name="T1">Downs 14 Mar 1733 - 17 Apr Sao Tiago - 27 Jul Johanna - 27 Aug Bombay - 7 Oct Goa - 24 Oct Tellicherry - 6 Nov Anjengo - 30 Nov Tellicherry - 10 Dec Mangalore - 20 Dec Tellicherry -17 Jan 1734 Bombay - 27 Feb Anjengo - 24 Jun St Helena - 29 Aug Frith</text:span></text:p>
        <text:list xml:id="list134333746043275" text:continue-numbering="true" text:style-name="WWNum131">
          <text:list-item>
            <text:p text:style-name="P355"><text:span text:style-name="T1">1735/6<text:tab/>China</text:span></text:p>
          </text:list-item>
        </text:list>
        <text:p text:style-name="P373"><text:span text:style-name="T1">L/MAR/B/510C Journal 3 Dec 1735-3 Jul 1737, Abraham Harwood, Second Mate L/MAR/B/510M(1)<text:tab/>Ledger</text:span></text:p>
        <text:p text:style-name="P700"><text:span text:style-name="T1">L/MAR/B/510M(2)<text:tab/>Pay Book</text:span></text:p>
        <text:p text:style-name="P245"><text:span text:style-name="T1">Capt Robert Mead</text:span></text:p>
        <text:p text:style-name="P662"><text:span text:style-name="T1">Downs 6 Feb 1736 - 21 Jun Batavia - 25 Jul Whampoa - 6 Feb 1737 Princes Island - 22 Apr St Helena - 3 Jul Woolwich</text:span></text:p>
        <text:h text:style-name="P849" text:outline-level="2"><text:bookmark-start text:name="bookmark51"/><text:span text:style-name="T1">PRINCESS OF WALES (2)</text:span><text:bookmark-end text:name="bookmark51"/></text:h>
        <text:p text:style-name="P250"><text:span text:style-name="T1">Rated at 499 tons, 99 crew, 30 guns</text:span></text:p>
        <text:list xml:id="list632545998" text:style-name="WWNum133">
          <text:list-item>
            <text:p text:style-name="P357"><text:span text:style-name="T1">1739/40<text:tab/>Madras and<text:tab/>Bengal</text:span></text:p>
          </text:list-item>
        </text:list>
        <text:p text:style-name="P358"><text:span text:style-name="T1">L/MAR/B/510D<text:tab/>Journal 8 Nov<text:tab/>1739-2<text:tab/>Oct<text:tab/>1741</text:span></text:p>
        <text:p text:style-name="P701"><text:span text:style-name="T1">L/MAR/B/510N(1)<text:tab/>Ledger</text:span></text:p>
        <text:p text:style-name="P701"><text:span text:style-name="T1">L/MAR/B/510N(2)<text:tab/>Pay Book</text:span></text:p>
        <text:p text:style-name="P316"><text:span text:style-name="T1">Capt Walter Hoxton</text:span></text:p>
        <text:p text:style-name="P647"><text:span text:style-name="T1">Downs 13 Jan 1740 - 12 Jun Madras - 21 Jul Calcutta - 3 Dec Ingeli - 5 Apr 1741 Cape - 5 May St Helena - 4 Aug Leith - 29 Aug Downs</text:span></text:p>
        <text:list xml:id="list134333127253622" text:continue-numbering="true" text:style-name="WWNum133">
          <text:list-item>
            <text:p text:style-name="P288"><text:span text:style-name="T1">1742/3<text:tab/>Bombay</text:span></text:p>
          </text:list-item>
        </text:list>
        <text:p text:style-name="P596"><text:span text:style-name="T1">L/MAR/B/510F<text:tab/>Journal 2 Jan<text:tab/>1743-20 Oct 1744</text:span></text:p>
        <text:p text:style-name="P745"><text:span text:style-name="T1">L/MAR/B/510-O(l)<text:tab/>Ledger</text:span></text:p>
        <text:p text:style-name="P745"><text:span text:style-name="T1">L/MAR/B/510-0(2)<text:tab/>Pay Book</text:span></text:p>
        <text:p text:style-name="P591"><text:span text:style-name="T1">Capt Thomas Hany</text:span></text:p>
        <text:p text:style-name="P636"><text:span text:style-name="T1">Downs 5 Apr 1743 - 20 Aug Johanna - 19 Oct Surat - 7 Dec Bombay - 31 Jan 1744 Tellicherry - 13 Feb Calicut - 15 May St Helena - 29 Aug Downs</text:span></text:p>
        <text:list xml:id="list134334494583414" text:continue-numbering="true" text:style-name="WWNum133">
          <text:list-item>
            <text:p text:style-name="P359"><text:span text:style-name="T1">1745/6<text:tab/>Bengal and Madras</text:span></text:p>
          </text:list-item>
        </text:list>
        <text:p text:style-name="P371"><text:span text:style-name="T1">L/MAR/B/510G Journal 28 Feb 1746-8 Feb 1749 Capt Thomas Harry</text:span></text:p>
        <text:p text:style-name="P213"><text:span text:style-name="T1">Downs 9 Jun 1746 - Torbay 26 Jul -12 Nov Cape -10 Mar 1747 Calcutta - 20 Aug Ingeli -19 Sep Vizagapatam - 30 Sep Fort St David - 21 Nov Rogues River - 25 Dec Culpeee -13 Feb 1748 Ingeli - 18 Jul Cape - 9 Sep St Helena - 22 Nov Lisbon - 22 Dec Downs</text:span></text:p>
        <text:h text:style-name="P862" text:outline-level="2"><text:bookmark-start text:name="bookmark52"/><text:span text:style-name="T1">PRINCESS OF WALES (3)</text:span><text:bookmark-end text:name="bookmark52"/></text:h>
        <text:p text:style-name="P656"><text:span text:style-name="T1">Extra ship, built at Stockton, measured 1795, 2 decks, length 109ft 6in, keel 87ft lin, breadth 29ft 7in, hold 13ft 9in, wing transom 18ft 9in, waist 1ft 9in, between decks 6ft 6in, deck range 42ft, 405 tons</text:span></text:p>
        <text:list xml:id="list2732145821" text:style-name="WWNum135">
          <text:list-item>
            <text:p text:style-name="P185"><text:span text:style-name="T1">1794/5<text:tab/>Bengal</text:span></text:p>
          </text:list-item>
        </text:list>
        <text:p text:style-name="P186"><text:span text:style-name="T1">L/MAR/B/51 OH<text:tab/>Journal 2 Jun 1795-29 Aug 1796</text:span></text:p>
        <text:p text:style-name="P51"><text:span text:style-name="T1">Capt Robert Abbon Mash</text:span></text:p>
        <text:p text:style-name="P638"><text:span text:style-name="T1">Downs 8 Jul 1795 - 8 Nov Culpee -1 Dec Calcutta - 7 Feb 1796 Kedgeree - 18 Apr Cape - 5 May St Helena - 3 Aug Downs</text:span></text:p>
        <text:list xml:id="list134334375649602" text:continue-numbering="true" text:style-name="WWNum135">
          <text:list-item>
            <text:p text:style-name="P188"><text:span text:style-name="T1">1796/7<text:tab/>Madras</text:span></text:p>
          </text:list-item>
        </text:list>
        <text:p text:style-name="P187"><text:span text:style-name="T1">L/MAM/B/510-1<text:tab/>Journal 10 Sep 1796-12 Jan 1798</text:span></text:p>
        <text:p text:style-name="P65"><text:span text:style-name="T1">Capt Robert Abbon Mash</text:span></text:p>
        <text:p text:style-name="P639"><text:span text:style-name="T1">Downs 16 Oct 1796 - 11 Feb 1797 Madras - 13 Apr Trincomalee - 13 Jul Simons Bay - 11 Sep St Helena -14 Dec Downs</text:span></text:p>
        <text:h text:style-name="P864" text:outline-level="2"><text:bookmark-start text:name="bookmark53"/><text:span text:style-name="T1">PRINCESS OF WALES (4)</text:span><text:bookmark-end text:name="bookmark53"/></text:h>
        <text:p text:style-name="P65"><text:span text:style-name="T1">1 From Madras 1799</text:span></text:p>
        <text:p text:style-name="P187"><text:span text:style-name="T1">L/MAR/B/510 J<text:tab/>Journal 1 Mar-26 Jul 1799, Thomas Dormer, Chief Mate</text:span></text:p>
        <text:p text:style-name="P65"><text:span text:style-name="Body_20_text_20__28_2_29__20__2b__20_10.5_20_pt">Capt </text:span><text:span text:style-name="T1">Gilbert Mitchell</text:span></text:p>
        <text:p text:style-name="P270"><text:span text:style-name="T1">Madras 1 Mar 1799 - 30 Apr Cape - 21 May St Helena - 26 Jul offBeachy Head</text:span></text:p>
        <text:h text:style-name="P869" text:outline-level="2"><text:bookmark-start text:name="bookmark54"/><draw:custom-shape text:anchor-type="char" draw:z-index="43" draw:style-name="gr2" draw:text-style-name="P888" svg:width="2.712cm" svg:height="1.811cm" svg:x="1.085cm" svg:y="20.673cm"><text:p text:style-name="P692"><text:span text:style-name="Body_20_text_20__28_5_29__20_Exact">L/MAR/B/405U (1) L/MAR/B/405U(2) L/MAR/B/405U(3) L/MAR/B/405U (4)</text:span></text:p><draw:enhanced-geometry draw:type="0"/></draw:custom-shape><draw:custom-shape text:anchor-type="char" draw:z-index="44" draw:style-name="gr1" draw:text-style-name="P888" svg:width="14.294cm" svg:height="2.117cm" svg:x="14.385cm" svg:y="2.715cm"><text:p text:style-name="P688"><text:span text:style-name="Body_20_text_20__28_3_29__20__2b__20_7_20_pt_20_Exact">i<text:tab/></text:span><text:span text:style-name="Body_20_text_20__28_3_29__20_Exact">PRINCESS ROYAL (3)</text:span></text:p><text:p text:style-name="P512"><text:span text:style-name="Body_20_text_20__28_2_29__20_Exact">I<text:tab/>Built by Wells, launched 1786, 3 decks, 4in bottom, length 143ft 7</text:span><text:span text:style-name="Body_20_text_20__28_2_29__20_Exact"><text:span text:style-name="T5">1</text:span></text:span><text:span text:style-name="Body_20_text_20__28_2_29__20_Exact">/2in, keel 116ft </text:span><text:span text:style-name="Body_20_text_20__28_2_29__20__2b__20_Italic_20_Exact">Vim,</text:span><text:span text:style-name="Body_20_text_20__28_2_29__20_Exact"> breadth 36ft</text:span></text:p><text:p text:style-name="P530"><text:span text:style-name="Body_20_text_20__28_2_29__20__2b__20_Italic_20_Exact">Wiin,</text:span><text:span text:style-name="Body_20_text_20__28_2_29__20_Exact"> hold 14ft 9in, wing transom 23ft 8in, port cell 26ft 3in, waist 1ft 3in, between decks 6ft &amp; 6ft 3 in, roundhouse 6ft 3in, ports 13 middle &amp; upper, deck range 81ft 6in, 805 tons Principal Managing Owner: Alexander Hume</text:span></text:p><draw:enhanced-geometry draw:type="0"/></draw:custom-shape><text:span text:style-name="T1">PRINCESS ROYAL (1)</text:span><text:bookmark-end text:name="bookmark54"/></text:h>
        <text:p text:style-name="P366"><text:span text:style-name="T1">Rated at 470/490 tons, 94/98 crew, 30/31 guns, keel 100ft, breadth 32ft 6in, hold 14ft, between decks 5ft 4in</text:span></text:p>
        <text:list xml:id="list3996940829" text:style-name="WWNum137">
          <text:list-item>
            <text:p text:style-name="P242"><text:span text:style-name="T1">1733/4<text:tab/>Madras and Bengal</text:span></text:p>
          </text:list-item>
        </text:list>
        <text:p text:style-name="P189"><text:span text:style-name="T1">L/MAR/B/405A<text:tab/>Journal 27<text:tab/>Jan 1734-18 Oct 1735</text:span></text:p>
        <text:p text:style-name="P719"><text:span text:style-name="T1">L/MAR/B/405-O(l)<text:tab/>Ledger</text:span></text:p>
        <text:p text:style-name="P719"><text:span text:style-name="T1">L/MAR/B/405-O(2)<text:tab/>Pay Book</text:span></text:p>
        <text:p text:style-name="P51"><text:span text:style-name="T1">Capt Duncan Backwell</text:span></text:p>
        <text:p text:style-name="P66"><text:span text:style-name="T1">Downs 21 Feb 1734 - 6 Apr Sao Tiago - 22 Jul Madras -11 Sep Rogues River - 4 Feb 1735 Ingeli - 18 Jun St Helena -13 Sep Downs</text:span></text:p>
        <text:list xml:id="list134332398912042" text:continue-numbering="true" text:style-name="WWNum137">
          <text:list-item>
            <text:p text:style-name="P469"><text:span text:style-name="T1">1737/8<text:tab/>China</text:span></text:p>
          </text:list-item>
        </text:list>
        <text:p text:style-name="P470"><text:span text:style-name="T1">L/MAR/B/405B<text:tab/>Journal 29<text:tab/>Oct 1737-16 Jul 1739</text:span></text:p>
        <text:p text:style-name="P470"><text:span text:style-name="Body_20_text_20__28_2_29__20__2b__20_Bold">L/MAR/B/381C<text:tab/></text:span><text:span text:style-name="T1">Journal 15<text:tab/>Feb-3 Aug 1738, anon</text:span></text:p>
        <text:p text:style-name="P732"><text:span text:style-name="T1">L/MAR/B/405P(1)<text:tab/>Ledger</text:span></text:p>
        <text:p text:style-name="P732"><text:span text:style-name="T1">L/MAR/B/405P(2)<text:tab/>Pay Book</text:span></text:p>
        <text:p text:style-name="P375"><text:span text:style-name="T1">Capt Duncan Backwell</text:span></text:p>
        <text:p text:style-name="P5"><text:span text:style-name="T1">Downs 2 Feb 1738 - 4 Mar Sao Tiago - 21 Jun Batavia -12 Aug Whampoa -14 Dec Second Bar - 11 Feb 1739 off Java Head - 2 May St Helena -13 Jul Downs</text:span></text:p>
        <text:h text:style-name="P847" text:outline-level="2"><text:bookmark-start text:name="bookmark55"/><text:span text:style-name="T1">PRINCESS ROYAL (2)</text:span><text:bookmark-end text:name="bookmark55"/></text:h>
        <text:p text:style-name="P11"><text:span text:style-name="T1">Built by Wells, launched 1769, 3 decks, 4in bottom, length 141ft Sin, keel 112ft </text:span><text:span text:style-name="Body_20_text_20__28_2_29__20__2b__20_Italic">WAin,</text:span><text:span text:style-name="T1"> breadth 38ft 3in, hold 15ft, wing transom 23ft 5</text:span><text:span text:style-name="T2">1</text:span><text:span text:style-name="T1">/4in, between decks 6ft </text:span><text:span text:style-name="Body_20_text_20__28_2_29__20__2b__20_Italic">SYiin,</text:span><text:span text:style-name="T1"> 878 tons Principal Managing Owner: Alexander Hume</text:span></text:p>
        <text:list text:style-name="WWNum139">
          <text:list-item>
            <text:p text:style-name="P190"><text:span text:style-name="T1">1769/70<text:tab/>Madras and China</text:span></text:p>
          </text:list-item>
        </text:list>
        <text:p text:style-name="P191"><text:span text:style-name="T1">L/MAR/B/405D<text:tab/>Journal 20 Nov 1769-4 Sep 1771</text:span></text:p>
        <text:p text:style-name="P719"><text:span text:style-name="T1">L/MAR/B/405R(1)<text:tab/>Ledger</text:span></text:p>
        <text:p text:style-name="P719"><text:span text:style-name="T1">L/MAR/B/405R(2)<text:tab/>Pay Book</text:span></text:p>
        <text:p text:style-name="P245"><text:span text:style-name="T1">Capt Robert Ken-</text:span></text:p>
        <text:p text:style-name="P202"><text:span text:style-name="T1">Downs 6 Feb 1770 - 24 May Johanna - 28 Jun Madras - 26 Aug Malacca - 23 Sep Whampoa - 29 Dec Second Bar - 7 Apr 1771 St Helena - 9 Jul Downs </text:span><text:span text:style-name="T2"><text:note text:id="ftn15" text:note-class="footnote"><text:note-citation>8</text:note-citation><text:note-body><text:p text:style-name="P808"><text:span text:style-name="T1"><text:tab/>1772/3<text:tab/>Benkulen and China</text:span></text:p><text:p text:style-name="P809"><text:span text:style-name="T1">L/MAR/B/405E<text:tab/>Journal 14 Oct 1772-6 Jun 1774</text:span></text:p><text:p text:style-name="P797"><text:span text:style-name="T1">L/MAR/B/405S(1)<text:tab/>Ledger</text:span></text:p><text:p text:style-name="P797"><text:span text:style-name="T1">L/MAR/B/405S(2)<text:tab/>Pay Book</text:span></text:p><text:p text:style-name="P810"><text:span text:style-name="T1">Capt Robert Ken-</text:span></text:p><text:p text:style-name="P800"><text:span text:style-name="T1">Downs 21 Dec 1772 - 14 Jan 1773 Sao Tiago - 21 Mar Cape -11 Jun Benkulen - 20 Aug Whampoa - 8 Dec Second Bar - 23 Feb 1774 Cape -13 Mar St Helena - 24 Mar Ascension - 30 May Downs</text:span></text:p></text:note-body></text:note></text:span><text:span text:style-name="T2"><text:s/></text:span><text:span text:style-name="T2"><text:note text:id="ftn16" text:note-class="footnote"><text:note-citation>9</text:note-citation><text:note-body><text:p text:style-name="P822"><text:span text:style-name="T1"><text:tab/>1776/7<text:tab/>Madras and China</text:span></text:p><text:p text:style-name="P823"><text:span text:style-name="T1">L/MAR/B/405F<text:tab/>Journal 28 Oct 1776-7 Oct 1778</text:span></text:p><text:p text:style-name="P794"><text:span text:style-name="T1">L/MAR/B/405T (1)<text:tab/>Ledger</text:span></text:p><text:p text:style-name="P795"><text:span text:style-name="T1">L/MAR/B/405T(2)<text:tab/>Pay Book</text:span></text:p><text:p text:style-name="P818"><text:span text:style-name="T1">Capt Robert Kerr</text:span></text:p><text:p text:style-name="P818"><text:span text:style-name="T1">Portsmouth 16 Jan 1777 - 2 Apr Cape -14 Jun Madras - 20 Aug Malacca - 23 Sep Whampoa -12 Jan 1778 Second Bar - 24 Apr Cape -19 May St Helena - 23 Aug Downs</text:span></text:p></text:note-body></text:note></text:span><text:span text:style-name="T2"><text:s/></text:span><text:span text:style-name="T2"><text:note text:id="ftn17" text:note-class="footnote"><text:note-citation>10</text:note-citation><text:note-body><text:p text:style-name="P811"><text:span text:style-name="Footnote_20__2b__20_Bold"><text:tab/></text:span><text:span text:style-name="T1">1778/9 St Helena and Benkulen</text:span></text:p><text:p text:style-name="P812"><text:span text:style-name="T1">L/MAR/B/405G-H<text:tab/>Journal 4 Jan 1779-31 Oct 1781</text:span></text:p><text:p text:style-name="P806"><text:span text:style-name="T1">Ledger Pay Book Absence Book Imprest Book</text:span></text:p></text:note-body></text:note></text:span></text:p>
        <text:p text:style-name="P299"><text:span text:style-name="T1">Capt Robert Kerr</text:span></text:p>
        <text:p text:style-name="P366"><text:span text:style-name="T1">Portsmouth 16 Jun 1779 - 5 Oct St Helena - 12 Dec Cape - 26 Feb 1780 Batavia -15 Apr Rat Island - 18 Jun Benkulen - 29 Jun Pulau Pisang - 31 Jul Croce -19 Aug Benkulen - 20 Dec Cape - 26 Jan 1781 St Helena 30 Jul - 20 Oct Downs</text:span></text:p>
        <text:p text:style-name="P192"><text:span text:style-name="T1">1<text:tab/>1786/7 Madras, Bengal and Bombay</text:span></text:p>
        <text:p text:style-name="P193"><text:span text:style-name="T1">L/MAR/B/405-I<text:tab/>Journal 6 Nov 1786-19 Sep 1788</text:span></text:p>
        <text:p text:style-name="P720"><text:span text:style-name="T1">L/MAR/B/405V(1)<text:tab/>Ledger</text:span></text:p>
        <text:p text:style-name="P720"><text:span text:style-name="T1">L/MAR/B/405V(2)<text:tab/>Pay Book</text:span></text:p>
        <text:p text:style-name="P193"><text:span text:style-name="T1">L/MAR/B/405V(3)<text:tab/>Absence Book</text:span></text:p>
        <text:p text:style-name="P720"><text:span text:style-name="T1">L/MAR/B/405V(4)<text:tab/>Imprest Book</text:span></text:p>
        <text:p text:style-name="P51"><text:span text:style-name="T1">Capt James Homcastle</text:span></text:p>
        <text:p text:style-name="P642"><text:span text:style-name="T1">Downs 6 Jan 1787 - 3 Apr Cape - 6 Jun Madras -18 Jun Diamond Harbour - 16 Nov Saugor -12 Feb 1788 Bombay -12 Jun St Helena - 22 Aug Downs</text:span></text:p>
        <text:p text:style-name="P192"><text:span text:style-name="T1">2<text:tab/>1789/90 Bombay</text:span></text:p>
        <text:p text:style-name="P193"><text:span text:style-name="T1">L/MAR/B/405J<text:tab/>Journal 24 Feb 1790-14 Jun 1791</text:span></text:p>
        <text:p text:style-name="P720"><text:span text:style-name="T1">L/MAR/B/405W (1)<text:tab/>Ledger</text:span></text:p>
        <text:p text:style-name="P720"><text:span text:style-name="T1">L/MAR/B/405W(2)<text:tab/>Pay Book</text:span></text:p>
        <text:p text:style-name="P51"><text:span text:style-name="T1">Capt James Homcastle</text:span></text:p>
        <text:p text:style-name="P585"><text:span text:style-name="T1">Downs 26 Apr 1790 - 12 Aug Johanna - 3 Sep Bombay - 7 Oct Tellicherry - 27 Oct Anjengo - 14 Nov Tellicherry - 30 Nov Bombay - 7 Jan 1791 Tellicheny - 3 Mar Cape - 22 Mar St Helena - 13 May Downs</text:span></text:p>
        <text:list xml:id="list134332998751762" text:continue-list="list134332398912042" text:style-name="WWNum137">
          <text:list-item>
            <text:p text:style-name="P471"><text:span text:style-name="T1">1792/3 St Helena and China</text:span></text:p>
          </text:list-item>
        </text:list>
        <text:p text:style-name="P472"><text:span text:style-name="T1">L/MAR/B/405K<text:tab/>Journal 14 Jan-27<text:tab/>Sep 1793</text:span></text:p>
        <text:p text:style-name="P733"><text:span text:style-name="T1">L/MAR/B/405X(1)<text:tab/>Imprest Book</text:span></text:p>
        <text:p text:style-name="P733"><text:span text:style-name="T1">L/MAR/B/405X(2)<text:tab/>Absence Book</text:span></text:p>
        <text:p text:style-name="P375"><text:span text:style-name="T1">Capt James Homcastle</text:span></text:p>
        <text:p text:style-name="P381"><text:span text:style-name="T1">Portsmouth 5 Apr 1793 - 11 Jul St Helena - 29 Sep captured by the French off Anger Point</text:span></text:p>
        <text:h text:style-name="P855" text:outline-level="2"><text:bookmark-start text:name="bookmark56"/><text:span text:style-name="T1">PRINCESS ROYAL (4)</text:span><text:bookmark-end text:name="bookmark56"/></text:h>
        <text:p text:style-name="P192"><text:span text:style-name="T1">1<text:tab/>1796/7 Madras and Bengal</text:span></text:p>
        <text:p text:style-name="P193"><text:span text:style-name="T1">L/MAR/B/405N<text:tab/>Journal 1 Jan 1797-28 Nov 1798</text:span></text:p>
        <text:p text:style-name="P193"><text:span text:style-name="T1">L/MAR/B/405M<text:tab/>Journal 7 Dec 1797-21 Oct 1798, anon</text:span></text:p>
        <text:p text:style-name="P51"><text:span text:style-name="T1">Capt Peter Foubister</text:span></text:p>
        <text:p text:style-name="P205"><text:span text:style-name="T1">Falmouth 16 Feb 1797 - 16 May Cape - 11 Jul Madras -13 Aug Pondicherry -16 Aug Madras - 6 Sep Penang -11 Dec Madras - 28 Jan 1798 Calcutta - 8 Mar Diamond Harbour - 14 Jun Simons Bay - 6 Aug St Helena - 18 Oct Downs</text:span></text:p>
        <text:h text:style-name="P847" text:outline-level="2"><text:bookmark-start text:name="bookmark57"/><text:span text:style-name="T1">PRINCESS ROYAL (5)</text:span><text:bookmark-end text:name="bookmark57"/></text:h>
        <text:p text:style-name="P375"><text:span text:style-name="T1">1 From Bombay 1797</text:span></text:p>
        <text:p text:style-name="P2"><text:span text:style-name="T1">L/MAR/B/405L Journal 10 Mar 1797-26 Mar 1798 Capt John Wedgbrough</text:span></text:p>
        <text:p text:style-name="P375"><text:span text:style-name="T1">Bombay 9 Aug 1797 - 16 Oct Cape - 3 Dec St Helena -31 Jan 1798 Downs</text:span></text:p>
      </text:section>
      <text:section text:style-name="Sect12" text:name="Bereich19">
        <text:p text:style-name="P686"><text:span text:style-name="T1">PRINCE WILLIAM (1)</text:span></text:p>
        <text:p text:style-name="P248"><text:span text:style-name="T1">Rated at 460/480 tons, 92/115 crew, 30 guns</text:span></text:p>
        <text:list xml:id="list2520195240" text:style-name="WWNum141">
          <text:list-item>
            <text:p text:style-name="P473"><text:span text:style-name="T1">1726/7<text:tab/>Madras and Bengal</text:span></text:p>
          </text:list-item>
        </text:list>
        <text:p text:style-name="P29"><text:span text:style-name="T1">L/MAR/B/324A Journal 11 Dec 1726-19 Jul 1728, Roger Hale, Chief Mate Capt Thomas Gilbert</text:span></text:p>
        <text:p text:style-name="P7"><text:span text:style-name="T1">Downs 18 Jan 1727 - 10 Feb Madeira -17 Jun Madras - 25 Jul Calcutta - 15 Dec Vizagapatam - 28 Dec Madras - 7 Apr 1728 Cape - 28 Apr St Helena -16 Jul Downs</text:span></text:p>
        <text:list xml:id="list134332457691673" text:continue-numbering="true" text:style-name="WWNum141">
          <text:list-item>
            <text:p text:style-name="P473"><text:span text:style-name="T1">1729/30<text:tab/>Bombay</text:span></text:p>
          </text:list-item>
        </text:list>
        <text:p text:style-name="P42"><text:span text:style-name="T1">L/MAR/B/324B Journal 22 Dec 1729-17 Aug 1731 L/MAR/B/324H(1)<text:tab/>Ledger</text:span></text:p>
        <text:p text:style-name="P734"><text:span text:style-name="T1">L/MAR/B/324H(2)<text:tab/>Pay Book</text:span></text:p>
        <text:p text:style-name="P375"><text:span text:style-name="T1">Capt William Beresford</text:span></text:p>
        <text:p text:style-name="P11"><text:span text:style-name="T1">Downs 3 Mar 1730 - 24 Apr Sao Tiago - 22 Jul Johanna - 20 Aug Bombay - 8 Dec Goa - 12 Dec Karwar - 15 Dec Goa - 23 Dec Bombay - 6 Jan 1731 Surat - 14 Jan Bombay - 12 Feb Anjengo - 16 May St Helena - 15 Aug Downs</text:span></text:p>
        <text:list xml:id="list134333805032447" text:continue-numbering="true" text:style-name="WWNum141">
          <text:list-item>
            <text:p text:style-name="P194"><text:span text:style-name="T1">1732/3<text:tab/>Mokha and Bombay</text:span></text:p>
          </text:list-item>
        </text:list>
        <text:p text:style-name="P195"><text:span text:style-name="T1">L/MAR/B/324C<text:tab/>Journal 23 Sep 1732-17 Feb<text:tab/>1734</text:span></text:p>
        <text:p text:style-name="P721"><text:span text:style-name="T1">L/MAR/B/324-I(l)<text:tab/>Ledger</text:span></text:p>
        <text:p text:style-name="P721"><text:span text:style-name="T1">L/MAR/B/324-I(2)<text:tab/>Pay Book</text:span></text:p>
        <text:p text:style-name="P51"><text:span text:style-name="T1">Capt William Beresford</text:span></text:p>
        <text:p text:style-name="P536"><text:span text:style-name="T1">Downs 23 Nov 1732 - 23 Feb 1733 Cape - 30 Apr Mokha - 25 Jul Bombay - 3 Dec St Helena - 16 Feb 1734 Downs</text:span></text:p>
        <text:list xml:id="list134332676959814" text:continue-numbering="true" text:style-name="WWNum141">
          <text:list-item>
            <text:p text:style-name="P194"><text:span text:style-name="T1">1735/6<text:tab/>Madras</text:span></text:p>
          </text:list-item>
        </text:list>
        <text:p text:style-name="P196"><text:span text:style-name="T1">L/MAR/B/324D<text:tab/>Journal 2 Dec<text:tab/>1735-20 May<text:tab/>1737</text:span></text:p>
        <text:p text:style-name="P721"><text:span text:style-name="T1">L/MAR/B/324J(1)<text:tab/>Ledger</text:span></text:p>
        <text:p text:style-name="P721"><text:span text:style-name="T1">L/MAR/B/324J(2)<text:tab/>Pay Book</text:span></text:p>
        <text:p text:style-name="P51"><text:span text:style-name="T1">Capt Thomas Langworth</text:span></text:p>
        <text:p text:style-name="P57"><text:span text:style-name="T1">Downs 6 Feb 1736 - 8 Aug Madras -1 Jan 1737 Cape - 3 Feb St Helena -16 May Downs</text:span></text:p>
        <text:p text:style-name="P685"><text:span text:style-name="T1">PRINCE WILLIAM (2)</text:span></text:p>
        <text:p text:style-name="P252"><text:span text:style-name="T1">Rated at 499 tons, 99 crew, 30 guns</text:span></text:p>
        <text:list xml:id="list885058674" text:style-name="WWNum143">
          <text:list-item>
            <text:p text:style-name="P243"><text:span text:style-name="T1">1738/9 Madagascar, Bombay, Madras and Bengal L/MAR/B/324E Journal 23 Oct 1738-24 Nov 1741 L/MAR/B/324K(1) Ledger L/MAR/B/324K(2) Pay Book</text:span></text:p>
          </text:list-item>
        </text:list>
        <text:p text:style-name="P51"><text:span text:style-name="T1">Capt Thomas Langworth</text:span></text:p>
        <text:p text:style-name="P214"><text:span text:style-name="T1">Portsmouth 11 Mar 1739 - 17 Jul Madagascar - 19 Sep Bombay - 23 Oct Geriah - 14 Nov Goa - 2 Dec Bombay - 13 Dec Surat - 20 Dec Bombay - 1 Jan 1740 Surat - 9 Jan Bombay - Malabar coast - 7 Feb Bombay - 3 Mar Goa - 27 Mar Bombay - 6 May Tellicheny - 21 May Madras - 3 Jul Rogues River - 20 Nov Culpee - 23 Dec Madras - 10 Jan 1741 Fort St David -12 May St Helena - 29 Sep Downs</text:span></text:p>
        <text:list xml:id="list134333845704812" text:continue-numbering="true" text:style-name="WWNum143">
          <text:list-item>
            <text:p text:style-name="P289"><text:span text:style-name="T1">1743/4 Madras and Bengal</text:span></text:p>
          </text:list-item>
        </text:list>
        <text:p text:style-name="P525"><text:span text:style-name="Body_20_text_20__28_2_29__20__2b__20_Bold">L/MAR/B/324F </text:span><text:span text:style-name="T1">Journal 24 Sep 1743-17 Mar 1746, William Webber, Chief Mate L/MAR/B/324L(1) Ledger L/MAR/B/324L(2) Pay Book Capt Thomas Langworth</text:span></text:p>
        <text:p text:style-name="P513"><text:span text:style-name="T1">Downs 1 Dec 1743 - 17 Feb 1744 Cape - 26 Apr Madras - 22 May<text:tab/>Culpee - 6 Jun Calcutta<text:tab/>-19 Dec</text:span></text:p>
        <text:p text:style-name="P514"><text:span text:style-name="T1">Ingeli - 23 Jan 1745 Calicut - 28 Jan Tellicherry - 23 May St Helena -<text:tab/>16<text:tab/>Sep Galway Bay<text:tab/>-<text:tab/>20 Dec</text:span></text:p>
        <text:p text:style-name="P481"><text:span text:style-name="T1">Downs</text:span></text:p>
        <text:list xml:id="list134333348877510" text:continue-numbering="true" text:style-name="WWNum143">
          <text:list-item>
            <text:p text:style-name="P416"><text:span text:style-name="T1">1746/7 Madras, Bengal and Bombay</text:span></text:p>
          </text:list-item>
        </text:list>
        <text:p text:style-name="P474"><text:span text:style-name="Body_20_text_20__28_2_29__20__2b__20_Bold">L/MAR/B/324G<text:tab/></text:span><text:span text:style-name="T1">Journal 31 Jan 1747-22 Sep 1750, Joseph Lowe, Third Mate</text:span></text:p>
        <text:p text:style-name="P30"><text:span text:style-name="T1">L/MAM/B/324M(1) Ledger L/MAM/B/324M(2) Pay Book Capt William Webber</text:span></text:p>
        <text:p text:style-name="P2"><text:span text:style-name="T1">Portsmouth 6 Aug 1747 - 4 Nov Cape - 31 Mar 1748 Fort St David - 23 Apr Kedgeree - 29 Apr Calcutta - 18 Jan 1749 Ingeli -11 Feb Barrabulla - 3 Mar Colombo -15 Mar Calicut - 17 Mar Tellicherry - 7 Apr Goa - 8 May Bombay - 29 Aug Fort St David - 23 Sep Calcutta - 22 Dec Ingeli -</text:span></text:p>
        <text:list xml:id="list134333844877306" text:continue-numbering="true" text:style-name="WWNum143">
          <text:list-item>
            <text:p text:style-name="P430"><text:span text:style-name="T1">Feb 1750 Vizagapatam - 9 Jun St Helena - 25 Aug Downs</text:span></text:p>
          </text:list-item>
        </text:list>
        <text:p text:style-name="P684"><text:span text:style-name="T1">PRINCE WILLIAM HENRY</text:span></text:p>
        <text:p text:style-name="P2"><text:span text:style-name="T1">Built by Barnard, launched 1787, 3 decks, 4in bottom, length 143ft 4in, keel 115ft lOin, breadth 36ft </text:span><text:span text:style-name="Body_20_text_20__28_2_29__20__2b__20_Italic">VAin,</text:span><text:span text:style-name="T1"> hold 14ft </text:span><text:span text:style-name="Body_20_text_20__28_2_29__20__2b__20_Italic">SYiin,</text:span><text:span text:style-name="T1"> wing transom 23ft 4</text:span><text:span text:style-name="T2">1</text:span><text:span text:style-name="T1">/2in, port cell 26ft 7in, waist 1ft 3in, between decks 6ft &amp; 6ft 2</text:span><text:span text:style-name="T2">1</text:span><text:span text:style-name="T1">/2in, roundhouse 6ft 3</text:span><text:span text:style-name="T2">3</text:span><text:span text:style-name="T1">/4in, ports 13 middle &amp; upper, deck range 80ft 9in, 803 tons Principal Managing Owners: 1-3 James Farquharson, 4-6 William Fraser</text:span></text:p>
        <text:list xml:id="list3263810152" text:style-name="WWNum145">
          <text:list-item>
            <text:p text:style-name="P197"><text:span text:style-name="T1">1787/8<text:tab/>Bombay</text:span></text:p>
          </text:list-item>
        </text:list>
        <text:p text:style-name="P198"><text:span text:style-name="T1">L/MAR/B/389A<text:tab/>Journal 28 Jan 1788-12 Jun<text:tab/>1789</text:span></text:p>
        <text:p text:style-name="P199"><text:span text:style-name="T1">L/MAR/B/389G(1)<text:tab/>Ledger</text:span></text:p>
        <text:p text:style-name="P199"><text:span text:style-name="T1">L/MAR/B/389G(2)<text:tab/>Pay Book</text:span></text:p>
        <text:p text:style-name="P51"><text:span text:style-name="T1">Capt Ralph Dundas</text:span></text:p>
        <text:p text:style-name="P375"><text:span text:style-name="T1">Portsmouth 30 Apr 1788 - 16 May Madeira -16 Aug Johanna - 6 Sep Bombay - 31 Oct Tellicherry - 8 Nov Anjengo - 22 Nov Tellicherry - 7 Dec Bombay -17 Mar 1789 St Helena -17 May Downs</text:span></text:p>
        <text:list xml:id="list134333146123837" text:continue-numbering="true" text:style-name="WWNum145">
          <text:list-item>
            <text:p text:style-name="P197"><text:span text:style-name="T1">1789/90<text:tab/>Bengal and Madras</text:span></text:p>
          </text:list-item>
        </text:list>
        <text:p text:style-name="P198"><text:span text:style-name="T1">L/MAM/B/389B<text:tab/>Journal 25 Jan 1790-5 Aug<text:tab/>1791</text:span></text:p>
        <text:p text:style-name="P199"><text:span text:style-name="T1">L/MAM/B/389H(1)<text:tab/>Ledger</text:span></text:p>
        <text:p text:style-name="P199"><text:span text:style-name="T1">L/MAM/B/389H(2)<text:tab/>Pay Book</text:span></text:p>
        <text:p text:style-name="P51"><text:span text:style-name="T1">Capt Ralph Dundas</text:span></text:p>
        <text:p text:style-name="P202"><text:span text:style-name="T1">Downs 26 Mar 1790 - 12 Apr Cadiz - 6 Aug Diamond Harbour -12 Dec Saugor - 23 Jan 1791 Madras -13 Apr Cape - 27 Apr St Helena - 28 Jun Downs</text:span></text:p>
        <text:list xml:id="list134332726167353" text:continue-numbering="true" text:style-name="WWNum145">
          <text:list-item>
            <text:p text:style-name="P200"><text:span text:style-name="T1">1792/3<text:tab/>Madras and Bengal</text:span></text:p>
          </text:list-item>
        </text:list>
        <text:p text:style-name="P198"><text:span text:style-name="T1">L/MAM/B/389C<text:tab/>Journal 23 May 1793-8 Oct<text:tab/>1794</text:span></text:p>
        <text:p text:style-name="P199"><text:span text:style-name="T1">L/MAR/B/389-I(l)<text:tab/>Ledger</text:span></text:p>
        <text:p text:style-name="P199"><text:span text:style-name="T1">L/MAM/B/389-I(2)<text:tab/>Pay Book</text:span></text:p>
        <text:p text:style-name="P481"><text:span text:style-name="T1">Capt Ralph Dundas</text:span></text:p>
        <text:p text:style-name="P516"><text:span text:style-name="T1">Portsmouth 22 May 1793 - 11 Sep Madras - 3 Oct Diamond Harbour - 24 Dec Saugor - 31 Jan 1794 Madras -1 May St Helena - 20 Jul Galway Bay - 27 Aug Downs</text:span></text:p>
        <text:list xml:id="list134334500553936" text:continue-numbering="true" text:style-name="WWNum145">
          <text:list-item>
            <text:p text:style-name="P475"><text:span text:style-name="T1">1794/5<text:tab/>Bengal</text:span></text:p>
          </text:list-item>
        </text:list>
        <text:p text:style-name="P476"><text:span text:style-name="T1">L/MAM/B/389D<text:tab/>Journal 18<text:tab/>Feb<text:tab/>1795-15 Dec<text:tab/>1796</text:span></text:p>
        <text:p text:style-name="P474"><text:span text:style-name="T1">L/MAM/B/389J(1)<text:tab/>Ledger</text:span></text:p>
        <text:p text:style-name="P474"><text:span text:style-name="T1">L/MAR/B/389J(2)<text:tab/>Pay Book</text:span></text:p>
        <text:p text:style-name="P375"><text:span text:style-name="T1">Capt Ralph Dundas</text:span></text:p>
        <text:p text:style-name="P375"><text:span text:style-name="T1">Portsmouth 24 May 1795 - 6 Jul San Salvador - 3 Sep Cape - 3 Jan 1796 Diamond Harbour -18 Feb Saugor - 3 Jul St Helena - 26 Nov Crookhaven -11 Dec Downs</text:span></text:p>
        <text:list xml:id="list134333689812205" text:continue-numbering="true" text:style-name="WWNum145">
          <text:list-item>
            <text:p text:style-name="P200"><text:span text:style-name="T1">1796/7<text:tab/>Madras and Bengal</text:span></text:p>
          </text:list-item>
        </text:list>
        <text:p text:style-name="P201"><text:span text:style-name="T1">L/MAM/B/389E<text:tab/>Journal 27<text:tab/>Feb<text:tab/>1797-30 Mar<text:tab/>1799</text:span></text:p>
        <text:p text:style-name="P199"><text:span text:style-name="T1">L/MAWB/389K(1)<text:tab/>Ledger</text:span></text:p>
        <text:p text:style-name="P199"><text:span text:style-name="T1">L/MAWB/389K(2)<text:tab/>Pay Book</text:span></text:p>
        <text:p text:style-name="P51"><text:span text:style-name="T1">Capt Roger Baskett</text:span></text:p>
        <text:p text:style-name="P202"><text:span text:style-name="T1">Portsmouth 5 Jun 1797 - 4 Sep Cape - 2 Dec Madras - 25 Jan 1798 Kedgeree - 7 Apr Saugor - 22 Aug Cape -17 Nov St Helena - 3 Feb 1799 Downs</text:span></text:p>
      </text:section>
      <text:section text:style-name="Sect13" text:name="Bereich20">
        <text:list xml:id="list134333655049014" text:continue-numbering="true" text:style-name="WWNum145">
          <text:list-item>
            <text:p text:style-name="P477"><text:span text:style-name="T1">1800/1 Madras</text:span></text:p>
          </text:list-item>
        </text:list>
        <text:p text:style-name="P478"><text:span text:style-name="T1">L/MAR/B/389F<text:tab/>Journal 22 Jul<text:tab/>1800-5 Dec 1801</text:span></text:p>
        <text:p text:style-name="P781"><text:span text:style-name="T1">L/MAR/B/389L(1)<text:tab/></text:span><text:span text:style-name="Body_20_text_20__28_8_29__20__2b__20_Not_20_Bold"><text:span text:style-name="T6">Ledger</text:span></text:span></text:p>
        <text:p text:style-name="P735"><text:span text:style-name="T1">L/MAR/B/389L(2)<text:tab/>Pay Book</text:span></text:p>
        <text:p text:style-name="P375"><text:span text:style-name="T1">Capt Roger Baskett</text:span></text:p>
        <text:p text:style-name="P375"><text:span text:style-name="T1">Portsmouth 5 Sep 1800 - 23 Sep Madeira - 29 Jan 1801 Madras - 30 Mar Vizagapatam -11 Jul Cape -15 Aug St Helena -31 Oct Downs</text:span></text:p>
        <text:list xml:id="list134333105082034" text:continue-list="list134334375649602" text:style-name="WWNum135">
          <text:list-item>
            <text:p text:style-name="P290"><text:span text:style-name="T1">1815/6 Si Helena and China</text:span></text:p>
          </text:list-item>
        </text:list>
        <text:p text:style-name="P291"><text:span text:style-name="T1">L/MAR/B/176E<text:tab/>Journal 19<text:tab/>Jan 1816-21 Aug 1817</text:span></text:p>
        <text:p text:style-name="P479"><text:span text:style-name="T1">L/MAR/B/176G(1)<text:tab/>Ledger</text:span></text:p>
        <text:p text:style-name="P479"><text:span text:style-name="T1">L/MAM/B/176G(2)<text:tab/>Pay Book</text:span></text:p>
        <text:p text:style-name="P375"><text:span text:style-name="T1">Capt Andrew Timbrell Mason</text:span></text:p>
        <text:p text:style-name="P663"><text:span text:style-name="T1">Downs 24 Mar 1816 -10 Jun St Helena - 30 Sep Batavia - 4 Nov Samarang - 7 Jan 1817 Whampoa - 28 Feb Second Bar - 7 Jun St Helena - 30 Jul Downs</text:span></text:p>
      </text:section>
      <text:section text:style-name="Sect5" text:name="Bereich21">
        <text:p text:style-name="P879"/>
      </text:section>
      <text:section text:style-name="Sect14" text:name="Bereich22">
        <text:h text:style-name="P873" text:outline-level="2"><text:bookmark-start text:name="bookmark58"/><text:span text:style-name="T1">PROTECTOR (1)</text:span><text:bookmark-end text:name="bookmark58"/></text:h>
        <text:p text:style-name="P675"><text:span text:style-name="T1">580 tons, 150 crew, 40 guns 1<text:tab/>1751/2 Bombay, to remain</text:span></text:p>
        <text:p text:style-name="P480"><text:span text:style-name="T1">L/MAR/B/110A<text:tab/>Journal 23 Nov 1751-28 Sepl753, anon</text:span></text:p>
        <text:p text:style-name="P782"><text:span text:style-name="T1">L/MAR/B/110C(1)<text:tab/></text:span><text:span text:style-name="Body_20_text_20__28_8_29__20__2b__20_Not_20_Bold"><text:span text:style-name="T6">Imprest Book</text:span></text:span></text:p>
        <text:p text:style-name="P736"><text:span text:style-name="T1">L/MAR/B/110C(2)<text:tab/>Absence Book</text:span></text:p>
        <text:p text:style-name="P375"><text:span text:style-name="T1">Capt Francis Cheyne</text:span></text:p>
        <text:p text:style-name="P375"><text:span text:style-name="T1">Downs 16 Jan 1752 - 29 Mar Cape -10 Jun Madras - 28 Aug Bombay 1 Nov - 23 Nov Bombay - 26 Dec Cochin -13 Feb 1753 Bombay -19 Mar Surat -17 May Mokha -10 Sep Bombay</text:span></text:p>
        <text:h text:style-name="P849" text:outline-level="2"><text:bookmark-start text:name="bookmark59"/><text:span text:style-name="T1">PROVIDENCE (2)</text:span><text:bookmark-end text:name="bookmark59"/></text:h>
        <text:p text:style-name="P245"><text:span text:style-name="T1">Chartered ship, 678 tons</text:span></text:p>
        <text:p text:style-name="P255"><text:span text:style-name="T1">Principal Managing Owner: George Bunyon</text:span></text:p>
        <text:p text:style-name="P292"><text:span text:style-name="T1">1<text:tab/>1819/20 Bengal and Madras</text:span></text:p>
        <text:p text:style-name="P245"><text:span text:style-name="T1">L/MAR/B/176F Deck Log 31 May 1820-11 Oct 1821</text:span></text:p>
        <text:p text:style-name="P676"><text:span text:style-name="T1">Capt John Adair<text:tab/>, .<text:tab/>,</text:span></text:p>
        <text:p text:style-name="P677"><text:span text:style-name="T1">Downs 19 Jul 1820 - 20 Oct Cape - 10 Jan 1821 Calcutta - 13 Mar Saugor - 5 Apr Vizagapatam -</text:span></text:p>
        <text:p text:style-name="P245"><text:span text:style-name="T1">19 Apr Madras - 8 Jul Cape - 2 Aug St Helena - 26 Sep Downs</text:span></text:p>
      </text:section>
      <text:section text:style-name="Sect3" text:name="Bereich23">
        <text:h text:style-name="P865" text:outline-level="2"><text:bookmark-start text:name="bookmark60"/><text:span text:style-name="T1">PROTECTOR (2)</text:span><text:bookmark-end text:name="bookmark60"/></text:h>
        <text:p text:style-name="P297"><text:span text:style-name="T1">Chartered ship, 511 tons</text:span></text:p>
        <text:p text:style-name="P297"><text:span text:style-name="T1">Principal Managing Owner: George Waugh</text:span></text:p>
        <text:list xml:id="list2765273360" text:style-name="WWNum147">
          <text:list-item>
            <text:p text:style-name="P43"><text:span text:style-name="T1">1826/7<text:tab/>Madras and Bengal</text:span></text:p>
          </text:list-item>
        </text:list>
        <text:p text:style-name="P31"><text:span text:style-name="T1">NMM: LOG/C/57 Journal 5 Mar 1827-11 May 1828, William Tattersall, Third Mate Capt George Waugh</text:span></text:p>
        <text:p text:style-name="P2"><text:span text:style-name="T1">Downs 11 Mar 1827 - 25 Jul Madras -13 Aug Hugh river -17 Dec Madras - 14 Mar 1828 St Helena - 12 May East India Docks</text:span></text:p>
        <text:list xml:id="list134333858122524" text:continue-numbering="true" text:style-name="WWNum147">
          <text:list-item>
            <text:p text:style-name="P244"><text:span text:style-name="T1">1829/30<text:tab/>Cape, Madras and Bengal</text:span></text:p>
          </text:list-item>
        </text:list>
        <text:p text:style-name="P202"><text:span text:style-name="T1">L/MAR/B/110B Deck Log 27 Apr 1830-18 Jun 1831 Capt George Waugh</text:span></text:p>
        <text:p text:style-name="P546"><text:span text:style-name="T1">Portsmouth 2 Jun 1830 - 12 Aug Cape - 2 Oct Madras - 24 Oct Calcutta -19 Jan 1831 Saugor - 29 Mar St Helena - 3 Jun Downs</text:span></text:p>
        <text:h text:style-name="P865" text:outline-level="2"><text:bookmark-start text:name="bookmark61"/><text:span text:style-name="T1">PROVIDENCE (1)</text:span><text:bookmark-end text:name="bookmark61"/></text:h>
        <text:p text:style-name="P516"><text:span text:style-name="T1">Built by Matthew Smith of Howrah 1807, sold in England 1811, repaired 1815, 2 decks, 3in bottom, length 127ft lO^in, keel 101ft lOin, breadth 34ft HAin, hold 18ft 3in, wing transom 22ft lin, port cell 29ft 2in, waist lOin, between decks 6ft 7in, roundhouse 6ft 2in, 630 tons Principal Managing Owner: 3 Almon Hill</text:span></text:p>
        <text:list xml:id="list3842664886" text:style-name="WWNum149">
          <text:list-item>
            <text:p text:style-name="P312"><text:span text:style-name="T1">From Bengal 1809</text:span></text:p>
          </text:list-item>
        </text:list>
        <text:p text:style-name="P2"><text:span text:style-name="Body_20_text_20__28_2_29__20__2b__20_Bold">L/MAR/B/176A </text:span><text:span text:style-name="T1">Journal 19 Mar 1809-22 May 1810 Capt Hugh Reid</text:span></text:p>
        <text:p text:style-name="P516"><text:span text:style-name="T1">Calcutta 18 Jun 1809 - 23 Jun Diamond Harbour - 25 Jul Saugor - 24 Sep Madras - 25 Dec Cape - 27 Jan 1810 St Helena -16 Apr Downs</text:span></text:p>
        <text:list xml:id="list134332952272062" text:continue-numbering="true" text:style-name="WWNum149">
          <text:list-item>
            <text:p text:style-name="P589"><text:span text:style-name="T1">1810/1 New South Wales and China L/MAR/B/176B Journal 7 Jun 1810-17 Oct 1812</text:span></text:p>
          </text:list-item>
        </text:list>
        <text:p text:style-name="P516"><text:span text:style-name="Body_20_text_20__28_2_29__20__2b__20_Bold">L/MAR/B/176C-D </text:span><text:span text:style-name="T1">Journal 14 May 1811-17 Oct 1812, Forrest Hamilton, Chief Mate Capt Andrew Barclay</text:span></text:p>
        <text:p text:style-name="P481"><text:span text:style-name="T1">Portsmouth 7 Sep 1810 -12 Sep Cork - 23 Dec Falmouth 21 Jan 1811 - 23 Mar Rio de Janeiro - 2 Jul Sydney -16 Dec Whampoa - 3 Feb 1812 Second Bar - 24 Apr Simons Bay - 10 Jun St Helena - 4 Sep Falmouth -15 Sep Downs</text:span></text:p>
        <text:h text:style-name="P846" text:outline-level="1"><text:bookmark-start text:name="bookmark62"/><text:span text:style-name="T1">PRUDENT MARY</text:span><text:bookmark-end text:name="bookmark62"/></text:h>
        <text:p text:style-name="P669"><text:span text:style-name="T1">350 tons, 70 crew, 30 guns</text:span></text:p>
        <text:list xml:id="list2527238239" text:style-name="WWNum151">
          <text:list-item>
            <text:p text:style-name="P670"><text:span text:style-name="T1">1682/3<text:tab/>Bengal</text:span></text:p>
          </text:list-item>
        </text:list>
        <text:p text:style-name="P678"><text:span text:style-name="T1">BL: </text:span><text:span text:style-name="Body_20_text_20__28_2_29__20__2b__20_Bold">Sloane Ms 3668 ff.155-56<text:tab/></text:span><text:span text:style-name="T1">Memorandum by Lake, covering 5-21 Apr 1683</text:span></text:p>
        <text:p text:style-name="P679"><text:span text:style-name="T1">Capt Samuel Lake</text:span></text:p>
        <text:p text:style-name="P255"><text:span text:style-name="T1">Downs 26 Oct 1682 - off Ceylon 5 Apr 1683 - 21 Apr Balasore - 1 Jun 1684 Downs</text:span></text:p>
        <text:list xml:id="list134334210252602" text:continue-numbering="true" text:style-name="WWNum151">
          <text:list-item>
            <text:p text:style-name="P360"><text:span text:style-name="T1">1684/5<text:tab/>Surat</text:span></text:p>
          </text:list-item>
        </text:list>
        <text:p text:style-name="P316"><text:span text:style-name="T1">Capt Samuel Lake</text:span></text:p>
        <text:p text:style-name="P251"><text:span text:style-name="T1">Downs 12 Nov 1684 - wrecked at Bombay</text:span></text:p>
        <text:h text:style-name="P861" text:outline-level="2"><text:bookmark-start text:name="bookmark63"/><text:span text:style-name="T1">PURSUIT</text:span><text:bookmark-end text:name="bookmark63"/></text:h>
        <text:p text:style-name="P649"><text:span text:style-name="T1">Extra ship, repaired by Fletcher 1797, 2 decks, 4in bottom, lengh 107ft 9%in, keel 86ft H/dn, breadth 29ft 3y</text:span><text:span text:style-name="T3">4</text:span><text:span text:style-name="T1">in, hold 12ft 8%in, wing transom 16ft 4in, port cell 23ft lOin, waist 3ft 2‘Ain, between decks 6ft 3</text:span><text:span text:style-name="T2">3</text:span><text:span text:style-name="T1">/4in, ports 3 lower &amp; 4 upper, 393 tons</text:span></text:p>
        <text:list xml:id="list4254959811" text:style-name="WWNum153">
          <text:list-item>
            <text:p text:style-name="P293"><text:span text:style-name="T1">1795/6<text:tab/>Bengal</text:span></text:p>
          </text:list-item>
        </text:list>
        <text:p text:style-name="P245"><text:span text:style-name="Body_20_text_20__28_2_29__20__2b__20_Bold">L/MAR/B/406A </text:span><text:span text:style-name="T1">Journal 2 Sep 1795-26 Jan 1797</text:span></text:p>
        <text:p text:style-name="P294"><text:span text:style-name="T1">Capt John Barker<text:tab/>, , </text:span><text:span text:style-name="T3">T</text:span><text:span text:style-name="T1"> „<text:tab/>,,</text:span></text:p>
        <text:p text:style-name="P245"><text:span text:style-name="T1">Downs 22 Sep 1795 - 7 Feb 1796 Calcutta - 27 Mar Fultah - 21 Jul St Helena - 26 Nov Crookhaven -</text:span></text:p>
        <text:list xml:id="list134333823144935" text:continue-list="list134334319140943" text:style-name="WWNum115">
          <text:list-item>
            <text:p text:style-name="P295"><text:span text:style-name="T1">Dec Downs</text:span></text:p>
          </text:list-item>
        </text:list>
        <text:list xml:id="list134333899509852" text:continue-list="list4254959811" text:style-name="WWNum153">
          <text:list-item>
            <text:p text:style-name="P296"><text:span text:style-name="T1">1796/7<text:tab/>Bengal</text:span></text:p>
          </text:list-item>
        </text:list>
        <text:p text:style-name="P672"><text:span text:style-name="T1">L/MAM/B/406B Journal 1 Apr 1797-6 Aug 1798 Capt John Barker</text:span></text:p>
        <text:p text:style-name="P680"><text:span text:style-name="T1">Portsmouth 3 Jun 1797 - 27 Oct Calcutta - 30 Nov Culpee - 2 Mar 1798 St Helena - 25 Jun Cork - 8 Jul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3_29_" style:display-name="Footnote (3)" style:family="paragraph" style:parent-style-name="Standard" loext:linked-style-name="Footnote_20__28_3_29__5f_">
      <loext:graphic-properties draw:fill="solid" draw:fill-color="#ffffff"/>
      <style:paragraph-properties fo:margin-top="0.106cm" fo:margin-bottom="0cm" style:contextual-spacing="false"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cm" fo:margin-bottom="0.176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69cm" fo:orphans="0" fo:widows="0" fo:text-indent="-0.282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cm" fo:margin-bottom="0.141cm" style:contextual-spacing="false" fo:line-height="0.409cm"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563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776cm" fo:margin-bottom="0.212cm" style:contextual-spacing="false" fo:line-height="0.409cm"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margin-top="0.776cm" fo:margin-bottom="0.212cm" style:contextual-spacing="false" fo:line-height="0.314cm" fo:orphans="0" fo:widows="0" fo:background-color="#ffffff"/>
      <style:text-properties fo:font-variant="normal" fo:text-transform="none" style:text-line-through-style="none" style:text-line-through-type="none" fo:font-size="8pt" fo:font-style="normal" style:text-underline-style="none" fo:font-weight="normal" style:font-size-asian="8pt" style:font-style-asian="normal" style:font-weight-asian="normal" style:font-size-complex="8pt" style:font-style-complex="normal" style:font-weight-complex="normal"/>
    </style:style>
    <style:style style:name="Body_20_text_20__28_8_29_" style:display-name="Body text (8)" style:family="paragraph" style:parent-style-name="Standard" loext:linked-style-name="Body_20_text_20__28_8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margin-top="0.811cm" fo:margin-bottom="0.212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Header" style:family="paragraph" style:parent-style-name="Header_20_and_20_Footer"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3_29__5f_" style:display-name="Footnote (3)_" style:family="text" style:parent-style-name="Default_20_Paragraph_20_Font" loext:linked-style-name="Footnote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3_29__20__2b__20_Not_20_Bold" style:display-name="Footnote (3) + Not Bold" style:family="text" style:parent-style-name="Footnote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5_20_pt" style:display-name="Body text (2) + 10.5 pt" style:family="text" style:parent-style-name="Body_20_text_20__28_2_29_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5_20_pt_20_Exact" style:display-name="Body text (2) + 10.5 pt Exact" style:family="text" style:parent-style-name="Body_20_text_20__28_2_29_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Heading_20__23_1_20_Exact" style:display-name="Heading #1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8_20_pt" style:display-name="Body text (2) + 8 pt"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Header_20_or_20_footer_20__2b__20_8.5_20_pt" style:display-name="Header or footer + 8.5 pt" style:family="text" style:parent-style-name="Header_20_or_20_footer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pt" fo:font-style="normal" style:text-underline-style="none" fo:font-weight="normal" style:font-size-asian="8pt" style:font-style-asian="normal" style:font-weight-asian="normal" style:font-size-complex="8pt" style:font-style-complex="normal" style:font-weight-complex="normal"/>
    </style:style>
    <style:style style:name="Body_20_text_20__28_5_29__20__2b__20_Bold" style:display-name="Body text (5) +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_20__2b__20_Not_20_Bold" style:display-name="Body text (8) + Not Bold" style:family="text" style:parent-style-name="Body_20_text_20__28_8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er_20_or_20_footer_20__2b__20_10.5_20_pt_2c_Bold" style:display-name="Header or footer + 10.5 pt,Bold" style:family="text" style:parent-style-name="Header_20_or_20_footer_5f_">
      <style:text-properties fo:color="#000000" loext:opacity="100%" style:font-name="Times New Roman" fo:font-family="'Times New Roman'" style:font-family-generic="roman" style:font-pitch="variable" fo:font-size="10.5pt" fo:letter-spacing="normal" fo:language="en" fo:country="US" fo:font-weight="bold" style:font-name-asian="Times New Roman1" style:font-family-asian="'Times New Roman'" style:font-family-generic-asian="system" style:font-pitch-asian="variable" style:font-size-asian="10.5pt" style:language-asian="en" style:country-asian="US" style:font-weight-asian="bold" style:font-name-complex="Times New Roman1" style:font-family-complex="'Times New Roman'" style:font-family-generic-complex="system" style:font-pitch-complex="variable" style:font-size-complex="10.5pt" style:language-complex="en" style:country-complex="US" style:font-weight-complex="bold" style:text-scale="100%"/>
    </style:style>
    <style:style style:name="Heading_20__23_1_20__2b__20_Italic" style:display-name="Heading #1 + Italic" style:family="text" style:parent-style-name="Heading_20__23_1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9_29__20_Exact" style:display-name="Body text (9)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Small_20_Caps_20_Exact" style:display-name="Body text (2) + Small Caps Exact"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20__2b__20_10.5_20_pt" style:display-name="Header or footer + 10.5 pt" style:family="text" style:parent-style-name="Header_20_or_20_footer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Body_20_text_20__28_8_29__20_Exact" style:display-name="Body text (8)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or_20_footer_20__2b__20_10_20_pt_2c_Bold" style:display-name="Header or footer + 10 pt,Bold" style:family="text" style:parent-style-name="Header_20_or_20_footer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0_29__20__2b__20_8.5_20_pt_2c_Not_20_Bold" style:display-name="Body text (10) + 8.5 pt,Not Bold" style:family="text" style:parent-style-name="Body_20_text_20__28_10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3_29__20__2b__20_7_20_pt_20_Exact" style:display-name="Body text (3) + 7 pt Exact" style:family="text" style:parent-style-name="Body_20_text_20__28_3_29__5f_">
      <style:text-properties fo:color="#000000" loext:opacity="100%" style:font-name="Times New Roman" fo:font-family="'Times New Roman'" style:font-family-generic="roman" style:font-pitch="variable" fo:font-size="7pt" fo:letter-spacing="normal" fo:language="en" fo:country="US"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7pt" style:language-complex="en" style:country-complex="US" style:text-scale="100%"/>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0.5pt" fo:letter-spacing="normal" fo:language="en" fo:country="US" fo:font-style="normal" style:text-underline-style="none" fo:font-weight="normal" style:font-name-asian="Times New Roman1" style:font-family-asian="'Times New Roman'" style:font-family-generic-asian="system" style:font-pitch-asian="variable" style:font-size-asian="10.5pt" style:language-asian="en" style:country-asian="US" style:font-style-asian="normal" style:font-weight-asian="normal" style:font-name-complex="Times New Roman1" style:font-family-complex="'Times New Roman'" style:font-family-generic-complex="system" style:font-pitch-complex="variable" style:font-size-complex="10.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6" style:display-name="ListLabel 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7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1"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55cm" style:type="right"/>
        </style:tab-stops>
      </style:paragraph-properties>
    </style:style>
    <style:style style:name="MP4" style:family="paragraph">
      <loext:graphic-properties draw:fill="none"/>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43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18cm" style:type="right"/>
        </style:tab-stops>
      </style:paragraph-properties>
    </style:style>
    <style:style style:name="MP7" style:family="paragraph" style:parent-style-name="Standard">
      <style:paragraph-properties fo:orphans="0" fo:widows="0"/>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81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1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0.553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97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6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25cm" style:type="right"/>
        </style:tab-stops>
      </style:paragraph-properties>
    </style:style>
    <style:style style:name="MT1" style:family="text"/>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5.182cm" fo:margin-bottom="0.005cm" fo:margin-left="21.842cm" fo:margin-right="7.31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12cm" fo:margin-left="0cm" fo:margin-right="0cm" fo:margin-top="3.112cm" style:dynamic-spacing="true"/>
      </style:footer-style>
    </style:page-layout>
    <style:page-layout style:name="Mpm2">
      <style:page-layout-properties fo:page-width="42cm" fo:page-height="29.7cm" style:num-format="1" style:print-orientation="landscape" fo:margin-top="5.394cm" fo:margin-bottom="0.005cm" fo:margin-left="0cm" fo:margin-right="0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83cm" fo:margin-left="0cm" fo:margin-right="0cm" fo:margin-top="2.985cm" style:dynamic-spacing="tru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5.394cm" fo:margin-bottom="0.005cm" fo:margin-left="5.614cm" fo:margin-right="7.1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83cm" fo:margin-left="0cm" fo:margin-right="0cm" fo:margin-top="2.985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42cm" fo:page-height="29.7cm" style:num-format="1" style:print-orientation="landscape" fo:margin-top="0cm" fo:margin-bottom="0.005cm" fo:margin-left="5.614cm" fo:margin-right="7.1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94cm" fo:margin-left="0cm" fo:margin-right="0cm" fo:margin-bottom="5.293cm" style:dynamic-spacing="true"/>
      </style:header-style>
      <style:footer-style>
        <style:header-footer-properties fo:min-height="3.083cm" fo:margin-left="0cm" fo:margin-right="0cm" fo:margin-top="2.985cm" style:dynamic-spacing="true"/>
      </style:footer-style>
    </style:page-layout>
    <style:page-layout style:name="Mpm7">
      <style:page-layout-properties fo:page-width="42cm" fo:page-height="29.7cm" style:num-format="1" style:print-orientation="landscape" fo:margin-top="0cm" fo:margin-bottom="0.005cm" fo:margin-left="5.736cm" fo:margin-right="7.154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06cm" fo:margin-left="0cm" fo:margin-right="0cm" fo:margin-bottom="5.006cm" style:dynamic-spacing="true"/>
      </style:header-style>
      <style:footer-style>
        <style:header-footer-properties fo:min-height="4.06cm" fo:margin-left="0cm" fo:margin-right="0cm" fo:margin-top="3.962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42cm" fo:page-height="29.7cm" style:num-format="1" style:print-orientation="landscape" fo:margin-top="0cm" fo:margin-bottom="0.005cm" fo:margin-left="6.488cm" fo:margin-right="6.505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419cm" fo:margin-left="0cm" fo:margin-right="0cm" fo:margin-bottom="5.318cm" style:dynamic-spacing="true"/>
      </style:header-style>
      <style:footer-style>
        <style:header-footer-properties fo:min-height="4.5cm" fo:margin-left="0cm" fo:margin-right="0cm" fo:margin-top="4.399cm" style:dynamic-spacing="true"/>
      </style:footer-style>
    </style:page-layout>
    <style:page-layout style:name="Mpm10">
      <style:page-layout-properties fo:page-width="42cm" fo:page-height="29.7cm" style:num-format="1" style:print-orientation="landscape" fo:margin-top="0cm" fo:margin-bottom="0.005cm" fo:margin-left="5.703cm" fo:margin-right="7.15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5cm" fo:margin-left="0cm" fo:margin-right="0cm" fo:margin-bottom="4.65cm" style:dynamic-spacing="true"/>
      </style:header-style>
      <style:footer-style>
        <style:header-footer-properties fo:min-height="3.112cm" fo:margin-left="0cm" fo:margin-right="0cm" fo:margin-top="3.013cm" style:dynamic-spacing="true"/>
      </style:footer-style>
    </style:page-layout>
    <style:page-layout style:name="Mpm11">
      <style:page-layout-properties fo:page-width="42cm" fo:page-height="29.7cm" style:num-format="1" style:print-orientation="landscape" fo:margin-top="0cm" fo:margin-bottom="0.005cm" fo:margin-left="5.493cm" fo:margin-right="7.07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81cm" fo:margin-left="0cm" fo:margin-right="0cm" fo:margin-bottom="5.181cm" style:dynamic-spacing="true"/>
      </style:header-style>
      <style:footer-style>
        <style:header-footer-properties fo:min-height="2.917cm" fo:margin-left="0cm" fo:margin-right="0cm" fo:margin-top="2.819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42cm" fo:page-height="29.7cm" style:num-format="1" style:print-orientation="landscape" fo:margin-top="0cm" fo:margin-bottom="0.005cm" fo:margin-left="5.433cm" fo:margin-right="7.364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54cm" fo:margin-left="0cm" fo:margin-right="0cm" fo:margin-bottom="4.955cm" style:dynamic-spacing="true"/>
      </style:header-style>
      <style:footer-style>
        <style:header-footer-properties fo:min-height="3.829cm" fo:margin-left="0cm" fo:margin-right="0cm" fo:margin-top="3.731cm" style:dynamic-spacing="true"/>
      </style:footer-style>
    </style:page-layout>
    <style:page-layout style:name="Mpm14">
      <style:page-layout-properties fo:page-width="42cm" fo:page-height="29.7cm" style:num-format="1" style:print-orientation="landscape" fo:margin-top="0cm" fo:margin-bottom="0.005cm" fo:margin-left="5.542cm" fo:margin-right="7.601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877cm" fo:margin-left="0cm" fo:margin-right="0cm" fo:margin-bottom="5.777cm" style:dynamic-spacing="true"/>
      </style:header-style>
      <style:footer-style>
        <style:header-footer-properties fo:min-height="2.9cm" fo:margin-left="0cm" fo:margin-right="0cm" fo:margin-top="2.799cm" style:dynamic-spacing="true"/>
      </style:footer-style>
    </style:page-layout>
    <style:page-layout style:name="Mpm15">
      <style:page-layout-properties fo:page-width="42cm" fo:page-height="29.7cm" style:num-format="1" style:print-orientation="landscape" fo:margin-top="0cm" fo:margin-bottom="0.005cm" fo:margin-left="5.482cm" fo:margin-right="7.1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11cm" fo:margin-left="0cm" fo:margin-right="0cm" fo:margin-bottom="4.81cm" style:dynamic-spacing="true"/>
      </style:header-style>
      <style:footer-style>
        <style:header-footer-properties fo:min-height="3.508cm" fo:margin-left="0cm" fo:margin-right="0cm" fo:margin-top="3.41cm" style:dynamic-spacing="true"/>
      </style:footer-style>
    </style:page-layout>
    <style:page-layout style:name="Mpm16">
      <style:page-layout-properties fo:page-width="42cm" fo:page-height="29.7cm" style:num-format="1" style:print-orientation="landscape" fo:margin-top="0cm" fo:margin-bottom="0.005cm" fo:margin-left="6.167cm" fo:margin-right="6.706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49cm" fo:margin-left="0cm" fo:margin-right="0cm" fo:margin-bottom="5.048cm" style:dynamic-spacing="true"/>
      </style:header-style>
      <style:footer-style>
        <style:header-footer-properties fo:min-height="3.729cm" fo:margin-left="0cm" fo:margin-right="0cm" fo:margin-top="3.628cm" style:dynamic-spacing="true"/>
      </style:footer-style>
    </style:page-layout>
    <style:page-layout style:name="Mpm17">
      <style:page-layout-properties fo:page-width="42cm" fo:page-height="29.7cm" style:num-format="1" style:print-orientation="landscape" fo:margin-top="0cm" fo:margin-bottom="0.005cm" fo:margin-left="5.445cm" fo:margin-right="7.3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26cm" fo:margin-left="0cm" fo:margin-right="0cm" fo:margin-bottom="5.126cm" style:dynamic-spacing="true"/>
      </style:header-style>
      <style:footer-style>
        <style:header-footer-properties fo:min-height="3.126cm" fo:margin-left="0cm" fo:margin-right="0cm" fo:margin-top="3.027cm" style:dynamic-spacing="true"/>
      </style:footer-style>
    </style:page-layout>
    <style:page-layout style:name="Mpm18">
      <style:page-layout-properties fo:page-width="42cm" fo:page-height="29.7cm" style:num-format="1" style:print-orientation="landscape" fo:margin-top="0cm" fo:margin-bottom="0.005cm" fo:margin-left="5.445cm" fo:margin-right="7.3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226cm" fo:margin-left="0cm" fo:margin-right="0cm" fo:margin-bottom="5.126cm" style:dynamic-spacing="true"/>
      </style:header-style>
      <style:footer-style>
        <style:header-footer-properties fo:min-height="3.126cm" fo:margin-left="0cm" fo:margin-right="0cm" fo:margin-top="3.027cm" style:dynamic-spacing="true"/>
      </style:footer-style>
    </style:page-layout>
    <style:page-layout style:name="Mpm19">
      <style:page-layout-properties fo:page-width="42cm" fo:page-height="29.7cm" style:num-format="1" style:print-orientation="landscape" fo:margin-top="0cm" fo:margin-bottom="0.005cm" fo:margin-left="5.539cm" fo:margin-right="7.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75cm" fo:margin-left="0cm" fo:margin-right="0cm" fo:margin-bottom="4.65cm" style:dynamic-spacing="true"/>
      </style:header-style>
      <style:footer-style>
        <style:header-footer-properties fo:min-height="3.653cm" fo:margin-left="0cm" fo:margin-right="0cm" fo:margin-top="3.552cm" style:dynamic-spacing="true"/>
      </style:footer-style>
    </style:page-layout>
    <style:page-layout style:name="Mpm20">
      <style:page-layout-properties fo:page-width="42cm" fo:page-height="29.7cm" style:num-format="1" style:print-orientation="landscape" fo:margin-top="4.75cm" fo:margin-bottom="0.005cm" fo:margin-left="5.539cm" fo:margin-right="7.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653cm" fo:margin-left="0cm" fo:margin-right="0cm" fo:margin-top="3.552cm" style:dynamic-spacing="true"/>
      </style:footer-style>
    </style:page-layout>
    <style:page-layout style:name="Mpm21">
      <style:page-layout-properties fo:page-width="42cm" fo:page-height="29.7cm" style:num-format="1" style:print-orientation="landscape" fo:margin-top="0cm" fo:margin-bottom="0.005cm" fo:margin-left="5.539cm" fo:margin-right="7.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5cm" fo:margin-left="0cm" fo:margin-right="0cm" fo:margin-bottom="4.65cm" style:dynamic-spacing="true"/>
      </style:header-style>
      <style:footer-style>
        <style:header-footer-properties fo:min-height="3.653cm" fo:margin-left="0cm" fo:margin-right="0cm" fo:margin-top="3.5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28.039cm" svg:y="27.344cm" svg:width="0.49cm" draw:z-index="0"><draw:text-box fo:min-height="0.233cm"><text:p text:style-name="MP2"><text:span text:style-name="Header_20_or_20_footer"><text:page-number text:select-page="current">499</text:page-number></text:span></text:p></draw:text-box></draw:frame></text:p>
      </style:footer>
    </style:master-page>
    <style:master-page style:name="Converted1" style:page-layout-name="Mpm2" draw:style-name="Mdp1">
      <style:footer>
        <text:p text:style-name="MP1"><draw:custom-shape text:anchor-type="char" draw:z-index="1" draw:style-name="Mgr1" draw:text-style-name="MP4" svg:width="16.767cm" svg:height="0.687cm" svg:x="11.982cm" svg:y="27.608cm"><text:p text:style-name="MP3"><text:span text:style-name="Header_20_or_20_footer"><text:page-number text:select-page="current">502</text:page-number></text:span><text:span text:style-name="Header_20_or_20_footer"><text:tab/>503</text:span></text:p><draw:enhanced-geometry draw:type="0"/></draw:custom-shape></text:p>
      </style:footer>
    </style:master-page>
    <style:master-page style:name="Converted2" style:page-layout-name="Mpm2" draw:style-name="Mdp1" style:next-style-name="Converted1">
      <style:footer>
        <text:p text:style-name="MP1"><draw:custom-shape text:anchor-type="char" draw:z-index="2" draw:style-name="Mgr1" draw:text-style-name="MP4" svg:width="17.045cm" svg:height="0.687cm" svg:x="11.762cm" svg:y="28.108cm"><text:p text:style-name="MP5"><text:span text:style-name="Header_20_or_20_footer">500<text:tab/></text:span><text:span text:style-name="Header_20_or_20_footer"><text:page-number text:select-page="current">501</text:page-number></text:span></text:p><draw:enhanced-geometry draw:type="0"/></draw:custom-shape></text:p>
      </style:footer>
    </style:master-page>
    <style:master-page style:name="First_20_Page" style:display-name="First Page" style:page-layout-name="Mpm3" style:next-style-name="Standard"/>
    <style:master-page style:name="Converted3" style:page-layout-name="Mpm4" draw:style-name="Mdp1">
      <style:footer>
        <text:p text:style-name="MP1"><draw:custom-shape text:anchor-type="char" draw:z-index="3" draw:style-name="Mgr1" draw:text-style-name="MP4" svg:width="17.028cm" svg:height="0.687cm" svg:x="11.756cm" svg:y="27.998cm"><text:p text:style-name="MP6"><text:span text:style-name="Header_20_or_20_footer"><text:page-number text:select-page="current">504</text:page-number></text:span><text:span text:style-name="Header_20_or_20_footer"><text:tab/>505</text:span></text:p><draw:enhanced-geometry draw:type="0"/></draw:custom-shape></text:p>
      </style:footer>
    </style:master-page>
    <style:master-page style:name="Converted4" style:page-layout-name="Mpm5" draw:style-name="Mdp1" style:next-style-name="Converted3">
      <style:footer>
        <text:p text:style-name="MP7"/>
      </style:footer>
    </style:master-page>
    <style:master-page style:name="Converted5" style:page-layout-name="Mpm6" draw:style-name="Mdp1">
      <style:header>
        <text:p text:style-name="MP1"><draw:custom-shape text:anchor-type="char" draw:z-index="4" draw:style-name="Mgr1" draw:text-style-name="MP4" svg:width="17.814cm" svg:height="0.727cm" svg:x="5.92cm" svg:y="4.868cm"><text:p text:style-name="MP8"><text:span text:style-name="Header_20_or_20_footer_20__2b__20_8.5_20_pt">Capt George Richardson<text:tab/></text:span><text:span text:style-name="Header_20_or_20_footer_20__2b__20_10.5_20_pt_2c_Bold">PITT (1)</text:span></text:p><draw:enhanced-geometry draw:type="0"/></draw:custom-shape></text:p>
      </style:header>
      <style:footer>
        <text:p text:style-name="MP1"><draw:custom-shape text:anchor-type="char" draw:z-index="5" draw:style-name="Mgr2" draw:text-style-name="MP4" svg:width="0.472cm" svg:height="1.46cm" svg:x="11.82cm" svg:y="27.017cm"><text:p text:style-name="MP2"><text:span text:style-name="Header_20_or_20_footer"><text:page-number text:select-page="current">509</text:page-number></text:span></text:p><draw:enhanced-geometry draw:type="0"/></draw:custom-shape></text:p>
      </style:footer>
    </style:master-page>
    <style:master-page style:name="Converted6" style:page-layout-name="Mpm6" draw:style-name="Mdp1" style:next-style-name="Converted5">
      <style:header>
        <text:p text:style-name="MP1"><draw:custom-shape text:anchor-type="char" draw:z-index="6" draw:style-name="Mgr2" draw:text-style-name="MP4" svg:width="2.573cm" svg:height="1.073cm" svg:x="5.95cm" svg:y="4.978cm"><text:p text:style-name="MP2"><text:span text:style-name="Header_20_or_20_footer">Capt William Moffat</text:span></text:p><draw:enhanced-geometry draw:type="0"/></draw:custom-shape></text:p>
      </style:header>
      <style:footer>
        <text:p text:style-name="MP1"><draw:custom-shape text:anchor-type="char" draw:z-index="7" draw:style-name="Mgr2" draw:text-style-name="MP4" svg:width="0.477cm" svg:height="1.333cm" svg:x="28.309cm" svg:y="27.123cm"><text:p text:style-name="MP2"><text:span text:style-name="Header_20_or_20_footer_20__2b__20_8.5_20_pt"><text:page-number text:select-page="current">507</text:page-number></text:span></text:p><draw:enhanced-geometry draw:type="0"/></draw:custom-shape></text:p>
      </style:footer>
    </style:master-page>
    <style:master-page style:name="Converted7" style:page-layout-name="Mpm7" draw:style-name="Mdp1">
      <style:header>
        <text:p text:style-name="MP7"/>
      </style:header>
      <style:footer>
        <text:p text:style-name="MP1"><draw:custom-shape text:anchor-type="char" draw:z-index="8" draw:style-name="Mgr2" draw:text-style-name="MP4" svg:width="0.486cm" svg:height="1.46cm" svg:x="11.887cm" svg:y="27.428cm"><text:p text:style-name="MP2"><text:span text:style-name="Header_20_or_20_footer"><text:page-number text:select-page="current">510</text:page-number></text:span></text:p><draw:enhanced-geometry draw:type="0"/></draw:custom-shape></text:p>
      </style:footer>
    </style:master-page>
    <style:master-page style:name="Converted8" style:page-layout-name="Mpm8" draw:style-name="Mdp1" style:next-style-name="Converted7">
      <style:header>
        <text:p text:style-name="MP7"/>
      </style:header>
      <style:footer>
        <text:p text:style-name="MP7"/>
      </style:footer>
    </style:master-page>
    <style:master-page style:name="Converted9" style:page-layout-name="Mpm9" draw:style-name="Mdp1">
      <style:header>
        <text:p text:style-name="MP1"><draw:custom-shape text:anchor-type="char" draw:z-index="9" draw:style-name="Mgr2" draw:text-style-name="MP4" svg:width="2.5cm" svg:height="0.989cm" svg:x="6.712cm" svg:y="5.436cm"><text:p text:style-name="MP2"><text:span text:style-name="Header_20_or_20_footer_20__2b__20_8.5_20_pt">Capt Samuel Hough</text:span></text:p><draw:enhanced-geometry draw:type="0"/></draw:custom-shape></text:p>
      </style:header>
      <style:footer>
        <text:p text:style-name="MP7"/>
      </style:footer>
    </style:master-page>
    <style:master-page style:name="Converted10" style:page-layout-name="Mpm10" draw:style-name="Mdp1">
      <style:header>
        <text:p text:style-name="MP7"/>
      </style:header>
      <style:footer>
        <text:p text:style-name="MP1"><draw:custom-shape text:anchor-type="char" draw:z-index="10" draw:style-name="Mgr2" draw:text-style-name="MP4" svg:width="0.465cm" svg:height="1.46cm" svg:x="28.494cm" svg:y="27.379cm"><text:p text:style-name="MP2"><text:span text:style-name="Header_20_or_20_footer"><text:page-number text:select-page="current">515</text:page-number></text:span></text:p><draw:enhanced-geometry draw:type="0"/></draw:custom-shape></text:p>
      </style:footer>
    </style:master-page>
    <style:master-page style:name="Converted11" style:page-layout-name="Mpm11" draw:style-name="Mdp1">
      <style:header>
        <text:p text:style-name="MP7"/>
      </style:header>
      <style:footer>
        <text:p text:style-name="MP7"/>
      </style:footer>
    </style:master-page>
    <style:master-page style:name="Converted12" style:page-layout-name="Mpm11" draw:style-name="Mdp1">
      <style:header>
        <text:p text:style-name="MP7"/>
      </style:header>
      <style:footer>
        <text:p text:style-name="MP1"><draw:custom-shape text:anchor-type="char" draw:z-index="11" draw:style-name="Mgr1" draw:text-style-name="MP4" svg:width="16.83cm" svg:height="0.687cm" svg:x="11.68cm" svg:y="27.259cm"><text:p text:style-name="MP9"><text:span text:style-name="Header_20_or_20_footer"><text:page-number text:select-page="current">522</text:page-number></text:span><text:span text:style-name="Header_20_or_20_footer"><text:tab/>521</text:span></text:p><draw:enhanced-geometry draw:type="0"/></draw:custom-shape><draw:frame draw:style-name="Mfr2" draw:name="Rahmen24" text:anchor-type="char" svg:x="11.68cm" svg:y="27.259cm" svg:width="16.829cm" draw:z-index="0"><draw:text-box fo:min-height="0cm"><text:p text:style-name="MP9"><text:span text:style-name="Header_20_or_20_footer"><text:page-number text:select-page="current">522</text:page-number></text:span><text:span text:style-name="Header_20_or_20_footer"><text:tab/>521</text:span></text:p></draw:text-box></draw:frame></text:p>
      </style:footer>
    </style:master-page>
    <style:master-page style:name="Converted13" style:page-layout-name="Mpm11" draw:style-name="Mdp1" style:next-style-name="Converted12">
      <style:header>
        <text:p text:style-name="MP1"><draw:custom-shape text:anchor-type="char" draw:z-index="12" draw:style-name="Mgr2" draw:text-style-name="MP4" svg:width="3.453cm" svg:height="1.154cm" svg:x="5.81cm" svg:y="4.886cm"><text:p text:style-name="MP2"><text:span text:style-name="Header_20_or_20_footer_20__2b__20_10.5_20_pt">PRINCE AUGUSTUS</text:span></text:p><draw:enhanced-geometry draw:type="0"/></draw:custom-shape></text:p>
      </style:header>
      <style:footer>
        <text:p text:style-name="MP1"><draw:custom-shape text:anchor-type="char" draw:z-index="13" draw:style-name="Mgr1" draw:text-style-name="MP4" svg:width="16.924cm" svg:height="0.687cm" svg:x="11.795cm" svg:y="26.984cm"><text:p text:style-name="MP10"><text:span text:style-name="Header_20_or_20_footer">518<text:tab/></text:span><text:span text:style-name="Header_20_or_20_footer"><text:page-number text:select-page="current">519</text:page-number></text:span></text:p><draw:enhanced-geometry draw:type="0"/></draw:custom-shape></text:p>
      </style:footer>
    </style:master-page>
    <style:master-page style:name="Converted14" style:page-layout-name="Mpm12" draw:style-name="Mdp1" style:next-style-name="Converted11"/>
    <style:master-page style:name="Converted15" style:page-layout-name="Mpm13" draw:style-name="Mdp1">
      <style:header>
        <text:p text:style-name="MP7"/>
      </style:header>
      <style:footer>
        <text:p text:style-name="MP1"><draw:custom-shape text:anchor-type="char" draw:z-index="39" draw:style-name="Mgr1" draw:text-style-name="MP4" svg:width="16.835cm" svg:height="0.687cm" svg:x="11.68cm" svg:y="27.259cm"><text:p text:style-name="MP9"><text:span text:style-name="Header_20_or_20_footer"><text:page-number text:select-page="current">520</text:page-number></text:span><text:span text:style-name="Header_20_or_20_footer"><text:tab/>521</text:span></text:p><draw:enhanced-geometry draw:type="0"/></draw:custom-shape></text:p>
      </style:footer>
    </style:master-page>
    <style:master-page style:name="Converted16" style:page-layout-name="Mpm14" draw:style-name="Mdp1">
      <style:header>
        <text:p text:style-name="MP7"/>
      </style:header>
      <style:footer>
        <text:p text:style-name="MP1"><draw:custom-shape text:anchor-type="char" draw:z-index="14" draw:style-name="Mgr2" draw:text-style-name="MP4" svg:width="0.482cm" svg:height="1.46cm" svg:x="11.638cm" svg:y="27.196cm"><text:p text:style-name="MP2"><text:span text:style-name="Header_20_or_20_footer">524</text:span></text:p><draw:enhanced-geometry draw:type="0"/></draw:custom-shape><draw:frame draw:style-name="Mfr2" draw:name="Rahmen30" text:anchor-type="char" svg:x="11.638cm" svg:y="27.196cm" svg:width="0.482cm" draw:z-index="0"><draw:text-box fo:min-height="0cm"><text:p text:style-name="MP2"><text:span text:style-name="Header_20_or_20_footer">524</text:span></text:p></draw:text-box></draw:frame></text:p>
      </style:footer>
    </style:master-page>
    <style:master-page style:name="Converted17" style:page-layout-name="Mpm14" draw:style-name="Mdp1" style:next-style-name="Converted16">
      <style:header>
        <text:p text:style-name="MP1"><draw:custom-shape text:anchor-type="char" draw:z-index="15" draw:style-name="Mgr1" draw:text-style-name="MP4" svg:width="20.555cm" svg:height="0.708cm" svg:x="5.674cm" svg:y="5.285cm"><text:p text:style-name="MP11"><text:span text:style-name="Header_20_or_20_footer_20__2b__20_10_20_pt_2c_Bold">PRINCE OF ORANGE (1)<text:tab/>PRINCE OF WALES (2)</text:span></text:p><draw:enhanced-geometry draw:type="0"/></draw:custom-shape></text:p>
      </style:header>
      <style:footer>
        <text:p text:style-name="MP1"><draw:custom-shape text:anchor-type="char" draw:z-index="16" draw:style-name="Mgr2" draw:text-style-name="MP4" svg:width="0.481cm" svg:height="1.46cm" svg:x="11.714cm" svg:y="27.513cm"><text:p text:style-name="MP2"><text:span text:style-name="Header_20_or_20_footer">522</text:span></text:p><draw:enhanced-geometry draw:type="0"/></draw:custom-shape></text:p>
      </style:footer>
    </style:master-page>
    <style:master-page style:name="Converted18" style:page-layout-name="Mpm12" draw:style-name="Mdp1" style:next-style-name="Converted15"/>
    <style:master-page style:name="Converted19" style:page-layout-name="Mpm15" draw:style-name="Mdp1">
      <style:header>
        <text:p text:style-name="MP7"/>
      </style:header>
      <style:footer>
        <text:p text:style-name="MP1"><draw:custom-shape text:anchor-type="char" draw:z-index="42" draw:style-name="Mgr2" draw:text-style-name="MP4" svg:width="0.484cm" svg:height="1.46cm" svg:x="11.638cm" svg:y="27.196cm"><text:p text:style-name="MP2"><text:span text:style-name="Header_20_or_20_footer">524</text:span></text:p><draw:enhanced-geometry draw:type="0"/></draw:custom-shape></text:p>
      </style:footer>
    </style:master-page>
    <style:master-page style:name="Converted20" style:page-layout-name="Mpm16" draw:style-name="Mdp1">
      <style:header>
        <text:p text:style-name="MP1"><draw:custom-shape text:anchor-type="char" draw:z-index="17" draw:style-name="Mgr2" draw:text-style-name="MP4" svg:width="2.999cm" svg:height="1.154cm" svg:x="6.373cm" svg:y="5.124cm"><text:p text:style-name="MP2"><text:span text:style-name="Header_20_or_20_footer_20__2b__20_10.5_20_pt">PRINCE REGENT</text:span></text:p><draw:enhanced-geometry draw:type="0"/></draw:custom-shape></text:p>
      </style:header>
      <style:footer>
        <text:p text:style-name="MP1"><draw:custom-shape text:anchor-type="char" draw:z-index="18" draw:style-name="Mgr1" draw:text-style-name="MP4" svg:width="16.999cm" svg:height="0.687cm" svg:x="12.293cm" svg:y="27.252cm"><text:p text:style-name="MP12"><text:span text:style-name="Header_20_or_20_footer">526<text:tab/></text:span><text:span text:style-name="Header_20_or_20_footer"><text:page-number text:select-page="current">527</text:page-number></text:span></text:p><draw:enhanced-geometry draw:type="0"/></draw:custom-shape></text:p>
      </style:footer>
    </style:master-page>
    <style:master-page style:name="Converted21" style:page-layout-name="Mpm8" draw:style-name="Mdp1" style:next-style-name="Converted20">
      <style:header>
        <text:p text:style-name="MP7"/>
      </style:header>
      <style:footer>
        <text:p text:style-name="MP7"/>
      </style:footer>
    </style:master-page>
    <style:master-page style:name="Converted22" style:page-layout-name="Mpm17" draw:style-name="Mdp1">
      <style:header>
        <text:p text:style-name="MP7"/>
      </style:header>
      <style:footer>
        <text:p text:style-name="MP7"/>
      </style:footer>
    </style:master-page>
    <style:master-page style:name="Converted23" style:page-layout-name="Mpm17" draw:style-name="Mdp1">
      <style:header>
        <text:p text:style-name="MP7"/>
      </style:header>
      <style:footer>
        <text:p text:style-name="MP1"><draw:custom-shape text:anchor-type="char" draw:z-index="19" draw:style-name="Mgr1" draw:text-style-name="MP4" svg:width="17.024cm" svg:height="0.687cm" svg:x="11.686cm" svg:y="27.423cm"><text:p text:style-name="MP13"><text:span text:style-name="Header_20_or_20_footer">530<text:tab/></text:span><text:span text:style-name="Header_20_or_20_footer"><text:page-number text:select-page="current">531</text:page-number></text:span></text:p><draw:enhanced-geometry draw:type="0"/></draw:custom-shape></text:p>
      </style:footer>
    </style:master-page>
    <style:master-page style:name="Converted24" style:page-layout-name="Mpm18" draw:style-name="Mdp1">
      <style:header>
        <text:p text:style-name="MP7"/>
      </style:header>
      <style:footer>
        <text:p text:style-name="MP1"><draw:custom-shape text:anchor-type="char" draw:z-index="20" draw:style-name="Mgr2" draw:text-style-name="MP4" svg:width="0.465cm" svg:height="1.46cm" svg:x="28.102cm" svg:y="27.474cm"><text:p text:style-name="MP2"><text:span text:style-name="Header_20_or_20_footer"><text:page-number text:select-page="current">533</text:page-number></text:span></text:p><draw:enhanced-geometry draw:type="0"/></draw:custom-shape></text:p>
      </style:footer>
    </style:master-page>
    <style:master-page style:name="Converted25" style:page-layout-name="Mpm17" draw:style-name="Mdp1">
      <style:header>
        <text:p text:style-name="MP7"/>
      </style:header>
      <style:footer>
        <text:p text:style-name="MP7"/>
      </style:footer>
    </style:master-page>
    <style:master-page style:name="Converted26" style:page-layout-name="Mpm19" draw:style-name="Mdp1">
      <style:header>
        <text:p text:style-name="MP7"/>
      </style:header>
      <style:footer>
        <text:p text:style-name="MP1"><draw:custom-shape text:anchor-type="char" draw:z-index="21" draw:style-name="Mgr1" draw:text-style-name="MP4" svg:width="16.825cm" svg:height="0.687cm" svg:x="11.77cm" svg:y="27.471cm"><text:p text:style-name="MP14"><text:span text:style-name="Header_20_or_20_footer"><text:page-number text:select-page="current">538</text:page-number></text:span><text:span text:style-name="Header_20_or_20_footer"><text:tab/>539</text:span></text:p><draw:enhanced-geometry draw:type="0"/></draw:custom-shape></text:p>
      </style:footer>
    </style:master-page>
    <style:master-page style:name="Converted27" style:page-layout-name="Mpm20" draw:style-name="Mdp1" style:next-style-name="Converted26">
      <style:footer>
        <text:p text:style-name="MP1"><draw:custom-shape text:anchor-type="char" draw:z-index="22" draw:style-name="Mgr2" draw:text-style-name="MP4" svg:width="0.481cm" svg:height="1.46cm" svg:x="28.116cm" svg:y="26.942cm"><text:p text:style-name="MP2"><text:span text:style-name="Header_20_or_20_footer"><text:page-number text:select-page="current">537</text:page-number></text:span></text:p><draw:enhanced-geometry draw:type="0"/></draw:custom-shape></text:p>
      </style:footer>
    </style:master-page>
    <style:master-page style:name="Converted28" style:page-layout-name="Mpm12" draw:style-name="Mdp1" style:next-style-name="Converted25"/>
    <style:master-page style:name="Converted29" style:page-layout-name="Mpm21" draw:style-name="Mdp1">
      <style:header>
        <text:p text:style-name="MP7"/>
      </style:header>
      <style:footer>
        <text:p text:style-name="MP7"/>
      </style:footer>
    </style:master-page>
    <style:master-page style:name="Converted30" style:page-layout-name="Mpm5" draw:style-name="Mdp1" style:next-style-name="Converted29">
      <style:footer>
        <text:p text:style-name="MP7"/>
      </style:footer>
    </style:master-page>
    <style:master-page style:name="Converted31" style:page-layout-name="Mpm21" draw:style-name="Mdp1">
      <style:header>
        <text:p text:style-name="MP7"/>
      </style:header>
      <style:footer>
        <text:p text:style-name="MP1"><draw:custom-shape text:anchor-type="char" draw:z-index="23" draw:style-name="Mgr2" draw:text-style-name="MP4" svg:width="0.481cm" svg:height="2.618cm" svg:x="11.822cm" svg:y="27.231cm"><text:p text:style-name="MP2"><text:span text:style-name="Header_20_or_20_footer"><text:page-number text:select-page="current">543</text:page-number></text:span></text:p><text:p text:style-name="MP2"><text:span text:style-name="Header_20_or_20_footer">542</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43:31.528000000</dc:date>
    <meta:editing-duration>PT3M1S</meta:editing-duration>
    <meta:editing-cycles>2</meta:editing-cycles>
    <meta:generator>LibreOffice/7.4.5.1$Windows_X86_64 LibreOffice_project/9c0871452b3918c1019dde9bfac75448afc4b57f</meta:generator>
    <meta:document-statistic meta:table-count="0" meta:image-count="0" meta:object-count="0" meta:page-count="33" meta:paragraph-count="1678" meta:word-count="16940" meta:character-count="86677" meta:non-whitespace-character-count="71674"/>
  </office:meta>
</office:document-meta>
</file>